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298cm"/>
    </style:style>
    <style:style style:name="co3" style:family="table-column">
      <style:table-column-properties fo:break-before="auto" style:column-width="0.272cm"/>
    </style:style>
    <style:style style:name="co4" style:family="table-column">
      <style:table-column-properties fo:break-before="auto" style:column-width="0.326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77bc65"/>
    </style:style>
    <style:style style:name="ce3" style:family="table-cell" style:parent-style-name="Default">
      <style:table-cell-properties fo:background-color="#5983b0"/>
    </style:style>
    <style:style style:name="ce4" style:family="table-cell" style:parent-style-name="Default">
      <style:table-cell-properties fo:background-color="#ff6d6d"/>
    </style:style>
    <style:style style:name="ce5" style:family="table-cell" style:parent-style-name="Default" style:data-style-name="N108">
      <style:table-cell-properties fo:background-color="#000000"/>
    </style:style>
    <style:style style:name="ce6" style:family="table-cell" style:parent-style-name="Default" style:data-style-name="N108">
      <style:table-cell-properties fo:background-color="#ff6d6d"/>
    </style:style>
    <style:style style:name="ce7" style:family="table-cell" style:parent-style-name="Default" style:data-style-name="N2">
      <style:table-cell-properties fo:background-color="#000000"/>
    </style:style>
    <style:style style:name="ce8" style:family="table-cell" style:parent-style-name="Default" style:data-style-name="N2">
      <style:table-cell-properties fo:background-color="#ff6d6d"/>
    </style:style>
    <style:style style:name="ce9" style:family="table-cell" style:parent-style-name="Default">
      <style:table-cell-properties fo:background-color="#ff972f"/>
    </style:style>
    <style:style style:name="ce10" style:family="table-cell" style:parent-style-name="Default" style:data-style-name="N108">
      <style:table-cell-properties fo:background-color="#ff972f"/>
    </style:style>
    <style:style style:name="ce11" style:family="table-cell" style:parent-style-name="Default" style:data-style-name="N2">
      <style:table-cell-properties fo:background-color="#ff972f"/>
    </style:style>
    <style:style style:name="ce12" style:family="table-cell" style:parent-style-name="Default">
      <style:table-cell-properties fo:background-color="#ffff6d"/>
    </style:style>
    <style:style style:name="ce13" style:family="table-cell" style:parent-style-name="Default" style:data-style-name="N2">
      <style:table-cell-properties fo:background-color="#ffff6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8.4cm" svg:y="2.129cm">
            <draw:object draw:notify-on-update-of-ranges="Sheet1.D3:Sheet1.D207 Sheet1.J2:Sheet1.J2 Sheet1.J3:Sheet1.J20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default-cell-style-name="ce1"/>
        <table:table-column table:style-name="co1" table:number-columns-repeated="2" table:default-cell-style-name="ce3"/>
        <table:table-column table:style-name="co2" table:default-cell-style-name="ce1"/>
        <table:table-column table:style-name="co1" table:number-columns-repeated="2" table:default-cell-style-name="ce4"/>
        <table:table-column table:style-name="co1" table:default-cell-style-name="ce6"/>
        <table:table-column table:style-name="co1" table:default-cell-style-name="ce8"/>
        <table:table-column table:style-name="co3" table:default-cell-style-name="ce1"/>
        <table:table-column table:style-name="co1" table:number-columns-repeated="2" table:default-cell-style-name="ce9"/>
        <table:table-column table:style-name="co1" table:default-cell-style-name="ce10"/>
        <table:table-column table:style-name="co1" table:default-cell-style-name="ce11"/>
        <table:table-column table:style-name="co4" table:default-cell-style-name="ce1"/>
        <table:table-column table:style-name="co5" table:default-cell-style-name="ce12"/>
        <table:table-column table:style-name="co6" table:default-cell-style-name="ce12"/>
        <table:table-column table:style-name="co7" table:default-cell-style-name="ce13"/>
        <table:table-column table:style-name="co1" table:number-columns-repeated="16365"/>
        <table:table-row table:style-name="ro1"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style-name="ce5"/>
          <table:table-cell table:style-name="ce7"/>
          <table:table-cell/>
          <table:table-cell table:style-name="ce1" table:number-columns-repeated="2"/>
          <table:table-cell table:style-name="ce5"/>
          <table:table-cell table:style-name="ce7"/>
          <table:table-cell/>
          <table:table-cell table:style-name="ce1" table:number-columns-repeated="2"/>
          <table:table-cell table:style-name="ce7"/>
          <table:table-cell table:style-name="ce1" table:number-columns-repeated="16365"/>
        </table:table-row>
        <table:table-row table:style-name="ro1">
          <table:table-cell office:value-type="string" calcext:value-type="string">
            <text:p>envergur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ze</text:p>
          </table:table-cell>
          <table:table-cell office:value-type="string" calcext:value-type="string">
            <text:p>zd</text:p>
          </table:table-cell>
          <table:table-cell office:value-type="string" calcext:value-type="string">
            <text:p>roulis</text:p>
          </table:table-cell>
          <table:table-cell office:value-type="string" calcext:value-type="string">
            <text:p>roulis °</text:p>
          </table:table-cell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tangage</text:p>
          </table:table-cell>
          <table:table-cell office:value-type="string" calcext:value-type="string">
            <text:p>tangage °</text:p>
          </table:table-cell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tangage2 °</text:p>
          </table:table-cell>
        </table:table-row>
        <table:table-row table:style-name="ro1">
          <table:table-cell office:value-type="string" calcext:value-type="string">
            <text:p>longueur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$B$4]*SIN(2*PI()/[.$B$5] * [.D4] - (2*PI() / [.$B$6]) * ([.$B$16] + [.$B$2]/2) * SIN([.$B$7]))" office:value-type="float" office:value="-0.883558390537158" calcext:value-type="float">
            <text:p>-0,883558390537158</text:p>
          </table:table-cell>
          <table:table-cell table:formula="of:=[.$B$4]*SIN(2*PI()/[.$B$5] * [.D4] - (2*PI() / [.$B$6]) * ([.$B$16] - [.$B$2]/2) * SIN([.$B$7]))" office:value-type="float" office:value="0" calcext:value-type="float">
            <text:p>0</text:p>
          </table:table-cell>
          <table:table-cell table:formula="of:=ASIN(([.G4]-[.H4])/[.$B$2])" office:value-type="float" office:value="-0.457580928744203" calcext:value-type="float">
            <text:p>-0,458</text:p>
          </table:table-cell>
          <table:table-cell table:formula="of:=[.I4]*180/PI()" office:value-type="float" office:value="-26.2174560027193" calcext:value-type="float">
            <text:p>-26,22</text:p>
          </table:table-cell>
          <table:table-cell/>
          <table:table-cell table:formula="of:=[.$B$4]*SIN(2*PI()/[.$B$5] * [.D4] - (2*PI() / [.$B$6]) * ([.$B$16] + [.$B$3]/2) * COS([.$B$7]))" office:value-type="float" office:value="-1.31764689969684" calcext:value-type="float">
            <text:p>-1,31764689969684</text:p>
          </table:table-cell>
          <table:table-cell table:formula="of:=[.$B$4]*SIN(2*PI()/[.$B$5] * [.D4] - (2*PI() / [.$B$6]) * ([.$B$16] - [.$B$3]/2) * COS([.$B$7]))" office:value-type="float" office:value="0.443880030691503" calcext:value-type="float">
            <text:p>0,443880030691503</text:p>
          </table:table-cell>
          <table:table-cell table:formula="of:=ASIN(([.L4]-[.M4])/[.$B$3])" office:value-type="float" office:value="-0.456023810721685" calcext:value-type="float">
            <text:p>-0,456</text:p>
          </table:table-cell>
          <table:table-cell table:formula="of:=[.N4]*180/PI()" office:value-type="float" office:value="-26.1282397118252" calcext:value-type="float">
            <text:p>-26,13</text:p>
          </table:table-cell>
          <table:table-cell/>
          <table:table-cell table:formula="of:=[.$B$4]*SIN(2*PI()/[.$B$5] * [.D4] - (2*PI() / [.$B$6]) * ([.$B$16] + [.$B$3]/2) * COS([.$B$8]))" office:value-type="float" office:value="-0.68090591318079" calcext:value-type="float">
            <text:p>-0,68090591318079</text:p>
          </table:table-cell>
          <table:table-cell table:formula="of:=[.$B$4]*SIN(2*PI()/[.$B$5] * [.D4] - (2*PI() / [.$B$6]) * ([.$B$16] - [.$B$3]/2) * COS([.$B$8]))" office:value-type="float" office:value="0.227597420646148" calcext:value-type="float">
            <text:p>0,227597420646148</text:p>
          </table:table-cell>
          <table:table-cell table:formula="of:=180*ASIN(([.Q4]-[.R4])/[.$B$3])/PI()" office:value-type="float" office:value="-13.1279163774335" calcext:value-type="float">
            <text:p>-13,13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table:formula="of:=[.$B$4]*SIN(2*PI()/[.$B$5] * [.D5] - (2*PI() / [.$B$6]) * ([.$B$16] + [.$B$2]/2) * SIN([.$B$7]))" office:value-type="float" office:value="-0.780300402130868" calcext:value-type="float">
            <text:p>-0,780300402130868</text:p>
          </table:table-cell>
          <table:table-cell table:formula="of:=[.$B$4]*SIN(2*PI()/[.$B$5] * [.D5] - (2*PI() / [.$B$6]) * ([.$B$16] - [.$B$2]/2) * SIN([.$B$7]))" office:value-type="float" office:value="0.104712099416785" calcext:value-type="float">
            <text:p>0,104712099416785</text:p>
          </table:table-cell>
          <table:table-cell table:formula="of:=ASIN(([.G5]-[.H5])/[.$B$2])" office:value-type="float" office:value="-0.458391520001056" calcext:value-type="float">
            <text:p>-0,458</text:p>
          </table:table-cell>
          <table:table-cell table:formula="of:=[.I5]*180/PI()" office:value-type="float" office:value="-26.2638994606472" calcext:value-type="float">
            <text:p>-26,26</text:p>
          </table:table-cell>
          <table:table-cell/>
          <table:table-cell table:formula="of:=[.$B$4]*SIN(2*PI()/[.$B$5] * [.D5] - (2*PI() / [.$B$6]) * ([.$B$16] + [.$B$3]/2) * COS([.$B$7]))" office:value-type="float" office:value="-1.216347247785" calcext:value-type="float">
            <text:p>-1,216347247785</text:p>
          </table:table-cell>
          <table:table-cell table:formula="of:=[.$B$4]*SIN(2*PI()/[.$B$5] * [.D5] - (2*PI() / [.$B$6]) * ([.$B$16] - [.$B$3]/2) * COS([.$B$7]))" office:value-type="float" office:value="0.548081336251755" calcext:value-type="float">
            <text:p>0,548081336251755</text:p>
          </table:table-cell>
          <table:table-cell table:formula="of:=ASIN(([.L5]-[.M5])/[.$B$3])" office:value-type="float" office:value="-0.456831951403659" calcext:value-type="float">
            <text:p>-0,457</text:p>
          </table:table-cell>
          <table:table-cell table:formula="of:=[.N5]*180/PI()" office:value-type="float" office:value="-26.1745427621552" calcext:value-type="float">
            <text:p>-26,17</text:p>
          </table:table-cell>
          <table:table-cell/>
          <table:table-cell table:formula="of:=[.$B$4]*SIN(2*PI()/[.$B$5] * [.D5] - (2*PI() / [.$B$6]) * ([.$B$16] + [.$B$3]/2) * COS([.$B$8]))" office:value-type="float" office:value="-0.577019983172907" calcext:value-type="float">
            <text:p>-0,577019983172907</text:p>
          </table:table-cell>
          <table:table-cell table:formula="of:=[.$B$4]*SIN(2*PI()/[.$B$5] * [.D5] - (2*PI() / [.$B$6]) * ([.$B$16] - [.$B$3]/2) * COS([.$B$8]))" office:value-type="float" office:value="0.332151064972418" calcext:value-type="float">
            <text:p>0,332151064972418</text:p>
          </table:table-cell>
          <table:table-cell table:formula="of:=180*ASIN(([.Q5]-[.R5])/[.$B$3])/PI()" office:value-type="float" office:value="-13.1377375438111" calcext:value-type="float">
            <text:p>-13,14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table:formula="of:=[.$B$4]*SIN(2*PI()/[.$B$5] * [.D6] - (2*PI() / [.$B$6]) * ([.$B$16] + [.$B$2]/2) * SIN([.$B$7]))" office:value-type="float" office:value="-0.676700148179035" calcext:value-type="float">
            <text:p>-0,676700148179035</text:p>
          </table:table-cell>
          <table:table-cell table:formula="of:=[.$B$4]*SIN(2*PI()/[.$B$5] * [.D6] - (2*PI() / [.$B$6]) * ([.$B$16] - [.$B$2]/2) * SIN([.$B$7]))" office:value-type="float" office:value="0.209378268645998" calcext:value-type="float">
            <text:p>0,209378268645998</text:p>
          </table:table-cell>
          <table:table-cell table:formula="of:=ASIN(([.G6]-[.H6])/[.$B$2])" office:value-type="float" office:value="-0.458985918300926" calcext:value-type="float">
            <text:p>-0,459</text:p>
          </table:table-cell>
          <table:table-cell table:formula="of:=[.I6]*180/PI()" office:value-type="float" office:value="-26.2979559745795" calcext:value-type="float">
            <text:p>-26,30</text:p>
          </table:table-cell>
          <table:table-cell/>
          <table:table-cell table:formula="of:=[.$B$4]*SIN(2*PI()/[.$B$5] * [.D6] - (2*PI() / [.$B$6]) * ([.$B$16] + [.$B$3]/2) * COS([.$B$7]))" office:value-type="float" office:value="-1.11451406576964" calcext:value-type="float">
            <text:p>-1,11451406576964</text:p>
          </table:table-cell>
          <table:table-cell table:formula="of:=[.$B$4]*SIN(2*PI()/[.$B$5] * [.D6] - (2*PI() / [.$B$6]) * ([.$B$16] - [.$B$3]/2) * COS([.$B$7]))" office:value-type="float" office:value="0.652042235223669" calcext:value-type="float">
            <text:p>0,652042235223669</text:p>
          </table:table-cell>
          <table:table-cell table:formula="of:=ASIN(([.L6]-[.M6])/[.$B$3])" office:value-type="float" office:value="-0.457424746698785" calcext:value-type="float">
            <text:p>-0,457</text:p>
          </table:table-cell>
          <table:table-cell table:formula="of:=[.N6]*180/PI()" office:value-type="float" office:value="-26.2085074306811" calcext:value-type="float">
            <text:p>-26,21</text:p>
          </table:table-cell>
          <table:table-cell/>
          <table:table-cell table:formula="of:=[.$B$4]*SIN(2*PI()/[.$B$5] * [.D6] - (2*PI() / [.$B$6]) * ([.$B$16] + [.$B$3]/2) * COS([.$B$8]))" office:value-type="float" office:value="-0.472880953129715" calcext:value-type="float">
            <text:p>-0,472880953129715</text:p>
          </table:table-cell>
          <table:table-cell table:formula="of:=[.$B$4]*SIN(2*PI()/[.$B$5] * [.D6] - (2*PI() / [.$B$6]) * ([.$B$16] - [.$B$3]/2) * COS([.$B$8]))" office:value-type="float" office:value="0.436559016863897" calcext:value-type="float">
            <text:p>0,436559016863897</text:p>
          </table:table-cell>
          <table:table-cell table:formula="of:=180*ASIN(([.Q6]-[.R6])/[.$B$3])/PI()" office:value-type="float" office:value="-13.1416931281733" calcext:value-type="float">
            <text:p>-13,14</text:p>
          </table:table-cell>
        </table:table-row>
        <table:table-row table:style-name="ro1">
          <table:table-cell office:value-type="string" calcext:value-type="string">
            <text:p>theta</text:p>
          </table:table-cell>
          <table:table-cell office:value-type="float" office:value="0.785" calcext:value-type="float">
            <text:p>0,785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table:formula="of:=[.$B$4]*SIN(2*PI()/[.$B$5] * [.D7] - (2*PI() / [.$B$6]) * ([.$B$16] + [.$B$2]/2) * SIN([.$B$7]))" office:value-type="float" office:value="-0.572803071177061" calcext:value-type="float">
            <text:p>-0,572803071177061</text:p>
          </table:table-cell>
          <table:table-cell table:formula="of:=[.$B$4]*SIN(2*PI()/[.$B$5] * [.D7] - (2*PI() / [.$B$6]) * ([.$B$16] - [.$B$2]/2) * SIN([.$B$7]))" office:value-type="float" office:value="0.313952597646567" calcext:value-type="float">
            <text:p>0,313952597646567</text:p>
          </table:table-cell>
          <table:table-cell table:formula="of:=ASIN(([.G7]-[.H7])/[.$B$2])" office:value-type="float" office:value="-0.459363672648986" calcext:value-type="float">
            <text:p>-0,459</text:p>
          </table:table-cell>
          <table:table-cell table:formula="of:=[.I7]*180/PI()" office:value-type="float" office:value="-26.319599704416" calcext:value-type="float">
            <text:p>-26,32</text:p>
          </table:table-cell>
          <table:table-cell/>
          <table:table-cell table:formula="of:=[.$B$4]*SIN(2*PI()/[.$B$5] * [.D7] - (2*PI() / [.$B$6]) * ([.$B$16] + [.$B$3]/2) * COS([.$B$7]))" office:value-type="float" office:value="-1.01219202105" calcext:value-type="float">
            <text:p>-1,01219202105</text:p>
          </table:table-cell>
          <table:table-cell table:formula="of:=[.$B$4]*SIN(2*PI()/[.$B$5] * [.D7] - (2*PI() / [.$B$6]) * ([.$B$16] - [.$B$3]/2) * COS([.$B$7]))" office:value-type="float" office:value="0.755717126921016" calcext:value-type="float">
            <text:p>0,755717126921016</text:p>
          </table:table-cell>
          <table:table-cell table:formula="of:=ASIN(([.L7]-[.M7])/[.$B$3])" office:value-type="float" office:value="-0.457801748315527" calcext:value-type="float">
            <text:p>-0,458</text:p>
          </table:table-cell>
          <table:table-cell table:formula="of:=[.N7]*180/PI()" office:value-type="float" office:value="-26.2301080321901" calcext:value-type="float">
            <text:p>-26,23</text:p>
          </table:table-cell>
          <table:table-cell/>
          <table:table-cell table:formula="of:=[.$B$4]*SIN(2*PI()/[.$B$5] * [.D7] - (2*PI() / [.$B$6]) * ([.$B$16] + [.$B$3]/2) * COS([.$B$8]))" office:value-type="float" office:value="-0.368534501871619" calcext:value-type="float">
            <text:p>-0,368534501871619</text:p>
          </table:table-cell>
          <table:table-cell table:formula="of:=[.$B$4]*SIN(2*PI()/[.$B$5] * [.D7] - (2*PI() / [.$B$6]) * ([.$B$16] - [.$B$3]/2) * COS([.$B$8]))" office:value-type="float" office:value="0.540775479542168" calcext:value-type="float">
            <text:p>0,540775479542168</text:p>
          </table:table-cell>
          <table:table-cell table:formula="of:=180*ASIN(([.Q7]-[.R7])/[.$B$3])/PI()" office:value-type="float" office:value="-13.1397811119595" calcext:value-type="float">
            <text:p>-13,14</text:p>
          </table:table-cell>
        </table:table-row>
        <table:table-row table:style-name="ro1">
          <table:table-cell office:value-type="string" calcext:value-type="string">
            <text:p>theta2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0.4" calcext:value-type="float">
            <text:p>0,4</text:p>
          </table:table-cell>
          <table:table-cell table:number-columns-repeated="2"/>
          <table:table-cell table:formula="of:=[.$B$4]*SIN(2*PI()/[.$B$5] * [.D8] - (2*PI() / [.$B$6]) * ([.$B$16] + [.$B$2]/2) * SIN([.$B$7]))" office:value-type="float" office:value="-0.46865474381675" calcext:value-type="float">
            <text:p>-0,46865474381675</text:p>
          </table:table-cell>
          <table:table-cell table:formula="of:=[.$B$4]*SIN(2*PI()/[.$B$5] * [.D8] - (2*PI() / [.$B$6]) * ([.$B$16] - [.$B$2]/2) * SIN([.$B$7]))" office:value-type="float" office:value="0.418389216661577" calcext:value-type="float">
            <text:p>0,418389216661577</text:p>
          </table:table-cell>
          <table:table-cell table:formula="of:=ASIN(([.G8]-[.H8])/[.$B$2])" office:value-type="float" office:value="-0.459524495992863" calcext:value-type="float">
            <text:p>-0,460</text:p>
          </table:table-cell>
          <table:table-cell table:formula="of:=[.I8]*180/PI()" office:value-type="float" office:value="-26.3288142032674" calcext:value-type="float">
            <text:p>-26,33</text:p>
          </table:table-cell>
          <table:table-cell/>
          <table:table-cell table:formula="of:=[.$B$4]*SIN(2*PI()/[.$B$5] * [.D8] - (2*PI() / [.$B$6]) * ([.$B$16] + [.$B$3]/2) * COS([.$B$7]))" office:value-type="float" office:value="-0.909425995456665" calcext:value-type="float">
            <text:p>-0,909425995456665</text:p>
          </table:table-cell>
          <table:table-cell table:formula="of:=[.$B$4]*SIN(2*PI()/[.$B$5] * [.D8] - (2*PI() / [.$B$6]) * ([.$B$16] - [.$B$3]/2) * COS([.$B$7]))" office:value-type="float" office:value="0.859060536109812" calcext:value-type="float">
            <text:p>0,859060536109812</text:p>
          </table:table-cell>
          <table:table-cell table:formula="of:=ASIN(([.L8]-[.M8])/[.$B$3])" office:value-type="float" office:value="-0.457962670722867" calcext:value-type="float">
            <text:p>-0,458</text:p>
          </table:table-cell>
          <table:table-cell table:formula="of:=[.N8]*180/PI()" office:value-type="float" office:value="-26.2393282069597" calcext:value-type="float">
            <text:p>-26,24</text:p>
          </table:table-cell>
          <table:table-cell/>
          <table:table-cell table:formula="of:=[.$B$4]*SIN(2*PI()/[.$B$5] * [.D8] - (2*PI() / [.$B$6]) * ([.$B$16] + [.$B$3]/2) * COS([.$B$8]))" office:value-type="float" office:value="-0.264026399200822" calcext:value-type="float">
            <text:p>-0,264026399200822</text:p>
          </table:table-cell>
          <table:table-cell table:formula="of:=[.$B$4]*SIN(2*PI()/[.$B$5] * [.D8] - (2*PI() / [.$B$6]) * ([.$B$16] - [.$B$3]/2) * COS([.$B$8]))" office:value-type="float" office:value="0.644754740222315" calcext:value-type="float">
            <text:p>0,644754740222315</text:p>
          </table:table-cell>
          <table:table-cell table:formula="of:=180*ASIN(([.Q8]-[.R8])/[.$B$3])/PI()" office:value-type="float" office:value="-13.1320024709143" calcext:value-type="float">
            <text:p>-13,13</text:p>
          </table:table-cell>
        </table:table-row>
        <table:table-row table:style-name="ro1">
          <table:table-cell office:value-type="string" calcext:value-type="string">
            <text:p>theta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2"/>
          <table:table-cell table:formula="of:=[.$B$4]*SIN(2*PI()/[.$B$5] * [.D9] - (2*PI() / [.$B$6]) * ([.$B$16] + [.$B$2]/2) * SIN([.$B$7]))" office:value-type="float" office:value="-0.364300848996617" calcext:value-type="float">
            <text:p>-0,364300848996617</text:p>
          </table:table-cell>
          <table:table-cell table:formula="of:=[.$B$4]*SIN(2*PI()/[.$B$5] * [.D9] - (2*PI() / [.$B$6]) * ([.$B$16] - [.$B$2]/2) * SIN([.$B$7]))" office:value-type="float" office:value="0.522642316338267" calcext:value-type="float">
            <text:p>0,522642316338267</text:p>
          </table:table-cell>
          <table:table-cell table:formula="of:=ASIN(([.G9]-[.H9])/[.$B$2])" office:value-type="float" office:value="-0.459468266021605" calcext:value-type="float">
            <text:p>-0,459</text:p>
          </table:table-cell>
          <table:table-cell table:formula="of:=[.I9]*180/PI()" office:value-type="float" office:value="-26.3255924632321" calcext:value-type="float">
            <text:p>-26,33</text:p>
          </table:table-cell>
          <table:table-cell/>
          <table:table-cell table:formula="of:=[.$B$4]*SIN(2*PI()/[.$B$5] * [.D9] - (2*PI() / [.$B$6]) * ([.$B$16] + [.$B$3]/2) * COS([.$B$7]))" office:value-type="float" office:value="-0.806261065564913" calcext:value-type="float">
            <text:p>-0,806261065564913</text:p>
          </table:table-cell>
          <table:table-cell table:formula="of:=[.$B$4]*SIN(2*PI()/[.$B$5] * [.D9] - (2*PI() / [.$B$6]) * ([.$B$16] - [.$B$3]/2) * COS([.$B$7]))" office:value-type="float" office:value="0.962027132955253" calcext:value-type="float">
            <text:p>0,962027132955253</text:p>
          </table:table-cell>
          <table:table-cell table:formula="of:=ASIN(([.L9]-[.M9])/[.$B$3])" office:value-type="float" office:value="-0.457907391940484" calcext:value-type="float">
            <text:p>-0,458</text:p>
          </table:table-cell>
          <table:table-cell table:formula="of:=[.N9]*180/PI()" office:value-type="float" office:value="-26.2361609660326" calcext:value-type="float">
            <text:p>-26,24</text:p>
          </table:table-cell>
          <table:table-cell/>
          <table:table-cell table:formula="of:=[.$B$4]*SIN(2*PI()/[.$B$5] * [.D9] - (2*PI() / [.$B$6]) * ([.$B$16] + [.$B$3]/2) * COS([.$B$8]))" office:value-type="float" office:value="-0.159402485825182" calcext:value-type="float">
            <text:p>-0,159402485825182</text:p>
          </table:table-cell>
          <table:table-cell table:formula="of:=[.$B$4]*SIN(2*PI()/[.$B$5] * [.D9] - (2*PI() / [.$B$6]) * ([.$B$16] - [.$B$3]/2) * COS([.$B$8]))" office:value-type="float" office:value="0.748451190164057" calcext:value-type="float">
            <text:p>0,748451190164057</text:p>
          </table:table-cell>
          <table:table-cell table:formula="of:=180*ASIN(([.Q9]-[.R9])/[.$B$3])/PI()" office:value-type="float" office:value="-13.1183611740689" calcext:value-type="float">
            <text:p>-13,12</text:p>
          </table:table-cell>
        </table:table-row>
        <table:table-row table:style-name="ro1">
          <table:table-cell office:value-type="string" calcext:value-type="string">
            <text:p>theta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2"/>
          <table:table-cell table:formula="of:=[.$B$4]*SIN(2*PI()/[.$B$5] * [.D10] - (2*PI() / [.$B$6]) * ([.$B$16] + [.$B$2]/2) * SIN([.$B$7]))" office:value-type="float" office:value="-0.259787159783859" calcext:value-type="float">
            <text:p>-0,259787159783859</text:p>
          </table:table-cell>
          <table:table-cell table:formula="of:=[.$B$4]*SIN(2*PI()/[.$B$5] * [.D10] - (2*PI() / [.$B$6]) * ([.$B$16] - [.$B$2]/2) * SIN([.$B$7]))" office:value-type="float" office:value="0.626666167821521" calcext:value-type="float">
            <text:p>0,626666167821521</text:p>
          </table:table-cell>
          <table:table-cell table:formula="of:=ASIN(([.G10]-[.H10])/[.$B$2])" office:value-type="float" office:value="-0.459195025506756" calcext:value-type="float">
            <text:p>-0,459</text:p>
          </table:table-cell>
          <table:table-cell table:formula="of:=[.I10]*180/PI()" office:value-type="float" office:value="-26.3099369349393" calcext:value-type="float">
            <text:p>-26,31</text:p>
          </table:table-cell>
          <table:table-cell/>
          <table:table-cell table:formula="of:=[.$B$4]*SIN(2*PI()/[.$B$5] * [.D10] - (2*PI() / [.$B$6]) * ([.$B$16] + [.$B$3]/2) * COS([.$B$7]))" office:value-type="float" office:value="-0.702742482922627" calcext:value-type="float">
            <text:p>-0,702742482922627</text:p>
          </table:table-cell>
          <table:table-cell table:formula="of:=[.$B$4]*SIN(2*PI()/[.$B$5] * [.D10] - (2*PI() / [.$B$6]) * ([.$B$16] - [.$B$3]/2) * COS([.$B$7]))" office:value-type="float" office:value="1.06457175290489" calcext:value-type="float">
            <text:p>1,06457175290489</text:p>
          </table:table-cell>
          <table:table-cell table:formula="of:=ASIN(([.L10]-[.M10])/[.$B$3])" office:value-type="float" office:value="-0.45763595387697" calcext:value-type="float">
            <text:p>-0,458</text:p>
          </table:table-cell>
          <table:table-cell table:formula="of:=[.N10]*180/PI()" office:value-type="float" office:value="-26.220608710594" calcext:value-type="float">
            <text:p>-26,22</text:p>
          </table:table-cell>
          <table:table-cell/>
          <table:table-cell table:formula="of:=[.$B$4]*SIN(2*PI()/[.$B$5] * [.D10] - (2*PI() / [.$B$6]) * ([.$B$16] + [.$B$3]/2) * COS([.$B$8]))" office:value-type="float" office:value="-0.0547086532509583" calcext:value-type="float">
            <text:p>-0,0547086532509583</text:p>
          </table:table-cell>
          <table:table-cell table:formula="of:=[.$B$4]*SIN(2*PI()/[.$B$5] * [.D10] - (2*PI() / [.$B$6]) * ([.$B$16] - [.$B$3]/2) * COS([.$B$8]))" office:value-type="float" office:value="0.851819344677251" calcext:value-type="float">
            <text:p>0,851819344677251</text:p>
          </table:table-cell>
          <table:table-cell table:formula="of:=180*ASIN(([.Q10]-[.R10])/[.$B$3])/PI()" office:value-type="float" office:value="-13.0988641796032" calcext:value-type="float">
            <text:p>-13,10</text:p>
          </table:table-cell>
        </table:table-row>
        <table:table-row table:style-name="ro2">
          <table:table-cell table:number-columns-repeated="3"/>
          <table:table-cell office:value-type="float" office:value="0.7" calcext:value-type="float">
            <text:p>0,7</text:p>
          </table:table-cell>
          <table:table-cell table:number-columns-repeated="2"/>
          <table:table-cell table:formula="of:=[.$B$4]*SIN(2*PI()/[.$B$5] * [.D11] - (2*PI() / [.$B$6]) * ([.$B$16] + [.$B$2]/2) * SIN([.$B$7]))" office:value-type="float" office:value="-0.155159519336773" calcext:value-type="float">
            <text:p>-0,155159519336773</text:p>
          </table:table-cell>
          <table:table-cell table:formula="of:=[.$B$4]*SIN(2*PI()/[.$B$5] * [.D11] - (2*PI() / [.$B$6]) * ([.$B$16] - [.$B$2]/2) * SIN([.$B$7]))" office:value-type="float" office:value="0.730415142812058" calcext:value-type="float">
            <text:p>0,730415142812058</text:p>
          </table:table-cell>
          <table:table-cell table:formula="of:=ASIN(([.G11]-[.H11])/[.$B$2])" office:value-type="float" office:value="-0.458704982183045" calcext:value-type="float">
            <text:p>-0,459</text:p>
          </table:table-cell>
          <table:table-cell table:formula="of:=[.I11]*180/PI()" office:value-type="float" office:value="-26.2818595207121" calcext:value-type="float">
            <text:p>-26,28</text:p>
          </table:table-cell>
          <table:table-cell/>
          <table:table-cell table:formula="of:=[.$B$4]*SIN(2*PI()/[.$B$5] * [.D11] - (2*PI() / [.$B$6]) * ([.$B$16] + [.$B$3]/2) * COS([.$B$7]))" office:value-type="float" office:value="-0.598915654201475" calcext:value-type="float">
            <text:p>-0,598915654201475</text:p>
          </table:table-cell>
          <table:table-cell table:formula="of:=[.$B$4]*SIN(2*PI()/[.$B$5] * [.D11] - (2*PI() / [.$B$6]) * ([.$B$16] - [.$B$3]/2) * COS([.$B$7]))" office:value-type="float" office:value="1.16664941649927" calcext:value-type="float">
            <text:p>1,16664941649927</text:p>
          </table:table-cell>
          <table:table-cell table:formula="of:=ASIN(([.L11]-[.M11])/[.$B$3])" office:value-type="float" office:value="-0.457148562213583" calcext:value-type="float">
            <text:p>-0,457</text:p>
          </table:table-cell>
          <table:table-cell table:formula="of:=[.N11]*180/PI()" office:value-type="float" office:value="-26.192683225312" calcext:value-type="float">
            <text:p>-26,19</text:p>
          </table:table-cell>
          <table:table-cell/>
          <table:table-cell table:formula="of:=[.$B$4]*SIN(2*PI()/[.$B$5] * [.D11] - (2*PI() / [.$B$6]) * ([.$B$16] + [.$B$3]/2) * COS([.$B$8]))" office:value-type="float" office:value="0.0500091763467197" calcext:value-type="float">
            <text:p>0,0500091763467197</text:p>
          </table:table-cell>
          <table:table-cell table:formula="of:=[.$B$4]*SIN(2*PI()/[.$B$5] * [.D11] - (2*PI() / [.$B$6]) * ([.$B$16] - [.$B$3]/2) * COS([.$B$8]))" office:value-type="float" office:value="0.954813863072976" calcext:value-type="float">
            <text:p>0,954813863072976</text:p>
          </table:table-cell>
          <table:table-cell table:formula="of:=180*ASIN(([.Q11]-[.R11])/[.$B$3])/PI()" office:value-type="float" office:value="-13.0735214276004" calcext:value-type="float">
            <text:p>-13,07</text:p>
          </table:table-cell>
        </table:table-row>
        <table:table-row table:style-name="ro1">
          <table:table-cell office:value-type="string" calcext:value-type="string">
            <text:p>omega</text:p>
          </table:table-cell>
          <table:table-cell table:formula="of:=2*PI()/[.B5]" office:value-type="float" office:value="0.20943951023932" calcext:value-type="float">
            <text:p>0,20943951023932</text:p>
          </table:table-cell>
          <table:table-cell/>
          <table:table-cell office:value-type="float" office:value="0.8" calcext:value-type="float">
            <text:p>0,8</text:p>
          </table:table-cell>
          <table:table-cell table:number-columns-repeated="2"/>
          <table:table-cell table:formula="of:=[.$B$4]*SIN(2*PI()/[.$B$5] * [.D12] - (2*PI() / [.$B$6]) * ([.$B$16] + [.$B$2]/2) * SIN([.$B$7]))" office:value-type="float" office:value="-0.0504638207964366" calcext:value-type="float">
            <text:p>-0,0504638207964366</text:p>
          </table:table-cell>
          <table:table-cell table:formula="of:=[.$B$4]*SIN(2*PI()/[.$B$5] * [.D12] - (2*PI() / [.$B$6]) * ([.$B$16] - [.$B$2]/2) * SIN([.$B$7]))" office:value-type="float" office:value="0.833843733580511" calcext:value-type="float">
            <text:p>0,833843733580511</text:p>
          </table:table-cell>
          <table:table-cell table:formula="of:=ASIN(([.G12]-[.H12])/[.$B$2])" office:value-type="float" office:value="-0.457998508169545" calcext:value-type="float">
            <text:p>-0,458</text:p>
          </table:table-cell>
          <table:table-cell table:formula="of:=[.I12]*180/PI()" office:value-type="float" office:value="-26.2413815414029" calcext:value-type="float">
            <text:p>-26,24</text:p>
          </table:table-cell>
          <table:table-cell/>
          <table:table-cell table:formula="of:=[.$B$4]*SIN(2*PI()/[.$B$5] * [.D12] - (2*PI() / [.$B$6]) * ([.$B$16] + [.$B$3]/2) * COS([.$B$7]))" office:value-type="float" office:value="-0.494826121280042" calcext:value-type="float">
            <text:p>-0,494826121280042</text:p>
          </table:table-cell>
          <table:table-cell table:formula="of:=[.$B$4]*SIN(2*PI()/[.$B$5] * [.D12] - (2*PI() / [.$B$6]) * ([.$B$16] - [.$B$3]/2) * COS([.$B$7]))" office:value-type="float" office:value="1.26821534910145" calcext:value-type="float">
            <text:p>1,26821534910145</text:p>
          </table:table-cell>
          <table:table-cell table:formula="of:=ASIN(([.L12]-[.M12])/[.$B$3])" office:value-type="float" office:value="-0.45644558583441" calcext:value-type="float">
            <text:p>-0,456</text:p>
          </table:table-cell>
          <table:table-cell table:formula="of:=[.N12]*180/PI()" office:value-type="float" office:value="-26.1524056456881" calcext:value-type="float">
            <text:p>-26,15</text:p>
          </table:table-cell>
          <table:table-cell/>
          <table:table-cell table:formula="of:=[.$B$4]*SIN(2*PI()/[.$B$5] * [.D12] - (2*PI() / [.$B$6]) * ([.$B$16] + [.$B$3]/2) * COS([.$B$8]))" office:value-type="float" office:value="0.154705070266833" calcext:value-type="float">
            <text:p>0,154705070266833</text:p>
          </table:table-cell>
          <table:table-cell table:formula="of:=[.$B$4]*SIN(2*PI()/[.$B$5] * [.D12] - (2*PI() / [.$B$6]) * ([.$B$16] - [.$B$3]/2) * COS([.$B$8]))" office:value-type="float" office:value="1.05738956855146" calcext:value-type="float">
            <text:p>1,05738956855146</text:p>
          </table:table-cell>
          <table:table-cell table:formula="of:=180*ASIN(([.Q12]-[.R12])/[.$B$3])/PI()" office:value-type="float" office:value="-13.0423458297191" calcext:value-type="float">
            <text:p>-13,04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formula="of:=2*PI()/[.B6]" office:value-type="float" office:value="0.125663706143592" calcext:value-type="float">
            <text:p>0,125663706143592</text:p>
          </table:table-cell>
          <table:table-cell/>
          <table:table-cell office:value-type="float" office:value="0.9" calcext:value-type="float">
            <text:p>0,9</text:p>
          </table:table-cell>
          <table:table-cell table:number-columns-repeated="2"/>
          <table:table-cell table:formula="of:=[.$B$4]*SIN(2*PI()/[.$B$5] * [.D13] - (2*PI() / [.$B$6]) * ([.$B$16] + [.$B$2]/2) * SIN([.$B$7]))" office:value-type="float" office:value="0.0542540128435461" calcext:value-type="float">
            <text:p>0,0542540128435461</text:p>
          </table:table-cell>
          <table:table-cell table:formula="of:=[.$B$4]*SIN(2*PI()/[.$B$5] * [.D13] - (2*PI() / [.$B$6]) * ([.$B$16] - [.$B$2]/2) * SIN([.$B$7]))" office:value-type="float" office:value="0.936906572928623" calcext:value-type="float">
            <text:p>0,936906572928623</text:p>
          </table:table-cell>
          <table:table-cell table:formula="of:=ASIN(([.G13]-[.H13])/[.$B$2])" office:value-type="float" office:value="-0.457076138935573" calcext:value-type="float">
            <text:p>-0,457</text:p>
          </table:table-cell>
          <table:table-cell table:formula="of:=[.I13]*180/PI()" office:value-type="float" office:value="-26.1885336771436" calcext:value-type="float">
            <text:p>-26,19</text:p>
          </table:table-cell>
          <table:table-cell/>
          <table:table-cell table:formula="of:=[.$B$4]*SIN(2*PI()/[.$B$5] * [.D13] - (2*PI() / [.$B$6]) * ([.$B$16] + [.$B$3]/2) * COS([.$B$7]))" office:value-type="float" office:value="-0.39051954126766" calcext:value-type="float">
            <text:p>-0,39051954126766</text:p>
          </table:table-cell>
          <table:table-cell table:formula="of:=[.$B$4]*SIN(2*PI()/[.$B$5] * [.D13] - (2*PI() / [.$B$6]) * ([.$B$16] - [.$B$3]/2) * COS([.$B$7]))" office:value-type="float" office:value="1.36922500053661" calcext:value-type="float">
            <text:p>1,36922500053661</text:p>
          </table:table-cell>
          <table:table-cell table:formula="of:=ASIN(([.L13]-[.M13])/[.$B$3])" office:value-type="float" office:value="-0.455527555807092" calcext:value-type="float">
            <text:p>-0,456</text:p>
          </table:table-cell>
          <table:table-cell table:formula="of:=[.N13]*180/PI()" office:value-type="float" office:value="-26.0998063996564" calcext:value-type="float">
            <text:p>-26,10</text:p>
          </table:table-cell>
          <table:table-cell/>
          <table:table-cell table:formula="of:=[.$B$4]*SIN(2*PI()/[.$B$5] * [.D13] - (2*PI() / [.$B$6]) * ([.$B$16] + [.$B$3]/2) * COS([.$B$8]))" office:value-type="float" office:value="0.259333105430077" calcext:value-type="float">
            <text:p>0,259333105430077</text:p>
          </table:table-cell>
          <table:table-cell table:formula="of:=[.$B$4]*SIN(2*PI()/[.$B$5] * [.D13] - (2*PI() / [.$B$6]) * ([.$B$16] - [.$B$3]/2) * COS([.$B$8]))" office:value-type="float" office:value="1.15950146801813" calcext:value-type="float">
            <text:p>1,15950146801813</text:p>
          </table:table-cell>
          <table:table-cell table:formula="of:=180*ASIN(([.Q13]-[.R13])/[.$B$3])/PI()" office:value-type="float" office:value="-13.0053532558166" calcext:value-type="float">
            <text:p>-13,0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[.$B$4]*SIN(2*PI()/[.$B$5] * [.D14] - (2*PI() / [.$B$6]) * ([.$B$16] + [.$B$2]/2) * SIN([.$B$7]))" office:value-type="float" office:value="0.158948048880384" calcext:value-type="float">
            <text:p>0,158948048880384</text:p>
          </table:table-cell>
          <table:table-cell table:formula="of:=[.$B$4]*SIN(2*PI()/[.$B$5] * [.D14] - (2*PI() / [.$B$6]) * ([.$B$16] - [.$B$2]/2) * SIN([.$B$7]))" office:value-type="float" office:value="1.0395584540888" calcext:value-type="float">
            <text:p>1,0395584540888</text:p>
          </table:table-cell>
          <table:table-cell table:formula="of:=ASIN(([.G14]-[.H14])/[.$B$2])" office:value-type="float" office:value="-0.455938571818878" calcext:value-type="float">
            <text:p>-0,456</text:p>
          </table:table-cell>
          <table:table-cell table:formula="of:=[.I14]*180/PI()" office:value-type="float" office:value="-26.1233558824441" calcext:value-type="float">
            <text:p>-26,12</text:p>
          </table:table-cell>
          <table:table-cell/>
          <table:table-cell table:formula="of:=[.$B$4]*SIN(2*PI()/[.$B$5] * [.D14] - (2*PI() / [.$B$6]) * ([.$B$16] + [.$B$3]/2) * COS([.$B$7]))" office:value-type="float" office:value="-0.286041666477686" calcext:value-type="float">
            <text:p>-0,286041666477686</text:p>
          </table:table-cell>
          <table:table-cell table:formula="of:=[.$B$4]*SIN(2*PI()/[.$B$5] * [.D14] - (2*PI() / [.$B$6]) * ([.$B$16] - [.$B$3]/2) * COS([.$B$7]))" office:value-type="float" office:value="1.46963406463323" calcext:value-type="float">
            <text:p>1,46963406463323</text:p>
          </table:table-cell>
          <table:table-cell table:formula="of:=ASIN(([.L14]-[.M14])/[.$B$3])" office:value-type="float" office:value="-0.454395163921522" calcext:value-type="float">
            <text:p>-0,454</text:p>
          </table:table-cell>
          <table:table-cell table:formula="of:=[.N14]*180/PI()" office:value-type="float" office:value="-26.0349251238584" calcext:value-type="float">
            <text:p>-26,03</text:p>
          </table:table-cell>
          <table:table-cell/>
          <table:table-cell table:formula="of:=[.$B$4]*SIN(2*PI()/[.$B$5] * [.D14] - (2*PI() / [.$B$6]) * ([.$B$16] + [.$B$3]/2) * COS([.$B$8]))" office:value-type="float" office:value="0.363847388522241" calcext:value-type="float">
            <text:p>0,363847388522241</text:p>
          </table:table-cell>
          <table:table-cell table:formula="of:=[.$B$4]*SIN(2*PI()/[.$B$5] * [.D14] - (2*PI() / [.$B$6]) * ([.$B$16] - [.$B$3]/2) * COS([.$B$8]))" office:value-type="float" office:value="1.26110477181905" calcext:value-type="float">
            <text:p>1,26110477181905</text:p>
          </table:table-cell>
          <table:table-cell table:formula="of:=180*ASIN(([.Q14]-[.R14])/[.$B$3])/PI()" office:value-type="float" office:value="-12.9625625175661" calcext:value-type="float">
            <text:p>-12,9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1" calcext:value-type="float">
            <text:p>1,1</text:p>
          </table:table-cell>
          <table:table-cell table:number-columns-repeated="2"/>
          <table:table-cell table:formula="of:=[.$B$4]*SIN(2*PI()/[.$B$5] * [.D15] - (2*PI() / [.$B$6]) * ([.$B$16] + [.$B$2]/2) * SIN([.$B$7]))" office:value-type="float" office:value="0.263572365049701" calcext:value-type="float">
            <text:p>0,263572365049701</text:p>
          </table:table-cell>
          <table:table-cell table:formula="of:=[.$B$4]*SIN(2*PI()/[.$B$5] * [.D15] - (2*PI() / [.$B$6]) * ([.$B$16] - [.$B$2]/2) * SIN([.$B$7]))" office:value-type="float" office:value="1.14175435055328" calcext:value-type="float">
            <text:p>1,14175435055328</text:p>
          </table:table-cell>
          <table:table-cell table:formula="of:=ASIN(([.G15]-[.H15])/[.$B$2])" office:value-type="float" office:value="-0.454586664106894" calcext:value-type="float">
            <text:p>-0,455</text:p>
          </table:table-cell>
          <table:table-cell table:formula="of:=[.I15]*180/PI()" office:value-type="float" office:value="-26.0458972762562" calcext:value-type="float">
            <text:p>-26,05</text:p>
          </table:table-cell>
          <table:table-cell/>
          <table:table-cell table:formula="of:=[.$B$4]*SIN(2*PI()/[.$B$5] * [.D15] - (2*PI() / [.$B$6]) * ([.$B$16] + [.$B$3]/2) * COS([.$B$7]))" office:value-type="float" office:value="-0.18143832435903" calcext:value-type="float">
            <text:p>-0,18143832435903</text:p>
          </table:table-cell>
          <table:table-cell table:formula="of:=[.$B$4]*SIN(2*PI()/[.$B$5] * [.D15] - (2*PI() / [.$B$6]) * ([.$B$16] - [.$B$3]/2) * COS([.$B$7]))" office:value-type="float" office:value="1.56939849865723" calcext:value-type="float">
            <text:p>1,56939849865723</text:p>
          </table:table-cell>
          <table:table-cell table:formula="of:=ASIN(([.L15]-[.M15])/[.$B$3])" office:value-type="float" office:value="-0.453049260797114" calcext:value-type="float">
            <text:p>-0,453</text:p>
          </table:table-cell>
          <table:table-cell table:formula="of:=[.N15]*180/PI()" office:value-type="float" office:value="-25.9578105551963" calcext:value-type="float">
            <text:p>-25,96</text:p>
          </table:table-cell>
          <table:table-cell/>
          <table:table-cell table:formula="of:=[.$B$4]*SIN(2*PI()/[.$B$5] * [.D15] - (2*PI() / [.$B$6]) * ([.$B$16] + [.$B$3]/2) * COS([.$B$8]))" office:value-type="float" office:value="0.46820207612453" calcext:value-type="float">
            <text:p>0,46820207612453</text:p>
          </table:table-cell>
          <table:table-cell table:formula="of:=[.$B$4]*SIN(2*PI()/[.$B$5] * [.D15] - (2*PI() / [.$B$6]) * ([.$B$16] - [.$B$3]/2) * COS([.$B$8]))" office:value-type="float" office:value="1.36215491338714" calcext:value-type="float">
            <text:p>1,36215491338714</text:p>
          </table:table-cell>
          <table:table-cell table:formula="of:=180*ASIN(([.Q15]-[.R15])/[.$B$3])/PI()" office:value-type="float" office:value="-12.9139953491225" calcext:value-type="float">
            <text:p>-12,9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2" calcext:value-type="float">
            <text:p>1,2</text:p>
          </table:table-cell>
          <table:table-cell table:number-columns-repeated="2"/>
          <table:table-cell table:formula="of:=[.$B$4]*SIN(2*PI()/[.$B$5] * [.D16] - (2*PI() / [.$B$6]) * ([.$B$16] + [.$B$2]/2) * SIN([.$B$7]))" office:value-type="float" office:value="0.368081069668558" calcext:value-type="float">
            <text:p>0,368081069668558</text:p>
          </table:table-cell>
          <table:table-cell table:formula="of:=[.$B$4]*SIN(2*PI()/[.$B$5] * [.D16] - (2*PI() / [.$B$6]) * ([.$B$16] - [.$B$2]/2) * SIN([.$B$7]))" office:value-type="float" office:value="1.24344943582427" calcext:value-type="float">
            <text:p>1,24344943582427</text:p>
          </table:table-cell>
          <table:table-cell table:formula="of:=ASIN(([.G16]-[.H16])/[.$B$2])" office:value-type="float" office:value="-0.453021430694937" calcext:value-type="float">
            <text:p>-0,453</text:p>
          </table:table-cell>
          <table:table-cell table:formula="of:=[.I16]*180/PI()" office:value-type="float" office:value="-25.9562160077982" calcext:value-type="float">
            <text:p>-25,96</text:p>
          </table:table-cell>
          <table:table-cell/>
          <table:table-cell table:formula="of:=[.$B$4]*SIN(2*PI()/[.$B$5] * [.D16] - (2*PI() / [.$B$6]) * ([.$B$16] + [.$B$3]/2) * COS([.$B$7]))" office:value-type="float" office:value="-0.0767553973947171" calcext:value-type="float">
            <text:p>-0,0767553973947171</text:p>
          </table:table-cell>
          <table:table-cell table:formula="of:=[.$B$4]*SIN(2*PI()/[.$B$5] * [.D16] - (2*PI() / [.$B$6]) * ([.$B$16] - [.$B$3]/2) * COS([.$B$7]))" office:value-type="float" office:value="1.66847454263062" calcext:value-type="float">
            <text:p>1,66847454263062</text:p>
          </table:table-cell>
          <table:table-cell table:formula="of:=ASIN(([.L16]-[.M16])/[.$B$3])" office:value-type="float" office:value="-0.45149085357224" calcext:value-type="float">
            <text:p>-0,451</text:p>
          </table:table-cell>
          <table:table-cell table:formula="of:=[.N16]*180/PI()" office:value-type="float" office:value="-25.8685203984484" calcext:value-type="float">
            <text:p>-25,87</text:p>
          </table:table-cell>
          <table:table-cell/>
          <table:table-cell table:formula="of:=[.$B$4]*SIN(2*PI()/[.$B$5] * [.D16] - (2*PI() / [.$B$6]) * ([.$B$16] + [.$B$3]/2) * COS([.$B$8]))" office:value-type="float" office:value="0.572351394822007" calcext:value-type="float">
            <text:p>0,572351394822007</text:p>
          </table:table-cell>
          <table:table-cell table:formula="of:=[.$B$4]*SIN(2*PI()/[.$B$5] * [.D16] - (2*PI() / [.$B$6]) * ([.$B$16] - [.$B$3]/2) * COS([.$B$8]))" office:value-type="float" office:value="1.46260756879058" calcext:value-type="float">
            <text:p>1,46260756879058</text:p>
          </table:table-cell>
          <table:table-cell table:formula="of:=180*ASIN(([.Q16]-[.R16])/[.$B$3])/PI()" office:value-type="float" office:value="-12.8596763848982" calcext:value-type="float">
            <text:p>-12,86</text:p>
          </table:table-cell>
        </table:table-row>
        <table:table-row table:style-name="ro1">
          <table:table-cell table:number-columns-repeated="3"/>
          <table:table-cell office:value-type="float" office:value="1.3" calcext:value-type="float">
            <text:p>1,3</text:p>
          </table:table-cell>
          <table:table-cell table:number-columns-repeated="2"/>
          <table:table-cell table:formula="of:=[.$B$4]*SIN(2*PI()/[.$B$5] * [.D17] - (2*PI() / [.$B$6]) * ([.$B$16] + [.$B$2]/2) * SIN([.$B$7]))" office:value-type="float" office:value="0.472428321765066" calcext:value-type="float">
            <text:p>0,472428321765066</text:p>
          </table:table-cell>
          <table:table-cell table:formula="of:=[.$B$4]*SIN(2*PI()/[.$B$5] * [.D17] - (2*PI() / [.$B$6]) * ([.$B$16] - [.$B$2]/2) * SIN([.$B$7]))" office:value-type="float" office:value="1.34459910307633" calcext:value-type="float">
            <text:p>1,34459910307633</text:p>
          </table:table-cell>
          <table:table-cell table:formula="of:=ASIN(([.G17]-[.H17])/[.$B$2])" office:value-type="float" office:value="-0.451244041338078" calcext:value-type="float">
            <text:p>-0,451</text:p>
          </table:table-cell>
          <table:table-cell table:formula="of:=[.I17]*180/PI()" office:value-type="float" office:value="-25.8543790990987" calcext:value-type="float">
            <text:p>-25,85</text:p>
          </table:table-cell>
          <table:table-cell/>
          <table:table-cell table:formula="of:=[.$B$4]*SIN(2*PI()/[.$B$5] * [.D17] - (2*PI() / [.$B$6]) * ([.$B$16] + [.$B$3]/2) * COS([.$B$7]))" office:value-type="float" office:value="0.0279611970236828" calcext:value-type="float">
            <text:p>0,0279611970236828</text:p>
          </table:table-cell>
          <table:table-cell table:formula="of:=[.$B$4]*SIN(2*PI()/[.$B$5] * [.D17] - (2*PI() / [.$B$6]) * ([.$B$16] - [.$B$3]/2) * COS([.$B$7]))" office:value-type="float" office:value="1.76681873852601" calcext:value-type="float">
            <text:p>1,76681873852601</text:p>
          </table:table-cell>
          <table:table-cell table:formula="of:=ASIN(([.L17]-[.M17])/[.$B$3])" office:value-type="float" office:value="-0.449721103192301" calcext:value-type="float">
            <text:p>-0,450</text:p>
          </table:table-cell>
          <table:table-cell table:formula="of:=[.N17]*180/PI()" office:value-type="float" office:value="-25.7671211708862" calcext:value-type="float">
            <text:p>-25,77</text:p>
          </table:table-cell>
          <table:table-cell/>
          <table:table-cell table:formula="of:=[.$B$4]*SIN(2*PI()/[.$B$5] * [.D17] - (2*PI() / [.$B$6]) * ([.$B$16] + [.$B$3]/2) * COS([.$B$8]))" office:value-type="float" office:value="0.676249661281325" calcext:value-type="float">
            <text:p>0,676249661281325</text:p>
          </table:table-cell>
          <table:table-cell table:formula="of:=[.$B$4]*SIN(2*PI()/[.$B$5] * [.D17] - (2*PI() / [.$B$6]) * ([.$B$16] - [.$B$3]/2) * COS([.$B$8]))" office:value-type="float" office:value="1.56241867617472" calcext:value-type="float">
            <text:p>1,56241867617472</text:p>
          </table:table-cell>
          <table:table-cell table:formula="of:=180*ASIN(([.Q17]-[.R17])/[.$B$3])/PI()" office:value-type="float" office:value="-12.7996331345208" calcext:value-type="float">
            <text:p>-12,80</text:p>
          </table:table-cell>
        </table:table-row>
        <table:table-row table:style-name="ro1">
          <table:table-cell/>
          <table:table-cell office:value-type="float" office:value="1.1162767" calcext:value-type="float">
            <text:p>1,1162767</text:p>
          </table:table-cell>
          <table:table-cell/>
          <table:table-cell office:value-type="float" office:value="1.4" calcext:value-type="float">
            <text:p>1,4</text:p>
          </table:table-cell>
          <table:table-cell table:number-columns-repeated="2"/>
          <table:table-cell table:formula="of:=[.$B$4]*SIN(2*PI()/[.$B$5] * [.D18] - (2*PI() / [.$B$6]) * ([.$B$16] + [.$B$2]/2) * SIN([.$B$7]))" office:value-type="float" office:value="0.576568351185746" calcext:value-type="float">
            <text:p>0,576568351185746</text:p>
          </table:table-cell>
          <table:table-cell table:formula="of:=[.$B$4]*SIN(2*PI()/[.$B$5] * [.D18] - (2*PI() / [.$B$6]) * ([.$B$16] - [.$B$2]/2) * SIN([.$B$7]))" office:value-type="float" office:value="1.44515898472236" calcext:value-type="float">
            <text:p>1,44515898472236</text:p>
          </table:table-cell>
          <table:table-cell table:formula="of:=ASIN(([.G18]-[.H18])/[.$B$2])" office:value-type="float" office:value="-0.449255817516179" calcext:value-type="float">
            <text:p>-0,449</text:p>
          </table:table-cell>
          <table:table-cell table:formula="of:=[.I18]*180/PI()" office:value-type="float" office:value="-25.7404622653765" calcext:value-type="float">
            <text:p>-25,74</text:p>
          </table:table-cell>
          <table:table-cell/>
          <table:table-cell table:formula="of:=[.$B$4]*SIN(2*PI()/[.$B$5] * [.D18] - (2*PI() / [.$B$6]) * ([.$B$16] + [.$B$3]/2) * COS([.$B$7]))" office:value-type="float" office:value="0.132665526736942" calcext:value-type="float">
            <text:p>0,132665526736942</text:p>
          </table:table-cell>
          <table:table-cell table:formula="of:=[.$B$4]*SIN(2*PI()/[.$B$5] * [.D18] - (2*PI() / [.$B$6]) * ([.$B$16] - [.$B$3]/2) * COS([.$B$7]))" office:value-type="float" office:value="1.86438794932878" calcext:value-type="float">
            <text:p>1,86438794932878</text:p>
          </table:table-cell>
          <table:table-cell table:formula="of:=ASIN(([.L18]-[.M18])/[.$B$3])" office:value-type="float" office:value="-0.447741321315545" calcext:value-type="float">
            <text:p>-0,448</text:p>
          </table:table-cell>
          <table:table-cell table:formula="of:=[.N18]*180/PI()" office:value-type="float" office:value="-25.6536880249916" calcext:value-type="float">
            <text:p>-25,65</text:p>
          </table:table-cell>
          <table:table-cell/>
          <table:table-cell table:formula="of:=[.$B$4]*SIN(2*PI()/[.$B$5] * [.D18] - (2*PI() / [.$B$6]) * ([.$B$16] + [.$B$3]/2) * COS([.$B$8]))" office:value-type="float" office:value="0.779851302288944" calcext:value-type="float">
            <text:p>0,779851302288944</text:p>
          </table:table-cell>
          <table:table-cell table:formula="of:=[.$B$4]*SIN(2*PI()/[.$B$5] * [.D18] - (2*PI() / [.$B$6]) * ([.$B$16] - [.$B$3]/2) * COS([.$B$8]))" office:value-type="float" office:value="1.66154445508906" calcext:value-type="float">
            <text:p>1,66154445508906</text:p>
          </table:table-cell>
          <table:table-cell table:formula="of:=180*ASIN(([.Q18]-[.R18])/[.$B$3])/PI()" office:value-type="float" office:value="-12.7338959550531" calcext:value-type="float">
            <text:p>-12,73</text:p>
          </table:table-cell>
        </table:table-row>
        <table:table-row table:style-name="ro1">
          <table:table-cell table:number-columns-repeated="3"/>
          <table:table-cell office:value-type="float" office:value="1.5" calcext:value-type="float">
            <text:p>1,5</text:p>
          </table:table-cell>
          <table:table-cell table:number-columns-repeated="2"/>
          <table:table-cell table:formula="of:=[.$B$4]*SIN(2*PI()/[.$B$5] * [.D19] - (2*PI() / [.$B$6]) * ([.$B$16] + [.$B$2]/2) * SIN([.$B$7]))" office:value-type="float" office:value="0.680455478671834" calcext:value-type="float">
            <text:p>0,680455478671834</text:p>
          </table:table-cell>
          <table:table-cell table:formula="of:=[.$B$4]*SIN(2*PI()/[.$B$5] * [.D19] - (2*PI() / [.$B$6]) * ([.$B$16] - [.$B$2]/2) * SIN([.$B$7]))" office:value-type="float" office:value="1.54508497187474" calcext:value-type="float">
            <text:p>1,54508497187474</text:p>
          </table:table-cell>
          <table:table-cell table:formula="of:=ASIN(([.G19]-[.H19])/[.$B$2])" office:value-type="float" office:value="-0.447058228933975" calcext:value-type="float">
            <text:p>-0,447</text:p>
          </table:table-cell>
          <table:table-cell table:formula="of:=[.I19]*180/PI()" office:value-type="float" office:value="-25.6145497145101" calcext:value-type="float">
            <text:p>-25,61</text:p>
          </table:table-cell>
          <table:table-cell/>
          <table:table-cell table:formula="of:=[.$B$4]*SIN(2*PI()/[.$B$5] * [.D19] - (2*PI() / [.$B$6]) * ([.$B$16] + [.$B$3]/2) * COS([.$B$7]))" office:value-type="float" office:value="0.237311664965537" calcext:value-type="float">
            <text:p>0,237311664965537</text:p>
          </table:table-cell>
          <table:table-cell table:formula="of:=[.$B$4]*SIN(2*PI()/[.$B$5] * [.D19] - (2*PI() / [.$B$6]) * ([.$B$16] - [.$B$3]/2) * COS([.$B$7]))" office:value-type="float" office:value="1.96113937795838" calcext:value-type="float">
            <text:p>1,96113937795838</text:p>
          </table:table-cell>
          <table:table-cell table:formula="of:=ASIN(([.L19]-[.M19])/[.$B$3])" office:value-type="float" office:value="-0.445552966858168" calcext:value-type="float">
            <text:p>-0,446</text:p>
          </table:table-cell>
          <table:table-cell table:formula="of:=[.N19]*180/PI()" office:value-type="float" office:value="-25.5283045505053" calcext:value-type="float">
            <text:p>-25,53</text:p>
          </table:table-cell>
          <table:table-cell/>
          <table:table-cell table:formula="of:=[.$B$4]*SIN(2*PI()/[.$B$5] * [.D19] - (2*PI() / [.$B$6]) * ([.$B$16] + [.$B$3]/2) * COS([.$B$8]))" office:value-type="float" office:value="0.883110874741053" calcext:value-type="float">
            <text:p>0,883110874741053</text:p>
          </table:table-cell>
          <table:table-cell table:formula="of:=[.$B$4]*SIN(2*PI()/[.$B$5] * [.D19] - (2*PI() / [.$B$6]) * ([.$B$16] - [.$B$3]/2) * COS([.$B$8]))" office:value-type="float" office:value="1.75994142569085" calcext:value-type="float">
            <text:p>1,75994142569085</text:p>
          </table:table-cell>
          <table:table-cell table:formula="of:=180*ASIN(([.Q19]-[.R19])/[.$B$3])/PI()" office:value-type="float" office:value="-12.6624980205618" calcext:value-type="float">
            <text:p>-12,66</text:p>
          </table:table-cell>
        </table:table-row>
        <table:table-row table:style-name="ro1">
          <table:table-cell table:number-columns-repeated="3"/>
          <table:table-cell office:value-type="float" office:value="1.6" calcext:value-type="float">
            <text:p>1,6</text:p>
          </table:table-cell>
          <table:table-cell table:number-columns-repeated="2"/>
          <table:table-cell table:formula="of:=[.$B$4]*SIN(2*PI()/[.$B$5] * [.D20] - (2*PI() / [.$B$6]) * ([.$B$16] + [.$B$2]/2) * SIN([.$B$7]))" office:value-type="float" office:value="0.784044135895712" calcext:value-type="float">
            <text:p>0,784044135895712</text:p>
          </table:table-cell>
          <table:table-cell table:formula="of:=[.$B$4]*SIN(2*PI()/[.$B$5] * [.D20] - (2*PI() / [.$B$6]) * ([.$B$16] - [.$B$2]/2) * SIN([.$B$7]))" office:value-type="float" office:value="1.64433323369292" calcext:value-type="float">
            <text:p>1,64433323369292</text:p>
          </table:table-cell>
          <table:table-cell table:formula="of:=ASIN(([.G20]-[.H20])/[.$B$2])" office:value-type="float" office:value="-0.444652889680316" calcext:value-type="float">
            <text:p>-0,445</text:p>
          </table:table-cell>
          <table:table-cell table:formula="of:=[.I20]*180/PI()" office:value-type="float" office:value="-25.4767339269783" calcext:value-type="float">
            <text:p>-25,48</text:p>
          </table:table-cell>
          <table:table-cell/>
          <table:table-cell table:formula="of:=[.$B$4]*SIN(2*PI()/[.$B$5] * [.D20] - (2*PI() / [.$B$6]) * ([.$B$16] + [.$B$3]/2) * COS([.$B$7]))" office:value-type="float" office:value="0.341853710454655" calcext:value-type="float">
            <text:p>0,341853710454655</text:p>
          </table:table-cell>
          <table:table-cell table:formula="of:=[.$B$4]*SIN(2*PI()/[.$B$5] * [.D20] - (2*PI() / [.$B$6]) * ([.$B$16] - [.$B$3]/2) * COS([.$B$7]))" office:value-type="float" office:value="2.05703058604054" calcext:value-type="float">
            <text:p>2,05703058604054</text:p>
          </table:table-cell>
          <table:table-cell table:formula="of:=ASIN(([.L20]-[.M20])/[.$B$3])" office:value-type="float" office:value="-0.443157642202371" calcext:value-type="float">
            <text:p>-0,443</text:p>
          </table:table-cell>
          <table:table-cell table:formula="of:=[.N20]*180/PI()" office:value-type="float" office:value="-25.3910625571645" calcext:value-type="float">
            <text:p>-25,39</text:p>
          </table:table-cell>
          <table:table-cell/>
          <table:table-cell table:formula="of:=[.$B$4]*SIN(2*PI()/[.$B$5] * [.D20] - (2*PI() / [.$B$6]) * ([.$B$16] + [.$B$3]/2) * COS([.$B$8]))" office:value-type="float" office:value="0.985983085576414" calcext:value-type="float">
            <text:p>0,985983085576414</text:p>
          </table:table-cell>
          <table:table-cell table:formula="of:=[.$B$4]*SIN(2*PI()/[.$B$5] * [.D20] - (2*PI() / [.$B$6]) * ([.$B$16] - [.$B$3]/2) * COS([.$B$8]))" office:value-type="float" office:value="1.85756642781672" calcext:value-type="float">
            <text:p>1,85756642781672</text:p>
          </table:table-cell>
          <table:table-cell table:formula="of:=180*ASIN(([.Q20]-[.R20])/[.$B$3])/PI()" office:value-type="float" office:value="-12.5854752891318" calcext:value-type="float">
            <text:p>-12,59</text:p>
          </table:table-cell>
        </table:table-row>
        <table:table-row table:style-name="ro1">
          <table:table-cell table:number-columns-repeated="3"/>
          <table:table-cell office:value-type="float" office:value="1.7" calcext:value-type="float">
            <text:p>1,7</text:p>
          </table:table-cell>
          <table:table-cell table:number-columns-repeated="2"/>
          <table:table-cell table:formula="of:=[.$B$4]*SIN(2*PI()/[.$B$5] * [.D21] - (2*PI() / [.$B$6]) * ([.$B$16] + [.$B$2]/2) * SIN([.$B$7]))" office:value-type="float" office:value="0.887288885448685" calcext:value-type="float">
            <text:p>0,887288885448685</text:p>
          </table:table-cell>
          <table:table-cell table:formula="of:=[.$B$4]*SIN(2*PI()/[.$B$5] * [.D21] - (2*PI() / [.$B$6]) * ([.$B$16] - [.$B$2]/2) * SIN([.$B$7]))" office:value-type="float" office:value="1.74286023660908" calcext:value-type="float">
            <text:p>1,74286023660908</text:p>
          </table:table-cell>
          <table:table-cell table:formula="of:=ASIN(([.G21]-[.H21])/[.$B$2])" office:value-type="float" office:value="-0.442041554072558" calcext:value-type="float">
            <text:p>-0,442</text:p>
          </table:table-cell>
          <table:table-cell table:formula="of:=[.I21]*180/PI()" office:value-type="float" office:value="-25.3271154177616" calcext:value-type="float">
            <text:p>-25,33</text:p>
          </table:table-cell>
          <table:table-cell/>
          <table:table-cell table:formula="of:=[.$B$4]*SIN(2*PI()/[.$B$5] * [.D21] - (2*PI() / [.$B$6]) * ([.$B$16] + [.$B$3]/2) * COS([.$B$7]))" office:value-type="float" office:value="0.446245807607996" calcext:value-type="float">
            <text:p>0,446245807607996</text:p>
          </table:table-cell>
          <table:table-cell table:formula="of:=[.$B$4]*SIN(2*PI()/[.$B$5] * [.D21] - (2*PI() / [.$B$6]) * ([.$B$16] - [.$B$3]/2) * COS([.$B$7]))" office:value-type="float" office:value="2.15201951252216" calcext:value-type="float">
            <text:p>2,15201951252216</text:p>
          </table:table-cell>
          <table:table-cell table:formula="of:=ASIN(([.L21]-[.M21])/[.$B$3])" office:value-type="float" office:value="-0.440557089092937" calcext:value-type="float">
            <text:p>-0,441</text:p>
          </table:table-cell>
          <table:table-cell table:formula="of:=[.N21]*180/PI()" office:value-type="float" office:value="-25.2420618395943" calcext:value-type="float">
            <text:p>-25,24</text:p>
          </table:table-cell>
          <table:table-cell/>
          <table:table-cell table:formula="of:=[.$B$4]*SIN(2*PI()/[.$B$5] * [.D21] - (2*PI() / [.$B$6]) * ([.$B$16] + [.$B$3]/2) * COS([.$B$8]))" office:value-type="float" office:value="1.08842281164339" calcext:value-type="float">
            <text:p>1,08842281164339</text:p>
          </table:table-cell>
          <table:table-cell table:formula="of:=[.$B$4]*SIN(2*PI()/[.$B$5] * [.D21] - (2*PI() / [.$B$6]) * ([.$B$16] - [.$B$3]/2) * COS([.$B$8]))" office:value-type="float" office:value="1.95437663991421" calcext:value-type="float">
            <text:p>1,95437663991421</text:p>
          </table:table-cell>
          <table:table-cell table:formula="of:=180*ASIN(([.Q21]-[.R21])/[.$B$3])/PI()" office:value-type="float" office:value="-12.5028664674285" calcext:value-type="float">
            <text:p>-12,50</text:p>
          </table:table-cell>
        </table:table-row>
        <table:table-row table:style-name="ro1">
          <table:table-cell table:number-columns-repeated="3"/>
          <table:table-cell office:value-type="float" office:value="1.8" calcext:value-type="float">
            <text:p>1,8</text:p>
          </table:table-cell>
          <table:table-cell table:number-columns-repeated="2"/>
          <table:table-cell table:formula="of:=[.$B$4]*SIN(2*PI()/[.$B$5] * [.D22] - (2*PI() / [.$B$6]) * ([.$B$16] + [.$B$2]/2) * SIN([.$B$7]))" office:value-type="float" office:value="0.990144440771329" calcext:value-type="float">
            <text:p>0,990144440771329</text:p>
          </table:table-cell>
          <table:table-cell table:formula="of:=[.$B$4]*SIN(2*PI()/[.$B$5] * [.D22] - (2*PI() / [.$B$6]) * ([.$B$16] - [.$B$2]/2) * SIN([.$B$7]))" office:value-type="float" office:value="1.84062276342339" calcext:value-type="float">
            <text:p>1,84062276342339</text:p>
          </table:table-cell>
          <table:table-cell table:formula="of:=ASIN(([.G22]-[.H22])/[.$B$2])" office:value-type="float" office:value="-0.439226112213699" calcext:value-type="float">
            <text:p>-0,439</text:p>
          </table:table-cell>
          <table:table-cell table:formula="of:=[.I22]*180/PI()" office:value-type="float" office:value="-25.1658024817845" calcext:value-type="float">
            <text:p>-25,17</text:p>
          </table:table-cell>
          <table:table-cell/>
          <table:table-cell table:formula="of:=[.$B$4]*SIN(2*PI()/[.$B$5] * [.D22] - (2*PI() / [.$B$6]) * ([.$B$16] + [.$B$3]/2) * COS([.$B$7]))" office:value-type="float" office:value="0.550442166601559" calcext:value-type="float">
            <text:p>0,550442166601559</text:p>
          </table:table-cell>
          <table:table-cell table:formula="of:=[.$B$4]*SIN(2*PI()/[.$B$5] * [.D22] - (2*PI() / [.$B$6]) * ([.$B$16] - [.$B$3]/2) * COS([.$B$7]))" office:value-type="float" office:value="2.24606449212069" calcext:value-type="float">
            <text:p>2,24606449212069</text:p>
          </table:table-cell>
          <table:table-cell table:formula="of:=ASIN(([.L22]-[.M22])/[.$B$3])" office:value-type="float" office:value="-0.43775318424947" calcext:value-type="float">
            <text:p>-0,438</text:p>
          </table:table-cell>
          <table:table-cell table:formula="of:=[.N22]*180/PI()" office:value-type="float" office:value="-25.0814099259073" calcext:value-type="float">
            <text:p>-25,08</text:p>
          </table:table-cell>
          <table:table-cell/>
          <table:table-cell table:formula="of:=[.$B$4]*SIN(2*PI()/[.$B$5] * [.D22] - (2*PI() / [.$B$6]) * ([.$B$16] + [.$B$3]/2) * COS([.$B$8]))" office:value-type="float" office:value="1.19038511949248" calcext:value-type="float">
            <text:p>1,19038511949248</text:p>
          </table:table-cell>
          <table:table-cell table:formula="of:=[.$B$4]*SIN(2*PI()/[.$B$5] * [.D22] - (2*PI() / [.$B$6]) * ([.$B$16] - [.$B$3]/2) * COS([.$B$8]))" office:value-type="float" office:value="2.05032959782467" calcext:value-type="float">
            <text:p>2,05032959782467</text:p>
          </table:table-cell>
          <table:table-cell table:formula="of:=180*ASIN(([.Q22]-[.R22])/[.$B$3])/PI()" office:value-type="float" office:value="-12.4147129729151" calcext:value-type="float">
            <text:p>-12,41</text:p>
          </table:table-cell>
        </table:table-row>
        <table:table-row table:style-name="ro1">
          <table:table-cell table:number-columns-repeated="3"/>
          <table:table-cell office:value-type="float" office:value="1.9" calcext:value-type="float">
            <text:p>1,9</text:p>
          </table:table-cell>
          <table:table-cell table:number-columns-repeated="2"/>
          <table:table-cell table:formula="of:=[.$B$4]*SIN(2*PI()/[.$B$5] * [.D23] - (2*PI() / [.$B$6]) * ([.$B$16] + [.$B$2]/2) * SIN([.$B$7]))" office:value-type="float" office:value="1.09256568601767" calcext:value-type="float">
            <text:p>1,09256568601767</text:p>
          </table:table-cell>
          <table:table-cell table:formula="of:=[.$B$4]*SIN(2*PI()/[.$B$5] * [.D23] - (2*PI() / [.$B$6]) * ([.$B$16] - [.$B$2]/2) * SIN([.$B$7]))" office:value-type="float" office:value="1.93757793226051" calcext:value-type="float">
            <text:p>1,93757793226051</text:p>
          </table:table-cell>
          <table:table-cell table:formula="of:=ASIN(([.G23]-[.H23])/[.$B$2])" office:value-type="float" office:value="-0.436208585291139" calcext:value-type="float">
            <text:p>-0,436</text:p>
          </table:table-cell>
          <table:table-cell table:formula="of:=[.I23]*180/PI()" office:value-type="float" office:value="-24.9929109245547" calcext:value-type="float">
            <text:p>-24,99</text:p>
          </table:table-cell>
          <table:table-cell/>
          <table:table-cell table:formula="of:=[.$B$4]*SIN(2*PI()/[.$B$5] * [.D23] - (2*PI() / [.$B$6]) * ([.$B$16] + [.$B$3]/2) * COS([.$B$7]))" office:value-type="float" office:value="0.654397083468567" calcext:value-type="float">
            <text:p>0,654397083468567</text:p>
          </table:table-cell>
          <table:table-cell table:formula="of:=[.$B$4]*SIN(2*PI()/[.$B$5] * [.D23] - (2*PI() / [.$B$6]) * ([.$B$16] - [.$B$3]/2) * COS([.$B$7]))" office:value-type="float" office:value="2.33912427359984" calcext:value-type="float">
            <text:p>2,33912427359984</text:p>
          </table:table-cell>
          <table:table-cell table:formula="of:=ASIN(([.L23]-[.M23])/[.$B$3])" office:value-type="float" office:value="-0.434747934722693" calcext:value-type="float">
            <text:p>-0,435</text:p>
          </table:table-cell>
          <table:table-cell table:formula="of:=[.N23]*180/PI()" office:value-type="float" office:value="-24.9092218116393" calcext:value-type="float">
            <text:p>-24,91</text:p>
          </table:table-cell>
          <table:table-cell/>
          <table:table-cell table:formula="of:=[.$B$4]*SIN(2*PI()/[.$B$5] * [.D23] - (2*PI() / [.$B$6]) * ([.$B$16] + [.$B$3]/2) * COS([.$B$8]))" office:value-type="float" office:value="1.29182528508556" calcext:value-type="float">
            <text:p>1,29182528508556</text:p>
          </table:table-cell>
          <table:table-cell table:formula="of:=[.$B$4]*SIN(2*PI()/[.$B$5] * [.D23] - (2*PI() / [.$B$6]) * ([.$B$16] - [.$B$3]/2) * COS([.$B$8]))" office:value-type="float" office:value="2.14538321340951" calcext:value-type="float">
            <text:p>2,14538321340951</text:p>
          </table:table-cell>
          <table:table-cell table:formula="of:=180*ASIN(([.Q23]-[.R23])/[.$B$3])/PI()" office:value-type="float" office:value="-12.3210588938416" calcext:value-type="float">
            <text:p>-12,32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formula="of:=[.$B$4]*SIN(2*PI()/[.$B$5] * [.D24] - (2*PI() / [.$B$6]) * ([.$B$16] + [.$B$2]/2) * SIN([.$B$7]))" office:value-type="float" office:value="1.19450769584449" calcext:value-type="float">
            <text:p>1,19450769584449</text:p>
          </table:table-cell>
          <table:table-cell table:formula="of:=[.$B$4]*SIN(2*PI()/[.$B$5] * [.D24] - (2*PI() / [.$B$6]) * ([.$B$16] - [.$B$2]/2) * SIN([.$B$7]))" office:value-type="float" office:value="2.033683215379" calcext:value-type="float">
            <text:p>2,033683215379</text:p>
          </table:table-cell>
          <table:table-cell table:formula="of:=ASIN(([.G24]-[.H24])/[.$B$2])" office:value-type="float" office:value="-0.432991120646925" calcext:value-type="float">
            <text:p>-0,433</text:p>
          </table:table-cell>
          <table:table-cell table:formula="of:=[.I24]*180/PI()" office:value-type="float" office:value="-24.8085637797087" calcext:value-type="float">
            <text:p>-24,81</text:p>
          </table:table-cell>
          <table:table-cell/>
          <table:table-cell table:formula="of:=[.$B$4]*SIN(2*PI()/[.$B$5] * [.D24] - (2*PI() / [.$B$6]) * ([.$B$16] + [.$B$3]/2) * COS([.$B$7]))" office:value-type="float" office:value="0.75806496014674" calcext:value-type="float">
            <text:p>0,75806496014674</text:p>
          </table:table-cell>
          <table:table-cell table:formula="of:=[.$B$4]*SIN(2*PI()/[.$B$5] * [.D24] - (2*PI() / [.$B$6]) * ([.$B$16] - [.$B$3]/2) * COS([.$B$7]))" office:value-type="float" office:value="2.43115803786382" calcext:value-type="float">
            <text:p>2,43115803786382</text:p>
          </table:table-cell>
          <table:table-cell table:formula="of:=ASIN(([.L24]-[.M24])/[.$B$3])" office:value-type="float" office:value="-0.43154347302419" calcext:value-type="float">
            <text:p>-0,432</text:p>
          </table:table-cell>
          <table:table-cell table:formula="of:=[.N24]*180/PI()" office:value-type="float" office:value="-24.7256196807038" calcext:value-type="float">
            <text:p>-24,73</text:p>
          </table:table-cell>
          <table:table-cell/>
          <table:table-cell table:formula="of:=[.$B$4]*SIN(2*PI()/[.$B$5] * [.D24] - (2*PI() / [.$B$6]) * ([.$B$16] + [.$B$3]/2) * COS([.$B$8]))" office:value-type="float" office:value="1.39269881341337" calcext:value-type="float">
            <text:p>1,39269881341337</text:p>
          </table:table-cell>
          <table:table-cell table:formula="of:=[.$B$4]*SIN(2*PI()/[.$B$5] * [.D24] - (2*PI() / [.$B$6]) * ([.$B$16] - [.$B$3]/2) * COS([.$B$8]))" office:value-type="float" office:value="2.23949579301136" calcext:value-type="float">
            <text:p>2,23949579301136</text:p>
          </table:table-cell>
          <table:table-cell table:formula="of:=180*ASIN(([.Q24]-[.R24])/[.$B$3])/PI()" office:value-type="float" office:value="-12.2219509471239" calcext:value-type="float">
            <text:p>-12,22</text:p>
          </table:table-cell>
        </table:table-row>
        <table:table-row table:style-name="ro1">
          <table:table-cell table:number-columns-repeated="3"/>
          <table:table-cell office:value-type="float" office:value="2.1" calcext:value-type="float">
            <text:p>2,1</text:p>
          </table:table-cell>
          <table:table-cell table:number-columns-repeated="2"/>
          <table:table-cell table:formula="of:=[.$B$4]*SIN(2*PI()/[.$B$5] * [.D25] - (2*PI() / [.$B$6]) * ([.$B$16] + [.$B$2]/2) * SIN([.$B$7]))" office:value-type="float" office:value="1.29592575511707" calcext:value-type="float">
            <text:p>1,29592575511707</text:p>
          </table:table-cell>
          <table:table-cell table:formula="of:=[.$B$4]*SIN(2*PI()/[.$B$5] * [.D25] - (2*PI() / [.$B$6]) * ([.$B$16] - [.$B$2]/2) * SIN([.$B$7]))" office:value-type="float" office:value="2.12889645782536" calcext:value-type="float">
            <text:p>2,12889645782536</text:p>
          </table:table-cell>
          <table:table-cell table:formula="of:=ASIN(([.G25]-[.H25])/[.$B$2])" office:value-type="float" office:value="-0.429575986649984" calcext:value-type="float">
            <text:p>-0,430</text:p>
          </table:table-cell>
          <table:table-cell table:formula="of:=[.I25]*180/PI()" office:value-type="float" office:value="-24.6128910152123" calcext:value-type="float">
            <text:p>-24,61</text:p>
          </table:table-cell>
          <table:table-cell/>
          <table:table-cell table:formula="of:=[.$B$4]*SIN(2*PI()/[.$B$5] * [.D25] - (2*PI() / [.$B$6]) * ([.$B$16] + [.$B$3]/2) * COS([.$B$7]))" office:value-type="float" office:value="0.861400324479111" calcext:value-type="float">
            <text:p>0,861400324479111</text:p>
          </table:table-cell>
          <table:table-cell table:formula="of:=[.$B$4]*SIN(2*PI()/[.$B$5] * [.D25] - (2*PI() / [.$B$6]) * ([.$B$16] - [.$B$3]/2) * COS([.$B$7]))" office:value-type="float" office:value="2.52212541586186" calcext:value-type="float">
            <text:p>2,52212541586186</text:p>
          </table:table-cell>
          <table:table-cell table:formula="of:=ASIN(([.L25]-[.M25])/[.$B$3])" office:value-type="float" office:value="-0.428142052059619" calcext:value-type="float">
            <text:p>-0,428</text:p>
          </table:table-cell>
          <table:table-cell table:formula="of:=[.N25]*180/PI()" office:value-type="float" office:value="-24.5307326150865" calcext:value-type="float">
            <text:p>-24,53</text:p>
          </table:table-cell>
          <table:table-cell/>
          <table:table-cell table:formula="of:=[.$B$4]*SIN(2*PI()/[.$B$5] * [.D25] - (2*PI() / [.$B$6]) * ([.$B$16] + [.$B$3]/2) * COS([.$B$8]))" office:value-type="float" office:value="1.4929614580125" calcext:value-type="float">
            <text:p>1,4929614580125</text:p>
          </table:table-cell>
          <table:table-cell table:formula="of:=[.$B$4]*SIN(2*PI()/[.$B$5] * [.D25] - (2*PI() / [.$B$6]) * ([.$B$16] - [.$B$3]/2) * COS([.$B$8]))" office:value-type="float" office:value="2.33262605574238" calcext:value-type="float">
            <text:p>2,33262605574238</text:p>
          </table:table-cell>
          <table:table-cell table:formula="of:=180*ASIN(([.Q25]-[.R25])/[.$B$3])/PI()" office:value-type="float" office:value="-12.1174384342377" calcext:value-type="float">
            <text:p>-12,12</text:p>
          </table:table-cell>
        </table:table-row>
        <table:table-row table:style-name="ro1">
          <table:table-cell table:number-columns-repeated="3"/>
          <table:table-cell office:value-type="float" office:value="2.2" calcext:value-type="float">
            <text:p>2,2</text:p>
          </table:table-cell>
          <table:table-cell table:number-columns-repeated="2"/>
          <table:table-cell table:formula="of:=[.$B$4]*SIN(2*PI()/[.$B$5] * [.D26] - (2*PI() / [.$B$6]) * ([.$B$16] + [.$B$2]/2) * SIN([.$B$7]))" office:value-type="float" office:value="1.3967753785227" calcext:value-type="float">
            <text:p>1,3967753785227</text:p>
          </table:table-cell>
          <table:table-cell table:formula="of:=[.$B$4]*SIN(2*PI()/[.$B$5] * [.D26] - (2*PI() / [.$B$6]) * ([.$B$16] - [.$B$2]/2) * SIN([.$B$7]))" office:value-type="float" office:value="2.22317589592464" calcext:value-type="float">
            <text:p>2,22317589592464</text:p>
          </table:table-cell>
          <table:table-cell table:formula="of:=ASIN(([.G26]-[.H26])/[.$B$2])" office:value-type="float" office:value="-0.425965567401185" calcext:value-type="float">
            <text:p>-0,426</text:p>
          </table:table-cell>
          <table:table-cell table:formula="of:=[.I26]*180/PI()" office:value-type="float" office:value="-24.4060292299833" calcext:value-type="float">
            <text:p>-24,41</text:p>
          </table:table-cell>
          <table:table-cell/>
          <table:table-cell table:formula="of:=[.$B$4]*SIN(2*PI()/[.$B$5] * [.D26] - (2*PI() / [.$B$6]) * ([.$B$16] + [.$B$3]/2) * COS([.$B$7]))" office:value-type="float" office:value="0.964357850159618" calcext:value-type="float">
            <text:p>0,964357850159618</text:p>
          </table:table-cell>
          <table:table-cell table:formula="of:=[.$B$4]*SIN(2*PI()/[.$B$5] * [.D26] - (2*PI() / [.$B$6]) * ([.$B$16] - [.$B$3]/2) * COS([.$B$7]))" office:value-type="float" office:value="2.61198650629548" calcext:value-type="float">
            <text:p>2,61198650629548</text:p>
          </table:table-cell>
          <table:table-cell table:formula="of:=ASIN(([.L26]-[.M26])/[.$B$3])" office:value-type="float" office:value="-0.424546039895761" calcext:value-type="float">
            <text:p>-0,425</text:p>
          </table:table-cell>
          <table:table-cell table:formula="of:=[.N26]*180/PI()" office:value-type="float" office:value="-24.3246962950198" calcext:value-type="float">
            <text:p>-24,32</text:p>
          </table:table-cell>
          <table:table-cell/>
          <table:table-cell table:formula="of:=[.$B$4]*SIN(2*PI()/[.$B$5] * [.D26] - (2*PI() / [.$B$6]) * ([.$B$16] + [.$B$3]/2) * COS([.$B$8]))" office:value-type="float" office:value="1.5925692403733" calcext:value-type="float">
            <text:p>1,5925692403733</text:p>
          </table:table-cell>
          <table:table-cell table:formula="of:=[.$B$4]*SIN(2*PI()/[.$B$5] * [.D26] - (2*PI() / [.$B$6]) * ([.$B$16] - [.$B$3]/2) * COS([.$B$8]))" office:value-type="float" office:value="2.42473315159133" calcext:value-type="float">
            <text:p>2,42473315159133</text:p>
          </table:table-cell>
          <table:table-cell table:formula="of:=180*ASIN(([.Q26]-[.R26])/[.$B$3])/PI()" office:value-type="float" office:value="-12.0075731952548" calcext:value-type="float">
            <text:p>-12,01</text:p>
          </table:table-cell>
        </table:table-row>
        <table:table-row table:style-name="ro1">
          <table:table-cell table:number-columns-repeated="3"/>
          <table:table-cell office:value-type="float" office:value="2.3" calcext:value-type="float">
            <text:p>2,3</text:p>
          </table:table-cell>
          <table:table-cell table:number-columns-repeated="2"/>
          <table:table-cell table:formula="of:=[.$B$4]*SIN(2*PI()/[.$B$5] * [.D27] - (2*PI() / [.$B$6]) * ([.$B$16] + [.$B$2]/2) * SIN([.$B$7]))" office:value-type="float" office:value="1.49701233008346" calcext:value-type="float">
            <text:p>1,49701233008346</text:p>
          </table:table-cell>
          <table:table-cell table:formula="of:=[.$B$4]*SIN(2*PI()/[.$B$5] * [.D27] - (2*PI() / [.$B$6]) * ([.$B$16] - [.$B$2]/2) * SIN([.$B$7]))" office:value-type="float" office:value="2.31648017559931" calcext:value-type="float">
            <text:p>2,31648017559931</text:p>
          </table:table-cell>
          <table:table-cell table:formula="of:=ASIN(([.G27]-[.H27])/[.$B$2])" office:value-type="float" office:value="-0.422162357302143" calcext:value-type="float">
            <text:p>-0,422</text:p>
          </table:table-cell>
          <table:table-cell table:formula="of:=[.I27]*180/PI()" office:value-type="float" office:value="-24.1881213427067" calcext:value-type="float">
            <text:p>-24,19</text:p>
          </table:table-cell>
          <table:table-cell/>
          <table:table-cell table:formula="of:=[.$B$4]*SIN(2*PI()/[.$B$5] * [.D27] - (2*PI() / [.$B$6]) * ([.$B$16] + [.$B$3]/2) * COS([.$B$7]))" office:value-type="float" office:value="1.06689237661472" calcext:value-type="float">
            <text:p>1,06689237661472</text:p>
          </table:table-cell>
          <table:table-cell table:formula="of:=[.$B$4]*SIN(2*PI()/[.$B$5] * [.D27] - (2*PI() / [.$B$6]) * ([.$B$16] - [.$B$3]/2) * COS([.$B$7]))" office:value-type="float" office:value="2.70070189312048" calcext:value-type="float">
            <text:p>2,70070189312048</text:p>
          </table:table-cell>
          <table:table-cell table:formula="of:=ASIN(([.L27]-[.M27])/[.$B$3])" office:value-type="float" office:value="-0.420757914391847" calcext:value-type="float">
            <text:p>-0,421</text:p>
          </table:table-cell>
          <table:table-cell table:formula="of:=[.N27]*180/PI()" office:value-type="float" office:value="-24.1076526913796" calcext:value-type="float">
            <text:p>-24,11</text:p>
          </table:table-cell>
          <table:table-cell/>
          <table:table-cell table:formula="of:=[.$B$4]*SIN(2*PI()/[.$B$5] * [.D27] - (2*PI() / [.$B$6]) * ([.$B$16] + [.$B$3]/2) * COS([.$B$8]))" office:value-type="float" office:value="1.69147846923037" calcext:value-type="float">
            <text:p>1,69147846923037</text:p>
          </table:table-cell>
          <table:table-cell table:formula="of:=[.$B$4]*SIN(2*PI()/[.$B$5] * [.D27] - (2*PI() / [.$B$6]) * ([.$B$16] - [.$B$3]/2) * COS([.$B$8]))" office:value-type="float" office:value="2.51577667934181" calcext:value-type="float">
            <text:p>2,51577667934181</text:p>
          </table:table-cell>
          <table:table-cell table:formula="of:=180*ASIN(([.Q27]-[.R27])/[.$B$3])/PI()" office:value-type="float" office:value="-11.8924095611534" calcext:value-type="float">
            <text:p>-11,89</text:p>
          </table:table-cell>
        </table:table-row>
        <table:table-row table:style-name="ro1">
          <table:table-cell table:number-columns-repeated="3"/>
          <table:table-cell office:value-type="float" office:value="2.4" calcext:value-type="float">
            <text:p>2,4</text:p>
          </table:table-cell>
          <table:table-cell table:number-columns-repeated="2"/>
          <table:table-cell table:formula="of:=[.$B$4]*SIN(2*PI()/[.$B$5] * [.D28] - (2*PI() / [.$B$6]) * ([.$B$16] + [.$B$2]/2) * SIN([.$B$7]))" office:value-type="float" office:value="1.59659264255952" calcext:value-type="float">
            <text:p>1,59659264255952</text:p>
          </table:table-cell>
          <table:table-cell table:formula="of:=[.$B$4]*SIN(2*PI()/[.$B$5] * [.D28] - (2*PI() / [.$B$6]) * ([.$B$16] - [.$B$2]/2) * SIN([.$B$7]))" office:value-type="float" office:value="2.40876837050858" calcext:value-type="float">
            <text:p>2,40876837050858</text:p>
          </table:table-cell>
          <table:table-cell table:formula="of:=ASIN(([.G28]-[.H28])/[.$B$2])" office:value-type="float" office:value="-0.418168955518404" calcext:value-type="float">
            <text:p>-0,418</text:p>
          </table:table-cell>
          <table:table-cell table:formula="of:=[.I28]*180/PI()" office:value-type="float" office:value="-23.9593162745984" calcext:value-type="float">
            <text:p>-23,96</text:p>
          </table:table-cell>
          <table:table-cell/>
          <table:table-cell table:formula="of:=[.$B$4]*SIN(2*PI()/[.$B$5] * [.D28] - (2*PI() / [.$B$6]) * ([.$B$16] + [.$B$3]/2) * COS([.$B$7]))" office:value-type="float" office:value="1.16895892881232" calcext:value-type="float">
            <text:p>1,16895892881232</text:p>
          </table:table-cell>
          <table:table-cell table:formula="of:=[.$B$4]*SIN(2*PI()/[.$B$5] * [.D28] - (2*PI() / [.$B$6]) * ([.$B$16] - [.$B$3]/2) * COS([.$B$7]))" office:value-type="float" office:value="2.78823266283612" calcext:value-type="float">
            <text:p>2,78823266283612</text:p>
          </table:table-cell>
          <table:table-cell table:formula="of:=ASIN(([.L28]-[.M28])/[.$B$3])" office:value-type="float" office:value="-0.416780257725362" calcext:value-type="float">
            <text:p>-0,417</text:p>
          </table:table-cell>
          <table:table-cell table:formula="of:=[.N28]*180/PI()" office:value-type="float" office:value="-23.879749752038" calcext:value-type="float">
            <text:p>-23,88</text:p>
          </table:table-cell>
          <table:table-cell/>
          <table:table-cell table:formula="of:=[.$B$4]*SIN(2*PI()/[.$B$5] * [.D28] - (2*PI() / [.$B$6]) * ([.$B$16] + [.$B$3]/2) * COS([.$B$8]))" office:value-type="float" office:value="1.78964575972695" calcext:value-type="float">
            <text:p>1,78964575972695</text:p>
          </table:table-cell>
          <table:table-cell table:formula="of:=[.$B$4]*SIN(2*PI()/[.$B$5] * [.D28] - (2*PI() / [.$B$6]) * ([.$B$16] - [.$B$3]/2) * COS([.$B$8]))" office:value-type="float" office:value="2.60571670429354" calcext:value-type="float">
            <text:p>2,60571670429354</text:p>
          </table:table-cell>
          <table:table-cell table:formula="of:=180*ASIN(([.Q28]-[.R28])/[.$B$3])/PI()" office:value-type="float" office:value="-11.7720043045365" calcext:value-type="float">
            <text:p>-11,77</text:p>
          </table:table-cell>
        </table:table-row>
        <table:table-row table:style-name="ro1">
          <table:table-cell table:number-columns-repeated="3"/>
          <table:table-cell office:value-type="float" office:value="2.5" calcext:value-type="float">
            <text:p>2,5</text:p>
          </table:table-cell>
          <table:table-cell table:number-columns-repeated="2"/>
          <table:table-cell table:formula="of:=[.$B$4]*SIN(2*PI()/[.$B$5] * [.D29] - (2*PI() / [.$B$6]) * ([.$B$16] + [.$B$2]/2) * SIN([.$B$7]))" office:value-type="float" office:value="1.69547263673467" calcext:value-type="float">
            <text:p>1,69547263673467</text:p>
          </table:table-cell>
          <table:table-cell table:formula="of:=[.$B$4]*SIN(2*PI()/[.$B$5] * [.D29] - (2*PI() / [.$B$6]) * ([.$B$16] - [.$B$2]/2) * SIN([.$B$7]))" office:value-type="float" office:value="2.5" calcext:value-type="float">
            <text:p>2,5</text:p>
          </table:table-cell>
          <table:table-cell table:formula="of:=ASIN(([.G29]-[.H29])/[.$B$2])" office:value-type="float" office:value="-0.41398806036714" calcext:value-type="float">
            <text:p>-0,414</text:p>
          </table:table-cell>
          <table:table-cell table:formula="of:=[.I29]*180/PI()" office:value-type="float" office:value="-23.7197686278443" calcext:value-type="float">
            <text:p>-23,72</text:p>
          </table:table-cell>
          <table:table-cell/>
          <table:table-cell table:formula="of:=[.$B$4]*SIN(2*PI()/[.$B$5] * [.D29] - (2*PI() / [.$B$6]) * ([.$B$16] + [.$B$3]/2) * COS([.$B$7]))" office:value-type="float" office:value="1.27051273698928" calcext:value-type="float">
            <text:p>1,27051273698928</text:p>
          </table:table-cell>
          <table:table-cell table:formula="of:=[.$B$4]*SIN(2*PI()/[.$B$5] * [.D29] - (2*PI() / [.$B$6]) * ([.$B$16] - [.$B$3]/2) * COS([.$B$7]))" office:value-type="float" office:value="2.87454042155389" calcext:value-type="float">
            <text:p>2,87454042155389</text:p>
          </table:table-cell>
          <table:table-cell table:formula="of:=ASIN(([.L29]-[.M29])/[.$B$3])" office:value-type="float" office:value="-0.412615750842029" calcext:value-type="float">
            <text:p>-0,413</text:p>
          </table:table-cell>
          <table:table-cell table:formula="of:=[.N29]*180/PI()" office:value-type="float" office:value="-23.6411410838698" calcext:value-type="float">
            <text:p>-23,64</text:p>
          </table:table-cell>
          <table:table-cell/>
          <table:table-cell table:formula="of:=[.$B$4]*SIN(2*PI()/[.$B$5] * [.D29] - (2*PI() / [.$B$6]) * ([.$B$16] + [.$B$3]/2) * COS([.$B$8]))" office:value-type="float" office:value="1.88702805244497" calcext:value-type="float">
            <text:p>1,88702805244497</text:p>
          </table:table-cell>
          <table:table-cell table:formula="of:=[.$B$4]*SIN(2*PI()/[.$B$5] * [.D29] - (2*PI() / [.$B$6]) * ([.$B$16] - [.$B$3]/2) * COS([.$B$8]))" office:value-type="float" office:value="2.69451377577902" calcext:value-type="float">
            <text:p>2,69451377577902</text:p>
          </table:table-cell>
          <table:table-cell table:formula="of:=180*ASIN(([.Q29]-[.R29])/[.$B$3])/PI()" office:value-type="float" office:value="-11.6464165888931" calcext:value-type="float">
            <text:p>-11,65</text:p>
          </table:table-cell>
        </table:table-row>
        <table:table-row table:style-name="ro1">
          <table:table-cell table:number-columns-repeated="3"/>
          <table:table-cell office:value-type="float" office:value="2.6" calcext:value-type="float">
            <text:p>2,6</text:p>
          </table:table-cell>
          <table:table-cell table:number-columns-repeated="2"/>
          <table:table-cell table:formula="of:=[.$B$4]*SIN(2*PI()/[.$B$5] * [.D30] - (2*PI() / [.$B$6]) * ([.$B$16] + [.$B$2]/2) * SIN([.$B$7]))" office:value-type="float" office:value="1.79360894057546" calcext:value-type="float">
            <text:p>1,79360894057546</text:p>
          </table:table-cell>
          <table:table-cell table:formula="of:=[.$B$4]*SIN(2*PI()/[.$B$5] * [.D30] - (2*PI() / [.$B$6]) * ([.$B$16] - [.$B$2]/2) * SIN([.$B$7]))" office:value-type="float" office:value="2.59013504686565" calcext:value-type="float">
            <text:p>2,59013504686565</text:p>
          </table:table-cell>
          <table:table-cell table:formula="of:=ASIN(([.G30]-[.H30])/[.$B$2])" office:value-type="float" office:value="-0.409622463658757" calcext:value-type="float">
            <text:p>-0,410</text:p>
          </table:table-cell>
          <table:table-cell table:formula="of:=[.I30]*180/PI()" office:value-type="float" office:value="-23.4696383613977" calcext:value-type="float">
            <text:p>-23,47</text:p>
          </table:table-cell>
          <table:table-cell/>
          <table:table-cell table:formula="of:=[.$B$4]*SIN(2*PI()/[.$B$5] * [.D30] - (2*PI() / [.$B$6]) * ([.$B$16] + [.$B$3]/2) * COS([.$B$7]))" office:value-type="float" office:value="1.37150925628897" calcext:value-type="float">
            <text:p>1,37150925628897</text:p>
          </table:table-cell>
          <table:table-cell table:formula="of:=[.$B$4]*SIN(2*PI()/[.$B$5] * [.D30] - (2*PI() / [.$B$6]) * ([.$B$16] - [.$B$3]/2) * COS([.$B$7]))" office:value-type="float" office:value="2.95958731183832" calcext:value-type="float">
            <text:p>2,95958731183832</text:p>
          </table:table-cell>
          <table:table-cell table:formula="of:=ASIN(([.L30]-[.M30])/[.$B$3])" office:value-type="float" office:value="-0.40826716785895" calcext:value-type="float">
            <text:p>-0,408</text:p>
          </table:table-cell>
          <table:table-cell table:formula="of:=[.N30]*180/PI()" office:value-type="float" office:value="-23.391985632077" calcext:value-type="float">
            <text:p>-23,39</text:p>
          </table:table-cell>
          <table:table-cell/>
          <table:table-cell table:formula="of:=[.$B$4]*SIN(2*PI()/[.$B$5] * [.D30] - (2*PI() / [.$B$6]) * ([.$B$16] + [.$B$3]/2) * COS([.$B$8]))" office:value-type="float" office:value="1.98358263229232" calcext:value-type="float">
            <text:p>1,98358263229232</text:p>
          </table:table-cell>
          <table:table-cell table:formula="of:=[.$B$4]*SIN(2*PI()/[.$B$5] * [.D30] - (2*PI() / [.$B$6]) * ([.$B$16] - [.$B$3]/2) * COS([.$B$8]))" office:value-type="float" office:value="2.78212894446793" calcext:value-type="float">
            <text:p>2,78212894446793</text:p>
          </table:table-cell>
          <table:table-cell table:formula="of:=180*ASIN(([.Q30]-[.R30])/[.$B$3])/PI()" office:value-type="float" office:value="-11.5157079165396" calcext:value-type="float">
            <text:p>-11,52</text:p>
          </table:table-cell>
        </table:table-row>
        <table:table-row table:style-name="ro1">
          <table:table-cell table:number-columns-repeated="3"/>
          <table:table-cell office:value-type="float" office:value="2.7" calcext:value-type="float">
            <text:p>2,7</text:p>
          </table:table-cell>
          <table:table-cell table:number-columns-repeated="2"/>
          <table:table-cell table:formula="of:=[.$B$4]*SIN(2*PI()/[.$B$5] * [.D31] - (2*PI() / [.$B$6]) * ([.$B$16] + [.$B$2]/2) * SIN([.$B$7]))" office:value-type="float" office:value="1.89095850825558" calcext:value-type="float">
            <text:p>1,89095850825558</text:p>
          </table:table-cell>
          <table:table-cell table:formula="of:=[.$B$4]*SIN(2*PI()/[.$B$5] * [.D31] - (2*PI() / [.$B$6]) * ([.$B$16] - [.$B$2]/2) * SIN([.$B$7]))" office:value-type="float" office:value="2.67913397489498" calcext:value-type="float">
            <text:p>2,67913397489498</text:p>
          </table:table-cell>
          <table:table-cell table:formula="of:=ASIN(([.G31]-[.H31])/[.$B$2])" office:value-type="float" office:value="-0.405075045020779" calcext:value-type="float">
            <text:p>-0,405</text:p>
          </table:table-cell>
          <table:table-cell table:formula="of:=[.I31]*180/PI()" office:value-type="float" office:value="-23.2090904657625" calcext:value-type="float">
            <text:p>-23,21</text:p>
          </table:table-cell>
          <table:table-cell/>
          <table:table-cell table:formula="of:=[.$B$4]*SIN(2*PI()/[.$B$5] * [.D31] - (2*PI() / [.$B$6]) * ([.$B$16] + [.$B$3]/2) * COS([.$B$7]))" office:value-type="float" office:value="1.47190418630004" calcext:value-type="float">
            <text:p>1,47190418630004</text:p>
          </table:table-cell>
          <table:table-cell table:formula="of:=[.$B$4]*SIN(2*PI()/[.$B$5] * [.D31] - (2*PI() / [.$B$6]) * ([.$B$16] - [.$B$3]/2) * COS([.$B$7]))" office:value-type="float" office:value="3.04333602931251" calcext:value-type="float">
            <text:p>3,04333602931251</text:p>
          </table:table-cell>
          <table:table-cell table:formula="of:=ASIN(([.L31]-[.M31])/[.$B$3])" office:value-type="float" office:value="-0.403737370448929" calcext:value-type="float">
            <text:p>-0,404</text:p>
          </table:table-cell>
          <table:table-cell table:formula="of:=[.N31]*180/PI()" office:value-type="float" office:value="-23.1324473584335" calcext:value-type="float">
            <text:p>-23,13</text:p>
          </table:table-cell>
          <table:table-cell/>
          <table:table-cell table:formula="of:=[.$B$4]*SIN(2*PI()/[.$B$5] * [.D31] - (2*PI() / [.$B$6]) * ([.$B$16] + [.$B$3]/2) * COS([.$B$8]))" office:value-type="float" office:value="2.07926714723914" calcext:value-type="float">
            <text:p>2,07926714723914</text:p>
          </table:table-cell>
          <table:table-cell table:formula="of:=[.$B$4]*SIN(2*PI()/[.$B$5] * [.D31] - (2*PI() / [.$B$6]) * ([.$B$16] - [.$B$3]/2) * COS([.$B$8]))" office:value-type="float" office:value="2.86852377945158" calcext:value-type="float">
            <text:p>2,86852377945158</text:p>
          </table:table-cell>
          <table:table-cell table:formula="of:=180*ASIN(([.Q31]-[.R31])/[.$B$3])/PI()" office:value-type="float" office:value="-11.3799420753785" calcext:value-type="float">
            <text:p>-11,38</text:p>
          </table:table-cell>
        </table:table-row>
        <table:table-row table:style-name="ro1">
          <table:table-cell table:number-columns-repeated="3"/>
          <table:table-cell office:value-type="float" office:value="2.8" calcext:value-type="float">
            <text:p>2,8</text:p>
          </table:table-cell>
          <table:table-cell table:number-columns-repeated="2"/>
          <table:table-cell table:formula="of:=[.$B$4]*SIN(2*PI()/[.$B$5] * [.D32] - (2*PI() / [.$B$6]) * ([.$B$16] + [.$B$2]/2) * SIN([.$B$7]))" office:value-type="float" office:value="1.98747863903722" calcext:value-type="float">
            <text:p>1,98747863903722</text:p>
          </table:table-cell>
          <table:table-cell table:formula="of:=[.$B$4]*SIN(2*PI()/[.$B$5] * [.D32] - (2*PI() / [.$B$6]) * ([.$B$16] - [.$B$2]/2) * SIN([.$B$7]))" office:value-type="float" office:value="2.76695774621672" calcext:value-type="float">
            <text:p>2,76695774621672</text:p>
          </table:table-cell>
          <table:table-cell table:formula="of:=ASIN(([.G32]-[.H32])/[.$B$2])" office:value-type="float" office:value="-0.400348766231243" calcext:value-type="float">
            <text:p>-0,400</text:p>
          </table:table-cell>
          <table:table-cell table:formula="of:=[.I32]*180/PI()" office:value-type="float" office:value="-22.9382946383198" calcext:value-type="float">
            <text:p>-22,94</text:p>
          </table:table-cell>
          <table:table-cell/>
          <table:table-cell table:formula="of:=[.$B$4]*SIN(2*PI()/[.$B$5] * [.D32] - (2*PI() / [.$B$6]) * ([.$B$16] + [.$B$3]/2) * COS([.$B$7]))" office:value-type="float" office:value="1.57165349048811" calcext:value-type="float">
            <text:p>1,57165349048811</text:p>
          </table:table-cell>
          <table:table-cell table:formula="of:=[.$B$4]*SIN(2*PI()/[.$B$5] * [.D32] - (2*PI() / [.$B$6]) * ([.$B$16] - [.$B$3]/2) * COS([.$B$7]))" office:value-type="float" office:value="3.12574983902104" calcext:value-type="float">
            <text:p>3,12574983902104</text:p>
          </table:table-cell>
          <table:table-cell table:formula="of:=ASIN(([.L32]-[.M32])/[.$B$3])" office:value-type="float" office:value="-0.399029302232821" calcext:value-type="float">
            <text:p>-0,399</text:p>
          </table:table-cell>
          <table:table-cell table:formula="of:=[.N32]*180/PI()" office:value-type="float" office:value="-22.8626949199908" calcext:value-type="float">
            <text:p>-22,86</text:p>
          </table:table-cell>
          <table:table-cell/>
          <table:table-cell table:formula="of:=[.$B$4]*SIN(2*PI()/[.$B$5] * [.D32] - (2*PI() / [.$B$6]) * ([.$B$16] + [.$B$3]/2) * COS([.$B$8]))" office:value-type="float" office:value="2.17403962689475" calcext:value-type="float">
            <text:p>2,17403962689475</text:p>
          </table:table-cell>
          <table:table-cell table:formula="of:=[.$B$4]*SIN(2*PI()/[.$B$5] * [.D32] - (2*PI() / [.$B$6]) * ([.$B$16] - [.$B$3]/2) * COS([.$B$8]))" office:value-type="float" office:value="2.95366038509996" calcext:value-type="float">
            <text:p>2,95366038509996</text:p>
          </table:table-cell>
          <table:table-cell table:formula="of:=180*ASIN(([.Q32]-[.R32])/[.$B$3])/PI()" office:value-type="float" office:value="-11.2391850846117" calcext:value-type="float">
            <text:p>-11,24</text:p>
          </table:table-cell>
        </table:table-row>
        <table:table-row table:style-name="ro1">
          <table:table-cell table:number-columns-repeated="3"/>
          <table:table-cell office:value-type="float" office:value="2.9" calcext:value-type="float">
            <text:p>2,9</text:p>
          </table:table-cell>
          <table:table-cell table:number-columns-repeated="2"/>
          <table:table-cell table:formula="of:=[.$B$4]*SIN(2*PI()/[.$B$5] * [.D33] - (2*PI() / [.$B$6]) * ([.$B$16] + [.$B$2]/2) * SIN([.$B$7]))" office:value-type="float" office:value="2.08312699600099" calcext:value-type="float">
            <text:p>2,08312699600099</text:p>
          </table:table-cell>
          <table:table-cell table:formula="of:=[.$B$4]*SIN(2*PI()/[.$B$5] * [.D33] - (2*PI() / [.$B$6]) * ([.$B$16] - [.$B$2]/2) * SIN([.$B$7]))" office:value-type="float" office:value="2.85356783842216" calcext:value-type="float">
            <text:p>2,85356783842216</text:p>
          </table:table-cell>
          <table:table-cell table:formula="of:=ASIN(([.G33]-[.H33])/[.$B$2])" office:value-type="float" office:value="-0.395446665587427" calcext:value-type="float">
            <text:p>-0,395</text:p>
          </table:table-cell>
          <table:table-cell table:formula="of:=[.I33]*180/PI()" office:value-type="float" office:value="-22.6574249606808" calcext:value-type="float">
            <text:p>-22,66</text:p>
          </table:table-cell>
          <table:table-cell/>
          <table:table-cell table:formula="of:=[.$B$4]*SIN(2*PI()/[.$B$5] * [.D33] - (2*PI() / [.$B$6]) * ([.$B$16] + [.$B$3]/2) * COS([.$B$7]))" office:value-type="float" office:value="1.67071341551162" calcext:value-type="float">
            <text:p>1,67071341551162</text:p>
          </table:table-cell>
          <table:table-cell table:formula="of:=[.$B$4]*SIN(2*PI()/[.$B$5] * [.D33] - (2*PI() / [.$B$6]) * ([.$B$16] - [.$B$3]/2) * COS([.$B$7]))" office:value-type="float" office:value="3.20679259154317" calcext:value-type="float">
            <text:p>3,20679259154317</text:p>
          </table:table-cell>
          <table:table-cell table:formula="of:=ASIN(([.L33]-[.M33])/[.$B$3])" office:value-type="float" office:value="-0.394145983205449" calcext:value-type="float">
            <text:p>-0,394</text:p>
          </table:table-cell>
          <table:table-cell table:formula="of:=[.N33]*180/PI()" office:value-type="float" office:value="-22.5829013497064" calcext:value-type="float">
            <text:p>-22,58</text:p>
          </table:table-cell>
          <table:table-cell/>
          <table:table-cell table:formula="of:=[.$B$4]*SIN(2*PI()/[.$B$5] * [.D33] - (2*PI() / [.$B$6]) * ([.$B$16] + [.$B$3]/2) * COS([.$B$8]))" office:value-type="float" office:value="2.26785850091733" calcext:value-type="float">
            <text:p>2,26785850091733</text:p>
          </table:table-cell>
          <table:table-cell table:formula="of:=[.$B$4]*SIN(2*PI()/[.$B$5] * [.D33] - (2*PI() / [.$B$6]) * ([.$B$16] - [.$B$3]/2) * COS([.$B$8]))" office:value-type="float" office:value="3.03750141768405" calcext:value-type="float">
            <text:p>3,03750141768405</text:p>
          </table:table-cell>
          <table:table-cell table:formula="of:=180*ASIN(([.Q33]-[.R33])/[.$B$3])/PI()" office:value-type="float" office:value="-11.0935051395449" calcext:value-type="float">
            <text:p>-11,09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formula="of:=[.$B$4]*SIN(2*PI()/[.$B$5] * [.D34] - (2*PI() / [.$B$6]) * ([.$B$16] + [.$B$2]/2) * SIN([.$B$7]))" office:value-type="float" office:value="2.17786162461633" calcext:value-type="float">
            <text:p>2,17786162461633</text:p>
          </table:table-cell>
          <table:table-cell table:formula="of:=[.$B$4]*SIN(2*PI()/[.$B$5] * [.D34] - (2*PI() / [.$B$6]) * ([.$B$16] - [.$B$2]/2) * SIN([.$B$7]))" office:value-type="float" office:value="2.93892626146237" calcext:value-type="float">
            <text:p>2,93892626146237</text:p>
          </table:table-cell>
          <table:table-cell table:formula="of:=ASIN(([.G34]-[.H34])/[.$B$2])" office:value-type="float" office:value="-0.390371852334274" calcext:value-type="float">
            <text:p>-0,390</text:p>
          </table:table-cell>
          <table:table-cell table:formula="of:=[.I34]*180/PI()" office:value-type="float" office:value="-22.3666595794581" calcext:value-type="float">
            <text:p>-22,37</text:p>
          </table:table-cell>
          <table:table-cell/>
          <table:table-cell table:formula="of:=[.$B$4]*SIN(2*PI()/[.$B$5] * [.D34] - (2*PI() / [.$B$6]) * ([.$B$16] + [.$B$3]/2) * COS([.$B$7]))" office:value-type="float" office:value="1.76904051041349" calcext:value-type="float">
            <text:p>1,76904051041349</text:p>
          </table:table-cell>
          <table:table-cell table:formula="of:=[.$B$4]*SIN(2*PI()/[.$B$5] * [.D34] - (2*PI() / [.$B$6]) * ([.$B$16] - [.$B$3]/2) * COS([.$B$7]))" office:value-type="float" office:value="3.28642873884917" calcext:value-type="float">
            <text:p>3,28642873884917</text:p>
          </table:table-cell>
          <table:table-cell table:formula="of:=ASIN(([.L34]-[.M34])/[.$B$3])" office:value-type="float" office:value="-0.389090504219154" calcext:value-type="float">
            <text:p>-0,389</text:p>
          </table:table-cell>
          <table:table-cell table:formula="of:=[.N34]*180/PI()" office:value-type="float" office:value="-22.2932437403747" calcext:value-type="float">
            <text:p>-22,29</text:p>
          </table:table-cell>
          <table:table-cell/>
          <table:table-cell table:formula="of:=[.$B$4]*SIN(2*PI()/[.$B$5] * [.D34] - (2*PI() / [.$B$6]) * ([.$B$16] + [.$B$3]/2) * COS([.$B$8]))" office:value-type="float" office:value="2.36068261724797" calcext:value-type="float">
            <text:p>2,36068261724797</text:p>
          </table:table-cell>
          <table:table-cell table:formula="of:=[.$B$4]*SIN(2*PI()/[.$B$5] * [.D34] - (2*PI() / [.$B$6]) * ([.$B$16] - [.$B$3]/2) * COS([.$B$8]))" office:value-type="float" office:value="3.12001010175599" calcext:value-type="float">
            <text:p>3,12001010175599</text:p>
          </table:table-cell>
          <table:table-cell table:formula="of:=180*ASIN(([.Q34]-[.R34])/[.$B$3])/PI()" office:value-type="float" office:value="-10.9429725556183" calcext:value-type="float">
            <text:p>-10,94</text:p>
          </table:table-cell>
        </table:table-row>
        <table:table-row table:style-name="ro1">
          <table:table-cell table:number-columns-repeated="3"/>
          <table:table-cell office:value-type="float" office:value="3.1" calcext:value-type="float">
            <text:p>3,1</text:p>
          </table:table-cell>
          <table:table-cell table:number-columns-repeated="2"/>
          <table:table-cell table:formula="of:=[.$B$4]*SIN(2*PI()/[.$B$5] * [.D35] - (2*PI() / [.$B$6]) * ([.$B$16] + [.$B$2]/2) * SIN([.$B$7]))" office:value-type="float" office:value="2.27164097114411" calcext:value-type="float">
            <text:p>2,27164097114411</text:p>
          </table:table-cell>
          <table:table-cell table:formula="of:=[.$B$4]*SIN(2*PI()/[.$B$5] * [.D35] - (2*PI() / [.$B$6]) * ([.$B$16] - [.$B$2]/2) * SIN([.$B$7]))" office:value-type="float" office:value="3.02299557431187" calcext:value-type="float">
            <text:p>3,02299557431187</text:p>
          </table:table-cell>
          <table:table-cell table:formula="of:=ASIN(([.G35]-[.H35])/[.$B$2])" office:value-type="float" office:value="-0.385127501175211" calcext:value-type="float">
            <text:p>-0,385</text:p>
          </table:table-cell>
          <table:table-cell table:formula="of:=[.I35]*180/PI()" office:value-type="float" office:value="-22.0661803917593" calcext:value-type="float">
            <text:p>-22,07</text:p>
          </table:table-cell>
          <table:table-cell/>
          <table:table-cell table:formula="of:=[.$B$4]*SIN(2*PI()/[.$B$5] * [.D35] - (2*PI() / [.$B$6]) * ([.$B$16] + [.$B$3]/2) * COS([.$B$7]))" office:value-type="float" office:value="1.86659164568016" calcext:value-type="float">
            <text:p>1,86659164568016</text:p>
          </table:table-cell>
          <table:table-cell table:formula="of:=[.$B$4]*SIN(2*PI()/[.$B$5] * [.D35] - (2*PI() / [.$B$6]) * ([.$B$16] - [.$B$3]/2) * COS([.$B$7]))" office:value-type="float" office:value="3.36462334989283" calcext:value-type="float">
            <text:p>3,36462334989283</text:p>
          </table:table-cell>
          <table:table-cell table:formula="of:=ASIN(([.L35]-[.M35])/[.$B$3])" office:value-type="float" office:value="-0.383866021547443" calcext:value-type="float">
            <text:p>-0,384</text:p>
          </table:table-cell>
          <table:table-cell table:formula="of:=[.N35]*180/PI()" office:value-type="float" office:value="-21.9939029331464" calcext:value-type="float">
            <text:p>-21,99</text:p>
          </table:table-cell>
          <table:table-cell/>
          <table:table-cell table:formula="of:=[.$B$4]*SIN(2*PI()/[.$B$5] * [.D35] - (2*PI() / [.$B$6]) * ([.$B$16] + [.$B$3]/2) * COS([.$B$8]))" office:value-type="float" office:value="2.45247126016141" calcext:value-type="float">
            <text:p>2,45247126016141</text:p>
          </table:table-cell>
          <table:table-cell table:formula="of:=[.$B$4]*SIN(2*PI()/[.$B$5] * [.D35] - (2*PI() / [.$B$6]) * ([.$B$16] - [.$B$3]/2) * COS([.$B$8]))" office:value-type="float" office:value="3.20115024627999" calcext:value-type="float">
            <text:p>3,20115024627999</text:p>
          </table:table-cell>
          <table:table-cell table:formula="of:=180*ASIN(([.Q35]-[.R35])/[.$B$3])/PI()" office:value-type="float" office:value="-10.7876597117966" calcext:value-type="float">
            <text:p>-10,79</text:p>
          </table:table-cell>
        </table:table-row>
        <table:table-row table:style-name="ro1">
          <table:table-cell table:number-columns-repeated="3"/>
          <table:table-cell office:value-type="float" office:value="3.2" calcext:value-type="float">
            <text:p>3,2</text:p>
          </table:table-cell>
          <table:table-cell table:number-columns-repeated="2"/>
          <table:table-cell table:formula="of:=[.$B$4]*SIN(2*PI()/[.$B$5] * [.D36] - (2*PI() / [.$B$6]) * ([.$B$16] + [.$B$2]/2) * SIN([.$B$7]))" office:value-type="float" office:value="2.36442390086351" calcext:value-type="float">
            <text:p>2,36442390086351</text:p>
          </table:table-cell>
          <table:table-cell table:formula="of:=[.$B$4]*SIN(2*PI()/[.$B$5] * [.D36] - (2*PI() / [.$B$6]) * ([.$B$16] - [.$B$2]/2) * SIN([.$B$7]))" office:value-type="float" office:value="3.10573890139155" calcext:value-type="float">
            <text:p>3,10573890139155</text:p>
          </table:table-cell>
          <table:table-cell table:formula="of:=ASIN(([.G36]-[.H36])/[.$B$2])" office:value-type="float" office:value="-0.379716846886379" calcext:value-type="float">
            <text:p>-0,380</text:p>
          </table:table-cell>
          <table:table-cell table:formula="of:=[.I36]*180/PI()" office:value-type="float" office:value="-21.7561727366048" calcext:value-type="float">
            <text:p>-21,76</text:p>
          </table:table-cell>
          <table:table-cell/>
          <table:table-cell table:formula="of:=[.$B$4]*SIN(2*PI()/[.$B$5] * [.D36] - (2*PI() / [.$B$6]) * ([.$B$16] + [.$B$3]/2) * COS([.$B$7]))" office:value-type="float" office:value="1.9633240321596" calcext:value-type="float">
            <text:p>1,9633240321596</text:p>
          </table:table-cell>
          <table:table-cell table:formula="of:=[.$B$4]*SIN(2*PI()/[.$B$5] * [.D36] - (2*PI() / [.$B$6]) * ([.$B$16] - [.$B$3]/2) * COS([.$B$7]))" office:value-type="float" office:value="3.44134212593338" calcext:value-type="float">
            <text:p>3,44134212593338</text:p>
          </table:table-cell>
          <table:table-cell table:formula="of:=ASIN(([.L36]-[.M36])/[.$B$3])" office:value-type="float" office:value="-0.378475751549519" calcext:value-type="float">
            <text:p>-0,378</text:p>
          </table:table-cell>
          <table:table-cell table:formula="of:=[.N36]*180/PI()" office:value-type="float" office:value="-21.6850632118293" calcext:value-type="float">
            <text:p>-21,69</text:p>
          </table:table-cell>
          <table:table-cell/>
          <table:table-cell table:formula="of:=[.$B$4]*SIN(2*PI()/[.$B$5] * [.D36] - (2*PI() / [.$B$6]) * ([.$B$16] + [.$B$3]/2) * COS([.$B$8]))" office:value-type="float" office:value="2.5431841681252" calcext:value-type="float">
            <text:p>2,5431841681252</text:p>
          </table:table-cell>
          <table:table-cell table:formula="of:=[.$B$4]*SIN(2*PI()/[.$B$5] * [.D36] - (2*PI() / [.$B$6]) * ([.$B$16] - [.$B$3]/2) * COS([.$B$8]))" office:value-type="float" office:value="3.28088626050697" calcext:value-type="float">
            <text:p>3,28088626050697</text:p>
          </table:table-cell>
          <table:table-cell table:formula="of:=180*ASIN(([.Q36]-[.R36])/[.$B$3])/PI()" office:value-type="float" office:value="-10.6276409934495" calcext:value-type="float">
            <text:p>-10,63</text:p>
          </table:table-cell>
        </table:table-row>
        <table:table-row table:style-name="ro1">
          <table:table-cell table:number-columns-repeated="3"/>
          <table:table-cell office:value-type="float" office:value="3.3" calcext:value-type="float">
            <text:p>3,3</text:p>
          </table:table-cell>
          <table:table-cell table:number-columns-repeated="2"/>
          <table:table-cell table:formula="of:=[.$B$4]*SIN(2*PI()/[.$B$5] * [.D37] - (2*PI() / [.$B$6]) * ([.$B$16] + [.$B$2]/2) * SIN([.$B$7]))" office:value-type="float" office:value="2.45616971611505" calcext:value-type="float">
            <text:p>2,45616971611505</text:p>
          </table:table-cell>
          <table:table-cell table:formula="of:=[.$B$4]*SIN(2*PI()/[.$B$5] * [.D37] - (2*PI() / [.$B$6]) * ([.$B$16] - [.$B$2]/2) * SIN([.$B$7]))" office:value-type="float" office:value="3.18711994874345" calcext:value-type="float">
            <text:p>3,18711994874345</text:p>
          </table:table-cell>
          <table:table-cell table:formula="of:=ASIN(([.G37]-[.H37])/[.$B$2])" office:value-type="float" office:value="-0.37414317905347" calcext:value-type="float">
            <text:p>-0,374</text:p>
          </table:table-cell>
          <table:table-cell table:formula="of:=[.I37]*180/PI()" office:value-type="float" office:value="-21.4368250933713" calcext:value-type="float">
            <text:p>-21,44</text:p>
          </table:table-cell>
          <table:table-cell/>
          <table:table-cell table:formula="of:=[.$B$4]*SIN(2*PI()/[.$B$5] * [.D37] - (2*PI() / [.$B$6]) * ([.$B$16] + [.$B$3]/2) * COS([.$B$7]))" office:value-type="float" office:value="2.05919523983007" calcext:value-type="float">
            <text:p>2,05919523983007</text:p>
          </table:table-cell>
          <table:table-cell table:formula="of:=[.$B$4]*SIN(2*PI()/[.$B$5] * [.D37] - (2*PI() / [.$B$6]) * ([.$B$16] - [.$B$3]/2) * COS([.$B$7]))" office:value-type="float" office:value="3.51655141558007" calcext:value-type="float">
            <text:p>3,51655141558007</text:p>
          </table:table-cell>
          <table:table-cell table:formula="of:=ASIN(([.L37]-[.M37])/[.$B$3])" office:value-type="float" office:value="-0.37292296545474" calcext:value-type="float">
            <text:p>-0,373</text:p>
          </table:table-cell>
          <table:table-cell table:formula="of:=[.N37]*180/PI()" office:value-type="float" office:value="-21.3669120040596" calcext:value-type="float">
            <text:p>-21,37</text:p>
          </table:table-cell>
          <table:table-cell/>
          <table:table-cell table:formula="of:=[.$B$4]*SIN(2*PI()/[.$B$5] * [.D37] - (2*PI() / [.$B$6]) * ([.$B$16] + [.$B$3]/2) * COS([.$B$8]))" office:value-type="float" office:value="2.63278155145983" calcext:value-type="float">
            <text:p>2,63278155145983</text:p>
          </table:table-cell>
          <table:table-cell table:formula="of:=[.$B$4]*SIN(2*PI()/[.$B$5] * [.D37] - (2*PI() / [.$B$6]) * ([.$B$16] - [.$B$3]/2) * COS([.$B$8]))" office:value-type="float" office:value="3.35918316958579" calcext:value-type="float">
            <text:p>3,35918316958579</text:p>
          </table:table-cell>
          <table:table-cell table:formula="of:=180*ASIN(([.Q37]-[.R37])/[.$B$3])/PI()" office:value-type="float" office:value="-10.4629927348507" calcext:value-type="float">
            <text:p>-10,46</text:p>
          </table:table-cell>
        </table:table-row>
        <table:table-row table:style-name="ro1">
          <table:table-cell table:number-columns-repeated="3"/>
          <table:table-cell office:value-type="float" office:value="3.4" calcext:value-type="float">
            <text:p>3,4</text:p>
          </table:table-cell>
          <table:table-cell table:number-columns-repeated="2"/>
          <table:table-cell table:formula="of:=[.$B$4]*SIN(2*PI()/[.$B$5] * [.D38] - (2*PI() / [.$B$6]) * ([.$B$16] + [.$B$2]/2) * SIN([.$B$7]))" office:value-type="float" office:value="2.54683817415193" calcext:value-type="float">
            <text:p>2,54683817415193</text:p>
          </table:table-cell>
          <table:table-cell table:formula="of:=[.$B$4]*SIN(2*PI()/[.$B$5] * [.D38] - (2*PI() / [.$B$6]) * ([.$B$16] - [.$B$2]/2) * SIN([.$B$7]))" office:value-type="float" office:value="3.26710301995053" calcext:value-type="float">
            <text:p>3,26710301995053</text:p>
          </table:table-cell>
          <table:table-cell table:formula="of:=ASIN(([.G38]-[.H38])/[.$B$2])" office:value-type="float" office:value="-0.36840983694857" calcext:value-type="float">
            <text:p>-0,368</text:p>
          </table:table-cell>
          <table:table-cell table:formula="of:=[.I38]*180/PI()" office:value-type="float" office:value="-21.1083287882559" calcext:value-type="float">
            <text:p>-21,11</text:p>
          </table:table-cell>
          <table:table-cell/>
          <table:table-cell table:formula="of:=[.$B$4]*SIN(2*PI()/[.$B$5] * [.D38] - (2*PI() / [.$B$6]) * ([.$B$16] + [.$B$3]/2) * COS([.$B$7]))" office:value-type="float" office:value="2.15416321641131" calcext:value-type="float">
            <text:p>2,15416321641131</text:p>
          </table:table-cell>
          <table:table-cell table:formula="of:=[.$B$4]*SIN(2*PI()/[.$B$5] * [.D38] - (2*PI() / [.$B$6]) * ([.$B$16] - [.$B$3]/2) * COS([.$B$7]))" office:value-type="float" office:value="3.59021822955278" calcext:value-type="float">
            <text:p>3,59021822955278</text:p>
          </table:table-cell>
          <table:table-cell table:formula="of:=ASIN(([.L38]-[.M38])/[.$B$3])" office:value-type="float" office:value="-0.367210984284242" calcext:value-type="float">
            <text:p>-0,367</text:p>
          </table:table-cell>
          <table:table-cell table:formula="of:=[.N38]*180/PI()" office:value-type="float" office:value="-21.0396395903318" calcext:value-type="float">
            <text:p>-21,04</text:p>
          </table:table-cell>
          <table:table-cell/>
          <table:table-cell table:formula="of:=[.$B$4]*SIN(2*PI()/[.$B$5] * [.D38] - (2*PI() / [.$B$6]) * ([.$B$16] + [.$B$3]/2) * COS([.$B$8]))" office:value-type="float" office:value="2.72122410979175" calcext:value-type="float">
            <text:p>2,72122410979175</text:p>
          </table:table-cell>
          <table:table-cell table:formula="of:=[.$B$4]*SIN(2*PI()/[.$B$5] * [.D38] - (2*PI() / [.$B$6]) * ([.$B$16] - [.$B$3]/2) * COS([.$B$8]))" office:value-type="float" office:value="3.43600662990438" calcext:value-type="float">
            <text:p>3,43600662990438</text:p>
          </table:table-cell>
          <table:table-cell table:formula="of:=180*ASIN(([.Q38]-[.R38])/[.$B$3])/PI()" office:value-type="float" office:value="-10.2937931614194" calcext:value-type="float">
            <text:p>-10,29</text:p>
          </table:table-cell>
        </table:table-row>
        <table:table-row table:style-name="ro1">
          <table:table-cell table:number-columns-repeated="3"/>
          <table:table-cell office:value-type="float" office:value="3.5" calcext:value-type="float">
            <text:p>3,5</text:p>
          </table:table-cell>
          <table:table-cell table:number-columns-repeated="2"/>
          <table:table-cell table:formula="of:=[.$B$4]*SIN(2*PI()/[.$B$5] * [.D39] - (2*PI() / [.$B$6]) * ([.$B$16] + [.$B$2]/2) * SIN([.$B$7]))" office:value-type="float" office:value="2.63638950479184" calcext:value-type="float">
            <text:p>2,63638950479184</text:p>
          </table:table-cell>
          <table:table-cell table:formula="of:=[.$B$4]*SIN(2*PI()/[.$B$5] * [.D39] - (2*PI() / [.$B$6]) * ([.$B$16] - [.$B$2]/2) * SIN([.$B$7]))" office:value-type="float" office:value="3.34565303179429" calcext:value-type="float">
            <text:p>3,34565303179429</text:p>
          </table:table-cell>
          <table:table-cell table:formula="of:=ASIN(([.G39]-[.H39])/[.$B$2])" office:value-type="float" office:value="-0.362520204562531" calcext:value-type="float">
            <text:p>-0,363</text:p>
          </table:table-cell>
          <table:table-cell table:formula="of:=[.I39]*180/PI()" office:value-type="float" office:value="-20.7708777096523" calcext:value-type="float">
            <text:p>-20,77</text:p>
          </table:table-cell>
          <table:table-cell/>
          <table:table-cell table:formula="of:=[.$B$4]*SIN(2*PI()/[.$B$5] * [.D39] - (2*PI() / [.$B$6]) * ([.$B$16] + [.$B$3]/2) * COS([.$B$7]))" office:value-type="float" office:value="2.24818630581008" calcext:value-type="float">
            <text:p>2,24818630581008</text:p>
          </table:table-cell>
          <table:table-cell table:formula="of:=[.$B$4]*SIN(2*PI()/[.$B$5] * [.D39] - (2*PI() / [.$B$6]) * ([.$B$16] - [.$B$3]/2) * COS([.$B$7]))" office:value-type="float" office:value="3.66231025515219" calcext:value-type="float">
            <text:p>3,66231025515219</text:p>
          </table:table-cell>
          <table:table-cell table:formula="of:=ASIN(([.L39]-[.M39])/[.$B$3])" office:value-type="float" office:value="-0.361343173925154" calcext:value-type="float">
            <text:p>-0,361</text:p>
          </table:table-cell>
          <table:table-cell table:formula="of:=[.N39]*180/PI()" office:value-type="float" office:value="-20.703438821773" calcext:value-type="float">
            <text:p>-20,70</text:p>
          </table:table-cell>
          <table:table-cell/>
          <table:table-cell table:formula="of:=[.$B$4]*SIN(2*PI()/[.$B$5] * [.D39] - (2*PI() / [.$B$6]) * ([.$B$16] + [.$B$3]/2) * COS([.$B$8]))" office:value-type="float" office:value="2.80847304929181" calcext:value-type="float">
            <text:p>2,80847304929181</text:p>
          </table:table-cell>
          <table:table-cell table:formula="of:=[.$B$4]*SIN(2*PI()/[.$B$5] * [.D39] - (2*PI() / [.$B$6]) * ([.$B$16] - [.$B$3]/2) * COS([.$B$8]))" office:value-type="float" office:value="3.51132294415402" calcext:value-type="float">
            <text:p>3,51132294415402</text:p>
          </table:table-cell>
          <table:table-cell table:formula="of:=180*ASIN(([.Q39]-[.R39])/[.$B$3])/PI()" office:value-type="float" office:value="-10.1201223318258" calcext:value-type="float">
            <text:p>-10,12</text:p>
          </table:table-cell>
        </table:table-row>
        <table:table-row table:style-name="ro1">
          <table:table-cell table:number-columns-repeated="3"/>
          <table:table-cell office:value-type="float" office:value="3.6" calcext:value-type="float">
            <text:p>3,6</text:p>
          </table:table-cell>
          <table:table-cell table:number-columns-repeated="2"/>
          <table:table-cell table:formula="of:=[.$B$4]*SIN(2*PI()/[.$B$5] * [.D40] - (2*PI() / [.$B$6]) * ([.$B$16] + [.$B$2]/2) * SIN([.$B$7]))" office:value-type="float" office:value="2.72478442786147" calcext:value-type="float">
            <text:p>2,72478442786147</text:p>
          </table:table-cell>
          <table:table-cell table:formula="of:=[.$B$4]*SIN(2*PI()/[.$B$5] * [.D40] - (2*PI() / [.$B$6]) * ([.$B$16] - [.$B$2]/2) * SIN([.$B$7]))" office:value-type="float" office:value="3.42273552964344" calcext:value-type="float">
            <text:p>3,42273552964344</text:p>
          </table:table-cell>
          <table:table-cell table:formula="of:=ASIN(([.G40]-[.H40])/[.$B$2])" office:value-type="float" office:value="-0.356477705806598" calcext:value-type="float">
            <text:p>-0,356</text:p>
          </table:table-cell>
          <table:table-cell table:formula="of:=[.I40]*180/PI()" office:value-type="float" office:value="-20.4246680332242" calcext:value-type="float">
            <text:p>-20,42</text:p>
          </table:table-cell>
          <table:table-cell/>
          <table:table-cell table:formula="of:=[.$B$4]*SIN(2*PI()/[.$B$5] * [.D40] - (2*PI() / [.$B$6]) * ([.$B$16] + [.$B$3]/2) * COS([.$B$7]))" office:value-type="float" office:value="2.34122326639186" calcext:value-type="float">
            <text:p>2,34122326639186</text:p>
          </table:table-cell>
          <table:table-cell table:formula="of:=[.$B$4]*SIN(2*PI()/[.$B$5] * [.D40] - (2*PI() / [.$B$6]) * ([.$B$16] - [.$B$3]/2) * COS([.$B$7]))" office:value-type="float" office:value="3.7327958704332" calcext:value-type="float">
            <text:p>3,7327958704332</text:p>
          </table:table-cell>
          <table:table-cell table:formula="of:=ASIN(([.L40]-[.M40])/[.$B$3])" office:value-type="float" office:value="-0.355322940371034" calcext:value-type="float">
            <text:p>-0,355</text:p>
          </table:table-cell>
          <table:table-cell table:formula="of:=[.N40]*180/PI()" office:value-type="float" office:value="-20.3585048474388" calcext:value-type="float">
            <text:p>-20,36</text:p>
          </table:table-cell>
          <table:table-cell/>
          <table:table-cell table:formula="of:=[.$B$4]*SIN(2*PI()/[.$B$5] * [.D40] - (2*PI() / [.$B$6]) * ([.$B$16] + [.$B$3]/2) * COS([.$B$8]))" office:value-type="float" office:value="2.89449009969156" calcext:value-type="float">
            <text:p>2,89449009969156</text:p>
          </table:table-cell>
          <table:table-cell table:formula="of:=[.$B$4]*SIN(2*PI()/[.$B$5] * [.D40] - (2*PI() / [.$B$6]) * ([.$B$16] - [.$B$3]/2) * COS([.$B$8]))" office:value-type="float" office:value="3.58509907611005" calcext:value-type="float">
            <text:p>3,58509907611005</text:p>
          </table:table-cell>
          <table:table-cell table:formula="of:=180*ASIN(([.Q40]-[.R40])/[.$B$3])/PI()" office:value-type="float" office:value="-9.94206208007572" calcext:value-type="float">
            <text:p>-9,94</text:p>
          </table:table-cell>
        </table:table-row>
        <table:table-row table:style-name="ro1">
          <table:table-cell table:number-columns-repeated="3"/>
          <table:table-cell office:value-type="float" office:value="3.7" calcext:value-type="float">
            <text:p>3,7</text:p>
          </table:table-cell>
          <table:table-cell table:number-columns-repeated="2"/>
          <table:table-cell table:formula="of:=[.$B$4]*SIN(2*PI()/[.$B$5] * [.D41] - (2*PI() / [.$B$6]) * ([.$B$16] + [.$B$2]/2) * SIN([.$B$7]))" office:value-type="float" office:value="2.81198417042606" calcext:value-type="float">
            <text:p>2,81198417042606</text:p>
          </table:table-cell>
          <table:table-cell table:formula="of:=[.$B$4]*SIN(2*PI()/[.$B$5] * [.D41] - (2*PI() / [.$B$6]) * ([.$B$16] - [.$B$2]/2) * SIN([.$B$7]))" office:value-type="float" office:value="3.49831670256683" calcext:value-type="float">
            <text:p>3,49831670256683</text:p>
          </table:table-cell>
          <table:table-cell table:formula="of:=ASIN(([.G41]-[.H41])/[.$B$2])" office:value-type="float" office:value="-0.350285799895113" calcext:value-type="float">
            <text:p>-0,350</text:p>
          </table:table-cell>
          <table:table-cell table:formula="of:=[.I41]*180/PI()" office:value-type="float" office:value="-20.0698979573541" calcext:value-type="float">
            <text:p>-20,07</text:p>
          </table:table-cell>
          <table:table-cell/>
          <table:table-cell table:formula="of:=[.$B$4]*SIN(2*PI()/[.$B$5] * [.D41] - (2*PI() / [.$B$6]) * ([.$B$16] + [.$B$3]/2) * COS([.$B$7]))" office:value-type="float" office:value="2.43323328907086" calcext:value-type="float">
            <text:p>2,43323328907086</text:p>
          </table:table-cell>
          <table:table-cell table:formula="of:=[.$B$4]*SIN(2*PI()/[.$B$5] * [.D41] - (2*PI() / [.$B$6]) * ([.$B$16] - [.$B$3]/2) * COS([.$B$7]))" office:value-type="float" office:value="3.80164415807539" calcext:value-type="float">
            <text:p>3,80164415807539</text:p>
          </table:table-cell>
          <table:table-cell table:formula="of:=ASIN(([.L41]-[.M41])/[.$B$3])" office:value-type="float" office:value="-0.349153725140328" calcext:value-type="float">
            <text:p>-0,349</text:p>
          </table:table-cell>
          <table:table-cell table:formula="of:=[.N41]*180/PI()" office:value-type="float" office:value="-20.0050348518116" calcext:value-type="float">
            <text:p>-20,01</text:p>
          </table:table-cell>
          <table:table-cell/>
          <table:table-cell table:formula="of:=[.$B$4]*SIN(2*PI()/[.$B$5] * [.D41] - (2*PI() / [.$B$6]) * ([.$B$16] + [.$B$3]/2) * COS([.$B$8]))" office:value-type="float" office:value="2.97923753106978" calcext:value-type="float">
            <text:p>2,97923753106978</text:p>
          </table:table-cell>
          <table:table-cell table:formula="of:=[.$B$4]*SIN(2*PI()/[.$B$5] * [.D41] - (2*PI() / [.$B$6]) * ([.$B$16] - [.$B$3]/2) * COS([.$B$8]))" office:value-type="float" office:value="3.65730266512266" calcext:value-type="float">
            <text:p>3,65730266512266</text:p>
          </table:table-cell>
          <table:table-cell table:formula="of:=180*ASIN(([.Q41]-[.R41])/[.$B$3])/PI()" office:value-type="float" office:value="-9.75969595768813" calcext:value-type="float">
            <text:p>-9,76</text:p>
          </table:table-cell>
        </table:table-row>
        <table:table-row table:style-name="ro1">
          <table:table-cell table:number-columns-repeated="3"/>
          <table:table-cell office:value-type="float" office:value="3.8" calcext:value-type="float">
            <text:p>3,8</text:p>
          </table:table-cell>
          <table:table-cell table:number-columns-repeated="2"/>
          <table:table-cell table:formula="of:=[.$B$4]*SIN(2*PI()/[.$B$5] * [.D42] - (2*PI() / [.$B$6]) * ([.$B$16] + [.$B$2]/2) * SIN([.$B$7]))" office:value-type="float" office:value="2.89795048379656" calcext:value-type="float">
            <text:p>2,89795048379656</text:p>
          </table:table-cell>
          <table:table-cell table:formula="of:=[.$B$4]*SIN(2*PI()/[.$B$5] * [.D42] - (2*PI() / [.$B$6]) * ([.$B$16] - [.$B$2]/2) * SIN([.$B$7]))" office:value-type="float" office:value="3.57236339816402" calcext:value-type="float">
            <text:p>3,57236339816402</text:p>
          </table:table-cell>
          <table:table-cell table:formula="of:=ASIN(([.G42]-[.H42])/[.$B$2])" office:value-type="float" office:value="-0.343947976919449" calcext:value-type="float">
            <text:p>-0,344</text:p>
          </table:table-cell>
          <table:table-cell table:formula="of:=[.I42]*180/PI()" office:value-type="float" office:value="-19.7067674495475" calcext:value-type="float">
            <text:p>-19,71</text:p>
          </table:table-cell>
          <table:table-cell/>
          <table:table-cell table:formula="of:=[.$B$4]*SIN(2*PI()/[.$B$5] * [.D42] - (2*PI() / [.$B$6]) * ([.$B$16] + [.$B$3]/2) * COS([.$B$7]))" office:value-type="float" office:value="2.52417601521015" calcext:value-type="float">
            <text:p>2,52417601521015</text:p>
          </table:table-cell>
          <table:table-cell table:formula="of:=[.$B$4]*SIN(2*PI()/[.$B$5] * [.D42] - (2*PI() / [.$B$6]) * ([.$B$16] - [.$B$3]/2) * COS([.$B$7]))" office:value-type="float" office:value="3.86882491894432" calcext:value-type="float">
            <text:p>3,86882491894432</text:p>
          </table:table-cell>
          <table:table-cell table:formula="of:=ASIN(([.L42]-[.M42])/[.$B$3])" office:value-type="float" office:value="-0.342839000882953" calcext:value-type="float">
            <text:p>-0,343</text:p>
          </table:table-cell>
          <table:table-cell table:formula="of:=[.N42]*180/PI()" office:value-type="float" office:value="-19.6432278030751" calcext:value-type="float">
            <text:p>-19,64</text:p>
          </table:table-cell>
          <table:table-cell/>
          <table:table-cell table:formula="of:=[.$B$4]*SIN(2*PI()/[.$B$5] * [.D42] - (2*PI() / [.$B$6]) * ([.$B$16] + [.$B$3]/2) * COS([.$B$8]))" office:value-type="float" office:value="3.06267817040216" calcext:value-type="float">
            <text:p>3,06267817040216</text:p>
          </table:table-cell>
          <table:table-cell table:formula="of:=[.$B$4]*SIN(2*PI()/[.$B$5] * [.D42] - (2*PI() / [.$B$6]) * ([.$B$16] - [.$B$3]/2) * COS([.$B$8]))" office:value-type="float" office:value="3.72790204031136" calcext:value-type="float">
            <text:p>3,72790204031136</text:p>
          </table:table-cell>
          <table:table-cell table:formula="of:=180*ASIN(([.Q42]-[.R42])/[.$B$3])/PI()" office:value-type="float" office:value="-9.57310917606987" calcext:value-type="float">
            <text:p>-9,57</text:p>
          </table:table-cell>
        </table:table-row>
        <table:table-row table:style-name="ro1">
          <table:table-cell table:number-columns-repeated="3"/>
          <table:table-cell office:value-type="float" office:value="3.9" calcext:value-type="float">
            <text:p>3,9</text:p>
          </table:table-cell>
          <table:table-cell table:number-columns-repeated="2"/>
          <table:table-cell table:formula="of:=[.$B$4]*SIN(2*PI()/[.$B$5] * [.D43] - (2*PI() / [.$B$6]) * ([.$B$16] + [.$B$2]/2) * SIN([.$B$7]))" office:value-type="float" office:value="2.98264566030671" calcext:value-type="float">
            <text:p>2,98264566030671</text:p>
          </table:table-cell>
          <table:table-cell table:formula="of:=[.$B$4]*SIN(2*PI()/[.$B$5] * [.D43] - (2*PI() / [.$B$6]) * ([.$B$16] - [.$B$2]/2) * SIN([.$B$7]))" office:value-type="float" office:value="3.64484313710706" calcext:value-type="float">
            <text:p>3,64484313710706</text:p>
          </table:table-cell>
          <table:table-cell table:formula="of:=ASIN(([.G43]-[.H43])/[.$B$2])" office:value-type="float" office:value="-0.337467753621489" calcext:value-type="float">
            <text:p>-0,337</text:p>
          </table:table-cell>
          <table:table-cell table:formula="of:=[.I43]*180/PI()" office:value-type="float" office:value="-19.335478004272" calcext:value-type="float">
            <text:p>-19,34</text:p>
          </table:table-cell>
          <table:table-cell/>
          <table:table-cell table:formula="of:=[.$B$4]*SIN(2*PI()/[.$B$5] * [.D43] - (2*PI() / [.$B$6]) * ([.$B$16] + [.$B$3]/2) * COS([.$B$7]))" office:value-type="float" office:value="2.61401155432437" calcext:value-type="float">
            <text:p>2,61401155432437</text:p>
          </table:table-cell>
          <table:table-cell table:formula="of:=[.$B$4]*SIN(2*PI()/[.$B$5] * [.D43] - (2*PI() / [.$B$6]) * ([.$B$16] - [.$B$3]/2) * COS([.$B$7]))" office:value-type="float" office:value="3.93430868533795" calcext:value-type="float">
            <text:p>3,93430868533795</text:p>
          </table:table-cell>
          <table:table-cell table:formula="of:=ASIN(([.L43]-[.M43])/[.$B$3])" office:value-type="float" office:value="-0.336382267183346" calcext:value-type="float">
            <text:p>-0,336</text:p>
          </table:table-cell>
          <table:table-cell table:formula="of:=[.N43]*180/PI()" office:value-type="float" office:value="-19.2732842126478" calcext:value-type="float">
            <text:p>-19,27</text:p>
          </table:table-cell>
          <table:table-cell/>
          <table:table-cell table:formula="of:=[.$B$4]*SIN(2*PI()/[.$B$5] * [.D43] - (2*PI() / [.$B$6]) * ([.$B$16] + [.$B$3]/2) * COS([.$B$8]))" office:value-type="float" office:value="3.14477541786654" calcext:value-type="float">
            <text:p>3,14477541786654</text:p>
          </table:table-cell>
          <table:table-cell table:formula="of:=[.$B$4]*SIN(2*PI()/[.$B$5] * [.D43] - (2*PI() / [.$B$6]) * ([.$B$16] - [.$B$3]/2) * COS([.$B$8]))" office:value-type="float" office:value="3.79686623445687" calcext:value-type="float">
            <text:p>3,79686623445687</text:p>
          </table:table-cell>
          <table:table-cell table:formula="of:=180*ASIN(([.Q43]-[.R43])/[.$B$3])/PI()" office:value-type="float" office:value="-9.3823885491913" calcext:value-type="float">
            <text:p>-9,38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formula="of:=[.$B$4]*SIN(2*PI()/[.$B$5] * [.D44] - (2*PI() / [.$B$6]) * ([.$B$16] + [.$B$2]/2) * SIN([.$B$7]))" office:value-type="float" office:value="3.06603254985289" calcext:value-type="float">
            <text:p>3,06603254985289</text:p>
          </table:table-cell>
          <table:table-cell table:formula="of:=[.$B$4]*SIN(2*PI()/[.$B$5] * [.D44] - (2*PI() / [.$B$6]) * ([.$B$16] - [.$B$2]/2) * SIN([.$B$7]))" office:value-type="float" office:value="3.71572412738697" calcext:value-type="float">
            <text:p>3,71572412738697</text:p>
          </table:table-cell>
          <table:table-cell table:formula="of:=ASIN(([.G44]-[.H44])/[.$B$2])" office:value-type="float" office:value="-0.330848669373378" calcext:value-type="float">
            <text:p>-0,331</text:p>
          </table:table-cell>
          <table:table-cell table:formula="of:=[.I44]*180/PI()" office:value-type="float" office:value="-18.9562324126137" calcext:value-type="float">
            <text:p>-18,96</text:p>
          </table:table-cell>
          <table:table-cell/>
          <table:table-cell table:formula="of:=[.$B$4]*SIN(2*PI()/[.$B$5] * [.D44] - (2*PI() / [.$B$6]) * ([.$B$16] + [.$B$3]/2) * COS([.$B$7]))" office:value-type="float" office:value="2.70270050157698" calcext:value-type="float">
            <text:p>2,70270050157698</text:p>
          </table:table-cell>
          <table:table-cell table:formula="of:=[.$B$4]*SIN(2*PI()/[.$B$5] * [.D44] - (2*PI() / [.$B$6]) * ([.$B$16] - [.$B$3]/2) * COS([.$B$7]))" office:value-type="float" office:value="3.99806673391207" calcext:value-type="float">
            <text:p>3,99806673391207</text:p>
          </table:table-cell>
          <table:table-cell table:formula="of:=ASIN(([.L44]-[.M44])/[.$B$3])" office:value-type="float" office:value="-0.329787046566725" calcext:value-type="float">
            <text:p>-0,330</text:p>
          </table:table-cell>
          <table:table-cell table:formula="of:=[.N44]*180/PI()" office:value-type="float" office:value="-18.8954059063577" calcext:value-type="float">
            <text:p>-18,90</text:p>
          </table:table-cell>
          <table:table-cell/>
          <table:table-cell table:formula="of:=[.$B$4]*SIN(2*PI()/[.$B$5] * [.D44] - (2*PI() / [.$B$6]) * ([.$B$16] + [.$B$3]/2) * COS([.$B$8]))" office:value-type="float" office:value="3.22549326289684" calcext:value-type="float">
            <text:p>3,22549326289684</text:p>
          </table:table-cell>
          <table:table-cell table:formula="of:=[.$B$4]*SIN(2*PI()/[.$B$5] * [.D44] - (2*PI() / [.$B$6]) * ([.$B$16] - [.$B$3]/2) * COS([.$B$8]))" office:value-type="float" office:value="3.86416499758434" calcext:value-type="float">
            <text:p>3,86416499758434</text:p>
          </table:table-cell>
          <table:table-cell table:formula="of:=180*ASIN(([.Q44]-[.R44])/[.$B$3])/PI()" office:value-type="float" office:value="-9.18762243665762" calcext:value-type="float">
            <text:p>-9,19</text:p>
          </table:table-cell>
        </table:table-row>
        <table:table-row table:style-name="ro1">
          <table:table-cell table:number-columns-repeated="3"/>
          <table:table-cell office:value-type="float" office:value="4.1" calcext:value-type="float">
            <text:p>4,1</text:p>
          </table:table-cell>
          <table:table-cell table:number-columns-repeated="2"/>
          <table:table-cell table:formula="of:=[.$B$4]*SIN(2*PI()/[.$B$5] * [.D45] - (2*PI() / [.$B$6]) * ([.$B$16] + [.$B$2]/2) * SIN([.$B$7]))" office:value-type="float" office:value="3.14807457618938" calcext:value-type="float">
            <text:p>3,14807457618938</text:p>
          </table:table-cell>
          <table:table-cell table:formula="of:=[.$B$4]*SIN(2*PI()/[.$B$5] * [.D45] - (2*PI() / [.$B$6]) * ([.$B$16] - [.$B$2]/2) * SIN([.$B$7]))" office:value-type="float" office:value="3.78497527825878" calcext:value-type="float">
            <text:p>3,78497527825878</text:p>
          </table:table-cell>
          <table:table-cell table:formula="of:=ASIN(([.G45]-[.H45])/[.$B$2])" office:value-type="float" office:value="-0.32409428236867" calcext:value-type="float">
            <text:p>-0,324</text:p>
          </table:table-cell>
          <table:table-cell table:formula="of:=[.I45]*180/PI()" office:value-type="float" office:value="-18.569234544046" calcext:value-type="float">
            <text:p>-18,57</text:p>
          </table:table-cell>
          <table:table-cell/>
          <table:table-cell table:formula="of:=[.$B$4]*SIN(2*PI()/[.$B$5] * [.D45] - (2*PI() / [.$B$6]) * ([.$B$16] + [.$B$3]/2) * COS([.$B$7]))" office:value-type="float" office:value="2.79020395506451" calcext:value-type="float">
            <text:p>2,79020395506451</text:p>
          </table:table-cell>
          <table:table-cell table:formula="of:=[.$B$4]*SIN(2*PI()/[.$B$5] * [.D45] - (2*PI() / [.$B$6]) * ([.$B$16] - [.$B$3]/2) * COS([.$B$7]))" office:value-type="float" office:value="4.06007109827936" calcext:value-type="float">
            <text:p>4,06007109827936</text:p>
          </table:table-cell>
          <table:table-cell table:formula="of:=ASIN(([.L45]-[.M45])/[.$B$3])" office:value-type="float" office:value="-0.323056880713727" calcext:value-type="float">
            <text:p>-0,323</text:p>
          </table:table-cell>
          <table:table-cell table:formula="of:=[.N45]*180/PI()" office:value-type="float" office:value="-18.5097958075578" calcext:value-type="float">
            <text:p>-18,51</text:p>
          </table:table-cell>
          <table:table-cell/>
          <table:table-cell table:formula="of:=[.$B$4]*SIN(2*PI()/[.$B$5] * [.D45] - (2*PI() / [.$B$6]) * ([.$B$16] + [.$B$3]/2) * COS([.$B$8]))" office:value-type="float" office:value="3.30479629997849" calcext:value-type="float">
            <text:p>3,30479629997849</text:p>
          </table:table-cell>
          <table:table-cell table:formula="of:=[.$B$4]*SIN(2*PI()/[.$B$5] * [.D45] - (2*PI() / [.$B$6]) * ([.$B$16] - [.$B$3]/2) * COS([.$B$8]))" office:value-type="float" office:value="3.92976881023203" calcext:value-type="float">
            <text:p>3,92976881023203</text:p>
          </table:table-cell>
          <table:table-cell table:formula="of:=180*ASIN(([.Q45]-[.R45])/[.$B$3])/PI()" office:value-type="float" office:value="-8.98890068726657" calcext:value-type="float">
            <text:p>-8,99</text:p>
          </table:table-cell>
        </table:table-row>
        <table:table-row table:style-name="ro1">
          <table:table-cell table:number-columns-repeated="3"/>
          <table:table-cell office:value-type="float" office:value="4.2" calcext:value-type="float">
            <text:p>4,2</text:p>
          </table:table-cell>
          <table:table-cell table:number-columns-repeated="2"/>
          <table:table-cell table:formula="of:=[.$B$4]*SIN(2*PI()/[.$B$5] * [.D46] - (2*PI() / [.$B$6]) * ([.$B$16] + [.$B$2]/2) * SIN([.$B$7]))" office:value-type="float" office:value="3.22873575297191" calcext:value-type="float">
            <text:p>3,22873575297191</text:p>
          </table:table-cell>
          <table:table-cell table:formula="of:=[.$B$4]*SIN(2*PI()/[.$B$5] * [.D46] - (2*PI() / [.$B$6]) * ([.$B$16] - [.$B$2]/2) * SIN([.$B$7]))" office:value-type="float" office:value="3.85256621387895" calcext:value-type="float">
            <text:p>3,85256621387895</text:p>
          </table:table-cell>
          <table:table-cell table:formula="of:=ASIN(([.G46]-[.H46])/[.$B$2])" office:value-type="float" office:value="-0.317208166028499" calcext:value-type="float">
            <text:p>-0,317</text:p>
          </table:table-cell>
          <table:table-cell table:formula="of:=[.I46]*180/PI()" office:value-type="float" office:value="-18.1746891405181" calcext:value-type="float">
            <text:p>-18,17</text:p>
          </table:table-cell>
          <table:table-cell/>
          <table:table-cell table:formula="of:=[.$B$4]*SIN(2*PI()/[.$B$5] * [.D46] - (2*PI() / [.$B$6]) * ([.$B$16] + [.$B$3]/2) * COS([.$B$7]))" office:value-type="float" office:value="2.87648353288025" calcext:value-type="float">
            <text:p>2,87648353288025</text:p>
          </table:table-cell>
          <table:table-cell table:formula="of:=[.$B$4]*SIN(2*PI()/[.$B$5] * [.D46] - (2*PI() / [.$B$6]) * ([.$B$16] - [.$B$3]/2) * COS([.$B$7]))" office:value-type="float" office:value="4.12029458127634" calcext:value-type="float">
            <text:p>4,12029458127634</text:p>
          </table:table-cell>
          <table:table-cell table:formula="of:=ASIN(([.L46]-[.M46])/[.$B$3])" office:value-type="float" office:value="-0.316195326887137" calcext:value-type="float">
            <text:p>-0,316</text:p>
          </table:table-cell>
          <table:table-cell table:formula="of:=[.N46]*180/PI()" office:value-type="float" office:value="-18.1166577323924" calcext:value-type="float">
            <text:p>-18,12</text:p>
          </table:table-cell>
          <table:table-cell/>
          <table:table-cell table:formula="of:=[.$B$4]*SIN(2*PI()/[.$B$5] * [.D46] - (2*PI() / [.$B$6]) * ([.$B$16] + [.$B$3]/2) * COS([.$B$8]))" office:value-type="float" office:value="3.38264974417843" calcext:value-type="float">
            <text:p>3,38264974417843</text:p>
          </table:table-cell>
          <table:table-cell table:formula="of:=[.$B$4]*SIN(2*PI()/[.$B$5] * [.D46] - (2*PI() / [.$B$6]) * ([.$B$16] - [.$B$3]/2) * COS([.$B$8]))" office:value-type="float" office:value="3.99364889639947" calcext:value-type="float">
            <text:p>3,99364889639947</text:p>
          </table:table-cell>
          <table:table-cell table:formula="of:=180*ASIN(([.Q46]-[.R46])/[.$B$3])/PI()" office:value-type="float" office:value="-8.7863145831369" calcext:value-type="float">
            <text:p>-8,79</text:p>
          </table:table-cell>
        </table:table-row>
        <table:table-row table:style-name="ro1">
          <table:table-cell table:number-columns-repeated="3"/>
          <table:table-cell office:value-type="float" office:value="4.3" calcext:value-type="float">
            <text:p>4,3</text:p>
          </table:table-cell>
          <table:table-cell table:number-columns-repeated="2"/>
          <table:table-cell table:formula="of:=[.$B$4]*SIN(2*PI()/[.$B$5] * [.D47] - (2*PI() / [.$B$6]) * ([.$B$16] + [.$B$2]/2) * SIN([.$B$7]))" office:value-type="float" office:value="3.30798069954248" calcext:value-type="float">
            <text:p>3,30798069954248</text:p>
          </table:table-cell>
          <table:table-cell table:formula="of:=[.$B$4]*SIN(2*PI()/[.$B$5] * [.D47] - (2*PI() / [.$B$6]) * ([.$B$16] - [.$B$2]/2) * SIN([.$B$7]))" office:value-type="float" office:value="3.9184672866292" calcext:value-type="float">
            <text:p>3,9184672866292</text:p>
          </table:table-cell>
          <table:table-cell table:formula="of:=ASIN(([.G47]-[.H47])/[.$B$2])" office:value-type="float" office:value="-0.310193905625008" calcext:value-type="float">
            <text:p>-0,310</text:p>
          </table:table-cell>
          <table:table-cell table:formula="of:=[.I47]*180/PI()" office:value-type="float" office:value="-17.7728016229923" calcext:value-type="float">
            <text:p>-17,77</text:p>
          </table:table-cell>
          <table:table-cell/>
          <table:table-cell table:formula="of:=[.$B$4]*SIN(2*PI()/[.$B$5] * [.D47] - (2*PI() / [.$B$6]) * ([.$B$16] + [.$B$3]/2) * COS([.$B$7]))" office:value-type="float" office:value="2.96150138994979" calcext:value-type="float">
            <text:p>2,96150138994979</text:p>
          </table:table-cell>
          <table:table-cell table:formula="of:=[.$B$4]*SIN(2*PI()/[.$B$5] * [.D47] - (2*PI() / [.$B$6]) * ([.$B$16] - [.$B$3]/2) * COS([.$B$7]))" office:value-type="float" office:value="4.17871076689296" calcext:value-type="float">
            <text:p>4,17871076689296</text:p>
          </table:table-cell>
          <table:table-cell table:formula="of:=ASIN(([.L47]-[.M47])/[.$B$3])" office:value-type="float" office:value="-0.309205954573" calcext:value-type="float">
            <text:p>-0,309</text:p>
          </table:table-cell>
          <table:table-cell table:formula="of:=[.N47]*180/PI()" office:value-type="float" office:value="-17.7161961973468" calcext:value-type="float">
            <text:p>-17,72</text:p>
          </table:table-cell>
          <table:table-cell/>
          <table:table-cell table:formula="of:=[.$B$4]*SIN(2*PI()/[.$B$5] * [.D47] - (2*PI() / [.$B$6]) * ([.$B$16] + [.$B$3]/2) * COS([.$B$8]))" office:value-type="float" office:value="3.45901944640295" calcext:value-type="float">
            <text:p>3,45901944640295</text:p>
          </table:table-cell>
          <table:table-cell table:formula="of:=[.$B$4]*SIN(2*PI()/[.$B$5] * [.D47] - (2*PI() / [.$B$6]) * ([.$B$16] - [.$B$3]/2) * COS([.$B$8]))" office:value-type="float" office:value="4.05577723616963" calcext:value-type="float">
            <text:p>4,05577723616963</text:p>
          </table:table-cell>
          <table:table-cell table:formula="of:=180*ASIN(([.Q47]-[.R47])/[.$B$3])/PI()" office:value-type="float" office:value="-8.57995678448564" calcext:value-type="float">
            <text:p>-8,58</text:p>
          </table:table-cell>
        </table:table-row>
        <table:table-row table:style-name="ro1">
          <table:table-cell table:number-columns-repeated="3"/>
          <table:table-cell office:value-type="float" office:value="4.4" calcext:value-type="float">
            <text:p>4,4</text:p>
          </table:table-cell>
          <table:table-cell table:number-columns-repeated="2"/>
          <table:table-cell table:formula="of:=[.$B$4]*SIN(2*PI()/[.$B$5] * [.D48] - (2*PI() / [.$B$6]) * ([.$B$16] + [.$B$2]/2) * SIN([.$B$7]))" office:value-type="float" office:value="3.38577465644844" calcext:value-type="float">
            <text:p>3,38577465644844</text:p>
          </table:table-cell>
          <table:table-cell table:formula="of:=[.$B$4]*SIN(2*PI()/[.$B$5] * [.D48] - (2*PI() / [.$B$6]) * ([.$B$16] - [.$B$2]/2) * SIN([.$B$7]))" office:value-type="float" office:value="3.98264959012098" calcext:value-type="float">
            <text:p>3,98264959012098</text:p>
          </table:table-cell>
          <table:table-cell table:formula="of:=ASIN(([.G48]-[.H48])/[.$B$2])" office:value-type="float" office:value="-0.303055095122967" calcext:value-type="float">
            <text:p>-0,303</text:p>
          </table:table-cell>
          <table:table-cell table:formula="of:=[.I48]*180/PI()" office:value-type="float" office:value="-17.3637779104817" calcext:value-type="float">
            <text:p>-17,36</text:p>
          </table:table-cell>
          <table:table-cell/>
          <table:table-cell table:formula="of:=[.$B$4]*SIN(2*PI()/[.$B$5] * [.D48] - (2*PI() / [.$B$6]) * ([.$B$16] + [.$B$3]/2) * COS([.$B$7]))" office:value-type="float" office:value="3.04522023463117" calcext:value-type="float">
            <text:p>3,04522023463117</text:p>
          </table:table-cell>
          <table:table-cell table:formula="of:=[.$B$4]*SIN(2*PI()/[.$B$5] * [.D48] - (2*PI() / [.$B$6]) * ([.$B$16] - [.$B$3]/2) * COS([.$B$7]))" office:value-type="float" office:value="4.23529403185953" calcext:value-type="float">
            <text:p>4,23529403185953</text:p>
          </table:table-cell>
          <table:table-cell table:formula="of:=ASIN(([.L48]-[.M48])/[.$B$3])" office:value-type="float" office:value="-0.302092342337166" calcext:value-type="float">
            <text:p>-0,302</text:p>
          </table:table-cell>
          <table:table-cell table:formula="of:=[.N48]*180/PI()" office:value-type="float" office:value="-17.3086162391408" calcext:value-type="float">
            <text:p>-17,31</text:p>
          </table:table-cell>
          <table:table-cell/>
          <table:table-cell table:formula="of:=[.$B$4]*SIN(2*PI()/[.$B$5] * [.D48] - (2*PI() / [.$B$6]) * ([.$B$16] + [.$B$3]/2) * COS([.$B$8]))" office:value-type="float" office:value="3.53387190837662" calcext:value-type="float">
            <text:p>3,53387190837662</text:p>
          </table:table-cell>
          <table:table-cell table:formula="of:=[.$B$4]*SIN(2*PI()/[.$B$5] * [.D48] - (2*PI() / [.$B$6]) * ([.$B$16] - [.$B$3]/2) * COS([.$B$8]))" office:value-type="float" office:value="4.11612657799931" calcext:value-type="float">
            <text:p>4,11612657799931</text:p>
          </table:table-cell>
          <table:table-cell table:formula="of:=180*ASIN(([.Q48]-[.R48])/[.$B$3])/PI()" office:value-type="float" office:value="-8.36992127512656" calcext:value-type="float">
            <text:p>-8,37</text:p>
          </table:table-cell>
        </table:table-row>
        <table:table-row table:style-name="ro1">
          <table:table-cell table:number-columns-repeated="3"/>
          <table:table-cell office:value-type="float" office:value="4.5" calcext:value-type="float">
            <text:p>4,5</text:p>
          </table:table-cell>
          <table:table-cell table:number-columns-repeated="2"/>
          <table:table-cell table:formula="of:=[.$B$4]*SIN(2*PI()/[.$B$5] * [.D49] - (2*PI() / [.$B$6]) * ([.$B$16] + [.$B$2]/2) * SIN([.$B$7]))" office:value-type="float" office:value="3.46208350068918" calcext:value-type="float">
            <text:p>3,46208350068918</text:p>
          </table:table-cell>
          <table:table-cell table:formula="of:=[.$B$4]*SIN(2*PI()/[.$B$5] * [.D49] - (2*PI() / [.$B$6]) * ([.$B$16] - [.$B$2]/2) * SIN([.$B$7]))" office:value-type="float" office:value="4.04508497187474" calcext:value-type="float">
            <text:p>4,04508497187474</text:p>
          </table:table-cell>
          <table:table-cell table:formula="of:=ASIN(([.G49]-[.H49])/[.$B$2])" office:value-type="float" office:value="-0.295795334239332" calcext:value-type="float">
            <text:p>-0,296</text:p>
          </table:table-cell>
          <table:table-cell table:formula="of:=[.I49]*180/PI()" office:value-type="float" office:value="-16.9478242515753" calcext:value-type="float">
            <text:p>-16,95</text:p>
          </table:table-cell>
          <table:table-cell/>
          <table:table-cell table:formula="of:=[.$B$4]*SIN(2*PI()/[.$B$5] * [.D49] - (2*PI() / [.$B$6]) * ([.$B$16] + [.$B$3]/2) * COS([.$B$7]))" office:value-type="float" office:value="3.12760334507217" calcext:value-type="float">
            <text:p>3,12760334507217</text:p>
          </table:table-cell>
          <table:table-cell table:formula="of:=[.$B$4]*SIN(2*PI()/[.$B$5] * [.D49] - (2*PI() / [.$B$6]) * ([.$B$16] - [.$B$3]/2) * COS([.$B$7]))" office:value-type="float" office:value="4.29001955688596" calcext:value-type="float">
            <text:p>4,29001955688596</text:p>
          </table:table-cell>
          <table:table-cell table:formula="of:=ASIN(([.L49]-[.M49])/[.$B$3])" office:value-type="float" office:value="-0.294858074897101" calcext:value-type="float">
            <text:p>-0,295</text:p>
          </table:table-cell>
          <table:table-cell table:formula="of:=[.N49]*180/PI()" office:value-type="float" office:value="-16.8941232469562" calcext:value-type="float">
            <text:p>-16,89</text:p>
          </table:table-cell>
          <table:table-cell/>
          <table:table-cell table:formula="of:=[.$B$4]*SIN(2*PI()/[.$B$5] * [.D49] - (2*PI() / [.$B$6]) * ([.$B$16] + [.$B$3]/2) * COS([.$B$8]))" office:value-type="float" office:value="3.60717429733571" calcext:value-type="float">
            <text:p>3,60717429733571</text:p>
          </table:table-cell>
          <table:table-cell table:formula="of:=[.$B$4]*SIN(2*PI()/[.$B$5] * [.D49] - (2*PI() / [.$B$6]) * ([.$B$16] - [.$B$3]/2) * COS([.$B$8]))" office:value-type="float" office:value="4.17467045067262" calcext:value-type="float">
            <text:p>4,17467045067262</text:p>
          </table:table-cell>
          <table:table-cell table:formula="of:=180*ASIN(([.Q49]-[.R49])/[.$B$3])/PI()" office:value-type="float" office:value="-8.15630330875551" calcext:value-type="float">
            <text:p>-8,16</text:p>
          </table:table-cell>
        </table:table-row>
        <table:table-row table:style-name="ro1">
          <table:table-cell table:number-columns-repeated="3"/>
          <table:table-cell office:value-type="float" office:value="4.6" calcext:value-type="float">
            <text:p>4,6</text:p>
          </table:table-cell>
          <table:table-cell table:number-columns-repeated="2"/>
          <table:table-cell table:formula="of:=[.$B$4]*SIN(2*PI()/[.$B$5] * [.D50] - (2*PI() / [.$B$6]) * ([.$B$16] + [.$B$2]/2) * SIN([.$B$7]))" office:value-type="float" office:value="3.5368737606836" calcext:value-type="float">
            <text:p>3,5368737606836</text:p>
          </table:table-cell>
          <table:table-cell table:formula="of:=[.$B$4]*SIN(2*PI()/[.$B$5] * [.D50] - (2*PI() / [.$B$6]) * ([.$B$16] - [.$B$2]/2) * SIN([.$B$7]))" office:value-type="float" office:value="4.10574604566852" calcext:value-type="float">
            <text:p>4,10574604566852</text:p>
          </table:table-cell>
          <table:table-cell table:formula="of:=ASIN(([.G50]-[.H50])/[.$B$2])" office:value-type="float" office:value="-0.288418225719363" calcext:value-type="float">
            <text:p>-0,288</text:p>
          </table:table-cell>
          <table:table-cell table:formula="of:=[.I50]*180/PI()" office:value-type="float" office:value="-16.525147068371" calcext:value-type="float">
            <text:p>-16,53</text:p>
          </table:table-cell>
          <table:table-cell/>
          <table:table-cell table:formula="of:=[.$B$4]*SIN(2*PI()/[.$B$5] * [.D50] - (2*PI() / [.$B$6]) * ([.$B$16] + [.$B$3]/2) * COS([.$B$7]))" office:value-type="float" office:value="3.20861458531776" calcext:value-type="float">
            <text:p>3,20861458531776</text:p>
          </table:table-cell>
          <table:table-cell table:formula="of:=[.$B$4]*SIN(2*PI()/[.$B$5] * [.D50] - (2*PI() / [.$B$6]) * ([.$B$16] - [.$B$3]/2) * COS([.$B$7]))" office:value-type="float" office:value="4.34286333754827" calcext:value-type="float">
            <text:p>4,34286333754827</text:p>
          </table:table-cell>
          <table:table-cell table:formula="of:=ASIN(([.L50]-[.M50])/[.$B$3])" office:value-type="float" office:value="-0.287506740407733" calcext:value-type="float">
            <text:p>-0,288</text:p>
          </table:table-cell>
          <table:table-cell table:formula="of:=[.N50]*180/PI()" office:value-type="float" office:value="-16.4729228069265" calcext:value-type="float">
            <text:p>-16,47</text:p>
          </table:table-cell>
          <table:table-cell/>
          <table:table-cell table:formula="of:=[.$B$4]*SIN(2*PI()/[.$B$5] * [.D50] - (2*PI() / [.$B$6]) * ([.$B$16] + [.$B$3]/2) * COS([.$B$8]))" office:value-type="float" office:value="3.67889446042977" calcext:value-type="float">
            <text:p>3,67889446042977</text:p>
          </table:table-cell>
          <table:table-cell table:formula="of:=[.$B$4]*SIN(2*PI()/[.$B$5] * [.D50] - (2*PI() / [.$B$6]) * ([.$B$16] - [.$B$3]/2) * COS([.$B$8]))" office:value-type="float" office:value="4.23138317491212" calcext:value-type="float">
            <text:p>4,23138317491212</text:p>
          </table:table-cell>
          <table:table-cell table:formula="of:=180*ASIN(([.Q50]-[.R50])/[.$B$3])/PI()" office:value-type="float" office:value="-7.93919935608196" calcext:value-type="float">
            <text:p>-7,94</text:p>
          </table:table-cell>
        </table:table-row>
        <table:table-row table:style-name="ro1">
          <table:table-cell table:number-columns-repeated="3"/>
          <table:table-cell office:value-type="float" office:value="4.7" calcext:value-type="float">
            <text:p>4,7</text:p>
          </table:table-cell>
          <table:table-cell table:number-columns-repeated="2"/>
          <table:table-cell table:formula="of:=[.$B$4]*SIN(2*PI()/[.$B$5] * [.D51] - (2*PI() / [.$B$6]) * ([.$B$16] + [.$B$2]/2) * SIN([.$B$7]))" office:value-type="float" office:value="3.6101126309518" calcext:value-type="float">
            <text:p>3,6101126309518</text:p>
          </table:table-cell>
          <table:table-cell table:formula="of:=[.$B$4]*SIN(2*PI()/[.$B$5] * [.D51] - (2*PI() / [.$B$6]) * ([.$B$16] - [.$B$2]/2) * SIN([.$B$7]))" office:value-type="float" office:value="4.1646062035505" calcext:value-type="float">
            <text:p>4,1646062035505</text:p>
          </table:table-cell>
          <table:table-cell table:formula="of:=ASIN(([.G51]-[.H51])/[.$B$2])" office:value-type="float" office:value="-0.280927372826986" calcext:value-type="float">
            <text:p>-0,281</text:p>
          </table:table-cell>
          <table:table-cell table:formula="of:=[.I51]*180/PI()" office:value-type="float" office:value="-16.0959528126844" calcext:value-type="float">
            <text:p>-16,10</text:p>
          </table:table-cell>
          <table:table-cell/>
          <table:table-cell table:formula="of:=[.$B$4]*SIN(2*PI()/[.$B$5] * [.D51] - (2*PI() / [.$B$6]) * ([.$B$16] + [.$B$3]/2) * COS([.$B$7]))" office:value-type="float" office:value="3.28821842116053" calcext:value-type="float">
            <text:p>3,28821842116053</text:p>
          </table:table-cell>
          <table:table-cell table:formula="of:=[.$B$4]*SIN(2*PI()/[.$B$5] * [.D51] - (2*PI() / [.$B$6]) * ([.$B$16] - [.$B$3]/2) * COS([.$B$7]))" office:value-type="float" office:value="4.39380219481775" calcext:value-type="float">
            <text:p>4,39380219481775</text:p>
          </table:table-cell>
          <table:table-cell table:formula="of:=ASIN(([.L51]-[.M51])/[.$B$3])" office:value-type="float" office:value="-0.280041927959103" calcext:value-type="float">
            <text:p>-0,280</text:p>
          </table:table-cell>
          <table:table-cell table:formula="of:=[.N51]*180/PI()" office:value-type="float" office:value="-16.0452205587632" calcext:value-type="float">
            <text:p>-16,05</text:p>
          </table:table-cell>
          <table:table-cell/>
          <table:table-cell table:formula="of:=[.$B$4]*SIN(2*PI()/[.$B$5] * [.D51] - (2*PI() / [.$B$6]) * ([.$B$16] + [.$B$3]/2) * COS([.$B$8]))" office:value-type="float" office:value="3.74900093882489" calcext:value-type="float">
            <text:p>3,74900093882489</text:p>
          </table:table-cell>
          <table:table-cell table:formula="of:=[.$B$4]*SIN(2*PI()/[.$B$5] * [.D51] - (2*PI() / [.$B$6]) * ([.$B$16] - [.$B$3]/2) * COS([.$B$8]))" office:value-type="float" office:value="4.28623987464258" calcext:value-type="float">
            <text:p>4,28623987464258</text:p>
          </table:table-cell>
          <table:table-cell table:formula="of:=180*ASIN(([.Q51]-[.R51])/[.$B$3])/PI()" office:value-type="float" office:value="-7.7187070528604" calcext:value-type="float">
            <text:p>-7,72</text:p>
          </table:table-cell>
        </table:table-row>
        <table:table-row table:style-name="ro1">
          <table:table-cell table:number-columns-repeated="3"/>
          <table:table-cell office:value-type="float" office:value="4.8" calcext:value-type="float">
            <text:p>4,8</text:p>
          </table:table-cell>
          <table:table-cell table:number-columns-repeated="2"/>
          <table:table-cell table:formula="of:=[.$B$4]*SIN(2*PI()/[.$B$5] * [.D52] - (2*PI() / [.$B$6]) * ([.$B$16] + [.$B$2]/2) * SIN([.$B$7]))" office:value-type="float" office:value="3.68176798650474" calcext:value-type="float">
            <text:p>3,68176798650474</text:p>
          </table:table-cell>
          <table:table-cell table:formula="of:=[.$B$4]*SIN(2*PI()/[.$B$5] * [.D52] - (2*PI() / [.$B$6]) * ([.$B$16] - [.$B$2]/2) * SIN([.$B$7]))" office:value-type="float" office:value="4.22163962751008" calcext:value-type="float">
            <text:p>4,22163962751008</text:p>
          </table:table-cell>
          <table:table-cell table:formula="of:=ASIN(([.G52]-[.H52])/[.$B$2])" office:value-type="float" office:value="-0.273326377046139" calcext:value-type="float">
            <text:p>-0,273</text:p>
          </table:table-cell>
          <table:table-cell table:formula="of:=[.I52]*180/PI()" office:value-type="float" office:value="-15.6604478343452" calcext:value-type="float">
            <text:p>-15,66</text:p>
          </table:table-cell>
          <table:table-cell/>
          <table:table-cell table:formula="of:=[.$B$4]*SIN(2*PI()/[.$B$5] * [.D52] - (2*PI() / [.$B$6]) * ([.$B$16] + [.$B$3]/2) * COS([.$B$7]))" office:value-type="float" office:value="3.36637993572714" calcext:value-type="float">
            <text:p>3,36637993572714</text:p>
          </table:table-cell>
          <table:table-cell table:formula="of:=[.$B$4]*SIN(2*PI()/[.$B$5] * [.D52] - (2*PI() / [.$B$6]) * ([.$B$16] - [.$B$3]/2) * COS([.$B$7]))" office:value-type="float" office:value="4.44281378522806" calcext:value-type="float">
            <text:p>4,44281378522806</text:p>
          </table:table-cell>
          <table:table-cell table:formula="of:=ASIN(([.L52]-[.M52])/[.$B$3])" office:value-type="float" office:value="-0.272467225282721" calcext:value-type="float">
            <text:p>-0,272</text:p>
          </table:table-cell>
          <table:table-cell table:formula="of:=[.N52]*180/PI()" office:value-type="float" office:value="-15.6112220643401" calcext:value-type="float">
            <text:p>-15,61</text:p>
          </table:table-cell>
          <table:table-cell/>
          <table:table-cell table:formula="of:=[.$B$4]*SIN(2*PI()/[.$B$5] * [.D52] - (2*PI() / [.$B$6]) * ([.$B$16] + [.$B$3]/2) * COS([.$B$8]))" office:value-type="float" office:value="3.81746298150259" calcext:value-type="float">
            <text:p>3,81746298150259</text:p>
          </table:table-cell>
          <table:table-cell table:formula="of:=[.$B$4]*SIN(2*PI()/[.$B$5] * [.D52] - (2*PI() / [.$B$6]) * ([.$B$16] - [.$B$3]/2) * COS([.$B$8]))" office:value-type="float" office:value="4.33921648790247" calcext:value-type="float">
            <text:p>4,33921648790247</text:p>
          </table:table-cell>
          <table:table-cell table:formula="of:=180*ASIN(([.Q52]-[.R52])/[.$B$3])/PI()" office:value-type="float" office:value="-7.49492514886777" calcext:value-type="float">
            <text:p>-7,49</text:p>
          </table:table-cell>
        </table:table-row>
        <table:table-row table:style-name="ro1">
          <table:table-cell table:number-columns-repeated="3"/>
          <table:table-cell office:value-type="float" office:value="4.9" calcext:value-type="float">
            <text:p>4,9</text:p>
          </table:table-cell>
          <table:table-cell table:number-columns-repeated="2"/>
          <table:table-cell table:formula="of:=[.$B$4]*SIN(2*PI()/[.$B$5] * [.D53] - (2*PI() / [.$B$6]) * ([.$B$16] + [.$B$2]/2) * SIN([.$B$7]))" office:value-type="float" office:value="3.75180839693522" calcext:value-type="float">
            <text:p>3,75180839693522</text:p>
          </table:table-cell>
          <table:table-cell table:formula="of:=[.$B$4]*SIN(2*PI()/[.$B$5] * [.D53] - (2*PI() / [.$B$6]) * ([.$B$16] - [.$B$2]/2) * SIN([.$B$7]))" office:value-type="float" office:value="4.27682130080253" calcext:value-type="float">
            <text:p>4,27682130080253</text:p>
          </table:table-cell>
          <table:table-cell table:formula="of:=ASIN(([.G53]-[.H53])/[.$B$2])" office:value-type="float" office:value="-0.265618835989116" calcext:value-type="float">
            <text:p>-0,266</text:p>
          </table:table-cell>
          <table:table-cell table:formula="of:=[.I53]*180/PI()" office:value-type="float" office:value="-15.218838261354" calcext:value-type="float">
            <text:p>-15,22</text:p>
          </table:table-cell>
          <table:table-cell/>
          <table:table-cell table:formula="of:=[.$B$4]*SIN(2*PI()/[.$B$5] * [.D53] - (2*PI() / [.$B$6]) * ([.$B$16] + [.$B$3]/2) * COS([.$B$7]))" office:value-type="float" office:value="3.44306484479405" calcext:value-type="float">
            <text:p>3,44306484479405</text:p>
          </table:table-cell>
          <table:table-cell table:formula="of:=[.$B$4]*SIN(2*PI()/[.$B$5] * [.D53] - (2*PI() / [.$B$6]) * ([.$B$16] - [.$B$3]/2) * COS([.$B$7]))" office:value-type="float" office:value="4.48987661067581" calcext:value-type="float">
            <text:p>4,48987661067581</text:p>
          </table:table-cell>
          <table:table-cell table:formula="of:=ASIN(([.L53]-[.M53])/[.$B$3])" office:value-type="float" office:value="-0.264786216662748" calcext:value-type="float">
            <text:p>-0,265</text:p>
          </table:table-cell>
          <table:table-cell table:formula="of:=[.N53]*180/PI()" office:value-type="float" office:value="-15.1711326880121" calcext:value-type="float">
            <text:p>-15,17</text:p>
          </table:table-cell>
          <table:table-cell/>
          <table:table-cell table:formula="of:=[.$B$4]*SIN(2*PI()/[.$B$5] * [.D53] - (2*PI() / [.$B$6]) * ([.$B$16] + [.$B$3]/2) * COS([.$B$8]))" office:value-type="float" office:value="3.88425055874828" calcext:value-type="float">
            <text:p>3,88425055874828</text:p>
          </table:table-cell>
          <table:table-cell table:formula="of:=[.$B$4]*SIN(2*PI()/[.$B$5] * [.D53] - (2*PI() / [.$B$6]) * ([.$B$16] - [.$B$3]/2) * COS([.$B$8]))" office:value-type="float" office:value="4.39028977739832" calcext:value-type="float">
            <text:p>4,39028977739832</text:p>
          </table:table-cell>
          <table:table-cell table:formula="of:=180*ASIN(([.Q53]-[.R53])/[.$B$3])/PI()" office:value-type="float" office:value="-7.26795345786829" calcext:value-type="float">
            <text:p>-7,27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table:formula="of:=[.$B$4]*SIN(2*PI()/[.$B$5] * [.D54] - (2*PI() / [.$B$6]) * ([.$B$16] + [.$B$2]/2) * SIN([.$B$7]))" office:value-type="float" office:value="3.82020314020438" calcext:value-type="float">
            <text:p>3,82020314020438</text:p>
          </table:table-cell>
          <table:table-cell table:formula="of:=[.$B$4]*SIN(2*PI()/[.$B$5] * [.D54] - (2*PI() / [.$B$6]) * ([.$B$16] - [.$B$2]/2) * SIN([.$B$7]))" office:value-type="float" office:value="4.33012701892219" calcext:value-type="float">
            <text:p>4,33012701892219</text:p>
          </table:table-cell>
          <table:table-cell table:formula="of:=ASIN(([.G54]-[.H54])/[.$B$2])" office:value-type="float" office:value="-0.257808341507166" calcext:value-type="float">
            <text:p>-0,258</text:p>
          </table:table-cell>
          <table:table-cell table:formula="of:=[.I54]*180/PI()" office:value-type="float" office:value="-14.771329891628" calcext:value-type="float">
            <text:p>-14,77</text:p>
          </table:table-cell>
          <table:table-cell/>
          <table:table-cell table:formula="of:=[.$B$4]*SIN(2*PI()/[.$B$5] * [.D54] - (2*PI() / [.$B$6]) * ([.$B$16] + [.$B$3]/2) * COS([.$B$7]))" office:value-type="float" office:value="3.51823951182567" calcext:value-type="float">
            <text:p>3,51823951182567</text:p>
          </table:table-cell>
          <table:table-cell table:formula="of:=[.$B$4]*SIN(2*PI()/[.$B$5] * [.D54] - (2*PI() / [.$B$6]) * ([.$B$16] - [.$B$3]/2) * COS([.$B$7]))" office:value-type="float" office:value="4.5349700278503" calcext:value-type="float">
            <text:p>4,5349700278503</text:p>
          </table:table-cell>
          <table:table-cell table:formula="of:=ASIN(([.L54]-[.M54])/[.$B$3])" office:value-type="float" office:value="-0.257002481047415" calcext:value-type="float">
            <text:p>-0,257</text:p>
          </table:table-cell>
          <table:table-cell table:formula="of:=[.N54]*180/PI()" office:value-type="float" office:value="-14.7251574884078" calcext:value-type="float">
            <text:p>-14,73</text:p>
          </table:table-cell>
          <table:table-cell/>
          <table:table-cell table:formula="of:=[.$B$4]*SIN(2*PI()/[.$B$5] * [.D54] - (2*PI() / [.$B$6]) * ([.$B$16] + [.$B$3]/2) * COS([.$B$8]))" office:value-type="float" office:value="3.94933437532322" calcext:value-type="float">
            <text:p>3,94933437532322</text:p>
          </table:table-cell>
          <table:table-cell table:formula="of:=[.$B$4]*SIN(2*PI()/[.$B$5] * [.D54] - (2*PI() / [.$B$6]) * ([.$B$16] - [.$B$3]/2) * COS([.$B$8]))" office:value-type="float" office:value="4.43943734069737" calcext:value-type="float">
            <text:p>4,43943734069737</text:p>
          </table:table-cell>
          <table:table-cell table:formula="of:=180*ASIN(([.Q54]-[.R54])/[.$B$3])/PI()" office:value-type="float" office:value="-7.03789280859929" calcext:value-type="float">
            <text:p>-7,04</text:p>
          </table:table-cell>
        </table:table-row>
        <table:table-row table:style-name="ro1">
          <table:table-cell table:number-columns-repeated="3"/>
          <table:table-cell office:value-type="float" office:value="5.1" calcext:value-type="float">
            <text:p>5,1</text:p>
          </table:table-cell>
          <table:table-cell table:number-columns-repeated="2"/>
          <table:table-cell table:formula="of:=[.$B$4]*SIN(2*PI()/[.$B$5] * [.D55] - (2*PI() / [.$B$6]) * ([.$B$16] + [.$B$2]/2) * SIN([.$B$7]))" office:value-type="float" office:value="3.88692221611735" calcext:value-type="float">
            <text:p>3,88692221611735</text:p>
          </table:table-cell>
          <table:table-cell table:formula="of:=[.$B$4]*SIN(2*PI()/[.$B$5] * [.D55] - (2*PI() / [.$B$6]) * ([.$B$16] - [.$B$2]/2) * SIN([.$B$7]))" office:value-type="float" office:value="4.38153340021932" calcext:value-type="float">
            <text:p>4,38153340021932</text:p>
          </table:table-cell>
          <table:table-cell table:formula="of:=ASIN(([.G55]-[.H55])/[.$B$2])" office:value-type="float" office:value="-0.249898477998069" calcext:value-type="float">
            <text:p>-0,250</text:p>
          </table:table-cell>
          <table:table-cell table:formula="of:=[.I55]*180/PI()" office:value-type="float" office:value="-14.3181280960322" calcext:value-type="float">
            <text:p>-14,32</text:p>
          </table:table-cell>
          <table:table-cell/>
          <table:table-cell table:formula="of:=[.$B$4]*SIN(2*PI()/[.$B$5] * [.D55] - (2*PI() / [.$B$6]) * ([.$B$16] + [.$B$3]/2) * COS([.$B$7]))" office:value-type="float" office:value="3.5918709627285" calcext:value-type="float">
            <text:p>3,5918709627285</text:p>
          </table:table-cell>
          <table:table-cell table:formula="of:=[.$B$4]*SIN(2*PI()/[.$B$5] * [.D55] - (2*PI() / [.$B$6]) * ([.$B$16] - [.$B$3]/2) * COS([.$B$7]))" office:value-type="float" office:value="4.57807425728842" calcext:value-type="float">
            <text:p>4,57807425728842</text:p>
          </table:table-cell>
          <table:table-cell table:formula="of:=ASIN(([.L55]-[.M55])/[.$B$3])" office:value-type="float" office:value="-0.249119590355519" calcext:value-type="float">
            <text:p>-0,249</text:p>
          </table:table-cell>
          <table:table-cell table:formula="of:=[.N55]*180/PI()" office:value-type="float" office:value="-14.2735011213992" calcext:value-type="float">
            <text:p>-14,27</text:p>
          </table:table-cell>
          <table:table-cell/>
          <table:table-cell table:formula="of:=[.$B$4]*SIN(2*PI()/[.$B$5] * [.D55] - (2*PI() / [.$B$6]) * ([.$B$16] + [.$B$3]/2) * COS([.$B$8]))" office:value-type="float" office:value="4.01268588331443" calcext:value-type="float">
            <text:p>4,01268588331443</text:p>
          </table:table-cell>
          <table:table-cell table:formula="of:=[.$B$4]*SIN(2*PI()/[.$B$5] * [.D55] - (2*PI() / [.$B$6]) * ([.$B$16] - [.$B$3]/2) * COS([.$B$8]))" office:value-type="float" office:value="4.48663762005401" calcext:value-type="float">
            <text:p>4,48663762005401</text:p>
          </table:table-cell>
          <table:table-cell table:formula="of:=180*ASIN(([.Q55]-[.R55])/[.$B$3])/PI()" office:value-type="float" office:value="-6.80484499680664" calcext:value-type="float">
            <text:p>-6,80</text:p>
          </table:table-cell>
        </table:table-row>
        <table:table-row table:style-name="ro1">
          <table:table-cell table:number-columns-repeated="3"/>
          <table:table-cell office:value-type="float" office:value="5.2" calcext:value-type="float">
            <text:p>5,2</text:p>
          </table:table-cell>
          <table:table-cell table:number-columns-repeated="2"/>
          <table:table-cell table:formula="of:=[.$B$4]*SIN(2*PI()/[.$B$5] * [.D56] - (2*PI() / [.$B$6]) * ([.$B$16] + [.$B$2]/2) * SIN([.$B$7]))" office:value-type="float" office:value="3.95193635948236" calcext:value-type="float">
            <text:p>3,95193635948236</text:p>
          </table:table-cell>
          <table:table-cell table:formula="of:=[.$B$4]*SIN(2*PI()/[.$B$5] * [.D56] - (2*PI() / [.$B$6]) * ([.$B$16] - [.$B$2]/2) * SIN([.$B$7]))" office:value-type="float" office:value="4.43101789615607" calcext:value-type="float">
            <text:p>4,43101789615607</text:p>
          </table:table-cell>
          <table:table-cell table:formula="of:=ASIN(([.G56]-[.H56])/[.$B$2])" office:value-type="float" office:value="-0.241892820904871" calcext:value-type="float">
            <text:p>-0,242</text:p>
          </table:table-cell>
          <table:table-cell table:formula="of:=[.I56]*180/PI()" office:value-type="float" office:value="-13.859437732363" calcext:value-type="float">
            <text:p>-13,86</text:p>
          </table:table-cell>
          <table:table-cell/>
          <table:table-cell table:formula="of:=[.$B$4]*SIN(2*PI()/[.$B$5] * [.D56] - (2*PI() / [.$B$6]) * ([.$B$16] + [.$B$3]/2) * COS([.$B$7]))" office:value-type="float" office:value="3.66392690031463" calcext:value-type="float">
            <text:p>3,66392690031463</text:p>
          </table:table-cell>
          <table:table-cell table:formula="of:=[.$B$4]*SIN(2*PI()/[.$B$5] * [.D56] - (2*PI() / [.$B$6]) * ([.$B$16] - [.$B$3]/2) * COS([.$B$7]))" office:value-type="float" office:value="4.61917039205052" calcext:value-type="float">
            <text:p>4,61917039205052</text:p>
          </table:table-cell>
          <table:table-cell table:formula="of:=ASIN(([.L56]-[.M56])/[.$B$3])" office:value-type="float" office:value="-0.241141107972317" calcext:value-type="float">
            <text:p>-0,241</text:p>
          </table:table-cell>
          <table:table-cell table:formula="of:=[.N56]*180/PI()" office:value-type="float" office:value="-13.8163677539223" calcext:value-type="float">
            <text:p>-13,82</text:p>
          </table:table-cell>
          <table:table-cell/>
          <table:table-cell table:formula="of:=[.$B$4]*SIN(2*PI()/[.$B$5] * [.D56] - (2*PI() / [.$B$6]) * ([.$B$16] + [.$B$3]/2) * COS([.$B$8]))" office:value-type="float" office:value="4.0742772946567" calcext:value-type="float">
            <text:p>4,0742772946567</text:p>
          </table:table-cell>
          <table:table-cell table:formula="of:=[.$B$4]*SIN(2*PI()/[.$B$5] * [.D56] - (2*PI() / [.$B$6]) * ([.$B$16] - [.$B$3]/2) * COS([.$B$8]))" office:value-type="float" office:value="4.53186991186574" calcext:value-type="float">
            <text:p>4,53186991186574</text:p>
          </table:table-cell>
          <table:table-cell table:formula="of:=180*ASIN(([.Q56]-[.R56])/[.$B$3])/PI()" office:value-type="float" office:value="-6.56891273835207" calcext:value-type="float">
            <text:p>-6,57</text:p>
          </table:table-cell>
        </table:table-row>
        <table:table-row table:style-name="ro1">
          <table:table-cell table:number-columns-repeated="3"/>
          <table:table-cell office:value-type="float" office:value="5.3" calcext:value-type="float">
            <text:p>5,3</text:p>
          </table:table-cell>
          <table:table-cell table:number-columns-repeated="2"/>
          <table:table-cell table:formula="of:=[.$B$4]*SIN(2*PI()/[.$B$5] * [.D57] - (2*PI() / [.$B$6]) * ([.$B$16] + [.$B$2]/2) * SIN([.$B$7]))" office:value-type="float" office:value="4.01521705294737" calcext:value-type="float">
            <text:p>4,01521705294737</text:p>
          </table:table-cell>
          <table:table-cell table:formula="of:=[.$B$4]*SIN(2*PI()/[.$B$5] * [.D57] - (2*PI() / [.$B$6]) * ([.$B$16] - [.$B$2]/2) * SIN([.$B$7]))" office:value-type="float" office:value="4.47855880119707" calcext:value-type="float">
            <text:p>4,47855880119707</text:p>
          </table:table-cell>
          <table:table-cell table:formula="of:=ASIN(([.G57]-[.H57])/[.$B$2])" office:value-type="float" office:value="-0.233794935399528" calcext:value-type="float">
            <text:p>-0,234</text:p>
          </table:table-cell>
          <table:table-cell table:formula="of:=[.I57]*180/PI()" office:value-type="float" office:value="-13.3954630699267" calcext:value-type="float">
            <text:p>-13,40</text:p>
          </table:table-cell>
          <table:table-cell/>
          <table:table-cell table:formula="of:=[.$B$4]*SIN(2*PI()/[.$B$5] * [.D57] - (2*PI() / [.$B$6]) * ([.$B$16] + [.$B$3]/2) * COS([.$B$7]))" office:value-type="float" office:value="3.73437571846837" calcext:value-type="float">
            <text:p>3,73437571846837</text:p>
          </table:table-cell>
          <table:table-cell table:formula="of:=[.$B$4]*SIN(2*PI()/[.$B$5] * [.D57] - (2*PI() / [.$B$6]) * ([.$B$16] - [.$B$3]/2) * COS([.$B$7]))" office:value-type="float" office:value="4.65824040601366" calcext:value-type="float">
            <text:p>4,65824040601366</text:p>
          </table:table-cell>
          <table:table-cell table:formula="of:=ASIN(([.L57]-[.M57])/[.$B$3])" office:value-type="float" office:value="-0.233070587428703" calcext:value-type="float">
            <text:p>-0,233</text:p>
          </table:table-cell>
          <table:table-cell table:formula="of:=[.N57]*180/PI()" office:value-type="float" office:value="-13.3539609882995" calcext:value-type="float">
            <text:p>-13,35</text:p>
          </table:table-cell>
          <table:table-cell/>
          <table:table-cell table:formula="of:=[.$B$4]*SIN(2*PI()/[.$B$5] * [.D57] - (2*PI() / [.$B$6]) * ([.$B$16] + [.$B$3]/2) * COS([.$B$8]))" office:value-type="float" office:value="4.13408159332141" calcext:value-type="float">
            <text:p>4,13408159332141</text:p>
          </table:table-cell>
          <table:table-cell table:formula="of:=[.$B$4]*SIN(2*PI()/[.$B$5] * [.D57] - (2*PI() / [.$B$6]) * ([.$B$16] - [.$B$3]/2) * COS([.$B$8]))" office:value-type="float" office:value="4.57511437575443" calcext:value-type="float">
            <text:p>4,57511437575443</text:p>
          </table:table-cell>
          <table:table-cell table:formula="of:=180*ASIN(([.Q57]-[.R57])/[.$B$3])/PI()" office:value-type="float" office:value="-6.33019962340827" calcext:value-type="float">
            <text:p>-6,33</text:p>
          </table:table-cell>
        </table:table-row>
        <table:table-row table:style-name="ro1">
          <table:table-cell table:number-columns-repeated="3"/>
          <table:table-cell office:value-type="float" office:value="5.4" calcext:value-type="float">
            <text:p>5,4</text:p>
          </table:table-cell>
          <table:table-cell table:number-columns-repeated="2"/>
          <table:table-cell table:formula="of:=[.$B$4]*SIN(2*PI()/[.$B$5] * [.D58] - (2*PI() / [.$B$6]) * ([.$B$16] + [.$B$2]/2) * SIN([.$B$7]))" office:value-type="float" office:value="4.0767365395088" calcext:value-type="float">
            <text:p>4,0767365395088</text:p>
          </table:table-cell>
          <table:table-cell table:formula="of:=[.$B$4]*SIN(2*PI()/[.$B$5] * [.D58] - (2*PI() / [.$B$6]) * ([.$B$16] - [.$B$2]/2) * SIN([.$B$7]))" office:value-type="float" office:value="4.5241352623301" calcext:value-type="float">
            <text:p>4,5241352623301</text:p>
          </table:table-cell>
          <table:table-cell table:formula="of:=ASIN(([.G58]-[.H58])/[.$B$2])" office:value-type="float" office:value="-0.225608375244882" calcext:value-type="float">
            <text:p>-0,226</text:p>
          </table:table-cell>
          <table:table-cell table:formula="of:=[.I58]*180/PI()" office:value-type="float" office:value="-12.9264077243355" calcext:value-type="float">
            <text:p>-12,93</text:p>
          </table:table-cell>
          <table:table-cell/>
          <table:table-cell table:formula="of:=[.$B$4]*SIN(2*PI()/[.$B$5] * [.D58] - (2*PI() / [.$B$6]) * ([.$B$16] + [.$B$3]/2) * COS([.$B$7]))" office:value-type="float" office:value="3.80318651600972" calcext:value-type="float">
            <text:p>3,80318651600972</text:p>
          </table:table-cell>
          <table:table-cell table:formula="of:=[.$B$4]*SIN(2*PI()/[.$B$5] * [.D58] - (2*PI() / [.$B$6]) * ([.$B$16] - [.$B$3]/2) * COS([.$B$7]))" office:value-type="float" office:value="4.69526716177843" calcext:value-type="float">
            <text:p>4,69526716177843</text:p>
          </table:table-cell>
          <table:table-cell table:formula="of:=ASIN(([.L58]-[.M58])/[.$B$3])" office:value-type="float" office:value="-0.224911571257204" calcext:value-type="float">
            <text:p>-0,225</text:p>
          </table:table-cell>
          <table:table-cell table:formula="of:=[.N58]*180/PI()" office:value-type="float" office:value="-12.8864837966936" calcext:value-type="float">
            <text:p>-12,89</text:p>
          </table:table-cell>
          <table:table-cell/>
          <table:table-cell table:formula="of:=[.$B$4]*SIN(2*PI()/[.$B$5] * [.D58] - (2*PI() / [.$B$6]) * ([.$B$16] + [.$B$3]/2) * COS([.$B$8]))" office:value-type="float" office:value="4.19207254716662" calcext:value-type="float">
            <text:p>4,19207254716662</text:p>
          </table:table-cell>
          <table:table-cell table:formula="of:=[.$B$4]*SIN(2*PI()/[.$B$5] * [.D58] - (2*PI() / [.$B$6]) * ([.$B$16] - [.$B$3]/2) * COS([.$B$8]))" office:value-type="float" office:value="4.61635204326896" calcext:value-type="float">
            <text:p>4,61635204326896</text:p>
          </table:table-cell>
          <table:table-cell table:formula="of:=180*ASIN(([.Q58]-[.R58])/[.$B$3])/PI()" office:value-type="float" office:value="-6.08881007175247" calcext:value-type="float">
            <text:p>-6,09</text:p>
          </table:table-cell>
        </table:table-row>
        <table:table-row table:style-name="ro1">
          <table:table-cell table:number-columns-repeated="3"/>
          <table:table-cell office:value-type="float" office:value="5.5" calcext:value-type="float">
            <text:p>5,5</text:p>
          </table:table-cell>
          <table:table-cell table:number-columns-repeated="2"/>
          <table:table-cell table:formula="of:=[.$B$4]*SIN(2*PI()/[.$B$5] * [.D59] - (2*PI() / [.$B$6]) * ([.$B$16] + [.$B$2]/2) * SIN([.$B$7]))" office:value-type="float" office:value="4.1364678346866" calcext:value-type="float">
            <text:p>4,1364678346866</text:p>
          </table:table-cell>
          <table:table-cell table:formula="of:=[.$B$4]*SIN(2*PI()/[.$B$5] * [.D59] - (2*PI() / [.$B$6]) * ([.$B$16] - [.$B$2]/2) * SIN([.$B$7]))" office:value-type="float" office:value="4.567727288213" calcext:value-type="float">
            <text:p>4,567727288213</text:p>
          </table:table-cell>
          <table:table-cell table:formula="of:=ASIN(([.G59]-[.H59])/[.$B$2])" office:value-type="float" office:value="-0.217336681828108" calcext:value-type="float">
            <text:p>-0,217</text:p>
          </table:table-cell>
          <table:table-cell table:formula="of:=[.I59]*180/PI()" office:value-type="float" office:value="-12.4524746021282" calcext:value-type="float">
            <text:p>-12,45</text:p>
          </table:table-cell>
          <table:table-cell/>
          <table:table-cell table:formula="of:=[.$B$4]*SIN(2*PI()/[.$B$5] * [.D59] - (2*PI() / [.$B$6]) * ([.$B$16] + [.$B$3]/2) * COS([.$B$7]))" office:value-type="float" office:value="3.87032911024865" calcext:value-type="float">
            <text:p>3,87032911024865</text:p>
          </table:table-cell>
          <table:table-cell table:formula="of:=[.$B$4]*SIN(2*PI()/[.$B$5] * [.D59] - (2*PI() / [.$B$6]) * ([.$B$16] - [.$B$3]/2) * COS([.$B$7]))" office:value-type="float" office:value="4.73023441818602" calcext:value-type="float">
            <text:p>4,73023441818602</text:p>
          </table:table-cell>
          <table:table-cell table:formula="of:=ASIN(([.L59]-[.M59])/[.$B$3])" office:value-type="float" office:value="-0.216667590018073" calcext:value-type="float">
            <text:p>-0,217</text:p>
          </table:table-cell>
          <table:table-cell table:formula="of:=[.N59]*180/PI()" office:value-type="float" office:value="-12.4141384653064" calcext:value-type="float">
            <text:p>-12,41</text:p>
          </table:table-cell>
          <table:table-cell/>
          <table:table-cell table:formula="of:=[.$B$4]*SIN(2*PI()/[.$B$5] * [.D59] - (2*PI() / [.$B$6]) * ([.$B$16] + [.$B$3]/2) * COS([.$B$8]))" office:value-type="float" office:value="4.24822471944335" calcext:value-type="float">
            <text:p>4,24822471944335</text:p>
          </table:table-cell>
          <table:table-cell table:formula="of:=[.$B$4]*SIN(2*PI()/[.$B$5] * [.D59] - (2*PI() / [.$B$6]) * ([.$B$16] - [.$B$3]/2) * COS([.$B$8]))" office:value-type="float" office:value="4.65556482620545" calcext:value-type="float">
            <text:p>4,65556482620545</text:p>
          </table:table-cell>
          <table:table-cell table:formula="of:=180*ASIN(([.Q59]-[.R59])/[.$B$3])/PI()" office:value-type="float" office:value="-5.84484928916359" calcext:value-type="float">
            <text:p>-5,84</text:p>
          </table:table-cell>
        </table:table-row>
        <table:table-row table:style-name="ro1">
          <table:table-cell table:number-columns-repeated="3"/>
          <table:table-cell office:value-type="float" office:value="5.6" calcext:value-type="float">
            <text:p>5,6</text:p>
          </table:table-cell>
          <table:table-cell table:number-columns-repeated="2"/>
          <table:table-cell table:formula="of:=[.$B$4]*SIN(2*PI()/[.$B$5] * [.D60] - (2*PI() / [.$B$6]) * ([.$B$16] + [.$B$2]/2) * SIN([.$B$7]))" office:value-type="float" office:value="4.19438473836056" calcext:value-type="float">
            <text:p>4,19438473836056</text:p>
          </table:table-cell>
          <table:table-cell table:formula="of:=[.$B$4]*SIN(2*PI()/[.$B$5] * [.D60] - (2*PI() / [.$B$6]) * ([.$B$16] - [.$B$2]/2) * SIN([.$B$7]))" office:value-type="float" office:value="4.6093157579425" calcext:value-type="float">
            <text:p>4,6093157579425</text:p>
          </table:table-cell>
          <table:table-cell table:formula="of:=ASIN(([.G60]-[.H60])/[.$B$2])" office:value-type="float" office:value="-0.208983383358539" calcext:value-type="float">
            <text:p>-0,209</text:p>
          </table:table-cell>
          <table:table-cell table:formula="of:=[.I60]*180/PI()" office:value-type="float" office:value="-11.9738658548088" calcext:value-type="float">
            <text:p>-11,97</text:p>
          </table:table-cell>
          <table:table-cell/>
          <table:table-cell table:formula="of:=[.$B$4]*SIN(2*PI()/[.$B$5] * [.D60] - (2*PI() / [.$B$6]) * ([.$B$16] + [.$B$3]/2) * COS([.$B$7]))" office:value-type="float" office:value="3.93577405022426" calcext:value-type="float">
            <text:p>3,93577405022426</text:p>
          </table:table-cell>
          <table:table-cell table:formula="of:=[.$B$4]*SIN(2*PI()/[.$B$5] * [.D60] - (2*PI() / [.$B$6]) * ([.$B$16] - [.$B$3]/2) * COS([.$B$7]))" office:value-type="float" office:value="4.76312683744209" calcext:value-type="float">
            <text:p>4,76312683744209</text:p>
          </table:table-cell>
          <table:table-cell table:formula="of:=ASIN(([.L60]-[.M60])/[.$B$3])" office:value-type="float" office:value="-0.208342161488501" calcext:value-type="float">
            <text:p>-0,208</text:p>
          </table:table-cell>
          <table:table-cell table:formula="of:=[.N60]*180/PI()" office:value-type="float" office:value="-11.9371265479241" calcext:value-type="float">
            <text:p>-11,94</text:p>
          </table:table-cell>
          <table:table-cell/>
          <table:table-cell table:formula="of:=[.$B$4]*SIN(2*PI()/[.$B$5] * [.D60] - (2*PI() / [.$B$6]) * ([.$B$16] + [.$B$3]/2) * COS([.$B$8]))" office:value-type="float" office:value="4.30251347995298" calcext:value-type="float">
            <text:p>4,30251347995298</text:p>
          </table:table-cell>
          <table:table-cell table:formula="of:=[.$B$4]*SIN(2*PI()/[.$B$5] * [.D60] - (2*PI() / [.$B$6]) * ([.$B$16] - [.$B$3]/2) * COS([.$B$8]))" office:value-type="float" office:value="4.69273552454132" calcext:value-type="float">
            <text:p>4,69273552454132</text:p>
          </table:table-cell>
          <table:table-cell table:formula="of:=180*ASIN(([.Q60]-[.R60])/[.$B$3])/PI()" office:value-type="float" office:value="-5.59842322492208" calcext:value-type="float">
            <text:p>-5,60</text:p>
          </table:table-cell>
        </table:table-row>
        <table:table-row table:style-name="ro1">
          <table:table-cell table:number-columns-repeated="3"/>
          <table:table-cell office:value-type="float" office:value="5.7" calcext:value-type="float">
            <text:p>5,7</text:p>
          </table:table-cell>
          <table:table-cell table:number-columns-repeated="2"/>
          <table:table-cell table:formula="of:=[.$B$4]*SIN(2*PI()/[.$B$5] * [.D61] - (2*PI() / [.$B$6]) * ([.$B$16] + [.$B$2]/2) * SIN([.$B$7]))" office:value-type="float" office:value="4.25046184626257" calcext:value-type="float">
            <text:p>4,25046184626257</text:p>
          </table:table-cell>
          <table:table-cell table:formula="of:=[.$B$4]*SIN(2*PI()/[.$B$5] * [.D61] - (2*PI() / [.$B$6]) * ([.$B$16] - [.$B$2]/2) * SIN([.$B$7]))" office:value-type="float" office:value="4.64888242944126" calcext:value-type="float">
            <text:p>4,64888242944126</text:p>
          </table:table-cell>
          <table:table-cell table:formula="of:=ASIN(([.G61]-[.H61])/[.$B$2])" office:value-type="float" office:value="-0.200551994222662" calcext:value-type="float">
            <text:p>-0,201</text:p>
          </table:table-cell>
          <table:table-cell table:formula="of:=[.I61]*180/PI()" office:value-type="float" office:value="-11.4907828418906" calcext:value-type="float">
            <text:p>-11,49</text:p>
          </table:table-cell>
          <table:table-cell/>
          <table:table-cell table:formula="of:=[.$B$4]*SIN(2*PI()/[.$B$5] * [.D61] - (2*PI() / [.$B$6]) * ([.$B$16] + [.$B$3]/2) * COS([.$B$7]))" office:value-type="float" office:value="3.99949262962289" calcext:value-type="float">
            <text:p>3,99949262962289</text:p>
          </table:table-cell>
          <table:table-cell table:formula="of:=[.$B$4]*SIN(2*PI()/[.$B$5] * [.D61] - (2*PI() / [.$B$6]) * ([.$B$16] - [.$B$3]/2) * COS([.$B$7]))" office:value-type="float" office:value="4.79392999184443" calcext:value-type="float">
            <text:p>4,79392999184443</text:p>
          </table:table-cell>
          <table:table-cell table:formula="of:=ASIN(([.L61]-[.M61])/[.$B$3])" office:value-type="float" office:value="-0.199938790007846" calcext:value-type="float">
            <text:p>-0,200</text:p>
          </table:table-cell>
          <table:table-cell table:formula="of:=[.N61]*180/PI()" office:value-type="float" office:value="-11.455648828402" calcext:value-type="float">
            <text:p>-11,46</text:p>
          </table:table-cell>
          <table:table-cell/>
          <table:table-cell table:formula="of:=[.$B$4]*SIN(2*PI()/[.$B$5] * [.D61] - (2*PI() / [.$B$6]) * ([.$B$16] + [.$B$3]/2) * COS([.$B$8]))" office:value-type="float" office:value="4.35491501585092" calcext:value-type="float">
            <text:p>4,35491501585092</text:p>
          </table:table-cell>
          <table:table-cell table:formula="of:=[.$B$4]*SIN(2*PI()/[.$B$5] * [.D61] - (2*PI() / [.$B$6]) * ([.$B$16] - [.$B$3]/2) * COS([.$B$8]))" office:value-type="float" office:value="4.72784783397976" calcext:value-type="float">
            <text:p>4,72784783397976</text:p>
          </table:table-cell>
          <table:table-cell table:formula="of:=180*ASIN(([.Q61]-[.R61])/[.$B$3])/PI()" office:value-type="float" office:value="-5.34963853040696" calcext:value-type="float">
            <text:p>-5,35</text:p>
          </table:table-cell>
        </table:table-row>
        <table:table-row table:style-name="ro1">
          <table:table-cell table:number-columns-repeated="3"/>
          <table:table-cell office:value-type="float" office:value="5.8" calcext:value-type="float">
            <text:p>5,8</text:p>
          </table:table-cell>
          <table:table-cell table:number-columns-repeated="2"/>
          <table:table-cell table:formula="of:=[.$B$4]*SIN(2*PI()/[.$B$5] * [.D62] - (2*PI() / [.$B$6]) * ([.$B$16] + [.$B$2]/2) * SIN([.$B$7]))" office:value-type="float" office:value="4.30467456111973" calcext:value-type="float">
            <text:p>4,30467456111973</text:p>
          </table:table-cell>
          <table:table-cell table:formula="of:=[.$B$4]*SIN(2*PI()/[.$B$5] * [.D62] - (2*PI() / [.$B$6]) * ([.$B$16] - [.$B$2]/2) * SIN([.$B$7]))" office:value-type="float" office:value="4.68640994745946" calcext:value-type="float">
            <text:p>4,68640994745946</text:p>
          </table:table-cell>
          <table:table-cell table:formula="of:=ASIN(([.G62]-[.H62])/[.$B$2])" office:value-type="float" office:value="-0.192046014488943" calcext:value-type="float">
            <text:p>-0,192</text:p>
          </table:table-cell>
          <table:table-cell table:formula="of:=[.I62]*180/PI()" office:value-type="float" office:value="-11.0034261025247" calcext:value-type="float">
            <text:p>-11,00</text:p>
          </table:table-cell>
          <table:table-cell/>
          <table:table-cell table:formula="of:=[.$B$4]*SIN(2*PI()/[.$B$5] * [.D62] - (2*PI() / [.$B$6]) * ([.$B$16] + [.$B$3]/2) * COS([.$B$7]))" office:value-type="float" office:value="4.0614568993697" calcext:value-type="float">
            <text:p>4,0614568993697</text:p>
          </table:table-cell>
          <table:table-cell table:formula="of:=[.$B$4]*SIN(2*PI()/[.$B$5] * [.D62] - (2*PI() / [.$B$6]) * ([.$B$16] - [.$B$3]/2) * COS([.$B$7]))" office:value-type="float" office:value="4.82263037011149" calcext:value-type="float">
            <text:p>4,82263037011149</text:p>
          </table:table-cell>
          <table:table-cell table:formula="of:=ASIN(([.L62]-[.M62])/[.$B$3])" office:value-type="float" office:value="-0.191460965971654" calcext:value-type="float">
            <text:p>-0,191</text:p>
          </table:table-cell>
          <table:table-cell table:formula="of:=[.N62]*180/PI()" office:value-type="float" office:value="-10.9699052916737" calcext:value-type="float">
            <text:p>-10,97</text:p>
          </table:table-cell>
          <table:table-cell/>
          <table:table-cell table:formula="of:=[.$B$4]*SIN(2*PI()/[.$B$5] * [.D62] - (2*PI() / [.$B$6]) * ([.$B$16] + [.$B$3]/2) * COS([.$B$8]))" office:value-type="float" office:value="4.40540634209161" calcext:value-type="float">
            <text:p>4,40540634209161</text:p>
          </table:table-cell>
          <table:table-cell table:formula="of:=[.$B$4]*SIN(2*PI()/[.$B$5] * [.D62] - (2*PI() / [.$B$6]) * ([.$B$16] - [.$B$3]/2) * COS([.$B$8]))" office:value-type="float" office:value="4.76088635310138" calcext:value-type="float">
            <text:p>4,76088635310138</text:p>
          </table:table-cell>
          <table:table-cell table:formula="of:=180*ASIN(([.Q62]-[.R62])/[.$B$3])/PI()" office:value-type="float" office:value="-5.098602518779" calcext:value-type="float">
            <text:p>-5,10</text:p>
          </table:table-cell>
        </table:table-row>
        <table:table-row table:style-name="ro1">
          <table:table-cell table:number-columns-repeated="3"/>
          <table:table-cell office:value-type="float" office:value="5.9" calcext:value-type="float">
            <text:p>5,9</text:p>
          </table:table-cell>
          <table:table-cell table:number-columns-repeated="2"/>
          <table:table-cell table:formula="of:=[.$B$4]*SIN(2*PI()/[.$B$5] * [.D63] - (2*PI() / [.$B$6]) * ([.$B$16] + [.$B$2]/2) * SIN([.$B$7]))" office:value-type="float" office:value="4.35699910344355" calcext:value-type="float">
            <text:p>4,35699910344355</text:p>
          </table:table-cell>
          <table:table-cell table:formula="of:=[.$B$4]*SIN(2*PI()/[.$B$5] * [.D63] - (2*PI() / [.$B$6]) * ([.$B$16] - [.$B$2]/2) * SIN([.$B$7]))" office:value-type="float" office:value="4.72188185118741" calcext:value-type="float">
            <text:p>4,72188185118741</text:p>
          </table:table-cell>
          <table:table-cell table:formula="of:=ASIN(([.G63]-[.H63])/[.$B$2])" office:value-type="float" office:value="-0.183468929555118" calcext:value-type="float">
            <text:p>-0,183</text:p>
          </table:table-cell>
          <table:table-cell table:formula="of:=[.I63]*180/PI()" office:value-type="float" office:value="-10.5119953352912" calcext:value-type="float">
            <text:p>-10,51</text:p>
          </table:table-cell>
          <table:table-cell/>
          <table:table-cell table:formula="of:=[.$B$4]*SIN(2*PI()/[.$B$5] * [.D63] - (2*PI() / [.$B$6]) * ([.$B$16] + [.$B$3]/2) * COS([.$B$7]))" office:value-type="float" office:value="4.12163967988805" calcext:value-type="float">
            <text:p>4,12163967988805</text:p>
          </table:table-cell>
          <table:table-cell table:formula="of:=[.$B$4]*SIN(2*PI()/[.$B$5] * [.D63] - (2*PI() / [.$B$6]) * ([.$B$16] - [.$B$3]/2) * COS([.$B$7]))" office:value-type="float" office:value="4.84921538330879" calcext:value-type="float">
            <text:p>4,84921538330879</text:p>
          </table:table-cell>
          <table:table-cell table:formula="of:=ASIN(([.L63]-[.M63])/[.$B$3])" office:value-type="float" office:value="-0.182912165467208" calcext:value-type="float">
            <text:p>-0,183</text:p>
          </table:table-cell>
          <table:table-cell table:formula="of:=[.N63]*180/PI()" office:value-type="float" office:value="-10.4800951028696" calcext:value-type="float">
            <text:p>-10,48</text:p>
          </table:table-cell>
          <table:table-cell/>
          <table:table-cell table:formula="of:=[.$B$4]*SIN(2*PI()/[.$B$5] * [.D63] - (2*PI() / [.$B$6]) * ([.$B$16] + [.$B$3]/2) * COS([.$B$8]))" office:value-type="float" office:value="4.45396531151062" calcext:value-type="float">
            <text:p>4,45396531151062</text:p>
          </table:table-cell>
          <table:table-cell table:formula="of:=[.$B$4]*SIN(2*PI()/[.$B$5] * [.D63] - (2*PI() / [.$B$6]) * ([.$B$16] - [.$B$3]/2) * COS([.$B$8]))" office:value-type="float" office:value="4.79183659011977" calcext:value-type="float">
            <text:p>4,79183659011977</text:p>
          </table:table-cell>
          <table:table-cell table:formula="of:=180*ASIN(([.Q63]-[.R63])/[.$B$3])/PI()" office:value-type="float" office:value="-4.84542312573463" calcext:value-type="float">
            <text:p>-4,85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table:formula="of:=[.$B$4]*SIN(2*PI()/[.$B$5] * [.D64] - (2*PI() / [.$B$6]) * ([.$B$16] + [.$B$2]/2) * SIN([.$B$7]))" office:value-type="float" office:value="4.40741252196044" calcext:value-type="float">
            <text:p>4,40741252196044</text:p>
          </table:table-cell>
          <table:table-cell table:formula="of:=[.$B$4]*SIN(2*PI()/[.$B$5] * [.D64] - (2*PI() / [.$B$6]) * ([.$B$16] - [.$B$2]/2) * SIN([.$B$7]))" office:value-type="float" office:value="4.75528258147577" calcext:value-type="float">
            <text:p>4,75528258147577</text:p>
          </table:table-cell>
          <table:table-cell table:formula="of:=ASIN(([.G64]-[.H64])/[.$B$2])" office:value-type="float" office:value="-0.174824209930546" calcext:value-type="float">
            <text:p>-0,175</text:p>
          </table:table-cell>
          <table:table-cell table:formula="of:=[.I64]*180/PI()" office:value-type="float" office:value="-10.0166893857294" calcext:value-type="float">
            <text:p>-10,02</text:p>
          </table:table-cell>
          <table:table-cell/>
          <table:table-cell table:formula="of:=[.$B$4]*SIN(2*PI()/[.$B$5] * [.D64] - (2*PI() / [.$B$6]) * ([.$B$16] + [.$B$3]/2) * COS([.$B$7]))" office:value-type="float" office:value="4.18001457302132" calcext:value-type="float">
            <text:p>4,18001457302132</text:p>
          </table:table-cell>
          <table:table-cell table:formula="of:=[.$B$4]*SIN(2*PI()/[.$B$5] * [.D64] - (2*PI() / [.$B$6]) * ([.$B$16] - [.$B$3]/2) * COS([.$B$7]))" office:value-type="float" office:value="4.87367337037091" calcext:value-type="float">
            <text:p>4,87367337037091</text:p>
          </table:table-cell>
          <table:table-cell table:formula="of:=ASIN(([.L64]-[.M64])/[.$B$3])" office:value-type="float" office:value="-0.174295850043301" calcext:value-type="float">
            <text:p>-0,174</text:p>
          </table:table-cell>
          <table:table-cell table:formula="of:=[.N64]*180/PI()" office:value-type="float" office:value="-9.98641659412624" calcext:value-type="float">
            <text:p>-9,99</text:p>
          </table:table-cell>
          <table:table-cell/>
          <table:table-cell table:formula="of:=[.$B$4]*SIN(2*PI()/[.$B$5] * [.D64] - (2*PI() / [.$B$6]) * ([.$B$16] + [.$B$3]/2) * COS([.$B$8]))" office:value-type="float" office:value="4.50057062453907" calcext:value-type="float">
            <text:p>4,50057062453907</text:p>
          </table:table-cell>
          <table:table-cell table:formula="of:=[.$B$4]*SIN(2*PI()/[.$B$5] * [.D64] - (2*PI() / [.$B$6]) * ([.$B$16] - [.$B$3]/2) * COS([.$B$8]))" office:value-type="float" office:value="4.82068496923805" calcext:value-type="float">
            <text:p>4,82068496923805</text:p>
          </table:table-cell>
          <table:table-cell table:formula="of:=180*ASIN(([.Q64]-[.R64])/[.$B$3])/PI()" office:value-type="float" office:value="-4.59020887130987" calcext:value-type="float">
            <text:p>-4,59</text:p>
          </table:table-cell>
        </table:table-row>
        <table:table-row table:style-name="ro1">
          <table:table-cell table:number-columns-repeated="3"/>
          <table:table-cell office:value-type="float" office:value="6.1" calcext:value-type="float">
            <text:p>6,1</text:p>
          </table:table-cell>
          <table:table-cell table:number-columns-repeated="2"/>
          <table:table-cell table:formula="of:=[.$B$4]*SIN(2*PI()/[.$B$5] * [.D65] - (2*PI() / [.$B$6]) * ([.$B$16] + [.$B$2]/2) * SIN([.$B$7]))" office:value-type="float" office:value="4.45589270367885" calcext:value-type="float">
            <text:p>4,45589270367885</text:p>
          </table:table-cell>
          <table:table-cell table:formula="of:=[.$B$4]*SIN(2*PI()/[.$B$5] * [.D65] - (2*PI() / [.$B$6]) * ([.$B$16] - [.$B$2]/2) * SIN([.$B$7]))" office:value-type="float" office:value="4.78659748766034" calcext:value-type="float">
            <text:p>4,78659748766034</text:p>
          </table:table-cell>
          <table:table-cell table:formula="of:=ASIN(([.G65]-[.H65])/[.$B$2])" office:value-type="float" office:value="-0.166115311146297" calcext:value-type="float">
            <text:p>-0,166</text:p>
          </table:table-cell>
          <table:table-cell table:formula="of:=[.I65]*180/PI()" office:value-type="float" office:value="-9.51770624118529" calcext:value-type="float">
            <text:p>-9,52</text:p>
          </table:table-cell>
          <table:table-cell/>
          <table:table-cell table:formula="of:=[.$B$4]*SIN(2*PI()/[.$B$5] * [.D65] - (2*PI() / [.$B$6]) * ([.$B$16] + [.$B$3]/2) * COS([.$B$7]))" office:value-type="float" office:value="4.2365559736121" calcext:value-type="float">
            <text:p>4,2365559736121</text:p>
          </table:table-cell>
          <table:table-cell table:formula="of:=[.$B$4]*SIN(2*PI()/[.$B$5] * [.D65] - (2*PI() / [.$B$6]) * ([.$B$16] - [.$B$3]/2) * COS([.$B$7]))" office:value-type="float" office:value="4.89599360321637" calcext:value-type="float">
            <text:p>4,89599360321637</text:p>
          </table:table-cell>
          <table:table-cell table:formula="of:=ASIN(([.L65]-[.M65])/[.$B$3])" office:value-type="float" office:value="-0.165615466606987" calcext:value-type="float">
            <text:p>-0,166</text:p>
          </table:table-cell>
          <table:table-cell table:formula="of:=[.N65]*180/PI()" office:value-type="float" office:value="-9.4890672586702" calcext:value-type="float">
            <text:p>-9,49</text:p>
          </table:table-cell>
          <table:table-cell/>
          <table:table-cell table:formula="of:=[.$B$4]*SIN(2*PI()/[.$B$5] * [.D65] - (2*PI() / [.$B$6]) * ([.$B$16] + [.$B$3]/2) * COS([.$B$8]))" office:value-type="float" office:value="4.54520183854635" calcext:value-type="float">
            <text:p>4,54520183854635</text:p>
          </table:table-cell>
          <table:table-cell table:formula="of:=[.$B$4]*SIN(2*PI()/[.$B$5] * [.D65] - (2*PI() / [.$B$6]) * ([.$B$16] - [.$B$3]/2) * COS([.$B$8]))" office:value-type="float" office:value="4.8474188366037" calcext:value-type="float">
            <text:p>4,8474188366037</text:p>
          </table:table-cell>
          <table:table-cell table:formula="of:=180*ASIN(([.Q65]-[.R65])/[.$B$3])/PI()" office:value-type="float" office:value="-4.33306882271005" calcext:value-type="float">
            <text:p>-4,33</text:p>
          </table:table-cell>
        </table:table-row>
        <table:table-row table:style-name="ro1">
          <table:table-cell table:number-columns-repeated="3"/>
          <table:table-cell office:value-type="float" office:value="6.2" calcext:value-type="float">
            <text:p>6,2</text:p>
          </table:table-cell>
          <table:table-cell table:number-columns-repeated="2"/>
          <table:table-cell table:formula="of:=[.$B$4]*SIN(2*PI()/[.$B$5] * [.D66] - (2*PI() / [.$B$6]) * ([.$B$16] + [.$B$2]/2) * SIN([.$B$7]))" office:value-type="float" office:value="4.5024183835888" calcext:value-type="float">
            <text:p>4,5024183835888</text:p>
          </table:table-cell>
          <table:table-cell table:formula="of:=[.$B$4]*SIN(2*PI()/[.$B$5] * [.D66] - (2*PI() / [.$B$6]) * ([.$B$16] - [.$B$2]/2) * SIN([.$B$7]))" office:value-type="float" office:value="4.81581283398829" calcext:value-type="float">
            <text:p>4,81581283398829</text:p>
          </table:table-cell>
          <table:table-cell table:formula="of:=ASIN(([.G66]-[.H66])/[.$B$2])" office:value-type="float" office:value="-0.157345673785639" calcext:value-type="float">
            <text:p>-0,157</text:p>
          </table:table-cell>
          <table:table-cell table:formula="of:=[.I66]*180/PI()" office:value-type="float" office:value="-9.01524303255936" calcext:value-type="float">
            <text:p>-9,02</text:p>
          </table:table-cell>
          <table:table-cell/>
          <table:table-cell table:formula="of:=[.$B$4]*SIN(2*PI()/[.$B$5] * [.D66] - (2*PI() / [.$B$6]) * ([.$B$16] + [.$B$3]/2) * COS([.$B$7]))" office:value-type="float" office:value="4.29123908073337" calcext:value-type="float">
            <text:p>4,29123908073337</text:p>
          </table:table-cell>
          <table:table-cell table:formula="of:=[.$B$4]*SIN(2*PI()/[.$B$5] * [.D66] - (2*PI() / [.$B$6]) * ([.$B$16] - [.$B$3]/2) * COS([.$B$7]))" office:value-type="float" office:value="4.91616629145336" calcext:value-type="float">
            <text:p>4,91616629145336</text:p>
          </table:table-cell>
          <table:table-cell table:formula="of:=ASIN(([.L66]-[.M66])/[.$B$3])" office:value-type="float" office:value="-0.156874447440074" calcext:value-type="float">
            <text:p>-0,157</text:p>
          </table:table-cell>
          <table:table-cell table:formula="of:=[.N66]*180/PI()" office:value-type="float" office:value="-8.9882437517631" calcext:value-type="float">
            <text:p>-8,99</text:p>
          </table:table-cell>
          <table:table-cell/>
          <table:table-cell table:formula="of:=[.$B$4]*SIN(2*PI()/[.$B$5] * [.D66] - (2*PI() / [.$B$6]) * ([.$B$16] + [.$B$3]/2) * COS([.$B$8]))" office:value-type="float" office:value="4.58783937680692" calcext:value-type="float">
            <text:p>4,58783937680692</text:p>
          </table:table-cell>
          <table:table-cell table:formula="of:=[.$B$4]*SIN(2*PI()/[.$B$5] * [.D66] - (2*PI() / [.$B$6]) * ([.$B$16] - [.$B$3]/2) * COS([.$B$8]))" office:value-type="float" office:value="4.87202646585892" calcext:value-type="float">
            <text:p>4,87202646585892</text:p>
          </table:table-cell>
          <table:table-cell table:formula="of:=180*ASIN(([.Q66]-[.R66])/[.$B$3])/PI()" office:value-type="float" office:value="-4.07411255813572" calcext:value-type="float">
            <text:p>-4,07</text:p>
          </table:table-cell>
        </table:table-row>
        <table:table-row table:style-name="ro1">
          <table:table-cell table:number-columns-repeated="3"/>
          <table:table-cell office:value-type="float" office:value="6.3" calcext:value-type="float">
            <text:p>6,3</text:p>
          </table:table-cell>
          <table:table-cell table:number-columns-repeated="2"/>
          <table:table-cell table:formula="of:=[.$B$4]*SIN(2*PI()/[.$B$5] * [.D67] - (2*PI() / [.$B$6]) * ([.$B$16] + [.$B$2]/2) * SIN([.$B$7]))" office:value-type="float" office:value="4.54696915398939" calcext:value-type="float">
            <text:p>4,54696915398939</text:p>
          </table:table-cell>
          <table:table-cell table:formula="of:=[.$B$4]*SIN(2*PI()/[.$B$5] * [.D67] - (2*PI() / [.$B$6]) * ([.$B$16] - [.$B$2]/2) * SIN([.$B$7]))" office:value-type="float" office:value="4.84291580564316" calcext:value-type="float">
            <text:p>4,84291580564316</text:p>
          </table:table-cell>
          <table:table-cell table:formula="of:=ASIN(([.G67]-[.H67])/[.$B$2])" office:value-type="float" office:value="-0.148518723627758" calcext:value-type="float">
            <text:p>-0,149</text:p>
          </table:table-cell>
          <table:table-cell table:formula="of:=[.I67]*180/PI()" office:value-type="float" office:value="-8.50949604254043" calcext:value-type="float">
            <text:p>-8,51</text:p>
          </table:table-cell>
          <table:table-cell/>
          <table:table-cell table:formula="of:=[.$B$4]*SIN(2*PI()/[.$B$5] * [.D67] - (2*PI() / [.$B$6]) * ([.$B$16] + [.$B$3]/2) * COS([.$B$7]))" office:value-type="float" office:value="4.34403990856705" calcext:value-type="float">
            <text:p>4,34403990856705</text:p>
          </table:table-cell>
          <table:table-cell table:formula="of:=[.$B$4]*SIN(2*PI()/[.$B$5] * [.D67] - (2*PI() / [.$B$6]) * ([.$B$16] - [.$B$3]/2) * COS([.$B$7]))" office:value-type="float" office:value="4.9341825866741" calcext:value-type="float">
            <text:p>4,9341825866741</text:p>
          </table:table-cell>
          <table:table-cell table:formula="of:=ASIN(([.L67]-[.M67])/[.$B$3])" office:value-type="float" office:value="-0.148076210328241" calcext:value-type="float">
            <text:p>-0,148</text:p>
          </table:table-cell>
          <table:table-cell table:formula="of:=[.N67]*180/PI()" office:value-type="float" office:value="-8.48414189809972" calcext:value-type="float">
            <text:p>-8,48</text:p>
          </table:table-cell>
          <table:table-cell/>
          <table:table-cell table:formula="of:=[.$B$4]*SIN(2*PI()/[.$B$5] * [.D67] - (2*PI() / [.$B$6]) * ([.$B$16] + [.$B$3]/2) * COS([.$B$8]))" office:value-type="float" office:value="4.62846453708731" calcext:value-type="float">
            <text:p>4,62846453708731</text:p>
          </table:table-cell>
          <table:table-cell table:formula="of:=[.$B$4]*SIN(2*PI()/[.$B$5] * [.D67] - (2*PI() / [.$B$6]) * ([.$B$16] - [.$B$3]/2) * COS([.$B$8]))" office:value-type="float" office:value="4.89449706328424" calcext:value-type="float">
            <text:p>4,89449706328424</text:p>
          </table:table-cell>
          <table:table-cell table:formula="of:=180*ASIN(([.Q67]-[.R67])/[.$B$3])/PI()" office:value-type="float" office:value="-3.81345013157238" calcext:value-type="float">
            <text:p>-3,81</text:p>
          </table:table-cell>
        </table:table-row>
        <table:table-row table:style-name="ro1">
          <table:table-cell table:number-columns-repeated="3"/>
          <table:table-cell office:value-type="float" office:value="6.4" calcext:value-type="float">
            <text:p>6,4</text:p>
          </table:table-cell>
          <table:table-cell table:number-columns-repeated="2"/>
          <table:table-cell table:formula="of:=[.$B$4]*SIN(2*PI()/[.$B$5] * [.D68] - (2*PI() / [.$B$6]) * ([.$B$16] + [.$B$2]/2) * SIN([.$B$7]))" office:value-type="float" office:value="4.5895254734403" calcext:value-type="float">
            <text:p>4,5895254734403</text:p>
          </table:table-cell>
          <table:table-cell table:formula="of:=[.$B$4]*SIN(2*PI()/[.$B$5] * [.D68] - (2*PI() / [.$B$6]) * ([.$B$16] - [.$B$2]/2) * SIN([.$B$7]))" office:value-type="float" office:value="4.8678945143658" calcext:value-type="float">
            <text:p>4,8678945143658</text:p>
          </table:table-cell>
          <table:table-cell table:formula="of:=ASIN(([.G68]-[.H68])/[.$B$2])" office:value-type="float" office:value="-0.139637871897567" calcext:value-type="float">
            <text:p>-0,140</text:p>
          </table:table-cell>
          <table:table-cell table:formula="of:=[.I68]*180/PI()" office:value-type="float" office:value="-8.00066071991906" calcext:value-type="float">
            <text:p>-8,00</text:p>
          </table:table-cell>
          <table:table-cell/>
          <table:table-cell table:formula="of:=[.$B$4]*SIN(2*PI()/[.$B$5] * [.D68] - (2*PI() / [.$B$6]) * ([.$B$16] + [.$B$3]/2) * COS([.$B$7]))" office:value-type="float" office:value="4.39493529692497" calcext:value-type="float">
            <text:p>4,39493529692497</text:p>
          </table:table-cell>
          <table:table-cell table:formula="of:=[.$B$4]*SIN(2*PI()/[.$B$5] * [.D68] - (2*PI() / [.$B$6]) * ([.$B$16] - [.$B$3]/2) * COS([.$B$7]))" office:value-type="float" office:value="4.95003458633607" calcext:value-type="float">
            <text:p>4,95003458633607</text:p>
          </table:table-cell>
          <table:table-cell table:formula="of:=ASIN(([.L68]-[.M68])/[.$B$3])" office:value-type="float" office:value="-0.139224158795747" calcext:value-type="float">
            <text:p>-0,139</text:p>
          </table:table-cell>
          <table:table-cell table:formula="of:=[.N68]*180/PI()" office:value-type="float" office:value="-7.97695670525548" calcext:value-type="float">
            <text:p>-7,98</text:p>
          </table:table-cell>
          <table:table-cell/>
          <table:table-cell table:formula="of:=[.$B$4]*SIN(2*PI()/[.$B$5] * [.D68] - (2*PI() / [.$B$6]) * ([.$B$16] + [.$B$3]/2) * COS([.$B$8]))" office:value-type="float" office:value="4.66705949984955" calcext:value-type="float">
            <text:p>4,66705949984955</text:p>
          </table:table-cell>
          <table:table-cell table:formula="of:=[.$B$4]*SIN(2*PI()/[.$B$5] * [.D68] - (2*PI() / [.$B$6]) * ([.$B$16] - [.$B$3]/2) * COS([.$B$8]))" office:value-type="float" office:value="4.91482077253296" calcext:value-type="float">
            <text:p>4,91482077253296</text:p>
          </table:table-cell>
          <table:table-cell table:formula="of:=180*ASIN(([.Q68]-[.R68])/[.$B$3])/PI()" office:value-type="float" office:value="-3.551192038507" calcext:value-type="float">
            <text:p>-3,55</text:p>
          </table:table-cell>
        </table:table-row>
        <table:table-row table:style-name="ro1">
          <table:table-cell table:number-columns-repeated="3"/>
          <table:table-cell office:value-type="float" office:value="6.5" calcext:value-type="float">
            <text:p>6,5</text:p>
          </table:table-cell>
          <table:table-cell table:number-columns-repeated="2"/>
          <table:table-cell table:formula="of:=[.$B$4]*SIN(2*PI()/[.$B$5] * [.D69] - (2*PI() / [.$B$6]) * ([.$B$16] + [.$B$2]/2) * SIN([.$B$7]))" office:value-type="float" office:value="4.63006867533332" calcext:value-type="float">
            <text:p>4,63006867533332</text:p>
          </table:table-cell>
          <table:table-cell table:formula="of:=[.$B$4]*SIN(2*PI()/[.$B$5] * [.D69] - (2*PI() / [.$B$6]) * ([.$B$16] - [.$B$2]/2) * SIN([.$B$7]))" office:value-type="float" office:value="4.89073800366903" calcext:value-type="float">
            <text:p>4,89073800366903</text:p>
          </table:table-cell>
          <table:table-cell table:formula="of:=ASIN(([.G69]-[.H69])/[.$B$2])" office:value-type="float" office:value="-0.130706515614655" calcext:value-type="float">
            <text:p>-0,131</text:p>
          </table:table-cell>
          <table:table-cell table:formula="of:=[.I69]*180/PI()" office:value-type="float" office:value="-7.48893169958053" calcext:value-type="float">
            <text:p>-7,49</text:p>
          </table:table-cell>
          <table:table-cell/>
          <table:table-cell table:formula="of:=[.$B$4]*SIN(2*PI()/[.$B$5] * [.D69] - (2*PI() / [.$B$6]) * ([.$B$16] + [.$B$3]/2) * COS([.$B$7]))" office:value-type="float" office:value="4.44390292140769" calcext:value-type="float">
            <text:p>4,44390292140769</text:p>
          </table:table-cell>
          <table:table-cell table:formula="of:=[.$B$4]*SIN(2*PI()/[.$B$5] * [.D69] - (2*PI() / [.$B$6]) * ([.$B$16] - [.$B$3]/2) * COS([.$B$7]))" office:value-type="float" office:value="4.96371533722829" calcext:value-type="float">
            <text:p>4,96371533722829</text:p>
          </table:table-cell>
          <table:table-cell table:formula="of:=ASIN(([.L69]-[.M69])/[.$B$3])" office:value-type="float" office:value="-0.130321682438811" calcext:value-type="float">
            <text:p>-0,130</text:p>
          </table:table-cell>
          <table:table-cell table:formula="of:=[.N69]*180/PI()" office:value-type="float" office:value="-7.46688238278804" calcext:value-type="float">
            <text:p>-7,47</text:p>
          </table:table-cell>
          <table:table-cell/>
          <table:table-cell table:formula="of:=[.$B$4]*SIN(2*PI()/[.$B$5] * [.D69] - (2*PI() / [.$B$6]) * ([.$B$16] + [.$B$3]/2) * COS([.$B$8]))" office:value-type="float" office:value="4.70360733606739" calcext:value-type="float">
            <text:p>4,70360733606739</text:p>
          </table:table-cell>
          <table:table-cell table:formula="of:=[.$B$4]*SIN(2*PI()/[.$B$5] * [.D69] - (2*PI() / [.$B$6]) * ([.$B$16] - [.$B$3]/2) * COS([.$B$8]))" office:value-type="float" office:value="4.9329886789545" calcext:value-type="float">
            <text:p>4,9329886789545</text:p>
          </table:table-cell>
          <table:table-cell table:formula="of:=180*ASIN(([.Q69]-[.R69])/[.$B$3])/PI()" office:value-type="float" office:value="-3.28744918253115" calcext:value-type="float">
            <text:p>-3,29</text:p>
          </table:table-cell>
        </table:table-row>
        <table:table-row table:style-name="ro1">
          <table:table-cell table:number-columns-repeated="3"/>
          <table:table-cell office:value-type="float" office:value="6.6" calcext:value-type="float">
            <text:p>6,6</text:p>
          </table:table-cell>
          <table:table-cell table:number-columns-repeated="2"/>
          <table:table-cell table:formula="of:=[.$B$4]*SIN(2*PI()/[.$B$5] * [.D70] - (2*PI() / [.$B$6]) * ([.$B$16] + [.$B$2]/2) * SIN([.$B$7]))" office:value-type="float" office:value="4.66858097608015" calcext:value-type="float">
            <text:p>4,66858097608015</text:p>
          </table:table-cell>
          <table:table-cell table:formula="of:=[.$B$4]*SIN(2*PI()/[.$B$5] * [.D70] - (2*PI() / [.$B$6]) * ([.$B$16] - [.$B$2]/2) * SIN([.$B$7]))" office:value-type="float" office:value="4.91143625364344" calcext:value-type="float">
            <text:p>4,91143625364344</text:p>
          </table:table-cell>
          <table:table-cell table:formula="of:=ASIN(([.G70]-[.H70])/[.$B$2])" office:value-type="float" office:value="-0.12172803803452" calcext:value-type="float">
            <text:p>-0,122</text:p>
          </table:table-cell>
          <table:table-cell table:formula="of:=[.I70]*180/PI()" office:value-type="float" office:value="-6.97450282778594" calcext:value-type="float">
            <text:p>-6,97</text:p>
          </table:table-cell>
          <table:table-cell/>
          <table:table-cell table:formula="of:=[.$B$4]*SIN(2*PI()/[.$B$5] * [.D70] - (2*PI() / [.$B$6]) * ([.$B$16] + [.$B$3]/2) * COS([.$B$7]))" office:value-type="float" office:value="4.49092130319671" calcext:value-type="float">
            <text:p>4,49092130319671</text:p>
          </table:table-cell>
          <table:table-cell table:formula="of:=[.$B$4]*SIN(2*PI()/[.$B$5] * [.D70] - (2*PI() / [.$B$6]) * ([.$B$16] - [.$B$3]/2) * COS([.$B$7]))" office:value-type="float" office:value="4.97521883852128" calcext:value-type="float">
            <text:p>4,97521883852128</text:p>
          </table:table-cell>
          <table:table-cell table:formula="of:=ASIN(([.L70]-[.M70])/[.$B$3])" office:value-type="float" office:value="-0.12137215735089" calcext:value-type="float">
            <text:p>-0,121</text:p>
          </table:table-cell>
          <table:table-cell table:formula="of:=[.N70]*180/PI()" office:value-type="float" office:value="-6.95411236660373" calcext:value-type="float">
            <text:p>-6,95</text:p>
          </table:table-cell>
          <table:table-cell/>
          <table:table-cell table:formula="of:=[.$B$4]*SIN(2*PI()/[.$B$5] * [.D70] - (2*PI() / [.$B$6]) * ([.$B$16] + [.$B$3]/2) * COS([.$B$8]))" office:value-type="float" office:value="4.73809201465197" calcext:value-type="float">
            <text:p>4,73809201465197</text:p>
          </table:table-cell>
          <table:table-cell table:formula="of:=[.$B$4]*SIN(2*PI()/[.$B$5] * [.D70] - (2*PI() / [.$B$6]) * ([.$B$16] - [.$B$3]/2) * COS([.$B$8]))" office:value-type="float" office:value="4.94899281350465" calcext:value-type="float">
            <text:p>4,94899281350465</text:p>
          </table:table-cell>
          <table:table-cell table:formula="of:=180*ASIN(([.Q70]-[.R70])/[.$B$3])/PI()" office:value-type="float" office:value="-3.02233284278713" calcext:value-type="float">
            <text:p>-3,02</text:p>
          </table:table-cell>
        </table:table-row>
        <table:table-row table:style-name="ro1">
          <table:table-cell table:number-columns-repeated="3"/>
          <table:table-cell office:value-type="float" office:value="6.7" calcext:value-type="float">
            <text:p>6,7</text:p>
          </table:table-cell>
          <table:table-cell table:number-columns-repeated="2"/>
          <table:table-cell table:formula="of:=[.$B$4]*SIN(2*PI()/[.$B$5] * [.D71] - (2*PI() / [.$B$6]) * ([.$B$16] + [.$B$2]/2) * SIN([.$B$7]))" office:value-type="float" office:value="4.70504548291282" calcext:value-type="float">
            <text:p>4,70504548291282</text:p>
          </table:table-cell>
          <table:table-cell table:formula="of:=[.$B$4]*SIN(2*PI()/[.$B$5] * [.D71] - (2*PI() / [.$B$6]) * ([.$B$16] - [.$B$2]/2) * SIN([.$B$7]))" office:value-type="float" office:value="4.92998018535252" calcext:value-type="float">
            <text:p>4,92998018535252</text:p>
          </table:table-cell>
          <table:table-cell table:formula="of:=ASIN(([.G71]-[.H71])/[.$B$2])" office:value-type="float" office:value="-0.112705809175407" calcext:value-type="float">
            <text:p>-0,113</text:p>
          </table:table-cell>
          <table:table-cell table:formula="of:=[.I71]*180/PI()" office:value-type="float" office:value="-6.45756719235766" calcext:value-type="float">
            <text:p>-6,46</text:p>
          </table:table-cell>
          <table:table-cell/>
          <table:table-cell table:formula="of:=[.$B$4]*SIN(2*PI()/[.$B$5] * [.D71] - (2*PI() / [.$B$6]) * ([.$B$16] + [.$B$3]/2) * COS([.$B$7]))" office:value-type="float" office:value="4.53596981847582" calcext:value-type="float">
            <text:p>4,53596981847582</text:p>
          </table:table-cell>
          <table:table-cell table:formula="of:=[.$B$4]*SIN(2*PI()/[.$B$5] * [.D71] - (2*PI() / [.$B$6]) * ([.$B$16] - [.$B$3]/2) * COS([.$B$7]))" office:value-type="float" office:value="4.98454004439918" calcext:value-type="float">
            <text:p>4,98454004439918</text:p>
          </table:table-cell>
          <table:table-cell table:formula="of:=ASIN(([.L71]-[.M71])/[.$B$3])" office:value-type="float" office:value="-0.112378946633221" calcext:value-type="float">
            <text:p>-0,112</text:p>
          </table:table-cell>
          <table:table-cell table:formula="of:=[.N71]*180/PI()" office:value-type="float" office:value="-6.43883934820947" calcext:value-type="float">
            <text:p>-6,44</text:p>
          </table:table-cell>
          <table:table-cell/>
          <table:table-cell table:formula="of:=[.$B$4]*SIN(2*PI()/[.$B$5] * [.D71] - (2*PI() / [.$B$6]) * ([.$B$16] + [.$B$3]/2) * COS([.$B$8]))" office:value-type="float" office:value="4.77049840948351" calcext:value-type="float">
            <text:p>4,77049840948351</text:p>
          </table:table-cell>
          <table:table-cell table:formula="of:=[.$B$4]*SIN(2*PI()/[.$B$5] * [.D71] - (2*PI() / [.$B$6]) * ([.$B$16] - [.$B$3]/2) * COS([.$B$8]))" office:value-type="float" office:value="4.96282615624106" calcext:value-type="float">
            <text:p>4,96282615624106</text:p>
          </table:table-cell>
          <table:table-cell table:formula="of:=180*ASIN(([.Q71]-[.R71])/[.$B$3])/PI()" office:value-type="float" office:value="-2.75595464221079" calcext:value-type="float">
            <text:p>-2,76</text:p>
          </table:table-cell>
        </table:table-row>
        <table:table-row table:style-name="ro1">
          <table:table-cell table:number-columns-repeated="3"/>
          <table:table-cell office:value-type="float" office:value="6.8" calcext:value-type="float">
            <text:p>6,8</text:p>
          </table:table-cell>
          <table:table-cell table:number-columns-repeated="2"/>
          <table:table-cell table:formula="of:=[.$B$4]*SIN(2*PI()/[.$B$5] * [.D72] - (2*PI() / [.$B$6]) * ([.$B$16] + [.$B$2]/2) * SIN([.$B$7]))" office:value-type="float" office:value="4.73944620129348" calcext:value-type="float">
            <text:p>4,73944620129348</text:p>
          </table:table-cell>
          <table:table-cell table:formula="of:=[.$B$4]*SIN(2*PI()/[.$B$5] * [.D72] - (2*PI() / [.$B$6]) * ([.$B$16] - [.$B$2]/2) * SIN([.$B$7]))" office:value-type="float" office:value="4.94636166481494" calcext:value-type="float">
            <text:p>4,94636166481494</text:p>
          </table:table-cell>
          <table:table-cell table:formula="of:=ASIN(([.G72]-[.H72])/[.$B$2])" office:value-type="float" office:value="-0.103643186424211" calcext:value-type="float">
            <text:p>-0,104</text:p>
          </table:table-cell>
          <table:table-cell table:formula="of:=[.I72]*180/PI()" office:value-type="float" office:value="-5.93831715739489" calcext:value-type="float">
            <text:p>-5,94</text:p>
          </table:table-cell>
          <table:table-cell/>
          <table:table-cell table:formula="of:=[.$B$4]*SIN(2*PI()/[.$B$5] * [.D72] - (2*PI() / [.$B$6]) * ([.$B$16] + [.$B$3]/2) * COS([.$B$7]))" office:value-type="float" office:value="4.57902870747733" calcext:value-type="float">
            <text:p>4,57902870747733</text:p>
          </table:table-cell>
          <table:table-cell table:formula="of:=[.$B$4]*SIN(2*PI()/[.$B$5] * [.D72] - (2*PI() / [.$B$6]) * ([.$B$16] - [.$B$3]/2) * COS([.$B$7]))" office:value-type="float" office:value="4.99167486627302" calcext:value-type="float">
            <text:p>4,99167486627302</text:p>
          </table:table-cell>
          <table:table-cell table:formula="of:=ASIN(([.L72]-[.M72])/[.$B$3])" office:value-type="float" office:value="-0.103345400984125" calcext:value-type="float">
            <text:p>-0,103</text:p>
          </table:table-cell>
          <table:table-cell table:formula="of:=[.N72]*180/PI()" office:value-type="float" office:value="-5.92125530847752" calcext:value-type="float">
            <text:p>-5,92</text:p>
          </table:table-cell>
          <table:table-cell/>
          <table:table-cell table:formula="of:=[.$B$4]*SIN(2*PI()/[.$B$5] * [.D72] - (2*PI() / [.$B$6]) * ([.$B$16] + [.$B$3]/2) * COS([.$B$8]))" office:value-type="float" office:value="4.8008123060462" calcext:value-type="float">
            <text:p>4,8008123060462</text:p>
          </table:table-cell>
          <table:table-cell table:formula="of:=[.$B$4]*SIN(2*PI()/[.$B$5] * [.D72] - (2*PI() / [.$B$6]) * ([.$B$16] - [.$B$3]/2) * COS([.$B$8]))" office:value-type="float" office:value="4.9744826394024" calcext:value-type="float">
            <text:p>4,9744826394024</text:p>
          </table:table-cell>
          <table:table-cell table:formula="of:=180*ASIN(([.Q72]-[.R72])/[.$B$3])/PI()" office:value-type="float" office:value="-2.48842651652109" calcext:value-type="float">
            <text:p>-2,49</text:p>
          </table:table-cell>
        </table:table-row>
        <table:table-row table:style-name="ro1">
          <table:table-cell table:number-columns-repeated="3"/>
          <table:table-cell office:value-type="float" office:value="6.9" calcext:value-type="float">
            <text:p>6,9</text:p>
          </table:table-cell>
          <table:table-cell table:number-columns-repeated="2"/>
          <table:table-cell table:formula="of:=[.$B$4]*SIN(2*PI()/[.$B$5] * [.D73] - (2*PI() / [.$B$6]) * ([.$B$16] + [.$B$2]/2) * SIN([.$B$7]))" office:value-type="float" office:value="4.77176804193009" calcext:value-type="float">
            <text:p>4,77176804193009</text:p>
          </table:table-cell>
          <table:table-cell table:formula="of:=[.$B$4]*SIN(2*PI()/[.$B$5] * [.D73] - (2*PI() / [.$B$6]) * ([.$B$16] - [.$B$2]/2) * SIN([.$B$7]))" office:value-type="float" office:value="4.96057350657239" calcext:value-type="float">
            <text:p>4,96057350657239</text:p>
          </table:table-cell>
          <table:table-cell table:formula="of:=ASIN(([.G73]-[.H73])/[.$B$2])" office:value-type="float" office:value="-0.0945435152150523" calcext:value-type="float">
            <text:p>-0,095</text:p>
          </table:table-cell>
          <table:table-cell table:formula="of:=[.I73]*180/PI()" office:value-type="float" office:value="-5.41694440215338" calcext:value-type="float">
            <text:p>-5,42</text:p>
          </table:table-cell>
          <table:table-cell/>
          <table:table-cell table:formula="of:=[.$B$4]*SIN(2*PI()/[.$B$5] * [.D73] - (2*PI() / [.$B$6]) * ([.$B$16] + [.$B$3]/2) * COS([.$B$7]))" office:value-type="float" office:value="4.62007908314944" calcext:value-type="float">
            <text:p>4,62007908314944</text:p>
          </table:table-cell>
          <table:table-cell table:formula="of:=[.$B$4]*SIN(2*PI()/[.$B$5] * [.D73] - (2*PI() / [.$B$6]) * ([.$B$16] - [.$B$3]/2) * COS([.$B$7]))" office:value-type="float" office:value="4.99662017457411" calcext:value-type="float">
            <text:p>4,99662017457411</text:p>
          </table:table-cell>
          <table:table-cell table:formula="of:=ASIN(([.L73]-[.M73])/[.$B$3])" office:value-type="float" office:value="-0.0942748593607584" calcext:value-type="float">
            <text:p>-0,094</text:p>
          </table:table-cell>
          <table:table-cell table:formula="of:=[.N73]*180/PI()" office:value-type="float" office:value="-5.40155155556086" calcext:value-type="float">
            <text:p>-5,40</text:p>
          </table:table-cell>
          <table:table-cell/>
          <table:table-cell table:formula="of:=[.$B$4]*SIN(2*PI()/[.$B$5] * [.D73] - (2*PI() / [.$B$6]) * ([.$B$16] + [.$B$3]/2) * COS([.$B$8]))" office:value-type="float" office:value="4.82902040766313" calcext:value-type="float">
            <text:p>4,82902040766313</text:p>
          </table:table-cell>
          <table:table-cell table:formula="of:=[.$B$4]*SIN(2*PI()/[.$B$5] * [.D73] - (2*PI() / [.$B$6]) * ([.$B$16] - [.$B$3]/2) * COS([.$B$8]))" office:value-type="float" office:value="4.98395715006991" calcext:value-type="float">
            <text:p>4,98395715006991</text:p>
          </table:table-cell>
          <table:table-cell table:formula="of:=180*ASIN(([.Q73]-[.R73])/[.$B$3])/PI()" office:value-type="float" office:value="-2.21986068390465" calcext:value-type="float">
            <text:p>-2,22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table:formula="of:=[.$B$4]*SIN(2*PI()/[.$B$5] * [.D74] - (2*PI() / [.$B$6]) * ([.$B$16] + [.$B$2]/2) * SIN([.$B$7]))" office:value-type="float" office:value="4.8019968273951" calcext:value-type="float">
            <text:p>4,8019968273951</text:p>
          </table:table-cell>
          <table:table-cell table:formula="of:=[.$B$4]*SIN(2*PI()/[.$B$5] * [.D74] - (2*PI() / [.$B$6]) * ([.$B$16] - [.$B$2]/2) * SIN([.$B$7]))" office:value-type="float" office:value="4.97260947684137" calcext:value-type="float">
            <text:p>4,97260947684137</text:p>
          </table:table-cell>
          <table:table-cell table:formula="of:=ASIN(([.G74]-[.H74])/[.$B$2])" office:value-type="float" office:value="-0.0854101297743259" calcext:value-type="float">
            <text:p>-0,085</text:p>
          </table:table-cell>
          <table:table-cell table:formula="of:=[.I74]*180/PI()" office:value-type="float" office:value="-4.89363996373353" calcext:value-type="float">
            <text:p>-4,89</text:p>
          </table:table-cell>
          <table:table-cell/>
          <table:table-cell table:formula="of:=[.$B$4]*SIN(2*PI()/[.$B$5] * [.D74] - (2*PI() / [.$B$6]) * ([.$B$16] + [.$B$3]/2) * COS([.$B$7]))" office:value-type="float" office:value="4.65910293944063" calcext:value-type="float">
            <text:p>4,65910293944063</text:p>
          </table:table-cell>
          <table:table-cell table:formula="of:=[.$B$4]*SIN(2*PI()/[.$B$5] * [.D74] - (2*PI() / [.$B$6]) * ([.$B$16] - [.$B$3]/2) * COS([.$B$7]))" office:value-type="float" office:value="4.99937380012679" calcext:value-type="float">
            <text:p>4,99937380012679</text:p>
          </table:table-cell>
          <table:table-cell table:formula="of:=ASIN(([.L74]-[.M74])/[.$B$3])" office:value-type="float" office:value="-0.0851706497071037" calcext:value-type="float">
            <text:p>-0,085</text:p>
          </table:table-cell>
          <table:table-cell table:formula="of:=[.N74]*180/PI()" office:value-type="float" office:value="-4.87991876660418" calcext:value-type="float">
            <text:p>-4,88</text:p>
          </table:table-cell>
          <table:table-cell/>
          <table:table-cell table:formula="of:=[.$B$4]*SIN(2*PI()/[.$B$5] * [.D74] - (2*PI() / [.$B$6]) * ([.$B$16] + [.$B$3]/2) * COS([.$B$8]))" office:value-type="float" office:value="4.85511034132865" calcext:value-type="float">
            <text:p>4,85511034132865</text:p>
          </table:table-cell>
          <table:table-cell table:formula="of:=[.$B$4]*SIN(2*PI()/[.$B$5] * [.D74] - (2*PI() / [.$B$6]) * ([.$B$16] - [.$B$3]/2) * COS([.$B$8]))" office:value-type="float" office:value="4.99124553241007" calcext:value-type="float">
            <text:p>4,99124553241007</text:p>
          </table:table-cell>
          <table:table-cell table:formula="of:=180*ASIN(([.Q74]-[.R74])/[.$B$3])/PI()" office:value-type="float" office:value="-1.95036961534069" calcext:value-type="float">
            <text:p>-1,95</text:p>
          </table:table-cell>
        </table:table-row>
        <table:table-row table:style-name="ro1">
          <table:table-cell table:number-columns-repeated="3"/>
          <table:table-cell office:value-type="float" office:value="7.1" calcext:value-type="float">
            <text:p>7,1</text:p>
          </table:table-cell>
          <table:table-cell table:number-columns-repeated="2"/>
          <table:table-cell table:formula="of:=[.$B$4]*SIN(2*PI()/[.$B$5] * [.D75] - (2*PI() / [.$B$6]) * ([.$B$16] + [.$B$2]/2) * SIN([.$B$7]))" office:value-type="float" office:value="4.83011929834413" calcext:value-type="float">
            <text:p>4,83011929834413</text:p>
          </table:table-cell>
          <table:table-cell table:formula="of:=[.$B$4]*SIN(2*PI()/[.$B$5] * [.D75] - (2*PI() / [.$B$6]) * ([.$B$16] - [.$B$2]/2) * SIN([.$B$7]))" office:value-type="float" office:value="4.98246429624752" calcext:value-type="float">
            <text:p>4,98246429624752</text:p>
          </table:table-cell>
          <table:table-cell table:formula="of:=ASIN(([.G75]-[.H75])/[.$B$2])" office:value-type="float" office:value="-0.076246353926135" calcext:value-type="float">
            <text:p>-0,076</text:p>
          </table:table-cell>
          <table:table-cell table:formula="of:=[.I75]*180/PI()" office:value-type="float" office:value="-4.36859428322827" calcext:value-type="float">
            <text:p>-4,37</text:p>
          </table:table-cell>
          <table:table-cell/>
          <table:table-cell table:formula="of:=[.$B$4]*SIN(2*PI()/[.$B$5] * [.D75] - (2*PI() / [.$B$6]) * ([.$B$16] + [.$B$3]/2) * COS([.$B$7]))" office:value-type="float" office:value="4.6960831591978" calcext:value-type="float">
            <text:p>4,6960831591978</text:p>
          </table:table-cell>
          <table:table-cell table:formula="of:=[.$B$4]*SIN(2*PI()/[.$B$5] * [.D75] - (2*PI() / [.$B$6]) * ([.$B$16] - [.$B$3]/2) * COS([.$B$7]))" office:value-type="float" office:value="4.99993453509989" calcext:value-type="float">
            <text:p>4,99993453509989</text:p>
          </table:table-cell>
          <table:table-cell table:formula="of:=ASIN(([.L75]-[.M75])/[.$B$3])" office:value-type="float" office:value="-0.0760360897421879" calcext:value-type="float">
            <text:p>-0,076</text:p>
          </table:table-cell>
          <table:table-cell table:formula="of:=[.N75]*180/PI()" office:value-type="float" office:value="-4.35654703290534" calcext:value-type="float">
            <text:p>-4,36</text:p>
          </table:table-cell>
          <table:table-cell/>
          <table:table-cell table:formula="of:=[.$B$4]*SIN(2*PI()/[.$B$5] * [.D75] - (2*PI() / [.$B$6]) * ([.$B$16] + [.$B$3]/2) * COS([.$B$8]))" office:value-type="float" office:value="4.87907066313556" calcext:value-type="float">
            <text:p>4,87907066313556</text:p>
          </table:table-cell>
          <table:table-cell table:formula="of:=[.$B$4]*SIN(2*PI()/[.$B$5] * [.D75] - (2*PI() / [.$B$6]) * ([.$B$16] - [.$B$3]/2) * COS([.$B$8]))" office:value-type="float" office:value="4.99634458949752" calcext:value-type="float">
            <text:p>4,99634458949752</text:p>
          </table:table-cell>
          <table:table-cell table:formula="of:=180*ASIN(([.Q75]-[.R75])/[.$B$3])/PI()" office:value-type="float" office:value="-1.68006600550968" calcext:value-type="float">
            <text:p>-1,68</text:p>
          </table:table-cell>
        </table:table-row>
        <table:table-row table:style-name="ro1">
          <table:table-cell table:number-columns-repeated="3"/>
          <table:table-cell office:value-type="float" office:value="7.2" calcext:value-type="float">
            <text:p>7,2</text:p>
          </table:table-cell>
          <table:table-cell table:number-columns-repeated="2"/>
          <table:table-cell table:formula="of:=[.$B$4]*SIN(2*PI()/[.$B$5] * [.D76] - (2*PI() / [.$B$6]) * ([.$B$16] + [.$B$2]/2) * SIN([.$B$7]))" office:value-type="float" office:value="4.85612311933198" calcext:value-type="float">
            <text:p>4,85612311933198</text:p>
          </table:table-cell>
          <table:table-cell table:formula="of:=[.$B$4]*SIN(2*PI()/[.$B$5] * [.D76] - (2*PI() / [.$B$6]) * ([.$B$16] - [.$B$2]/2) * SIN([.$B$7]))" office:value-type="float" office:value="4.99013364214136" calcext:value-type="float">
            <text:p>4,99013364214136</text:p>
          </table:table-cell>
          <table:table-cell table:formula="of:=ASIN(([.G76]-[.H76])/[.$B$2])" office:value-type="float" office:value="-0.0670555019522018" calcext:value-type="float">
            <text:p>-0,067</text:p>
          </table:table-cell>
          <table:table-cell table:formula="of:=[.I76]*180/PI()" office:value-type="float" office:value="-3.84199725499241" calcext:value-type="float">
            <text:p>-3,84</text:p>
          </table:table-cell>
          <table:table-cell/>
          <table:table-cell table:formula="of:=[.$B$4]*SIN(2*PI()/[.$B$5] * [.D76] - (2*PI() / [.$B$6]) * ([.$B$16] + [.$B$3]/2) * COS([.$B$7]))" office:value-type="float" office:value="4.73100352167434" calcext:value-type="float">
            <text:p>4,73100352167434</text:p>
          </table:table-cell>
          <table:table-cell table:formula="of:=[.$B$4]*SIN(2*PI()/[.$B$5] * [.D76] - (2*PI() / [.$B$6]) * ([.$B$16] - [.$B$3]/2) * COS([.$B$7]))" office:value-type="float" office:value="4.99830213353651" calcext:value-type="float">
            <text:p>4,99830213353651</text:p>
          </table:table-cell>
          <table:table-cell table:formula="of:=ASIN(([.L76]-[.M76])/[.$B$3])" office:value-type="float" office:value="-0.0668744878026227" calcext:value-type="float">
            <text:p>-0,067</text:p>
          </table:table-cell>
          <table:table-cell table:formula="of:=[.N76]*180/PI()" office:value-type="float" office:value="-3.83162590818939" calcext:value-type="float">
            <text:p>-3,83</text:p>
          </table:table-cell>
          <table:table-cell/>
          <table:table-cell table:formula="of:=[.$B$4]*SIN(2*PI()/[.$B$5] * [.D76] - (2*PI() / [.$B$6]) * ([.$B$16] + [.$B$3]/2) * COS([.$B$8]))" office:value-type="float" office:value="4.90089086329483" calcext:value-type="float">
            <text:p>4,90089086329483</text:p>
          </table:table-cell>
          <table:table-cell table:formula="of:=[.$B$4]*SIN(2*PI()/[.$B$5] * [.D76] - (2*PI() / [.$B$6]) * ([.$B$16] - [.$B$3]/2) * COS([.$B$8]))" office:value-type="float" office:value="4.99925208471728" calcext:value-type="float">
            <text:p>4,99925208471728</text:p>
          </table:table-cell>
          <table:table-cell table:formula="of:=180*ASIN(([.Q76]-[.R76])/[.$B$3])/PI()" office:value-type="float" office:value="-1.40906274422705" calcext:value-type="float">
            <text:p>-1,41</text:p>
          </table:table-cell>
        </table:table-row>
        <table:table-row table:style-name="ro1">
          <table:table-cell table:number-columns-repeated="3"/>
          <table:table-cell office:value-type="float" office:value="7.3" calcext:value-type="float">
            <text:p>7,3</text:p>
          </table:table-cell>
          <table:table-cell table:number-columns-repeated="2"/>
          <table:table-cell table:formula="of:=[.$B$4]*SIN(2*PI()/[.$B$5] * [.D77] - (2*PI() / [.$B$6]) * ([.$B$16] + [.$B$2]/2) * SIN([.$B$7]))" office:value-type="float" office:value="4.87999688422331" calcext:value-type="float">
            <text:p>4,87999688422331</text:p>
          </table:table-cell>
          <table:table-cell table:formula="of:=[.$B$4]*SIN(2*PI()/[.$B$5] * [.D77] - (2*PI() / [.$B$6]) * ([.$B$16] - [.$B$2]/2) * SIN([.$B$7]))" office:value-type="float" office:value="4.99561415049429" calcext:value-type="float">
            <text:p>4,99561415049429</text:p>
          </table:table-cell>
          <table:table-cell table:formula="of:=ASIN(([.G77]-[.H77])/[.$B$2])" office:value-type="float" office:value="-0.0578408795004732" calcext:value-type="float">
            <text:p>-0,058</text:p>
          </table:table-cell>
          <table:table-cell table:formula="of:=[.I77]*180/PI()" office:value-type="float" office:value="-3.31403827870187" calcext:value-type="float">
            <text:p>-3,31</text:p>
          </table:table-cell>
          <table:table-cell/>
          <table:table-cell table:formula="of:=[.$B$4]*SIN(2*PI()/[.$B$5] * [.D77] - (2*PI() / [.$B$6]) * ([.$B$16] + [.$B$3]/2) * COS([.$B$7]))" office:value-type="float" office:value="4.76384870964514" calcext:value-type="float">
            <text:p>4,76384870964514</text:p>
          </table:table-cell>
          <table:table-cell table:formula="of:=[.$B$4]*SIN(2*PI()/[.$B$5] * [.D77] - (2*PI() / [.$B$6]) * ([.$B$16] - [.$B$3]/2) * COS([.$B$7]))" office:value-type="float" office:value="4.99447731146193" calcext:value-type="float">
            <text:p>4,99447731146193</text:p>
          </table:table-cell>
          <table:table-cell table:formula="of:=ASIN(([.L77]-[.M77])/[.$B$3])" office:value-type="float" office:value="-0.0576891437337288" calcext:value-type="float">
            <text:p>-0,058</text:p>
          </table:table-cell>
          <table:table-cell table:formula="of:=[.N77]*180/PI()" office:value-type="float" office:value="-3.30534445966624" calcext:value-type="float">
            <text:p>-3,31</text:p>
          </table:table-cell>
          <table:table-cell/>
          <table:table-cell table:formula="of:=[.$B$4]*SIN(2*PI()/[.$B$5] * [.D77] - (2*PI() / [.$B$6]) * ([.$B$16] + [.$B$3]/2) * COS([.$B$8]))" office:value-type="float" office:value="4.92056137074549" calcext:value-type="float">
            <text:p>4,92056137074549</text:p>
          </table:table-cell>
          <table:table-cell table:formula="of:=[.$B$4]*SIN(2*PI()/[.$B$5] * [.D77] - (2*PI() / [.$B$6]) * ([.$B$16] - [.$B$3]/2) * COS([.$B$8]))" office:value-type="float" office:value="4.99996674274585" calcext:value-type="float">
            <text:p>4,99996674274585</text:p>
          </table:table-cell>
          <table:table-cell table:formula="of:=180*ASIN(([.Q77]-[.R77])/[.$B$3])/PI()" office:value-type="float" office:value="-1.13747288834158" calcext:value-type="float">
            <text:p>-1,14</text:p>
          </table:table-cell>
        </table:table-row>
        <table:table-row table:style-name="ro1">
          <table:table-cell table:number-columns-repeated="3"/>
          <table:table-cell office:value-type="float" office:value="7.4" calcext:value-type="float">
            <text:p>7,4</text:p>
          </table:table-cell>
          <table:table-cell table:number-columns-repeated="2"/>
          <table:table-cell table:formula="of:=[.$B$4]*SIN(2*PI()/[.$B$5] * [.D78] - (2*PI() / [.$B$6]) * ([.$B$16] + [.$B$2]/2) * SIN([.$B$7]))" office:value-type="float" office:value="4.90173012119583" calcext:value-type="float">
            <text:p>4,90173012119583</text:p>
          </table:table-cell>
          <table:table-cell table:formula="of:=[.$B$4]*SIN(2*PI()/[.$B$5] * [.D78] - (2*PI() / [.$B$6]) * ([.$B$16] - [.$B$2]/2) * SIN([.$B$7]))" office:value-type="float" office:value="4.99890341737423" calcext:value-type="float">
            <text:p>4,99890341737423</text:p>
          </table:table-cell>
          <table:table-cell table:formula="of:=ASIN(([.G78]-[.H78])/[.$B$2])" office:value-type="float" office:value="-0.0486057845367825" calcext:value-type="float">
            <text:p>-0,049</text:p>
          </table:table-cell>
          <table:table-cell table:formula="of:=[.I78]*180/PI()" office:value-type="float" office:value="-2.78490631387988" calcext:value-type="float">
            <text:p>-2,78</text:p>
          </table:table-cell>
          <table:table-cell/>
          <table:table-cell table:formula="of:=[.$B$4]*SIN(2*PI()/[.$B$5] * [.D78] - (2*PI() / [.$B$6]) * ([.$B$16] + [.$B$3]/2) * COS([.$B$7]))" office:value-type="float" office:value="4.79460431612522" calcext:value-type="float">
            <text:p>4,79460431612522</text:p>
          </table:table-cell>
          <table:table-cell table:formula="of:=[.$B$4]*SIN(2*PI()/[.$B$5] * [.D78] - (2*PI() / [.$B$6]) * ([.$B$16] - [.$B$3]/2) * COS([.$B$7]))" office:value-type="float" office:value="4.98846174656952" calcext:value-type="float">
            <text:p>4,98846174656952</text:p>
          </table:table-cell>
          <table:table-cell table:formula="of:=ASIN(([.L78]-[.M78])/[.$B$3])" office:value-type="float" office:value="-0.0484833498236163" calcext:value-type="float">
            <text:p>-0,048</text:p>
          </table:table-cell>
          <table:table-cell table:formula="of:=[.N78]*180/PI()" office:value-type="float" office:value="-2.77789132154956" calcext:value-type="float">
            <text:p>-2,78</text:p>
          </table:table-cell>
          <table:table-cell/>
          <table:table-cell table:formula="of:=[.$B$4]*SIN(2*PI()/[.$B$5] * [.D78] - (2*PI() / [.$B$6]) * ([.$B$16] + [.$B$3]/2) * COS([.$B$8]))" office:value-type="float" office:value="4.93807355735288" calcext:value-type="float">
            <text:p>4,93807355735288</text:p>
          </table:table-cell>
          <table:table-cell table:formula="of:=[.$B$4]*SIN(2*PI()/[.$B$5] * [.D78] - (2*PI() / [.$B$6]) * ([.$B$16] - [.$B$3]/2) * COS([.$B$8]))" office:value-type="float" office:value="4.99848825011061" calcext:value-type="float">
            <text:p>4,99848825011061</text:p>
          </table:table-cell>
          <table:table-cell table:formula="of:=180*ASIN(([.Q78]-[.R78])/[.$B$3])/PI()" office:value-type="float" office:value="-0.865409634036719" calcext:value-type="float">
            <text:p>-0,87</text:p>
          </table:table-cell>
        </table:table-row>
        <table:table-row table:style-name="ro1">
          <table:table-cell table:number-columns-repeated="3"/>
          <table:table-cell office:value-type="float" office:value="7.5" calcext:value-type="float">
            <text:p>7,5</text:p>
          </table:table-cell>
          <table:table-cell table:number-columns-repeated="2"/>
          <table:table-cell table:formula="of:=[.$B$4]*SIN(2*PI()/[.$B$5] * [.D79] - (2*PI() / [.$B$6]) * ([.$B$16] + [.$B$2]/2) * SIN([.$B$7]))" office:value-type="float" office:value="4.92131329733349" calcext:value-type="float">
            <text:p>4,92131329733349</text:p>
          </table:table-cell>
          <table:table-cell table:formula="of:=[.$B$4]*SIN(2*PI()/[.$B$5] * [.D79] - (2*PI() / [.$B$6]) * ([.$B$16] - [.$B$2]/2) * SIN([.$B$7]))" office:value-type="float" office:value="5" calcext:value-type="float">
            <text:p>5</text:p>
          </table:table-cell>
          <table:table-cell table:formula="of:=ASIN(([.G79]-[.H79])/[.$B$2])" office:value-type="float" office:value="-0.039353508334048" calcext:value-type="float">
            <text:p>-0,039</text:p>
          </table:table-cell>
          <table:table-cell table:formula="of:=[.I79]*180/PI()" office:value-type="float" office:value="-2.25478993657386" calcext:value-type="float">
            <text:p>-2,25</text:p>
          </table:table-cell>
          <table:table-cell/>
          <table:table-cell table:formula="of:=[.$B$4]*SIN(2*PI()/[.$B$5] * [.D79] - (2*PI() / [.$B$6]) * ([.$B$16] + [.$B$3]/2) * COS([.$B$7]))" office:value-type="float" office:value="4.8232568506891" calcext:value-type="float">
            <text:p>4,8232568506891</text:p>
          </table:table-cell>
          <table:table-cell table:formula="of:=[.$B$4]*SIN(2*PI()/[.$B$5] * [.D79] - (2*PI() / [.$B$6]) * ([.$B$16] - [.$B$3]/2) * COS([.$B$7]))" office:value-type="float" office:value="4.98025807748487" calcext:value-type="float">
            <text:p>4,98025807748487</text:p>
          </table:table-cell>
          <table:table-cell table:formula="of:=ASIN(([.L79]-[.M79])/[.$B$3])" office:value-type="float" office:value="-0.0392603917747287" calcext:value-type="float">
            <text:p>-0,039</text:p>
          </table:table-cell>
          <table:table-cell table:formula="of:=[.N79]*180/PI()" office:value-type="float" office:value="-2.24945475072209" calcext:value-type="float">
            <text:p>-2,25</text:p>
          </table:table-cell>
          <table:table-cell/>
          <table:table-cell table:formula="of:=[.$B$4]*SIN(2*PI()/[.$B$5] * [.D79] - (2*PI() / [.$B$6]) * ([.$B$16] + [.$B$3]/2) * COS([.$B$8]))" office:value-type="float" office:value="4.95341974169315" calcext:value-type="float">
            <text:p>4,95341974169315</text:p>
          </table:table-cell>
          <table:table-cell table:formula="of:=[.$B$4]*SIN(2*PI()/[.$B$5] * [.D79] - (2*PI() / [.$B$6]) * ([.$B$16] - [.$B$3]/2) * COS([.$B$8]))" office:value-type="float" office:value="4.99481725532729" calcext:value-type="float">
            <text:p>4,99481725532729</text:p>
          </table:table-cell>
          <table:table-cell table:formula="of:=180*ASIN(([.Q79]-[.R79])/[.$B$3])/PI()" office:value-type="float" office:value="-0.592986289471466" calcext:value-type="float">
            <text:p>-0,59</text:p>
          </table:table-cell>
        </table:table-row>
        <table:table-row table:style-name="ro1">
          <table:table-cell table:number-columns-repeated="3"/>
          <table:table-cell office:value-type="float" office:value="7.6" calcext:value-type="float">
            <text:p>7,6</text:p>
          </table:table-cell>
          <table:table-cell table:number-columns-repeated="2"/>
          <table:table-cell table:formula="of:=[.$B$4]*SIN(2*PI()/[.$B$5] * [.D80] - (2*PI() / [.$B$6]) * ([.$B$16] + [.$B$2]/2) * SIN([.$B$7]))" office:value-type="float" office:value="4.93873782280801" calcext:value-type="float">
            <text:p>4,93873782280801</text:p>
          </table:table-cell>
          <table:table-cell table:formula="of:=[.$B$4]*SIN(2*PI()/[.$B$5] * [.D80] - (2*PI() / [.$B$6]) * ([.$B$16] - [.$B$2]/2) * SIN([.$B$7]))" office:value-type="float" office:value="4.99890341737423" calcext:value-type="float">
            <text:p>4,99890341737423</text:p>
          </table:table-cell>
          <table:table-cell table:formula="of:=ASIN(([.G80]-[.H80])/[.$B$2])" office:value-type="float" office:value="-0.0300873364935967" calcext:value-type="float">
            <text:p>-0,030</text:p>
          </table:table-cell>
          <table:table-cell table:formula="of:=[.I80]*180/PI()" office:value-type="float" office:value="-1.72387739787303" calcext:value-type="float">
            <text:p>-1,72</text:p>
          </table:table-cell>
          <table:table-cell/>
          <table:table-cell table:formula="of:=[.$B$4]*SIN(2*PI()/[.$B$5] * [.D80] - (2*PI() / [.$B$6]) * ([.$B$16] + [.$B$3]/2) * COS([.$B$7]))" office:value-type="float" office:value="4.84979374538813" calcext:value-type="float">
            <text:p>4,84979374538813</text:p>
          </table:table-cell>
          <table:table-cell table:formula="of:=[.$B$4]*SIN(2*PI()/[.$B$5] * [.D80] - (2*PI() / [.$B$6]) * ([.$B$16] - [.$B$3]/2) * COS([.$B$7]))" office:value-type="float" office:value="4.96986990260837" calcext:value-type="float">
            <text:p>4,96986990260837</text:p>
          </table:table-cell>
          <table:table-cell table:formula="of:=ASIN(([.L80]-[.M80])/[.$B$3])" office:value-type="float" office:value="-0.0300235497074565" calcext:value-type="float">
            <text:p>-0,030</text:p>
          </table:table-cell>
          <table:table-cell table:formula="of:=[.N80]*180/PI()" office:value-type="float" office:value="-1.72022268423849" calcext:value-type="float">
            <text:p>-1,72</text:p>
          </table:table-cell>
          <table:table-cell/>
          <table:table-cell table:formula="of:=[.$B$4]*SIN(2*PI()/[.$B$5] * [.D80] - (2*PI() / [.$B$6]) * ([.$B$16] + [.$B$3]/2) * COS([.$B$8]))" office:value-type="float" office:value="4.96659319242266" calcext:value-type="float">
            <text:p>4,96659319242266</text:p>
          </table:table-cell>
          <table:table-cell table:formula="of:=[.$B$4]*SIN(2*PI()/[.$B$5] * [.D80] - (2*PI() / [.$B$6]) * ([.$B$16] - [.$B$3]/2) * COS([.$B$8]))" office:value-type="float" office:value="4.98895536861553" calcext:value-type="float">
            <text:p>4,98895536861553</text:p>
          </table:table-cell>
          <table:table-cell table:formula="of:=180*ASIN(([.Q80]-[.R80])/[.$B$3])/PI()" office:value-type="float" office:value="-0.320316247696639" calcext:value-type="float">
            <text:p>-0,32</text:p>
          </table:table-cell>
        </table:table-row>
        <table:table-row table:style-name="ro1">
          <table:table-cell table:number-columns-repeated="3"/>
          <table:table-cell office:value-type="float" office:value="7.7" calcext:value-type="float">
            <text:p>7,7</text:p>
          </table:table-cell>
          <table:table-cell table:number-columns-repeated="2"/>
          <table:table-cell table:formula="of:=[.$B$4]*SIN(2*PI()/[.$B$5] * [.D81] - (2*PI() / [.$B$6]) * ([.$B$16] + [.$B$2]/2) * SIN([.$B$7]))" office:value-type="float" office:value="4.95399605464664" calcext:value-type="float">
            <text:p>4,95399605464664</text:p>
          </table:table-cell>
          <table:table-cell table:formula="of:=[.$B$4]*SIN(2*PI()/[.$B$5] * [.D81] - (2*PI() / [.$B$6]) * ([.$B$16] - [.$B$2]/2) * SIN([.$B$7]))" office:value-type="float" office:value="4.99561415049429" calcext:value-type="float">
            <text:p>4,99561415049429</text:p>
          </table:table-cell>
          <table:table-cell table:formula="of:=ASIN(([.G81]-[.H81])/[.$B$2])" office:value-type="float" office:value="-0.0208105499932989" calcext:value-type="float">
            <text:p>-0,021</text:p>
          </table:table-cell>
          <table:table-cell table:formula="of:=[.I81]*180/PI()" office:value-type="float" office:value="-1.19235668396203" calcext:value-type="float">
            <text:p>-1,19</text:p>
          </table:table-cell>
          <table:table-cell/>
          <table:table-cell table:formula="of:=[.$B$4]*SIN(2*PI()/[.$B$5] * [.D81] - (2*PI() / [.$B$6]) * ([.$B$16] + [.$B$3]/2) * COS([.$B$7]))" office:value-type="float" office:value="4.87420336026326" calcext:value-type="float">
            <text:p>4,87420336026326</text:p>
          </table:table-cell>
          <table:table-cell table:formula="of:=[.$B$4]*SIN(2*PI()/[.$B$5] * [.D81] - (2*PI() / [.$B$6]) * ([.$B$16] - [.$B$3]/2) * COS([.$B$7]))" office:value-type="float" office:value="4.95730177853684" calcext:value-type="float">
            <text:p>4,95730177853684</text:p>
          </table:table-cell>
          <table:table-cell table:formula="of:=ASIN(([.L81]-[.M81])/[.$B$3])" office:value-type="float" office:value="-0.0207760991905204" calcext:value-type="float">
            <text:p>-0,021</text:p>
          </table:table-cell>
          <table:table-cell table:formula="of:=[.N81]*180/PI()" office:value-type="float" office:value="-1.19038279836198" calcext:value-type="float">
            <text:p>-1,19</text:p>
          </table:table-cell>
          <table:table-cell/>
          <table:table-cell table:formula="of:=[.$B$4]*SIN(2*PI()/[.$B$5] * [.D81] - (2*PI() / [.$B$6]) * ([.$B$16] + [.$B$3]/2) * COS([.$B$8]))" office:value-type="float" office:value="4.97758813123054" calcext:value-type="float">
            <text:p>4,97758813123054</text:p>
          </table:table-cell>
          <table:table-cell table:formula="of:=[.$B$4]*SIN(2*PI()/[.$B$5] * [.D81] - (2*PI() / [.$B$6]) * ([.$B$16] - [.$B$3]/2) * COS([.$B$8]))" office:value-type="float" office:value="4.98090516119258" calcext:value-type="float">
            <text:p>4,98090516119258</text:p>
          </table:table-cell>
          <table:table-cell table:formula="of:=180*ASIN(([.Q81]-[.R81])/[.$B$3])/PI()" office:value-type="float" office:value="-0.0475129597812936" calcext:value-type="float">
            <text:p>-0,05</text:p>
          </table:table-cell>
        </table:table-row>
        <table:table-row table:style-name="ro1">
          <table:table-cell table:number-columns-repeated="3"/>
          <table:table-cell office:value-type="float" office:value="7.8" calcext:value-type="float">
            <text:p>7,8</text:p>
          </table:table-cell>
          <table:table-cell table:number-columns-repeated="2"/>
          <table:table-cell table:formula="of:=[.$B$4]*SIN(2*PI()/[.$B$5] * [.D82] - (2*PI() / [.$B$6]) * ([.$B$16] + [.$B$2]/2) * SIN([.$B$7]))" office:value-type="float" office:value="4.9670813000846" calcext:value-type="float">
            <text:p>4,9670813000846</text:p>
          </table:table-cell>
          <table:table-cell table:formula="of:=[.$B$4]*SIN(2*PI()/[.$B$5] * [.D82] - (2*PI() / [.$B$6]) * ([.$B$16] - [.$B$2]/2) * SIN([.$B$7]))" office:value-type="float" office:value="4.99013364214136" calcext:value-type="float">
            <text:p>4,99013364214136</text:p>
          </table:table-cell>
          <table:table-cell table:formula="of:=ASIN(([.G82]-[.H82])/[.$B$2])" office:value-type="float" office:value="-0.011526426257305" calcext:value-type="float">
            <text:p>-0,012</text:p>
          </table:table-cell>
          <table:table-cell table:formula="of:=[.I82]*180/PI()" office:value-type="float" office:value="-0.660415577412348" calcext:value-type="float">
            <text:p>-0,66</text:p>
          </table:table-cell>
          <table:table-cell/>
          <table:table-cell table:formula="of:=[.$B$4]*SIN(2*PI()/[.$B$5] * [.D82] - (2*PI() / [.$B$6]) * ([.$B$16] + [.$B$3]/2) * COS([.$B$7]))" office:value-type="float" office:value="4.89647498845064" calcext:value-type="float">
            <text:p>4,89647498845064</text:p>
          </table:table-cell>
          <table:table-cell table:formula="of:=[.$B$4]*SIN(2*PI()/[.$B$5] * [.D82] - (2*PI() / [.$B$6]) * ([.$B$16] - [.$B$3]/2) * COS([.$B$7]))" office:value-type="float" office:value="4.94255921806489" calcext:value-type="float">
            <text:p>4,94255921806489</text:p>
          </table:table-cell>
          <table:table-cell table:formula="of:=ASIN(([.L82]-[.M82])/[.$B$3])" office:value-type="float" office:value="-0.0115213122929266" calcext:value-type="float">
            <text:p>-0,012</text:p>
          </table:table-cell>
          <table:table-cell table:formula="of:=[.N82]*180/PI()" office:value-type="float" office:value="-0.660122568836886" calcext:value-type="float">
            <text:p>-0,66</text:p>
          </table:table-cell>
          <table:table-cell/>
          <table:table-cell table:formula="of:=[.$B$4]*SIN(2*PI()/[.$B$5] * [.D82] - (2*PI() / [.$B$6]) * ([.$B$16] + [.$B$3]/2) * COS([.$B$8]))" office:value-type="float" office:value="4.98639973537323" calcext:value-type="float">
            <text:p>4,98639973537323</text:p>
          </table:table-cell>
          <table:table-cell table:formula="of:=[.$B$4]*SIN(2*PI()/[.$B$5] * [.D82] - (2*PI() / [.$B$6]) * ([.$B$16] - [.$B$3]/2) * COS([.$B$8]))" office:value-type="float" office:value="4.97067016414547" calcext:value-type="float">
            <text:p>4,97067016414547</text:p>
          </table:table-cell>
          <table:table-cell table:formula="of:=180*ASIN(([.Q82]-[.R82])/[.$B$3])/PI()" office:value-type="float" office:value="0.225310091916295" calcext:value-type="float">
            <text:p>0,23</text:p>
          </table:table-cell>
        </table:table-row>
        <table:table-row table:style-name="ro1">
          <table:table-cell table:number-columns-repeated="3"/>
          <table:table-cell office:value-type="float" office:value="7.9" calcext:value-type="float">
            <text:p>7,9</text:p>
          </table:table-cell>
          <table:table-cell table:number-columns-repeated="2"/>
          <table:table-cell table:formula="of:=[.$B$4]*SIN(2*PI()/[.$B$5] * [.D83] - (2*PI() / [.$B$6]) * ([.$B$16] + [.$B$2]/2) * SIN([.$B$7]))" office:value-type="float" office:value="4.97798781950077" calcext:value-type="float">
            <text:p>4,97798781950077</text:p>
          </table:table-cell>
          <table:table-cell table:formula="of:=[.$B$4]*SIN(2*PI()/[.$B$5] * [.D83] - (2*PI() / [.$B$6]) * ([.$B$16] - [.$B$2]/2) * SIN([.$B$7]))" office:value-type="float" office:value="4.98246429624752" calcext:value-type="float">
            <text:p>4,98246429624752</text:p>
          </table:table-cell>
          <table:table-cell table:formula="of:=ASIN(([.G83]-[.H83])/[.$B$2])" office:value-type="float" office:value="-0.00223824024220001" calcext:value-type="float">
            <text:p>-0,002</text:p>
          </table:table-cell>
          <table:table-cell table:formula="of:=[.I83]*180/PI()" office:value-type="float" office:value="-0.1282417194144" calcext:value-type="float">
            <text:p>-0,13</text:p>
          </table:table-cell>
          <table:table-cell/>
          <table:table-cell table:formula="of:=[.$B$4]*SIN(2*PI()/[.$B$5] * [.D83] - (2*PI() / [.$B$6]) * ([.$B$16] + [.$B$3]/2) * COS([.$B$7]))" office:value-type="float" office:value="4.91659886087808" calcext:value-type="float">
            <text:p>4,91659886087808</text:p>
          </table:table-cell>
          <table:table-cell table:formula="of:=[.$B$4]*SIN(2*PI()/[.$B$5] * [.D83] - (2*PI() / [.$B$6]) * ([.$B$16] - [.$B$3]/2) * COS([.$B$7]))" office:value-type="float" office:value="4.92564868776679" calcext:value-type="float">
            <text:p>4,92564868776679</text:p>
          </table:table-cell>
          <table:table-cell table:formula="of:=ASIN(([.L83]-[.M83])/[.$B$3])" office:value-type="float" office:value="-0.00226245865232553" calcext:value-type="float">
            <text:p>-0,002</text:p>
          </table:table-cell>
          <table:table-cell table:formula="of:=[.N83]*180/PI()" office:value-type="float" office:value="-0.129629332101109" calcext:value-type="float">
            <text:p>-0,13</text:p>
          </table:table-cell>
          <table:table-cell/>
          <table:table-cell table:formula="of:=[.$B$4]*SIN(2*PI()/[.$B$5] * [.D83] - (2*PI() / [.$B$6]) * ([.$B$16] + [.$B$3]/2) * COS([.$B$8]))" office:value-type="float" office:value="4.99302413978994" calcext:value-type="float">
            <text:p>4,99302413978994</text:p>
          </table:table-cell>
          <table:table-cell table:formula="of:=[.$B$4]*SIN(2*PI()/[.$B$5] * [.D83] - (2*PI() / [.$B$6]) * ([.$B$16] - [.$B$3]/2) * COS([.$B$8]))" office:value-type="float" office:value="4.95825486688218" calcext:value-type="float">
            <text:p>4,95825486688218</text:p>
          </table:table-cell>
          <table:table-cell table:formula="of:=180*ASIN(([.Q83]-[.R83])/[.$B$3])/PI()" office:value-type="float" office:value="0.498039420399786" calcext:value-type="float">
            <text:p>0,50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table:formula="of:=[.$B$4]*SIN(2*PI()/[.$B$5] * [.D84] - (2*PI() / [.$B$6]) * ([.$B$16] + [.$B$2]/2) * SIN([.$B$7]))" office:value-type="float" office:value="4.98671082893528" calcext:value-type="float">
            <text:p>4,98671082893528</text:p>
          </table:table-cell>
          <table:table-cell table:formula="of:=[.$B$4]*SIN(2*PI()/[.$B$5] * [.D84] - (2*PI() / [.$B$6]) * ([.$B$16] - [.$B$2]/2) * SIN([.$B$7]))" office:value-type="float" office:value="4.97260947684137" calcext:value-type="float">
            <text:p>4,97260947684137</text:p>
          </table:table-cell>
          <table:table-cell table:formula="of:=ASIN(([.G84]-[.H84])/[.$B$2])" office:value-type="float" office:value="0.007050734465501" calcext:value-type="float">
            <text:p>0,007</text:p>
          </table:table-cell>
          <table:table-cell table:formula="of:=[.I84]*180/PI()" office:value-type="float" office:value="0.403977327340636" calcext:value-type="float">
            <text:p>0,40</text:p>
          </table:table-cell>
          <table:table-cell/>
          <table:table-cell table:formula="of:=[.$B$4]*SIN(2*PI()/[.$B$5] * [.D84] - (2*PI() / [.$B$6]) * ([.$B$16] + [.$B$3]/2) * COS([.$B$7]))" office:value-type="float" office:value="4.93456615055003" calcext:value-type="float">
            <text:p>4,93456615055003</text:p>
          </table:table-cell>
          <table:table-cell table:formula="of:=[.$B$4]*SIN(2*PI()/[.$B$5] * [.D84] - (2*PI() / [.$B$6]) * ([.$B$16] - [.$B$3]/2) * COS([.$B$7]))" office:value-type="float" office:value="4.90657760516003" calcext:value-type="float">
            <text:p>4,90657760516003</text:p>
          </table:table-cell>
          <table:table-cell table:formula="of:=ASIN(([.L84]-[.M84])/[.$B$3])" office:value-type="float" office:value="0.00699719344529441" calcext:value-type="float">
            <text:p>0,007</text:p>
          </table:table-cell>
          <table:table-cell table:formula="of:=[.N84]*180/PI()" office:value-type="float" office:value="0.400909652851973" calcext:value-type="float">
            <text:p>0,40</text:p>
          </table:table-cell>
          <table:table-cell/>
          <table:table-cell table:formula="of:=[.$B$4]*SIN(2*PI()/[.$B$5] * [.D84] - (2*PI() / [.$B$6]) * ([.$B$16] + [.$B$3]/2) * COS([.$B$8]))" office:value-type="float" office:value="4.99745843879794" calcext:value-type="float">
            <text:p>4,99745843879794</text:p>
          </table:table-cell>
          <table:table-cell table:formula="of:=[.$B$4]*SIN(2*PI()/[.$B$5] * [.D84] - (2*PI() / [.$B$6]) * ([.$B$16] - [.$B$3]/2) * COS([.$B$8]))" office:value-type="float" office:value="4.94366471516243" calcext:value-type="float">
            <text:p>4,94366471516243</text:p>
          </table:table-cell>
          <table:table-cell table:formula="of:=180*ASIN(([.Q84]-[.R84])/[.$B$3])/PI()" office:value-type="float" office:value="0.770561560674113" calcext:value-type="float">
            <text:p>0,77</text:p>
          </table:table-cell>
        </table:table-row>
        <table:table-row table:style-name="ro1">
          <table:table-cell table:number-columns-repeated="3"/>
          <table:table-cell office:value-type="float" office:value="8.1" calcext:value-type="float">
            <text:p>8,1</text:p>
          </table:table-cell>
          <table:table-cell table:number-columns-repeated="2"/>
          <table:table-cell table:formula="of:=[.$B$4]*SIN(2*PI()/[.$B$5] * [.D85] - (2*PI() / [.$B$6]) * ([.$B$16] + [.$B$2]/2) * SIN([.$B$7]))" office:value-type="float" office:value="4.99324650218787" calcext:value-type="float">
            <text:p>4,99324650218787</text:p>
          </table:table-cell>
          <table:table-cell table:formula="of:=[.$B$4]*SIN(2*PI()/[.$B$5] * [.D85] - (2*PI() / [.$B$6]) * ([.$B$16] - [.$B$2]/2) * SIN([.$B$7]))" office:value-type="float" office:value="4.96057350657239" calcext:value-type="float">
            <text:p>4,96057350657239</text:p>
          </table:table-cell>
          <table:table-cell table:formula="of:=ASIN(([.G85]-[.H85])/[.$B$2])" office:value-type="float" office:value="0.0163372245456067" calcext:value-type="float">
            <text:p>0,016</text:p>
          </table:table-cell>
          <table:table-cell table:formula="of:=[.I85]*180/PI()" office:value-type="float" office:value="0.936054015420798" calcext:value-type="float">
            <text:p>0,94</text:p>
          </table:table-cell>
          <table:table-cell/>
          <table:table-cell table:formula="of:=[.$B$4]*SIN(2*PI()/[.$B$5] * [.D85] - (2*PI() / [.$B$6]) * ([.$B$16] + [.$B$3]/2) * COS([.$B$7]))" office:value-type="float" office:value="4.95036897641941" calcext:value-type="float">
            <text:p>4,95036897641941</text:p>
          </table:table-cell>
          <table:table-cell table:formula="of:=[.$B$4]*SIN(2*PI()/[.$B$5] * [.D85] - (2*PI() / [.$B$6]) * ([.$B$16] - [.$B$3]/2) * COS([.$B$7]))" office:value-type="float" office:value="4.88535433545173" calcext:value-type="float">
            <text:p>4,88535433545173</text:p>
          </table:table-cell>
          <table:table-cell table:formula="of:=ASIN(([.L85]-[.M85])/[.$B$3])" office:value-type="float" office:value="0.016254375979657" calcext:value-type="float">
            <text:p>0,016</text:p>
          </table:table-cell>
          <table:table-cell table:formula="of:=[.N85]*180/PI()" office:value-type="float" office:value="0.93130714225317" calcext:value-type="float">
            <text:p>0,93</text:p>
          </table:table-cell>
          <table:table-cell/>
          <table:table-cell table:formula="of:=[.$B$4]*SIN(2*PI()/[.$B$5] * [.D85] - (2*PI() / [.$B$6]) * ([.$B$16] + [.$B$3]/2) * COS([.$B$8]))" office:value-type="float" office:value="4.99970068736714" calcext:value-type="float">
            <text:p>4,99970068736714</text:p>
          </table:table-cell>
          <table:table-cell table:formula="of:=[.$B$4]*SIN(2*PI()/[.$B$5] * [.D85] - (2*PI() / [.$B$6]) * ([.$B$16] - [.$B$3]/2) * COS([.$B$8]))" office:value-type="float" office:value="4.92690610870896" calcext:value-type="float">
            <text:p>4,92690610870896</text:p>
          </table:table-cell>
          <table:table-cell table:formula="of:=180*ASIN(([.Q85]-[.R85])/[.$B$3])/PI()" office:value-type="float" office:value="1.0427630964399" calcext:value-type="float">
            <text:p>1,04</text:p>
          </table:table-cell>
        </table:table-row>
        <table:table-row table:style-name="ro1">
          <table:table-cell table:number-columns-repeated="3"/>
          <table:table-cell office:value-type="float" office:value="8.2" calcext:value-type="float">
            <text:p>8,2</text:p>
          </table:table-cell>
          <table:table-cell table:number-columns-repeated="2"/>
          <table:table-cell table:formula="of:=[.$B$4]*SIN(2*PI()/[.$B$5] * [.D86] - (2*PI() / [.$B$6]) * ([.$B$16] + [.$B$2]/2) * SIN([.$B$7]))" office:value-type="float" office:value="4.99759197249627" calcext:value-type="float">
            <text:p>4,99759197249627</text:p>
          </table:table-cell>
          <table:table-cell table:formula="of:=[.$B$4]*SIN(2*PI()/[.$B$5] * [.D86] - (2*PI() / [.$B$6]) * ([.$B$16] - [.$B$2]/2) * SIN([.$B$7]))" office:value-type="float" office:value="4.94636166481494" calcext:value-type="float">
            <text:p>4,94636166481494</text:p>
          </table:table-cell>
          <table:table-cell table:formula="of:=ASIN(([.G86]-[.H86])/[.$B$2])" office:value-type="float" office:value="0.0256179558392829" calcext:value-type="float">
            <text:p>0,026</text:p>
          </table:table-cell>
          <table:table-cell table:formula="of:=[.I86]*180/PI()" office:value-type="float" office:value="1.46780074934343" calcext:value-type="float">
            <text:p>1,47</text:p>
          </table:table-cell>
          <table:table-cell/>
          <table:table-cell table:formula="of:=[.$B$4]*SIN(2*PI()/[.$B$5] * [.D86] - (2*PI() / [.$B$6]) * ([.$B$16] + [.$B$3]/2) * COS([.$B$7]))" office:value-type="float" office:value="4.96400040684451" calcext:value-type="float">
            <text:p>4,96400040684451</text:p>
          </table:table-cell>
          <table:table-cell table:formula="of:=[.$B$4]*SIN(2*PI()/[.$B$5] * [.D86] - (2*PI() / [.$B$6]) * ([.$B$16] - [.$B$3]/2) * COS([.$B$7]))" office:value-type="float" office:value="4.86198818786944" calcext:value-type="float">
            <text:p>4,86198818786944</text:p>
          </table:table-cell>
          <table:table-cell table:formula="of:=ASIN(([.L86]-[.M86])/[.$B$3])" office:value-type="float" office:value="0.0255058201090109" calcext:value-type="float">
            <text:p>0,026</text:p>
          </table:table-cell>
          <table:table-cell table:formula="of:=[.N86]*180/PI()" office:value-type="float" office:value="1.46137584526623" calcext:value-type="float">
            <text:p>1,46</text:p>
          </table:table-cell>
          <table:table-cell/>
          <table:table-cell table:formula="of:=[.$B$4]*SIN(2*PI()/[.$B$5] * [.D86] - (2*PI() / [.$B$6]) * ([.$B$16] + [.$B$3]/2) * COS([.$B$8]))" office:value-type="float" office:value="4.99974990197321" calcext:value-type="float">
            <text:p>4,99974990197321</text:p>
          </table:table-cell>
          <table:table-cell table:formula="of:=[.$B$4]*SIN(2*PI()/[.$B$5] * [.D86] - (2*PI() / [.$B$6]) * ([.$B$16] - [.$B$3]/2) * COS([.$B$8]))" office:value-type="float" office:value="4.90798639840043" calcext:value-type="float">
            <text:p>4,90798639840043</text:p>
          </table:table-cell>
          <table:table-cell table:formula="of:=180*ASIN(([.Q86]-[.R86])/[.$B$3])/PI()" office:value-type="float" office:value="1.31453068690926" calcext:value-type="float">
            <text:p>1,31</text:p>
          </table:table-cell>
        </table:table-row>
        <table:table-row table:style-name="ro1">
          <table:table-cell table:number-columns-repeated="3"/>
          <table:table-cell office:value-type="float" office:value="8.3" calcext:value-type="float">
            <text:p>8,3</text:p>
          </table:table-cell>
          <table:table-cell table:number-columns-repeated="2"/>
          <table:table-cell table:formula="of:=[.$B$4]*SIN(2*PI()/[.$B$5] * [.D87] - (2*PI() / [.$B$6]) * ([.$B$16] + [.$B$2]/2) * SIN([.$B$7]))" office:value-type="float" office:value="4.99974533379358" calcext:value-type="float">
            <text:p>4,99974533379358</text:p>
          </table:table-cell>
          <table:table-cell table:formula="of:=[.$B$4]*SIN(2*PI()/[.$B$5] * [.D87] - (2*PI() / [.$B$6]) * ([.$B$16] - [.$B$2]/2) * SIN([.$B$7]))" office:value-type="float" office:value="4.92998018535253" calcext:value-type="float">
            <text:p>4,92998018535253</text:p>
          </table:table-cell>
          <table:table-cell table:formula="of:=ASIN(([.G87]-[.H87])/[.$B$2])" office:value-type="float" office:value="0.0348896522479136" calcext:value-type="float">
            <text:p>0,035</text:p>
          </table:table-cell>
          <table:table-cell table:formula="of:=[.I87]*180/PI()" office:value-type="float" office:value="1.99902982248458" calcext:value-type="float">
            <text:p>2,00</text:p>
          </table:table-cell>
          <table:table-cell/>
          <table:table-cell table:formula="of:=[.$B$4]*SIN(2*PI()/[.$B$5] * [.D87] - (2*PI() / [.$B$6]) * ([.$B$16] + [.$B$3]/2) * COS([.$B$7]))" office:value-type="float" office:value="4.97545446262941" calcext:value-type="float">
            <text:p>4,97545446262941</text:p>
          </table:table-cell>
          <table:table-cell table:formula="of:=[.$B$4]*SIN(2*PI()/[.$B$5] * [.D87] - (2*PI() / [.$B$6]) * ([.$B$16] - [.$B$3]/2) * COS([.$B$7]))" office:value-type="float" office:value="4.83648941157773" calcext:value-type="float">
            <text:p>4,83648941157773</text:p>
          </table:table-cell>
          <table:table-cell table:formula="of:=ASIN(([.L87]-[.M87])/[.$B$3])" office:value-type="float" office:value="0.0347482550867534" calcext:value-type="float">
            <text:p>0,035</text:p>
          </table:table-cell>
          <table:table-cell table:formula="of:=[.N87]*180/PI()" office:value-type="float" office:value="1.99092836191496" calcext:value-type="float">
            <text:p>1,99</text:p>
          </table:table-cell>
          <table:table-cell/>
          <table:table-cell table:formula="of:=[.$B$4]*SIN(2*PI()/[.$B$5] * [.D87] - (2*PI() / [.$B$6]) * ([.$B$16] + [.$B$3]/2) * COS([.$B$8]))" office:value-type="float" office:value="4.99760606102899" calcext:value-type="float">
            <text:p>4,99760606102899</text:p>
          </table:table-cell>
          <table:table-cell table:formula="of:=[.$B$4]*SIN(2*PI()/[.$B$5] * [.D87] - (2*PI() / [.$B$6]) * ([.$B$16] - [.$B$3]/2) * COS([.$B$8]))" office:value-type="float" office:value="4.88691388304711" calcext:value-type="float">
            <text:p>4,88691388304711</text:p>
          </table:table-cell>
          <table:table-cell table:formula="of:=180*ASIN(([.Q87]-[.R87])/[.$B$3])/PI()" office:value-type="float" office:value="1.58575109380877" calcext:value-type="float">
            <text:p>1,59</text:p>
          </table:table-cell>
        </table:table-row>
        <table:table-row table:style-name="ro1">
          <table:table-cell table:number-columns-repeated="3"/>
          <table:table-cell office:value-type="float" office:value="8.4" calcext:value-type="float">
            <text:p>8,4</text:p>
          </table:table-cell>
          <table:table-cell table:number-columns-repeated="2"/>
          <table:table-cell table:formula="of:=[.$B$4]*SIN(2*PI()/[.$B$5] * [.D88] - (2*PI() / [.$B$6]) * ([.$B$16] + [.$B$2]/2) * SIN([.$B$7]))" office:value-type="float" office:value="4.99970564154435" calcext:value-type="float">
            <text:p>4,99970564154435</text:p>
          </table:table-cell>
          <table:table-cell table:formula="of:=[.$B$4]*SIN(2*PI()/[.$B$5] * [.D88] - (2*PI() / [.$B$6]) * ([.$B$16] - [.$B$2]/2) * SIN([.$B$7]))" office:value-type="float" office:value="4.91143625364344" calcext:value-type="float">
            <text:p>4,91143625364344</text:p>
          </table:table-cell>
          <table:table-cell table:formula="of:=ASIN(([.G88]-[.H88])/[.$B$2])" office:value-type="float" office:value="0.0441490346408484" calcext:value-type="float">
            <text:p>0,044</text:p>
          </table:table-cell>
          <table:table-cell table:formula="of:=[.I88]*180/PI()" office:value-type="float" office:value="2.52955335449748" calcext:value-type="float">
            <text:p>2,53</text:p>
          </table:table-cell>
          <table:table-cell/>
          <table:table-cell table:formula="of:=[.$B$4]*SIN(2*PI()/[.$B$5] * [.D88] - (2*PI() / [.$B$6]) * ([.$B$16] + [.$B$3]/2) * COS([.$B$7]))" office:value-type="float" office:value="4.98472611964671" calcext:value-type="float">
            <text:p>4,98472611964671</text:p>
          </table:table-cell>
          <table:table-cell table:formula="of:=[.$B$4]*SIN(2*PI()/[.$B$5] * [.D88] - (2*PI() / [.$B$6]) * ([.$B$16] - [.$B$3]/2) * COS([.$B$7]))" office:value-type="float" office:value="4.80886919118263" calcext:value-type="float">
            <text:p>4,80886919118263</text:p>
          </table:table-cell>
          <table:table-cell table:formula="of:=ASIN(([.L88]-[.M88])/[.$B$3])" office:value-type="float" office:value="0.043978407186894" calcext:value-type="float">
            <text:p>0,044</text:p>
          </table:table-cell>
          <table:table-cell table:formula="of:=[.N88]*180/PI()" office:value-type="float" office:value="2.51977712151684" calcext:value-type="float">
            <text:p>2,52</text:p>
          </table:table-cell>
          <table:table-cell/>
          <table:table-cell table:formula="of:=[.$B$4]*SIN(2*PI()/[.$B$5] * [.D88] - (2*PI() / [.$B$6]) * ([.$B$16] + [.$B$3]/2) * COS([.$B$8]))" office:value-type="float" office:value="4.99327010489399" calcext:value-type="float">
            <text:p>4,99327010489399</text:p>
          </table:table-cell>
          <table:table-cell table:formula="of:=[.$B$4]*SIN(2*PI()/[.$B$5] * [.D88] - (2*PI() / [.$B$6]) * ([.$B$16] - [.$B$3]/2) * COS([.$B$8]))" office:value-type="float" office:value="4.86369780575066" calcext:value-type="float">
            <text:p>4,86369780575066</text:p>
          </table:table-cell>
          <table:table-cell table:formula="of:=180*ASIN(([.Q88]-[.R88])/[.$B$3])/PI()" office:value-type="float" office:value="1.85631120863542" calcext:value-type="float">
            <text:p>1,86</text:p>
          </table:table-cell>
        </table:table-row>
        <table:table-row table:style-name="ro1">
          <table:table-cell table:number-columns-repeated="3"/>
          <table:table-cell office:value-type="float" office:value="8.5" calcext:value-type="float">
            <text:p>8,5</text:p>
          </table:table-cell>
          <table:table-cell table:number-columns-repeated="2"/>
          <table:table-cell table:formula="of:=[.$B$4]*SIN(2*PI()/[.$B$5] * [.D89] - (2*PI() / [.$B$6]) * ([.$B$16] + [.$B$2]/2) * SIN([.$B$7]))" office:value-type="float" office:value="4.99747291315892" calcext:value-type="float">
            <text:p>4,99747291315892</text:p>
          </table:table-cell>
          <table:table-cell table:formula="of:=[.$B$4]*SIN(2*PI()/[.$B$5] * [.D89] - (2*PI() / [.$B$6]) * ([.$B$16] - [.$B$2]/2) * SIN([.$B$7]))" office:value-type="float" office:value="4.89073800366903" calcext:value-type="float">
            <text:p>4,89073800366903</text:p>
          </table:table-cell>
          <table:table-cell table:formula="of:=ASIN(([.G89]-[.H89])/[.$B$2])" office:value-type="float" office:value="0.053392819777112" calcext:value-type="float">
            <text:p>0,053</text:p>
          </table:table-cell>
          <table:table-cell table:formula="of:=[.I89]*180/PI()" office:value-type="float" office:value="3.05918322953115" calcext:value-type="float">
            <text:p>3,06</text:p>
          </table:table-cell>
          <table:table-cell/>
          <table:table-cell table:formula="of:=[.$B$4]*SIN(2*PI()/[.$B$5] * [.D89] - (2*PI() / [.$B$6]) * ([.$B$16] + [.$B$3]/2) * COS([.$B$7]))" office:value-type="float" office:value="4.99181131104118" calcext:value-type="float">
            <text:p>4,99181131104118</text:p>
          </table:table-cell>
          <table:table-cell table:formula="of:=[.$B$4]*SIN(2*PI()/[.$B$5] * [.D89] - (2*PI() / [.$B$6]) * ([.$B$16] - [.$B$3]/2) * COS([.$B$7]))" office:value-type="float" office:value="4.77913964182567" calcext:value-type="float">
            <text:p>4,77913964182567</text:p>
          </table:table-cell>
          <table:table-cell table:formula="of:=ASIN(([.L89]-[.M89])/[.$B$3])" office:value-type="float" office:value="0.0531929986434481" calcext:value-type="float">
            <text:p>0,053</text:p>
          </table:table-cell>
          <table:table-cell table:formula="of:=[.N89]*180/PI()" office:value-type="float" office:value="3.04773432191469" calcext:value-type="float">
            <text:p>3,05</text:p>
          </table:table-cell>
          <table:table-cell/>
          <table:table-cell table:formula="of:=[.$B$4]*SIN(2*PI()/[.$B$5] * [.D89] - (2*PI() / [.$B$6]) * ([.$B$16] + [.$B$3]/2) * COS([.$B$8]))" office:value-type="float" office:value="4.98674393546185" calcext:value-type="float">
            <text:p>4,98674393546185</text:p>
          </table:table-cell>
          <table:table-cell table:formula="of:=[.$B$4]*SIN(2*PI()/[.$B$5] * [.D89] - (2*PI() / [.$B$6]) * ([.$B$16] - [.$B$3]/2) * COS([.$B$8]))" office:value-type="float" office:value="4.8383483498499" calcext:value-type="float">
            <text:p>4,8383483498499</text:p>
          </table:table-cell>
          <table:table-cell table:formula="of:=180*ASIN(([.Q89]-[.R89])/[.$B$3])/PI()" office:value-type="float" office:value="2.12609808022977" calcext:value-type="float">
            <text:p>2,13</text:p>
          </table:table-cell>
        </table:table-row>
        <table:table-row table:style-name="ro1">
          <table:table-cell table:number-columns-repeated="3"/>
          <table:table-cell office:value-type="float" office:value="8.6" calcext:value-type="float">
            <text:p>8,6</text:p>
          </table:table-cell>
          <table:table-cell table:number-columns-repeated="2"/>
          <table:table-cell table:formula="of:=[.$B$4]*SIN(2*PI()/[.$B$5] * [.D90] - (2*PI() / [.$B$6]) * ([.$B$16] + [.$B$2]/2) * SIN([.$B$7]))" office:value-type="float" office:value="4.99304812798576" calcext:value-type="float">
            <text:p>4,99304812798576</text:p>
          </table:table-cell>
          <table:table-cell table:formula="of:=[.$B$4]*SIN(2*PI()/[.$B$5] * [.D90] - (2*PI() / [.$B$6]) * ([.$B$16] - [.$B$2]/2) * SIN([.$B$7]))" office:value-type="float" office:value="4.8678945143658" calcext:value-type="float">
            <text:p>4,8678945143658</text:p>
          </table:table-cell>
          <table:table-cell table:formula="of:=ASIN(([.G90]-[.H90])/[.$B$2])" office:value-type="float" office:value="0.0626177192462145" calcext:value-type="float">
            <text:p>0,063</text:p>
          </table:table-cell>
          <table:table-cell table:formula="of:=[.I90]*180/PI()" office:value-type="float" office:value="3.5877310355432" calcext:value-type="float">
            <text:p>3,59</text:p>
          </table:table-cell>
          <table:table-cell/>
          <table:table-cell table:formula="of:=[.$B$4]*SIN(2*PI()/[.$B$5] * [.D90] - (2*PI() / [.$B$6]) * ([.$B$16] + [.$B$3]/2) * COS([.$B$7]))" office:value-type="float" office:value="4.99670692901373" calcext:value-type="float">
            <text:p>4,99670692901373</text:p>
          </table:table-cell>
          <table:table-cell table:formula="of:=[.$B$4]*SIN(2*PI()/[.$B$5] * [.D90] - (2*PI() / [.$B$6]) * ([.$B$16] - [.$B$3]/2) * COS([.$B$7]))" office:value-type="float" office:value="4.74731380386977" calcext:value-type="float">
            <text:p>4,74731380386977</text:p>
          </table:table-cell>
          <table:table-cell table:formula="of:=ASIN(([.L90]-[.M90])/[.$B$3])" office:value-type="float" office:value="0.0623887466088645" calcext:value-type="float">
            <text:p>0,062</text:p>
          </table:table-cell>
          <table:table-cell table:formula="of:=[.N90]*180/PI()" office:value-type="float" office:value="3.57461186979906" calcext:value-type="float">
            <text:p>3,57</text:p>
          </table:table-cell>
          <table:table-cell/>
          <table:table-cell table:formula="of:=[.$B$4]*SIN(2*PI()/[.$B$5] * [.D90] - (2*PI() / [.$B$6]) * ([.$B$16] + [.$B$3]/2) * COS([.$B$8]))" office:value-type="float" office:value="4.97803041532619" calcext:value-type="float">
            <text:p>4,97803041532619</text:p>
          </table:table-cell>
          <table:table-cell table:formula="of:=[.$B$4]*SIN(2*PI()/[.$B$5] * [.D90] - (2*PI() / [.$B$6]) * ([.$B$16] - [.$B$3]/2) * COS([.$B$8]))" office:value-type="float" office:value="4.81087663445398" calcext:value-type="float">
            <text:p>4,81087663445398</text:p>
          </table:table-cell>
          <table:table-cell table:formula="of:=180*ASIN(([.Q90]-[.R90])/[.$B$3])/PI()" office:value-type="float" office:value="2.39499894273014" calcext:value-type="float">
            <text:p>2,39</text:p>
          </table:table-cell>
        </table:table-row>
        <table:table-row table:style-name="ro1">
          <table:table-cell table:number-columns-repeated="3"/>
          <table:table-cell office:value-type="float" office:value="8.7" calcext:value-type="float">
            <text:p>8,7</text:p>
          </table:table-cell>
          <table:table-cell table:number-columns-repeated="2"/>
          <table:table-cell table:formula="of:=[.$B$4]*SIN(2*PI()/[.$B$5] * [.D91] - (2*PI() / [.$B$6]) * ([.$B$16] + [.$B$2]/2) * SIN([.$B$7]))" office:value-type="float" office:value="4.98643322688188" calcext:value-type="float">
            <text:p>4,98643322688188</text:p>
          </table:table-cell>
          <table:table-cell table:formula="of:=[.$B$4]*SIN(2*PI()/[.$B$5] * [.D91] - (2*PI() / [.$B$6]) * ([.$B$16] - [.$B$2]/2) * SIN([.$B$7]))" office:value-type="float" office:value="4.84291580564316" calcext:value-type="float">
            <text:p>4,84291580564316</text:p>
          </table:table-cell>
          <table:table-cell table:formula="of:=ASIN(([.G91]-[.H91])/[.$B$2])" office:value-type="float" office:value="0.0718204384332459" calcext:value-type="float">
            <text:p>0,072</text:p>
          </table:table-cell>
          <table:table-cell table:formula="of:=[.I91]*180/PI()" office:value-type="float" office:value="4.11500800500416" calcext:value-type="float">
            <text:p>4,12</text:p>
          </table:table-cell>
          <table:table-cell/>
          <table:table-cell table:formula="of:=[.$B$4]*SIN(2*PI()/[.$B$5] * [.D91] - (2*PI() / [.$B$6]) * ([.$B$16] + [.$B$3]/2) * COS([.$B$7]))" office:value-type="float" office:value="4.9994108261845" calcext:value-type="float">
            <text:p>4,9994108261845</text:p>
          </table:table-cell>
          <table:table-cell table:formula="of:=[.$B$4]*SIN(2*PI()/[.$B$5] * [.D91] - (2*PI() / [.$B$6]) * ([.$B$16] - [.$B$3]/2) * COS([.$B$7]))" office:value-type="float" office:value="4.71340563717929" calcext:value-type="float">
            <text:p>4,71340563717929</text:p>
          </table:table-cell>
          <table:table-cell table:formula="of:=ASIN(([.L91]-[.M91])/[.$B$3])" office:value-type="float" office:value="0.0715623621366727" calcext:value-type="float">
            <text:p>0,072</text:p>
          </table:table-cell>
          <table:table-cell table:formula="of:=[.N91]*180/PI()" office:value-type="float" office:value="4.10022132241815" calcext:value-type="float">
            <text:p>4,10</text:p>
          </table:table-cell>
          <table:table-cell/>
          <table:table-cell table:formula="of:=[.$B$4]*SIN(2*PI()/[.$B$5] * [.D91] - (2*PI() / [.$B$6]) * ([.$B$16] + [.$B$3]/2) * COS([.$B$8]))" office:value-type="float" office:value="4.96713336652493" calcext:value-type="float">
            <text:p>4,96713336652493</text:p>
          </table:table-cell>
          <table:table-cell table:formula="of:=[.$B$4]*SIN(2*PI()/[.$B$5] * [.D91] - (2*PI() / [.$B$6]) * ([.$B$16] - [.$B$3]/2) * COS([.$B$8]))" office:value-type="float" office:value="4.78129470956524" calcext:value-type="float">
            <text:p>4,78129470956524</text:p>
          </table:table-cell>
          <table:table-cell table:formula="of:=180*ASIN(([.Q91]-[.R91])/[.$B$3])/PI()" office:value-type="float" office:value="2.66290124397012" calcext:value-type="float">
            <text:p>2,66</text:p>
          </table:table-cell>
        </table:table-row>
        <table:table-row table:style-name="ro1">
          <table:table-cell table:number-columns-repeated="3"/>
          <table:table-cell office:value-type="float" office:value="8.8" calcext:value-type="float">
            <text:p>8,8</text:p>
          </table:table-cell>
          <table:table-cell table:number-columns-repeated="2"/>
          <table:table-cell table:formula="of:=[.$B$4]*SIN(2*PI()/[.$B$5] * [.D92] - (2*PI() / [.$B$6]) * ([.$B$16] + [.$B$2]/2) * SIN([.$B$7]))" office:value-type="float" office:value="4.97763111136153" calcext:value-type="float">
            <text:p>4,97763111136153</text:p>
          </table:table-cell>
          <table:table-cell table:formula="of:=[.$B$4]*SIN(2*PI()/[.$B$5] * [.D92] - (2*PI() / [.$B$6]) * ([.$B$16] - [.$B$2]/2) * SIN([.$B$7]))" office:value-type="float" office:value="4.81581283398829" calcext:value-type="float">
            <text:p>4,81581283398829</text:p>
          </table:table-cell>
          <table:table-cell table:formula="of:=ASIN(([.G92]-[.H92])/[.$B$2])" office:value-type="float" office:value="0.080997675513532" calcext:value-type="float">
            <text:p>0,081</text:p>
          </table:table-cell>
          <table:table-cell table:formula="of:=[.I92]*180/PI()" office:value-type="float" office:value="4.64082495729552" calcext:value-type="float">
            <text:p>4,64</text:p>
          </table:table-cell>
          <table:table-cell/>
          <table:table-cell table:formula="of:=[.$B$4]*SIN(2*PI()/[.$B$5] * [.D92] - (2*PI() / [.$B$6]) * ([.$B$16] + [.$B$3]/2) * COS([.$B$7]))" office:value-type="float" office:value="4.99992181653484" calcext:value-type="float">
            <text:p>4,99992181653484</text:p>
          </table:table-cell>
          <table:table-cell table:formula="of:=[.$B$4]*SIN(2*PI()/[.$B$5] * [.D92] - (2*PI() / [.$B$6]) * ([.$B$16] - [.$B$3]/2) * COS([.$B$7]))" office:value-type="float" office:value="4.67743001499684" calcext:value-type="float">
            <text:p>4,67743001499684</text:p>
          </table:table-cell>
          <table:table-cell table:formula="of:=ASIN(([.L92]-[.M92])/[.$B$3])" office:value-type="float" office:value="0.0807105491936032" calcext:value-type="float">
            <text:p>0,081</text:p>
          </table:table-cell>
          <table:table-cell table:formula="of:=[.N92]*180/PI()" office:value-type="float" office:value="4.62437383097647" calcext:value-type="float">
            <text:p>4,62</text:p>
          </table:table-cell>
          <table:table-cell/>
          <table:table-cell table:formula="of:=[.$B$4]*SIN(2*PI()/[.$B$5] * [.D92] - (2*PI() / [.$B$6]) * ([.$B$16] + [.$B$3]/2) * COS([.$B$8]))" office:value-type="float" office:value="4.95405756886382" calcext:value-type="float">
            <text:p>4,95405756886382</text:p>
          </table:table-cell>
          <table:table-cell table:formula="of:=[.$B$4]*SIN(2*PI()/[.$B$5] * [.D92] - (2*PI() / [.$B$6]) * ([.$B$16] - [.$B$3]/2) * COS([.$B$8]))" office:value-type="float" office:value="4.74961555079361" calcext:value-type="float">
            <text:p>4,74961555079361</text:p>
          </table:table-cell>
          <table:table-cell table:formula="of:=180*ASIN(([.Q92]-[.R92])/[.$B$3])/PI()" office:value-type="float" office:value="2.92969267438023" calcext:value-type="float">
            <text:p>2,93</text:p>
          </table:table-cell>
        </table:table-row>
        <table:table-row table:style-name="ro1">
          <table:table-cell table:number-columns-repeated="3"/>
          <table:table-cell office:value-type="float" office:value="8.9" calcext:value-type="float">
            <text:p>8,9</text:p>
          </table:table-cell>
          <table:table-cell table:number-columns-repeated="2"/>
          <table:table-cell table:formula="of:=[.$B$4]*SIN(2*PI()/[.$B$5] * [.D93] - (2*PI() / [.$B$6]) * ([.$B$16] + [.$B$2]/2) * SIN([.$B$7]))" office:value-type="float" office:value="4.96664564232349" calcext:value-type="float">
            <text:p>4,96664564232349</text:p>
          </table:table-cell>
          <table:table-cell table:formula="of:=[.$B$4]*SIN(2*PI()/[.$B$5] * [.D93] - (2*PI() / [.$B$6]) * ([.$B$16] - [.$B$2]/2) * SIN([.$B$7]))" office:value-type="float" office:value="4.78659748766034" calcext:value-type="float">
            <text:p>4,78659748766034</text:p>
          </table:table-cell>
          <table:table-cell table:formula="of:=ASIN(([.G93]-[.H93])/[.$B$2])" office:value-type="float" office:value="0.0901461204821965" calcext:value-type="float">
            <text:p>0,090</text:p>
          </table:table-cell>
          <table:table-cell table:formula="of:=[.I93]*180/PI()" office:value-type="float" office:value="5.16499224310768" calcext:value-type="float">
            <text:p>5,16</text:p>
          </table:table-cell>
          <table:table-cell/>
          <table:table-cell table:formula="of:=[.$B$4]*SIN(2*PI()/[.$B$5] * [.D93] - (2*PI() / [.$B$6]) * ([.$B$16] + [.$B$3]/2) * COS([.$B$7]))" office:value-type="float" office:value="4.99823967592748" calcext:value-type="float">
            <text:p>4,99823967592748</text:p>
          </table:table-cell>
          <table:table-cell table:formula="of:=[.$B$4]*SIN(2*PI()/[.$B$5] * [.D93] - (2*PI() / [.$B$6]) * ([.$B$16] - [.$B$3]/2) * COS([.$B$7]))" office:value-type="float" office:value="4.6394027174193" calcext:value-type="float">
            <text:p>4,6394027174193</text:p>
          </table:table-cell>
          <table:table-cell table:formula="of:=ASIN(([.L93]-[.M93])/[.$B$3])" office:value-type="float" office:value="0.0898300037065186" calcext:value-type="float">
            <text:p>0,090</text:p>
          </table:table-cell>
          <table:table-cell table:formula="of:=[.N93]*180/PI()" office:value-type="float" office:value="5.14688008602806" calcext:value-type="float">
            <text:p>5,15</text:p>
          </table:table-cell>
          <table:table-cell/>
          <table:table-cell table:formula="of:=[.$B$4]*SIN(2*PI()/[.$B$5] * [.D93] - (2*PI() / [.$B$6]) * ([.$B$16] + [.$B$3]/2) * COS([.$B$8]))" office:value-type="float" office:value="4.93880875781987" calcext:value-type="float">
            <text:p>4,93880875781987</text:p>
          </table:table-cell>
          <table:table-cell table:formula="of:=[.$B$4]*SIN(2*PI()/[.$B$5] * [.D93] - (2*PI() / [.$B$6]) * ([.$B$16] - [.$B$3]/2) * COS([.$B$8]))" office:value-type="float" office:value="4.71585305366514" calcext:value-type="float">
            <text:p>4,71585305366514</text:p>
          </table:table-cell>
          <table:table-cell table:formula="of:=180*ASIN(([.Q93]-[.R93])/[.$B$3])/PI()" office:value-type="float" office:value="3.19526119645327" calcext:value-type="float">
            <text:p>3,20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  <table:table-cell table:formula="of:=[.$B$4]*SIN(2*PI()/[.$B$5] * [.D94] - (2*PI() / [.$B$6]) * ([.$B$16] + [.$B$2]/2) * SIN([.$B$7]))" office:value-type="float" office:value="4.95348163835756" calcext:value-type="float">
            <text:p>4,95348163835756</text:p>
          </table:table-cell>
          <table:table-cell table:formula="of:=[.$B$4]*SIN(2*PI()/[.$B$5] * [.D94] - (2*PI() / [.$B$6]) * ([.$B$16] - [.$B$2]/2) * SIN([.$B$7]))" office:value-type="float" office:value="4.75528258147577" calcext:value-type="float">
            <text:p>4,75528258147577</text:p>
          </table:table-cell>
          <table:table-cell table:formula="of:=ASIN(([.G94]-[.H94])/[.$B$2])" office:value-type="float" office:value="0.0992624542241163" calcext:value-type="float">
            <text:p>0,099</text:p>
          </table:table-cell>
          <table:table-cell table:formula="of:=[.I94]*180/PI()" office:value-type="float" office:value="5.68731969115239" calcext:value-type="float">
            <text:p>5,69</text:p>
          </table:table-cell>
          <table:table-cell/>
          <table:table-cell table:formula="of:=[.$B$4]*SIN(2*PI()/[.$B$5] * [.D94] - (2*PI() / [.$B$6]) * ([.$B$16] + [.$B$3]/2) * COS([.$B$7]))" office:value-type="float" office:value="4.99436514220489" calcext:value-type="float">
            <text:p>4,99436514220489</text:p>
          </table:table-cell>
          <table:table-cell table:formula="of:=[.$B$4]*SIN(2*PI()/[.$B$5] * [.D94] - (2*PI() / [.$B$6]) * ([.$B$16] - [.$B$3]/2) * COS([.$B$7]))" office:value-type="float" office:value="4.59934042447621" calcext:value-type="float">
            <text:p>4,59934042447621</text:p>
          </table:table-cell>
          <table:table-cell table:formula="of:=ASIN(([.L94]-[.M94])/[.$B$3])" office:value-type="float" office:value="0.0989174126496041" calcext:value-type="float">
            <text:p>0,099</text:p>
          </table:table-cell>
          <table:table-cell table:formula="of:=[.N94]*180/PI()" office:value-type="float" office:value="5.6675502651763" calcext:value-type="float">
            <text:p>5,67</text:p>
          </table:table-cell>
          <table:table-cell/>
          <table:table-cell table:formula="of:=[.$B$4]*SIN(2*PI()/[.$B$5] * [.D94] - (2*PI() / [.$B$6]) * ([.$B$16] + [.$B$3]/2) * COS([.$B$8]))" office:value-type="float" office:value="4.92139362202558" calcext:value-type="float">
            <text:p>4,92139362202558</text:p>
          </table:table-cell>
          <table:table-cell table:formula="of:=[.$B$4]*SIN(2*PI()/[.$B$5] * [.D94] - (2*PI() / [.$B$6]) * ([.$B$16] - [.$B$3]/2) * COS([.$B$8]))" office:value-type="float" office:value="4.68002202752693" calcext:value-type="float">
            <text:p>4,68002202752693</text:p>
          </table:table-cell>
          <table:table-cell table:formula="of:=180*ASIN(([.Q94]-[.R94])/[.$B$3])/PI()" office:value-type="float" office:value="3.45949507483034" calcext:value-type="float">
            <text:p>3,46</text:p>
          </table:table-cell>
        </table:table-row>
        <table:table-row table:style-name="ro1">
          <table:table-cell table:number-columns-repeated="3"/>
          <table:table-cell office:value-type="float" office:value="9.1" calcext:value-type="float">
            <text:p>9,1</text:p>
          </table:table-cell>
          <table:table-cell table:number-columns-repeated="2"/>
          <table:table-cell table:formula="of:=[.$B$4]*SIN(2*PI()/[.$B$5] * [.D95] - (2*PI() / [.$B$6]) * ([.$B$16] + [.$B$2]/2) * SIN([.$B$7]))" office:value-type="float" office:value="4.93814487363094" calcext:value-type="float">
            <text:p>4,93814487363094</text:p>
          </table:table-cell>
          <table:table-cell table:formula="of:=[.$B$4]*SIN(2*PI()/[.$B$5] * [.D95] - (2*PI() / [.$B$6]) * ([.$B$16] - [.$B$2]/2) * SIN([.$B$7]))" office:value-type="float" office:value="4.72188185118741" calcext:value-type="float">
            <text:p>4,72188185118741</text:p>
          </table:table-cell>
          <table:table-cell table:formula="of:=ASIN(([.G95]-[.H95])/[.$B$2])" office:value-type="float" office:value="0.108343347629827" calcext:value-type="float">
            <text:p>0,108</text:p>
          </table:table-cell>
          <table:table-cell table:formula="of:=[.I95]*180/PI()" office:value-type="float" office:value="6.20761655750778" calcext:value-type="float">
            <text:p>6,21</text:p>
          </table:table-cell>
          <table:table-cell/>
          <table:table-cell table:formula="of:=[.$B$4]*SIN(2*PI()/[.$B$5] * [.D95] - (2*PI() / [.$B$6]) * ([.$B$16] + [.$B$3]/2) * COS([.$B$7]))" office:value-type="float" office:value="4.98829991486562" calcext:value-type="float">
            <text:p>4,98829991486562</text:p>
          </table:table-cell>
          <table:table-cell table:formula="of:=[.$B$4]*SIN(2*PI()/[.$B$5] * [.D95] - (2*PI() / [.$B$6]) * ([.$B$16] - [.$B$3]/2) * COS([.$B$7]))" office:value-type="float" office:value="4.55726070881333" calcext:value-type="float">
            <text:p>4,55726070881333</text:p>
          </table:table-cell>
          <table:table-cell table:formula="of:=ASIN(([.L95]-[.M95])/[.$B$3])" office:value-type="float" office:value="0.107969453177376" calcext:value-type="float">
            <text:p>0,108</text:p>
          </table:table-cell>
          <table:table-cell table:formula="of:=[.N95]*180/PI()" office:value-type="float" office:value="6.18619398339902" calcext:value-type="float">
            <text:p>6,19</text:p>
          </table:table-cell>
          <table:table-cell/>
          <table:table-cell table:formula="of:=[.$B$4]*SIN(2*PI()/[.$B$5] * [.D95] - (2*PI() / [.$B$6]) * ([.$B$16] + [.$B$3]/2) * COS([.$B$8]))" office:value-type="float" office:value="4.9018198003351" calcext:value-type="float">
            <text:p>4,9018198003351</text:p>
          </table:table-cell>
          <table:table-cell table:formula="of:=[.$B$4]*SIN(2*PI()/[.$B$5] * [.D95] - (2*PI() / [.$B$6]) * ([.$B$16] - [.$B$3]/2) * COS([.$B$8]))" office:value-type="float" office:value="4.64213818905127" calcext:value-type="float">
            <text:p>4,64213818905127</text:p>
          </table:table-cell>
          <table:table-cell table:formula="of:=180*ASIN(([.Q95]-[.R95])/[.$B$3])/PI()" office:value-type="float" office:value="3.72228290706315" calcext:value-type="float">
            <text:p>3,72</text:p>
          </table:table-cell>
        </table:table-row>
        <table:table-row table:style-name="ro1">
          <table:table-cell table:number-columns-repeated="3"/>
          <table:table-cell office:value-type="float" office:value="9.2" calcext:value-type="float">
            <text:p>9,2</text:p>
          </table:table-cell>
          <table:table-cell table:number-columns-repeated="2"/>
          <table:table-cell table:formula="of:=[.$B$4]*SIN(2*PI()/[.$B$5] * [.D96] - (2*PI() / [.$B$6]) * ([.$B$16] + [.$B$2]/2) * SIN([.$B$7]))" office:value-type="float" office:value="4.92064207535554" calcext:value-type="float">
            <text:p>4,92064207535554</text:p>
          </table:table-cell>
          <table:table-cell table:formula="of:=[.$B$4]*SIN(2*PI()/[.$B$5] * [.D96] - (2*PI() / [.$B$6]) * ([.$B$16] - [.$B$2]/2) * SIN([.$B$7]))" office:value-type="float" office:value="4.68640994745946" calcext:value-type="float">
            <text:p>4,68640994745946</text:p>
          </table:table-cell>
          <table:table-cell table:formula="of:=ASIN(([.G96]-[.H96])/[.$B$2])" office:value-type="float" office:value="0.117385460763107" calcext:value-type="float">
            <text:p>0,117</text:p>
          </table:table-cell>
          <table:table-cell table:formula="of:=[.I96]*180/PI()" office:value-type="float" office:value="6.72569147792454" calcext:value-type="float">
            <text:p>6,73</text:p>
          </table:table-cell>
          <table:table-cell/>
          <table:table-cell table:formula="of:=[.$B$4]*SIN(2*PI()/[.$B$5] * [.D96] - (2*PI() / [.$B$6]) * ([.$B$16] + [.$B$3]/2) * COS([.$B$7]))" office:value-type="float" office:value="4.98004665431884" calcext:value-type="float">
            <text:p>4,98004665431884</text:p>
          </table:table-cell>
          <table:table-cell table:formula="of:=[.$B$4]*SIN(2*PI()/[.$B$5] * [.D96] - (2*PI() / [.$B$6]) * ([.$B$16] - [.$B$3]/2) * COS([.$B$7]))" office:value-type="float" office:value="4.51318202798468" calcext:value-type="float">
            <text:p>4,51318202798468</text:p>
          </table:table-cell>
          <table:table-cell table:formula="of:=ASIN(([.L96]-[.M96])/[.$B$3])" office:value-type="float" office:value="0.116982791809194" calcext:value-type="float">
            <text:p>0,117</text:p>
          </table:table-cell>
          <table:table-cell table:formula="of:=[.N96]*180/PI()" office:value-type="float" office:value="6.7026202463244" calcext:value-type="float">
            <text:p>6,70</text:p>
          </table:table-cell>
          <table:table-cell/>
          <table:table-cell table:formula="of:=[.$B$4]*SIN(2*PI()/[.$B$5] * [.D96] - (2*PI() / [.$B$6]) * ([.$B$16] + [.$B$3]/2) * COS([.$B$8]))" office:value-type="float" office:value="4.88009587847353" calcext:value-type="float">
            <text:p>4,88009587847353</text:p>
          </table:table-cell>
          <table:table-cell table:formula="of:=[.$B$4]*SIN(2*PI()/[.$B$5] * [.D96] - (2*PI() / [.$B$6]) * ([.$B$16] - [.$B$3]/2) * COS([.$B$8]))" office:value-type="float" office:value="4.6022181553418" calcext:value-type="float">
            <text:p>4,6022181553418</text:p>
          </table:table-cell>
          <table:table-cell table:formula="of:=180*ASIN(([.Q96]-[.R96])/[.$B$3])/PI()" office:value-type="float" office:value="3.98351365510548" calcext:value-type="float">
            <text:p>3,98</text:p>
          </table:table-cell>
        </table:table-row>
        <table:table-row table:style-name="ro1">
          <table:table-cell table:number-columns-repeated="3"/>
          <table:table-cell office:value-type="float" office:value="9.3" calcext:value-type="float">
            <text:p>9,3</text:p>
          </table:table-cell>
          <table:table-cell table:number-columns-repeated="2"/>
          <table:table-cell table:formula="of:=[.$B$4]*SIN(2*PI()/[.$B$5] * [.D97] - (2*PI() / [.$B$6]) * ([.$B$16] + [.$B$2]/2) * SIN([.$B$7]))" office:value-type="float" office:value="4.90098092083714" calcext:value-type="float">
            <text:p>4,90098092083714</text:p>
          </table:table-cell>
          <table:table-cell table:formula="of:=[.$B$4]*SIN(2*PI()/[.$B$5] * [.D97] - (2*PI() / [.$B$6]) * ([.$B$16] - [.$B$2]/2) * SIN([.$B$7]))" office:value-type="float" office:value="4.64888242944126" calcext:value-type="float">
            <text:p>4,64888242944126</text:p>
          </table:table-cell>
          <table:table-cell table:formula="of:=ASIN(([.G97]-[.H97])/[.$B$2])" office:value-type="float" office:value="0.126385442086084" calcext:value-type="float">
            <text:p>0,126</text:p>
          </table:table-cell>
          <table:table-cell table:formula="of:=[.I97]*180/PI()" office:value-type="float" office:value="7.24135242342772" calcext:value-type="float">
            <text:p>7,24</text:p>
          </table:table-cell>
          <table:table-cell/>
          <table:table-cell table:formula="of:=[.$B$4]*SIN(2*PI()/[.$B$5] * [.D97] - (2*PI() / [.$B$6]) * ([.$B$16] + [.$B$3]/2) * COS([.$B$7]))" office:value-type="float" office:value="4.96960898071739" calcext:value-type="float">
            <text:p>4,96960898071739</text:p>
          </table:table-cell>
          <table:table-cell table:formula="of:=[.$B$4]*SIN(2*PI()/[.$B$5] * [.D97] - (2*PI() / [.$B$6]) * ([.$B$16] - [.$B$3]/2) * COS([.$B$7]))" office:value-type="float" office:value="4.46712371635649" calcext:value-type="float">
            <text:p>4,46712371635649</text:p>
          </table:table-cell>
          <table:table-cell table:formula="of:=ASIN(([.L97]-[.M97])/[.$B$3])" office:value-type="float" office:value="0.125954083671091" calcext:value-type="float">
            <text:p>0,126</text:p>
          </table:table-cell>
          <table:table-cell table:formula="of:=[.N97]*180/PI()" office:value-type="float" office:value="7.21663740679113" calcext:value-type="float">
            <text:p>7,22</text:p>
          </table:table-cell>
          <table:table-cell/>
          <table:table-cell table:formula="of:=[.$B$4]*SIN(2*PI()/[.$B$5] * [.D97] - (2*PI() / [.$B$6]) * ([.$B$16] + [.$B$3]/2) * COS([.$B$8]))" office:value-type="float" office:value="4.85623138527098" calcext:value-type="float">
            <text:p>4,85623138527098</text:p>
          </table:table-cell>
          <table:table-cell table:formula="of:=[.$B$4]*SIN(2*PI()/[.$B$5] * [.D97] - (2*PI() / [.$B$6]) * ([.$B$16] - [.$B$3]/2) * COS([.$B$8]))" office:value-type="float" office:value="4.56027943664466" calcext:value-type="float">
            <text:p>4,56027943664466</text:p>
          </table:table-cell>
          <table:table-cell table:formula="of:=180*ASIN(([.Q97]-[.R97])/[.$B$3])/PI()" office:value-type="float" office:value="4.243076677584" calcext:value-type="float">
            <text:p>4,24</text:p>
          </table:table-cell>
        </table:table-row>
        <table:table-row table:style-name="ro1">
          <table:table-cell table:number-columns-repeated="3"/>
          <table:table-cell office:value-type="float" office:value="9.4" calcext:value-type="float">
            <text:p>9,4</text:p>
          </table:table-cell>
          <table:table-cell table:number-columns-repeated="2"/>
          <table:table-cell table:formula="of:=[.$B$4]*SIN(2*PI()/[.$B$5] * [.D98] - (2*PI() / [.$B$6]) * ([.$B$16] + [.$B$2]/2) * SIN([.$B$7]))" office:value-type="float" office:value="4.87917003410793" calcext:value-type="float">
            <text:p>4,87917003410793</text:p>
          </table:table-cell>
          <table:table-cell table:formula="of:=[.$B$4]*SIN(2*PI()/[.$B$5] * [.D98] - (2*PI() / [.$B$6]) * ([.$B$16] - [.$B$2]/2) * SIN([.$B$7]))" office:value-type="float" office:value="4.6093157579425" calcext:value-type="float">
            <text:p>4,6093157579425</text:p>
          </table:table-cell>
          <table:table-cell table:formula="of:=ASIN(([.G98]-[.H98])/[.$B$2])" office:value-type="float" office:value="0.135339927747856" calcext:value-type="float">
            <text:p>0,135</text:p>
          </table:table-cell>
          <table:table-cell table:formula="of:=[.I98]*180/PI()" office:value-type="float" office:value="7.75440665955765" calcext:value-type="float">
            <text:p>7,75</text:p>
          </table:table-cell>
          <table:table-cell/>
          <table:table-cell table:formula="of:=[.$B$4]*SIN(2*PI()/[.$B$5] * [.D98] - (2*PI() / [.$B$6]) * ([.$B$16] + [.$B$3]/2) * COS([.$B$7]))" office:value-type="float" office:value="4.95699147236989" calcext:value-type="float">
            <text:p>4,95699147236989</text:p>
          </table:table-cell>
          <table:table-cell table:formula="of:=[.$B$4]*SIN(2*PI()/[.$B$5] * [.D98] - (2*PI() / [.$B$6]) * ([.$B$16] - [.$B$3]/2) * COS([.$B$7]))" office:value-type="float" office:value="4.4191059766265" calcext:value-type="float">
            <text:p>4,4191059766265</text:p>
          </table:table-cell>
          <table:table-cell table:formula="of:=ASIN(([.L98]-[.M98])/[.$B$3])" office:value-type="float" office:value="0.134879971800891" calcext:value-type="float">
            <text:p>0,135</text:p>
          </table:table-cell>
          <table:table-cell table:formula="of:=[.N98]*180/PI()" office:value-type="float" office:value="7.72805312503464" calcext:value-type="float">
            <text:p>7,73</text:p>
          </table:table-cell>
          <table:table-cell/>
          <table:table-cell table:formula="of:=[.$B$4]*SIN(2*PI()/[.$B$5] * [.D98] - (2*PI() / [.$B$6]) * ([.$B$16] + [.$B$3]/2) * COS([.$B$8]))" office:value-type="float" office:value="4.8302367884829" calcext:value-type="float">
            <text:p>4,8302367884829</text:p>
          </table:table-cell>
          <table:table-cell table:formula="of:=[.$B$4]*SIN(2*PI()/[.$B$5] * [.D98] - (2*PI() / [.$B$6]) * ([.$B$16] - [.$B$3]/2) * COS([.$B$8]))" office:value-type="float" office:value="4.51634042866796" calcext:value-type="float">
            <text:p>4,51634042866796</text:p>
          </table:table-cell>
          <table:table-cell table:formula="of:=180*ASIN(([.Q98]-[.R98])/[.$B$3])/PI()" office:value-type="float" office:value="4.50086176289652" calcext:value-type="float">
            <text:p>4,50</text:p>
          </table:table-cell>
        </table:table-row>
        <table:table-row table:style-name="ro1">
          <table:table-cell table:number-columns-repeated="3"/>
          <table:table-cell office:value-type="float" office:value="9.5" calcext:value-type="float">
            <text:p>9,5</text:p>
          </table:table-cell>
          <table:table-cell table:number-columns-repeated="2"/>
          <table:table-cell table:formula="of:=[.$B$4]*SIN(2*PI()/[.$B$5] * [.D99] - (2*PI() / [.$B$6]) * ([.$B$16] + [.$B$2]/2) * SIN([.$B$7]))" office:value-type="float" office:value="4.85521898214368" calcext:value-type="float">
            <text:p>4,85521898214368</text:p>
          </table:table-cell>
          <table:table-cell table:formula="of:=[.$B$4]*SIN(2*PI()/[.$B$5] * [.D99] - (2*PI() / [.$B$6]) * ([.$B$16] - [.$B$2]/2) * SIN([.$B$7]))" office:value-type="float" office:value="4.56772728821301" calcext:value-type="float">
            <text:p>4,56772728821301</text:p>
          </table:table-cell>
          <table:table-cell table:formula="of:=ASIN(([.G99]-[.H99])/[.$B$2])" office:value-type="float" office:value="0.14424554094278" calcext:value-type="float">
            <text:p>0,144</text:p>
          </table:table-cell>
          <table:table-cell table:formula="of:=[.I99]*180/PI()" office:value-type="float" office:value="8.26466070960282" calcext:value-type="float">
            <text:p>8,26</text:p>
          </table:table-cell>
          <table:table-cell/>
          <table:table-cell table:formula="of:=[.$B$4]*SIN(2*PI()/[.$B$5] * [.D99] - (2*PI() / [.$B$6]) * ([.$B$16] + [.$B$3]/2) * COS([.$B$7]))" office:value-type="float" office:value="4.94219966373251" calcext:value-type="float">
            <text:p>4,94219966373251</text:p>
          </table:table-cell>
          <table:table-cell table:formula="of:=[.$B$4]*SIN(2*PI()/[.$B$5] * [.D99] - (2*PI() / [.$B$6]) * ([.$B$16] - [.$B$3]/2) * COS([.$B$7]))" office:value-type="float" office:value="4.36914987096233" calcext:value-type="float">
            <text:p>4,36914987096233</text:p>
          </table:table-cell>
          <table:table-cell table:formula="of:=ASIN(([.L99]-[.M99])/[.$B$3])" office:value-type="float" office:value="0.143757086522726" calcext:value-type="float">
            <text:p>0,144</text:p>
          </table:table-cell>
          <table:table-cell table:formula="of:=[.N99]*180/PI()" office:value-type="float" office:value="8.23667433284919" calcext:value-type="float">
            <text:p>8,24</text:p>
          </table:table-cell>
          <table:table-cell/>
          <table:table-cell table:formula="of:=[.$B$4]*SIN(2*PI()/[.$B$5] * [.D99] - (2*PI() / [.$B$6]) * ([.$B$16] + [.$B$3]/2) * COS([.$B$8]))" office:value-type="float" office:value="4.80212349019858" calcext:value-type="float">
            <text:p>4,80212349019858</text:p>
          </table:table-cell>
          <table:table-cell table:formula="of:=[.$B$4]*SIN(2*PI()/[.$B$5] * [.D99] - (2*PI() / [.$B$6]) * ([.$B$16] - [.$B$3]/2) * COS([.$B$8]))" office:value-type="float" office:value="4.4704204045128" calcext:value-type="float">
            <text:p>4,4704204045128</text:p>
          </table:table-cell>
          <table:table-cell table:formula="of:=180*ASIN(([.Q99]-[.R99])/[.$B$3])/PI()" office:value-type="float" office:value="4.75675916318186" calcext:value-type="float">
            <text:p>4,76</text:p>
          </table:table-cell>
        </table:table-row>
        <table:table-row table:style-name="ro1">
          <table:table-cell table:number-columns-repeated="3"/>
          <table:table-cell office:value-type="float" office:value="9.6" calcext:value-type="float">
            <text:p>9,6</text:p>
          </table:table-cell>
          <table:table-cell table:number-columns-repeated="2"/>
          <table:table-cell table:formula="of:=[.$B$4]*SIN(2*PI()/[.$B$5] * [.D100] - (2*PI() / [.$B$6]) * ([.$B$16] + [.$B$2]/2) * SIN([.$B$7]))" office:value-type="float" office:value="4.82913827066737" calcext:value-type="float">
            <text:p>4,82913827066737</text:p>
          </table:table-cell>
          <table:table-cell table:formula="of:=[.$B$4]*SIN(2*PI()/[.$B$5] * [.D100] - (2*PI() / [.$B$6]) * ([.$B$16] - [.$B$2]/2) * SIN([.$B$7]))" office:value-type="float" office:value="4.5241352623301" calcext:value-type="float">
            <text:p>4,5241352623301</text:p>
          </table:table-cell>
          <table:table-cell table:formula="of:=ASIN(([.G100]-[.H100])/[.$B$2])" office:value-type="float" office:value="0.153098891344729" calcext:value-type="float">
            <text:p>0,153</text:p>
          </table:table-cell>
          <table:table-cell table:formula="of:=[.I100]*180/PI()" office:value-type="float" office:value="8.77192032218493" calcext:value-type="float">
            <text:p>8,77</text:p>
          </table:table-cell>
          <table:table-cell/>
          <table:table-cell table:formula="of:=[.$B$4]*SIN(2*PI()/[.$B$5] * [.D100] - (2*PI() / [.$B$6]) * ([.$B$16] + [.$B$3]/2) * COS([.$B$7]))" office:value-type="float" office:value="4.92524004298139" calcext:value-type="float">
            <text:p>4,92524004298139</text:p>
          </table:table-cell>
          <table:table-cell table:formula="of:=[.$B$4]*SIN(2*PI()/[.$B$5] * [.D100] - (2*PI() / [.$B$6]) * ([.$B$16] - [.$B$3]/2) * COS([.$B$7]))" office:value-type="float" office:value="4.31727731176301" calcext:value-type="float">
            <text:p>4,31727731176301</text:p>
          </table:table-cell>
          <table:table-cell table:formula="of:=ASIN(([.L100]-[.M100])/[.$B$3])" office:value-type="float" office:value="0.152582044897195" calcext:value-type="float">
            <text:p>0,153</text:p>
          </table:table-cell>
          <table:table-cell table:formula="of:=[.N100]*180/PI()" office:value-type="float" office:value="8.74230720208494" calcext:value-type="float">
            <text:p>8,74</text:p>
          </table:table-cell>
          <table:table-cell/>
          <table:table-cell table:formula="of:=[.$B$4]*SIN(2*PI()/[.$B$5] * [.D100] - (2*PI() / [.$B$6]) * ([.$B$16] + [.$B$3]/2) * COS([.$B$8]))" office:value-type="float" office:value="4.77190382183979" calcext:value-type="float">
            <text:p>4,77190382183979</text:p>
          </table:table-cell>
          <table:table-cell table:formula="of:=[.$B$4]*SIN(2*PI()/[.$B$5] * [.D100] - (2*PI() / [.$B$6]) * ([.$B$16] - [.$B$3]/2) * COS([.$B$8]))" office:value-type="float" office:value="4.42253950621945" calcext:value-type="float">
            <text:p>4,42253950621945</text:p>
          </table:table-cell>
          <table:table-cell table:formula="of:=180*ASIN(([.Q100]-[.R100])/[.$B$3])/PI()" office:value-type="float" office:value="5.010659629203" calcext:value-type="float">
            <text:p>5,01</text:p>
          </table:table-cell>
        </table:table-row>
        <table:table-row table:style-name="ro1">
          <table:table-cell table:number-columns-repeated="3"/>
          <table:table-cell office:value-type="float" office:value="9.7" calcext:value-type="float">
            <text:p>9,7</text:p>
          </table:table-cell>
          <table:table-cell table:number-columns-repeated="2"/>
          <table:table-cell table:formula="of:=[.$B$4]*SIN(2*PI()/[.$B$5] * [.D101] - (2*PI() / [.$B$6]) * ([.$B$16] + [.$B$2]/2) * SIN([.$B$7]))" office:value-type="float" office:value="4.80093933954104" calcext:value-type="float">
            <text:p>4,80093933954104</text:p>
          </table:table-cell>
          <table:table-cell table:formula="of:=[.$B$4]*SIN(2*PI()/[.$B$5] * [.D101] - (2*PI() / [.$B$6]) * ([.$B$16] - [.$B$2]/2) * SIN([.$B$7]))" office:value-type="float" office:value="4.47855880119707" calcext:value-type="float">
            <text:p>4,47855880119707</text:p>
          </table:table-cell>
          <table:table-cell table:formula="of:=ASIN(([.G101]-[.H101])/[.$B$2])" office:value-type="float" office:value="0.161896574623776" calcext:value-type="float">
            <text:p>0,162</text:p>
          </table:table-cell>
          <table:table-cell table:formula="of:=[.I101]*180/PI()" office:value-type="float" office:value="9.27599044356713" calcext:value-type="float">
            <text:p>9,28</text:p>
          </table:table-cell>
          <table:table-cell/>
          <table:table-cell table:formula="of:=[.$B$4]*SIN(2*PI()/[.$B$5] * [.D101] - (2*PI() / [.$B$6]) * ([.$B$16] + [.$B$3]/2) * COS([.$B$7]))" office:value-type="float" office:value="4.90612004916671" calcext:value-type="float">
            <text:p>4,90612004916671</text:p>
          </table:table-cell>
          <table:table-cell table:formula="of:=[.$B$4]*SIN(2*PI()/[.$B$5] * [.D101] - (2*PI() / [.$B$6]) * ([.$B$16] - [.$B$3]/2) * COS([.$B$7]))" office:value-type="float" office:value="4.2635110520474" calcext:value-type="float">
            <text:p>4,2635110520474</text:p>
          </table:table-cell>
          <table:table-cell table:formula="of:=ASIN(([.L101]-[.M101])/[.$B$3])" office:value-type="float" office:value="0.161351450253613" calcext:value-type="float">
            <text:p>0,161</text:p>
          </table:table-cell>
          <table:table-cell table:formula="of:=[.N101]*180/PI()" office:value-type="float" office:value="9.2447571178471" calcext:value-type="float">
            <text:p>9,24</text:p>
          </table:table-cell>
          <table:table-cell/>
          <table:table-cell table:formula="of:=[.$B$4]*SIN(2*PI()/[.$B$5] * [.D101] - (2*PI() / [.$B$6]) * ([.$B$16] + [.$B$3]/2) * COS([.$B$8]))" office:value-type="float" office:value="4.73959103875185" calcext:value-type="float">
            <text:p>4,73959103875185</text:p>
          </table:table-cell>
          <table:table-cell table:formula="of:=[.$B$4]*SIN(2*PI()/[.$B$5] * [.D101] - (2*PI() / [.$B$6]) * ([.$B$16] - [.$B$3]/2) * COS([.$B$8]))" office:value-type="float" office:value="4.37271873593237" calcext:value-type="float">
            <text:p>4,37271873593237</text:p>
          </table:table-cell>
          <table:table-cell table:formula="of:=180*ASIN(([.Q101]-[.R101])/[.$B$3])/PI()" office:value-type="float" office:value="5.2624544461816" calcext:value-type="float">
            <text:p>5,26</text:p>
          </table:table-cell>
        </table:table-row>
        <table:table-row table:style-name="ro1">
          <table:table-cell table:number-columns-repeated="3"/>
          <table:table-cell office:value-type="float" office:value="9.8" calcext:value-type="float">
            <text:p>9,8</text:p>
          </table:table-cell>
          <table:table-cell table:number-columns-repeated="2"/>
          <table:table-cell table:formula="of:=[.$B$4]*SIN(2*PI()/[.$B$5] * [.D102] - (2*PI() / [.$B$6]) * ([.$B$16] + [.$B$2]/2) * SIN([.$B$7]))" office:value-type="float" office:value="4.77063455774786" calcext:value-type="float">
            <text:p>4,77063455774786</text:p>
          </table:table-cell>
          <table:table-cell table:formula="of:=[.$B$4]*SIN(2*PI()/[.$B$5] * [.D102] - (2*PI() / [.$B$6]) * ([.$B$16] - [.$B$2]/2) * SIN([.$B$7]))" office:value-type="float" office:value="4.43101789615607" calcext:value-type="float">
            <text:p>4,43101789615607</text:p>
          </table:table-cell>
          <table:table-cell table:formula="of:=ASIN(([.G102]-[.H102])/[.$B$2])" office:value-type="float" office:value="0.170635172051933" calcext:value-type="float">
            <text:p>0,171</text:p>
          </table:table-cell>
          <table:table-cell table:formula="of:=[.I102]*180/PI()" office:value-type="float" office:value="9.77667519506441" calcext:value-type="float">
            <text:p>9,78</text:p>
          </table:table-cell>
          <table:table-cell/>
          <table:table-cell table:formula="of:=[.$B$4]*SIN(2*PI()/[.$B$5] * [.D102] - (2*PI() / [.$B$6]) * ([.$B$16] + [.$B$3]/2) * COS([.$B$7]))" office:value-type="float" office:value="4.88484806894968" calcext:value-type="float">
            <text:p>4,88484806894968</text:p>
          </table:table-cell>
          <table:table-cell table:formula="of:=[.$B$4]*SIN(2*PI()/[.$B$5] * [.D102] - (2*PI() / [.$B$6]) * ([.$B$16] - [.$B$3]/2) * COS([.$B$7]))" office:value-type="float" office:value="4.20787467547401" calcext:value-type="float">
            <text:p>4,20787467547401</text:p>
          </table:table-cell>
          <table:table-cell table:formula="of:=ASIN(([.L102]-[.M102])/[.$B$3])" office:value-type="float" office:value="0.170061891810876" calcext:value-type="float">
            <text:p>0,170</text:p>
          </table:table-cell>
          <table:table-cell table:formula="of:=[.N102]*180/PI()" office:value-type="float" office:value="9.74382865677359" calcext:value-type="float">
            <text:p>9,74</text:p>
          </table:table-cell>
          <table:table-cell/>
          <table:table-cell table:formula="of:=[.$B$4]*SIN(2*PI()/[.$B$5] * [.D102] - (2*PI() / [.$B$6]) * ([.$B$16] + [.$B$3]/2) * COS([.$B$8]))" office:value-type="float" office:value="4.70519931438936" calcext:value-type="float">
            <text:p>4,70519931438936</text:p>
          </table:table-cell>
          <table:table-cell table:formula="of:=[.$B$4]*SIN(2*PI()/[.$B$5] * [.D102] - (2*PI() / [.$B$6]) * ([.$B$16] - [.$B$3]/2) * COS([.$B$8]))" office:value-type="float" office:value="4.32097994668801" calcext:value-type="float">
            <text:p>4,32097994668801</text:p>
          </table:table-cell>
          <table:table-cell table:formula="of:=180*ASIN(([.Q102]-[.R102])/[.$B$3])/PI()" office:value-type="float" office:value="5.51203547061771" calcext:value-type="float">
            <text:p>5,51</text:p>
          </table:table-cell>
        </table:table-row>
        <table:table-row table:style-name="ro1">
          <table:table-cell table:number-columns-repeated="3"/>
          <table:table-cell office:value-type="float" office:value="9.9" calcext:value-type="float">
            <text:p>9,9</text:p>
          </table:table-cell>
          <table:table-cell table:number-columns-repeated="2"/>
          <table:table-cell table:formula="of:=[.$B$4]*SIN(2*PI()/[.$B$5] * [.D103] - (2*PI() / [.$B$6]) * ([.$B$16] + [.$B$2]/2) * SIN([.$B$7]))" office:value-type="float" office:value="4.7382372179667" calcext:value-type="float">
            <text:p>4,7382372179667</text:p>
          </table:table-cell>
          <table:table-cell table:formula="of:=[.$B$4]*SIN(2*PI()/[.$B$5] * [.D103] - (2*PI() / [.$B$6]) * ([.$B$16] - [.$B$2]/2) * SIN([.$B$7]))" office:value-type="float" office:value="4.38153340021932" calcext:value-type="float">
            <text:p>4,38153340021932</text:p>
          </table:table-cell>
          <table:table-cell table:formula="of:=ASIN(([.G103]-[.H103])/[.$B$2])" office:value-type="float" office:value="0.179311250204697" calcext:value-type="float">
            <text:p>0,179</text:p>
          </table:table-cell>
          <table:table-cell table:formula="of:=[.I103]*180/PI()" office:value-type="float" office:value="10.2737778559435" calcext:value-type="float">
            <text:p>10,27</text:p>
          </table:table-cell>
          <table:table-cell/>
          <table:table-cell table:formula="of:=[.$B$4]*SIN(2*PI()/[.$B$5] * [.D103] - (2*PI() / [.$B$6]) * ([.$B$16] + [.$B$3]/2) * COS([.$B$7]))" office:value-type="float" office:value="4.86143343292387" calcext:value-type="float">
            <text:p>4,86143343292387</text:p>
          </table:table-cell>
          <table:table-cell table:formula="of:=[.$B$4]*SIN(2*PI()/[.$B$5] * [.D103] - (2*PI() / [.$B$6]) * ([.$B$16] - [.$B$3]/2) * COS([.$B$7]))" office:value-type="float" office:value="4.15039258599639" calcext:value-type="float">
            <text:p>4,15039258599639</text:p>
          </table:table-cell>
          <table:table-cell table:formula="of:=ASIN(([.L103]-[.M103])/[.$B$3])" office:value-type="float" office:value="0.178709944393681" calcext:value-type="float">
            <text:p>0,179</text:p>
          </table:table-cell>
          <table:table-cell table:formula="of:=[.N103]*180/PI()" office:value-type="float" office:value="10.2393255707756" calcext:value-type="float">
            <text:p>10,24</text:p>
          </table:table-cell>
          <table:table-cell/>
          <table:table-cell table:formula="of:=[.$B$4]*SIN(2*PI()/[.$B$5] * [.D103] - (2*PI() / [.$B$6]) * ([.$B$16] + [.$B$3]/2) * COS([.$B$8]))" office:value-type="float" office:value="4.66874373409929" calcext:value-type="float">
            <text:p>4,66874373409929</text:p>
          </table:table-cell>
          <table:table-cell table:formula="of:=[.$B$4]*SIN(2*PI()/[.$B$5] * [.D103] - (2*PI() / [.$B$6]) * ([.$B$16] - [.$B$3]/2) * COS([.$B$8]))" office:value-type="float" office:value="4.26734583282931" calcext:value-type="float">
            <text:p>4,26734583282931</text:p>
          </table:table-cell>
          <table:table-cell table:formula="of:=180*ASIN(([.Q103]-[.R103])/[.$B$3])/PI()" office:value-type="float" office:value="5.75929516812558" calcext:value-type="float">
            <text:p>5,76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table:formula="of:=[.$B$4]*SIN(2*PI()/[.$B$5] * [.D104] - (2*PI() / [.$B$6]) * ([.$B$16] + [.$B$2]/2) * SIN([.$B$7]))" office:value-type="float" office:value="4.70376153074154" calcext:value-type="float">
            <text:p>4,70376153074154</text:p>
          </table:table-cell>
          <table:table-cell table:formula="of:=[.$B$4]*SIN(2*PI()/[.$B$5] * [.D104] - (2*PI() / [.$B$6]) * ([.$B$16] - [.$B$2]/2) * SIN([.$B$7]))" office:value-type="float" office:value="4.33012701892219" calcext:value-type="float">
            <text:p>4,33012701892219</text:p>
          </table:table-cell>
          <table:table-cell table:formula="of:=ASIN(([.G104]-[.H104])/[.$B$2])" office:value-type="float" office:value="0.187921360765335" calcext:value-type="float">
            <text:p>0,188</text:p>
          </table:table-cell>
          <table:table-cell table:formula="of:=[.I104]*180/PI()" office:value-type="float" office:value="10.767100852209" calcext:value-type="float">
            <text:p>10,77</text:p>
          </table:table-cell>
          <table:table-cell/>
          <table:table-cell table:formula="of:=[.$B$4]*SIN(2*PI()/[.$B$5] * [.D104] - (2*PI() / [.$B$6]) * ([.$B$16] + [.$B$3]/2) * COS([.$B$7]))" office:value-type="float" office:value="4.8358864115225" calcext:value-type="float">
            <text:p>4,8358864115225</text:p>
          </table:table-cell>
          <table:table-cell table:formula="of:=[.$B$4]*SIN(2*PI()/[.$B$5] * [.D104] - (2*PI() / [.$B$6]) * ([.$B$16] - [.$B$3]/2) * COS([.$B$7]))" office:value-type="float" office:value="4.0910899971588" calcext:value-type="float">
            <text:p>4,0910899971588</text:p>
          </table:table-cell>
          <table:table-cell table:formula="of:=ASIN(([.L104]-[.M104])/[.$B$3])" office:value-type="float" office:value="0.187292168250949" calcext:value-type="float">
            <text:p>0,187</text:p>
          </table:table-cell>
          <table:table-cell table:formula="of:=[.N104]*180/PI()" office:value-type="float" office:value="10.7310507766335" calcext:value-type="float">
            <text:p>10,73</text:p>
          </table:table-cell>
          <table:table-cell/>
          <table:table-cell table:formula="of:=[.$B$4]*SIN(2*PI()/[.$B$5] * [.D104] - (2*PI() / [.$B$6]) * ([.$B$16] + [.$B$3]/2) * COS([.$B$8]))" office:value-type="float" office:value="4.63024028850402" calcext:value-type="float">
            <text:p>4,63024028850402</text:p>
          </table:table-cell>
          <table:table-cell table:formula="of:=[.$B$4]*SIN(2*PI()/[.$B$5] * [.D104] - (2*PI() / [.$B$6]) * ([.$B$16] - [.$B$3]/2) * COS([.$B$8]))" office:value-type="float" office:value="4.21183992005122" calcext:value-type="float">
            <text:p>4,21183992005122</text:p>
          </table:table-cell>
          <table:table-cell table:formula="of:=180*ASIN(([.Q104]-[.R104])/[.$B$3])/PI()" office:value-type="float" office:value="6.0041266523116" calcext:value-type="float">
            <text:p>6,00</text:p>
          </table:table-cell>
        </table:table-row>
        <table:table-row table:style-name="ro1">
          <table:table-cell table:number-columns-repeated="3"/>
          <table:table-cell office:value-type="float" office:value="10.1" calcext:value-type="float">
            <text:p>10,1</text:p>
          </table:table-cell>
          <table:table-cell table:number-columns-repeated="2"/>
          <table:table-cell table:formula="of:=[.$B$4]*SIN(2*PI()/[.$B$5] * [.D105] - (2*PI() / [.$B$6]) * ([.$B$16] + [.$B$2]/2) * SIN([.$B$7]))" office:value-type="float" office:value="4.66722261824822" calcext:value-type="float">
            <text:p>4,66722261824822</text:p>
          </table:table-cell>
          <table:table-cell table:formula="of:=[.$B$4]*SIN(2*PI()/[.$B$5] * [.D105] - (2*PI() / [.$B$6]) * ([.$B$16] - [.$B$2]/2) * SIN([.$B$7]))" office:value-type="float" office:value="4.27682130080253" calcext:value-type="float">
            <text:p>4,27682130080253</text:p>
          </table:table-cell>
          <table:table-cell table:formula="of:=ASIN(([.G105]-[.H105])/[.$B$2])" office:value-type="float" office:value="0.196462040438925" calcext:value-type="float">
            <text:p>0,196</text:p>
          </table:table-cell>
          <table:table-cell table:formula="of:=[.I105]*180/PI()" office:value-type="float" office:value="11.2564457516789" calcext:value-type="float">
            <text:p>11,26</text:p>
          </table:table-cell>
          <table:table-cell/>
          <table:table-cell table:formula="of:=[.$B$4]*SIN(2*PI()/[.$B$5] * [.D105] - (2*PI() / [.$B$6]) * ([.$B$16] + [.$B$3]/2) * COS([.$B$7]))" office:value-type="float" office:value="4.8082182105135" calcext:value-type="float">
            <text:p>4,8082182105135</text:p>
          </table:table-cell>
          <table:table-cell table:formula="of:=[.$B$4]*SIN(2*PI()/[.$B$5] * [.D105] - (2*PI() / [.$B$6]) * ([.$B$16] - [.$B$3]/2) * COS([.$B$7]))" office:value-type="float" office:value="4.02999292103666" calcext:value-type="float">
            <text:p>4,02999292103666</text:p>
          </table:table-cell>
          <table:table-cell table:formula="of:=ASIN(([.L105]-[.M105])/[.$B$3])" office:value-type="float" office:value="0.195805108983397" calcext:value-type="float">
            <text:p>0,196</text:p>
          </table:table-cell>
          <table:table-cell table:formula="of:=[.N105]*180/PI()" office:value-type="float" office:value="11.2188063518478" calcext:value-type="float">
            <text:p>11,22</text:p>
          </table:table-cell>
          <table:table-cell/>
          <table:table-cell table:formula="of:=[.$B$4]*SIN(2*PI()/[.$B$5] * [.D105] - (2*PI() / [.$B$6]) * ([.$B$16] + [.$B$3]/2) * COS([.$B$8]))" office:value-type="float" office:value="4.58970586648734" calcext:value-type="float">
            <text:p>4,58970586648734</text:p>
          </table:table-cell>
          <table:table-cell table:formula="of:=[.$B$4]*SIN(2*PI()/[.$B$5] * [.D105] - (2*PI() / [.$B$6]) * ([.$B$16] - [.$B$3]/2) * COS([.$B$8]))" office:value-type="float" office:value="4.1544865550816" calcext:value-type="float">
            <text:p>4,1544865550816</text:p>
          </table:table-cell>
          <table:table-cell table:formula="of:=180*ASIN(([.Q105]-[.R105])/[.$B$3])/PI()" office:value-type="float" office:value="6.24642372471596" calcext:value-type="float">
            <text:p>6,25</text:p>
          </table:table-cell>
        </table:table-row>
        <table:table-row table:style-name="ro1">
          <table:table-cell table:number-columns-repeated="3"/>
          <table:table-cell office:value-type="float" office:value="10.2" calcext:value-type="float">
            <text:p>10,2</text:p>
          </table:table-cell>
          <table:table-cell table:number-columns-repeated="2"/>
          <table:table-cell table:formula="of:=[.$B$4]*SIN(2*PI()/[.$B$5] * [.D106] - (2*PI() / [.$B$6]) * ([.$B$16] + [.$B$2]/2) * SIN([.$B$7]))" office:value-type="float" office:value="4.62863650766139" calcext:value-type="float">
            <text:p>4,62863650766139</text:p>
          </table:table-cell>
          <table:table-cell table:formula="of:=[.$B$4]*SIN(2*PI()/[.$B$5] * [.D106] - (2*PI() / [.$B$6]) * ([.$B$16] - [.$B$2]/2) * SIN([.$B$7]))" office:value-type="float" office:value="4.22163962751008" calcext:value-type="float">
            <text:p>4,22163962751008</text:p>
          </table:table-cell>
          <table:table-cell table:formula="of:=ASIN(([.G106]-[.H106])/[.$B$2])" office:value-type="float" office:value="0.204929810983353" calcext:value-type="float">
            <text:p>0,205</text:p>
          </table:table-cell>
          <table:table-cell table:formula="of:=[.I106]*180/PI()" office:value-type="float" office:value="11.7416132657598" calcext:value-type="float">
            <text:p>11,74</text:p>
          </table:table-cell>
          <table:table-cell/>
          <table:table-cell table:formula="of:=[.$B$4]*SIN(2*PI()/[.$B$5] * [.D106] - (2*PI() / [.$B$6]) * ([.$B$16] + [.$B$3]/2) * COS([.$B$7]))" office:value-type="float" office:value="4.77844096608428" calcext:value-type="float">
            <text:p>4,77844096608428</text:p>
          </table:table-cell>
          <table:table-cell table:formula="of:=[.$B$4]*SIN(2*PI()/[.$B$5] * [.D106] - (2*PI() / [.$B$6]) * ([.$B$16] - [.$B$3]/2) * COS([.$B$7]))" office:value-type="float" office:value="3.96712815682685" calcext:value-type="float">
            <text:p>3,96712815682685</text:p>
          </table:table-cell>
          <table:table-cell table:formula="of:=ASIN(([.L106]-[.M106])/[.$B$3])" office:value-type="float" office:value="0.204245297587389" calcext:value-type="float">
            <text:p>0,204</text:p>
          </table:table-cell>
          <table:table-cell table:formula="of:=[.N106]*180/PI()" office:value-type="float" office:value="11.7023935371509" calcext:value-type="float">
            <text:p>11,70</text:p>
          </table:table-cell>
          <table:table-cell/>
          <table:table-cell table:formula="of:=[.$B$4]*SIN(2*PI()/[.$B$5] * [.D106] - (2*PI() / [.$B$6]) * ([.$B$16] + [.$B$3]/2) * COS([.$B$8]))" office:value-type="float" office:value="4.54715824778642" calcext:value-type="float">
            <text:p>4,54715824778642</text:p>
          </table:table-cell>
          <table:table-cell table:formula="of:=[.$B$4]*SIN(2*PI()/[.$B$5] * [.D106] - (2*PI() / [.$B$6]) * ([.$B$16] - [.$B$3]/2) * COS([.$B$8]))" office:value-type="float" office:value="4.09531089500185" calcext:value-type="float">
            <text:p>4,09531089500185</text:p>
          </table:table-cell>
          <table:table-cell table:formula="of:=180*ASIN(([.Q106]-[.R106])/[.$B$3])/PI()" office:value-type="float" office:value="6.48608091583606" calcext:value-type="float">
            <text:p>6,49</text:p>
          </table:table-cell>
        </table:table-row>
        <table:table-row table:style-name="ro1">
          <table:table-cell table:number-columns-repeated="3"/>
          <table:table-cell office:value-type="float" office:value="10.3" calcext:value-type="float">
            <text:p>10,3</text:p>
          </table:table-cell>
          <table:table-cell table:number-columns-repeated="2"/>
          <table:table-cell table:formula="of:=[.$B$4]*SIN(2*PI()/[.$B$5] * [.D107] - (2*PI() / [.$B$6]) * ([.$B$16] + [.$B$2]/2) * SIN([.$B$7]))" office:value-type="float" office:value="4.58802012412443" calcext:value-type="float">
            <text:p>4,58802012412443</text:p>
          </table:table-cell>
          <table:table-cell table:formula="of:=[.$B$4]*SIN(2*PI()/[.$B$5] * [.D107] - (2*PI() / [.$B$6]) * ([.$B$16] - [.$B$2]/2) * SIN([.$B$7]))" office:value-type="float" office:value="4.1646062035505" calcext:value-type="float">
            <text:p>4,1646062035505</text:p>
          </table:table-cell>
          <table:table-cell table:formula="of:=ASIN(([.G107]-[.H107])/[.$B$2])" office:value-type="float" office:value="0.213321179364479" calcext:value-type="float">
            <text:p>0,213</text:p>
          </table:table-cell>
          <table:table-cell table:formula="of:=[.I107]*180/PI()" office:value-type="float" office:value="12.2224032583379" calcext:value-type="float">
            <text:p>12,22</text:p>
          </table:table-cell>
          <table:table-cell/>
          <table:table-cell table:formula="of:=[.$B$4]*SIN(2*PI()/[.$B$5] * [.D107] - (2*PI() / [.$B$6]) * ([.$B$16] + [.$B$3]/2) * COS([.$B$7]))" office:value-type="float" office:value="4.74656773951837" calcext:value-type="float">
            <text:p>4,74656773951837</text:p>
          </table:table-cell>
          <table:table-cell table:formula="of:=[.$B$4]*SIN(2*PI()/[.$B$5] * [.D107] - (2*PI() / [.$B$6]) * ([.$B$16] - [.$B$3]/2) * COS([.$B$7]))" office:value-type="float" office:value="3.90252327909264" calcext:value-type="float">
            <text:p>3,90252327909264</text:p>
          </table:table-cell>
          <table:table-cell table:formula="of:=ASIN(([.L107]-[.M107])/[.$B$3])" office:value-type="float" office:value="0.212609250622201" calcext:value-type="float">
            <text:p>0,213</text:p>
          </table:table-cell>
          <table:table-cell table:formula="of:=[.N107]*180/PI()" office:value-type="float" office:value="12.1816127460913" calcext:value-type="float">
            <text:p>12,18</text:p>
          </table:table-cell>
          <table:table-cell/>
          <table:table-cell table:formula="of:=[.$B$4]*SIN(2*PI()/[.$B$5] * [.D107] - (2*PI() / [.$B$6]) * ([.$B$16] + [.$B$3]/2) * COS([.$B$8]))" office:value-type="float" office:value="4.50261609519303" calcext:value-type="float">
            <text:p>4,50261609519303</text:p>
          </table:table-cell>
          <table:table-cell table:formula="of:=[.$B$4]*SIN(2*PI()/[.$B$5] * [.D107] - (2*PI() / [.$B$6]) * ([.$B$16] - [.$B$3]/2) * COS([.$B$8]))" office:value-type="float" office:value="4.03433889621226" calcext:value-type="float">
            <text:p>4,03433889621226</text:p>
          </table:table-cell>
          <table:table-cell table:formula="of:=180*ASIN(([.Q107]-[.R107])/[.$B$3])/PI()" office:value-type="float" office:value="6.7229935272434" calcext:value-type="float">
            <text:p>6,72</text:p>
          </table:table-cell>
        </table:table-row>
        <table:table-row table:style-name="ro1">
          <table:table-cell table:number-columns-repeated="3"/>
          <table:table-cell office:value-type="float" office:value="10.4" calcext:value-type="float">
            <text:p>10,4</text:p>
          </table:table-cell>
          <table:table-cell table:number-columns-repeated="2"/>
          <table:table-cell table:formula="of:=[.$B$4]*SIN(2*PI()/[.$B$5] * [.D108] - (2*PI() / [.$B$6]) * ([.$B$16] + [.$B$2]/2) * SIN([.$B$7]))" office:value-type="float" office:value="4.54539128332555" calcext:value-type="float">
            <text:p>4,54539128332555</text:p>
          </table:table-cell>
          <table:table-cell table:formula="of:=[.$B$4]*SIN(2*PI()/[.$B$5] * [.D108] - (2*PI() / [.$B$6]) * ([.$B$16] - [.$B$2]/2) * SIN([.$B$7]))" office:value-type="float" office:value="4.10574604566852" calcext:value-type="float">
            <text:p>4,10574604566852</text:p>
          </table:table-cell>
          <table:table-cell table:formula="of:=ASIN(([.G108]-[.H108])/[.$B$2])" office:value-type="float" office:value="0.221632638042844" calcext:value-type="float">
            <text:p>0,222</text:p>
          </table:table-cell>
          <table:table-cell table:formula="of:=[.I108]*180/PI()" office:value-type="float" office:value="12.6986147622056" calcext:value-type="float">
            <text:p>12,70</text:p>
          </table:table-cell>
          <table:table-cell/>
          <table:table-cell table:formula="of:=[.$B$4]*SIN(2*PI()/[.$B$5] * [.D108] - (2*PI() / [.$B$6]) * ([.$B$16] + [.$B$3]/2) * COS([.$B$7]))" office:value-type="float" office:value="4.71261251146639" calcext:value-type="float">
            <text:p>4,71261251146639</text:p>
          </table:table-cell>
          <table:table-cell table:formula="of:=[.$B$4]*SIN(2*PI()/[.$B$5] * [.D108] - (2*PI() / [.$B$6]) * ([.$B$16] - [.$B$3]/2) * COS([.$B$7]))" office:value-type="float" office:value="3.83620662566862" calcext:value-type="float">
            <text:p>3,83620662566862</text:p>
          </table:table-cell>
          <table:table-cell table:formula="of:=ASIN(([.L108]-[.M108])/[.$B$3])" office:value-type="float" office:value="0.220893470507979" calcext:value-type="float">
            <text:p>0,221</text:p>
          </table:table-cell>
          <table:table-cell table:formula="of:=[.N108]*180/PI()" office:value-type="float" office:value="12.6562635821047" calcext:value-type="float">
            <text:p>12,66</text:p>
          </table:table-cell>
          <table:table-cell/>
          <table:table-cell table:formula="of:=[.$B$4]*SIN(2*PI()/[.$B$5] * [.D108] - (2*PI() / [.$B$6]) * ([.$B$16] + [.$B$3]/2) * COS([.$B$8]))" office:value-type="float" office:value="4.45609894636744" calcext:value-type="float">
            <text:p>4,45609894636744</text:p>
          </table:table-cell>
          <table:table-cell table:formula="of:=[.$B$4]*SIN(2*PI()/[.$B$5] * [.D108] - (2*PI() / [.$B$6]) * ([.$B$16] - [.$B$3]/2) * COS([.$B$8]))" office:value-type="float" office:value="3.97159730304664" calcext:value-type="float">
            <text:p>3,97159730304664</text:p>
          </table:table-cell>
          <table:table-cell table:formula="of:=180*ASIN(([.Q108]-[.R108])/[.$B$3])/PI()" office:value-type="float" office:value="6.95705767480221" calcext:value-type="float">
            <text:p>6,96</text:p>
          </table:table-cell>
        </table:table-row>
        <table:table-row table:style-name="ro1">
          <table:table-cell table:number-columns-repeated="3"/>
          <table:table-cell office:value-type="float" office:value="10.5" calcext:value-type="float">
            <text:p>10,5</text:p>
          </table:table-cell>
          <table:table-cell table:number-columns-repeated="2"/>
          <table:table-cell table:formula="of:=[.$B$4]*SIN(2*PI()/[.$B$5] * [.D109] - (2*PI() / [.$B$6]) * ([.$B$16] + [.$B$2]/2) * SIN([.$B$7]))" office:value-type="float" office:value="4.50076868368321" calcext:value-type="float">
            <text:p>4,50076868368321</text:p>
          </table:table-cell>
          <table:table-cell table:formula="of:=[.$B$4]*SIN(2*PI()/[.$B$5] * [.D109] - (2*PI() / [.$B$6]) * ([.$B$16] - [.$B$2]/2) * SIN([.$B$7]))" office:value-type="float" office:value="4.04508497187474" calcext:value-type="float">
            <text:p>4,04508497187474</text:p>
          </table:table-cell>
          <table:table-cell table:formula="of:=ASIN(([.G109]-[.H109])/[.$B$2])" office:value-type="float" office:value="0.229860665399266" calcext:value-type="float">
            <text:p>0,230</text:p>
          </table:table-cell>
          <table:table-cell table:formula="of:=[.I109]*180/PI()" office:value-type="float" office:value="13.1700460034467" calcext:value-type="float">
            <text:p>13,17</text:p>
          </table:table-cell>
          <table:table-cell/>
          <table:table-cell table:formula="of:=[.$B$4]*SIN(2*PI()/[.$B$5] * [.D109] - (2*PI() / [.$B$6]) * ([.$B$16] + [.$B$3]/2) * COS([.$B$7]))" office:value-type="float" office:value="4.67659017581357" calcext:value-type="float">
            <text:p>4,67659017581357</text:p>
          </table:table-cell>
          <table:table-cell table:formula="of:=[.$B$4]*SIN(2*PI()/[.$B$5] * [.D109] - (2*PI() / [.$B$6]) * ([.$B$16] - [.$B$3]/2) * COS([.$B$7]))" office:value-type="float" office:value="3.76820728523077" calcext:value-type="float">
            <text:p>3,76820728523077</text:p>
          </table:table-cell>
          <table:table-cell table:formula="of:=ASIN(([.L109]-[.M109])/[.$B$3])" office:value-type="float" office:value="0.229094445961643" calcext:value-type="float">
            <text:p>0,229</text:p>
          </table:table-cell>
          <table:table-cell table:formula="of:=[.N109]*180/PI()" office:value-type="float" office:value="13.12614486349" calcext:value-type="float">
            <text:p>13,13</text:p>
          </table:table-cell>
          <table:table-cell/>
          <table:table-cell table:formula="of:=[.$B$4]*SIN(2*PI()/[.$B$5] * [.D109] - (2*PI() / [.$B$6]) * ([.$B$16] + [.$B$3]/2) * COS([.$B$8]))" office:value-type="float" office:value="4.40762720526853" calcext:value-type="float">
            <text:p>4,40762720526853</text:p>
          </table:table-cell>
          <table:table-cell table:formula="of:=[.$B$4]*SIN(2*PI()/[.$B$5] * [.D109] - (2*PI() / [.$B$6]) * ([.$B$16] - [.$B$3]/2) * COS([.$B$8]))" office:value-type="float" office:value="3.9071136360414" calcext:value-type="float">
            <text:p>3,9071136360414</text:p>
          </table:table-cell>
          <table:table-cell table:formula="of:=180*ASIN(([.Q109]-[.R109])/[.$B$3])/PI()" office:value-type="float" office:value="7.18817033299172" calcext:value-type="float">
            <text:p>7,19</text:p>
          </table:table-cell>
        </table:table-row>
        <table:table-row table:style-name="ro1">
          <table:table-cell table:number-columns-repeated="3"/>
          <table:table-cell office:value-type="float" office:value="10.6" calcext:value-type="float">
            <text:p>10,6</text:p>
          </table:table-cell>
          <table:table-cell table:number-columns-repeated="2"/>
          <table:table-cell table:formula="of:=[.$B$4]*SIN(2*PI()/[.$B$5] * [.D110] - (2*PI() / [.$B$6]) * ([.$B$16] + [.$B$2]/2) * SIN([.$B$7]))" office:value-type="float" office:value="4.45417189814442" calcext:value-type="float">
            <text:p>4,45417189814442</text:p>
          </table:table-cell>
          <table:table-cell table:formula="of:=[.$B$4]*SIN(2*PI()/[.$B$5] * [.D110] - (2*PI() / [.$B$6]) * ([.$B$16] - [.$B$2]/2) * SIN([.$B$7]))" office:value-type="float" office:value="3.98264959012098" calcext:value-type="float">
            <text:p>3,98264959012098</text:p>
          </table:table-cell>
          <table:table-cell table:formula="of:=ASIN(([.G110]-[.H110])/[.$B$2])" office:value-type="float" office:value="0.238001726306722" calcext:value-type="float">
            <text:p>0,238</text:p>
          </table:table-cell>
          <table:table-cell table:formula="of:=[.I110]*180/PI()" office:value-type="float" office:value="13.6364944342029" calcext:value-type="float">
            <text:p>13,64</text:p>
          </table:table-cell>
          <table:table-cell/>
          <table:table-cell table:formula="of:=[.$B$4]*SIN(2*PI()/[.$B$5] * [.D110] - (2*PI() / [.$B$6]) * ([.$B$16] + [.$B$3]/2) * COS([.$B$7]))" office:value-type="float" office:value="4.63851653314689" calcext:value-type="float">
            <text:p>4,63851653314689</text:p>
          </table:table-cell>
          <table:table-cell table:formula="of:=[.$B$4]*SIN(2*PI()/[.$B$5] * [.D110] - (2*PI() / [.$B$6]) * ([.$B$16] - [.$B$3]/2) * COS([.$B$7]))" office:value-type="float" office:value="3.6985550845372" calcext:value-type="float">
            <text:p>3,6985550845372</text:p>
          </table:table-cell>
          <table:table-cell table:formula="of:=ASIN(([.L110]-[.M110])/[.$B$3])" office:value-type="float" office:value="0.237208652578045" calcext:value-type="float">
            <text:p>0,237</text:p>
          </table:table-cell>
          <table:table-cell table:formula="of:=[.N110]*180/PI()" office:value-type="float" office:value="13.591054656707" calcext:value-type="float">
            <text:p>13,59</text:p>
          </table:table-cell>
          <table:table-cell/>
          <table:table-cell table:formula="of:=[.$B$4]*SIN(2*PI()/[.$B$5] * [.D110] - (2*PI() / [.$B$6]) * ([.$B$16] + [.$B$3]/2) * COS([.$B$8]))" office:value-type="float" office:value="4.35722213320394" calcext:value-type="float">
            <text:p>4,35722213320394</text:p>
          </table:table-cell>
          <table:table-cell table:formula="of:=[.$B$4]*SIN(2*PI()/[.$B$5] * [.D110] - (2*PI() / [.$B$6]) * ([.$B$16] - [.$B$3]/2) * COS([.$B$8]))" office:value-type="float" office:value="3.84091617986407" calcext:value-type="float">
            <text:p>3,84091617986407</text:p>
          </table:table-cell>
          <table:table-cell table:formula="of:=180*ASIN(([.Q110]-[.R110])/[.$B$3])/PI()" office:value-type="float" office:value="7.41622938032928" calcext:value-type="float">
            <text:p>7,42</text:p>
          </table:table-cell>
        </table:table-row>
        <table:table-row table:style-name="ro1">
          <table:table-cell table:number-columns-repeated="3"/>
          <table:table-cell office:value-type="float" office:value="10.7" calcext:value-type="float">
            <text:p>10,7</text:p>
          </table:table-cell>
          <table:table-cell table:number-columns-repeated="2"/>
          <table:table-cell table:formula="of:=[.$B$4]*SIN(2*PI()/[.$B$5] * [.D111] - (2*PI() / [.$B$6]) * ([.$B$16] + [.$B$2]/2) * SIN([.$B$7]))" office:value-type="float" office:value="4.40562136559934" calcext:value-type="float">
            <text:p>4,40562136559934</text:p>
          </table:table-cell>
          <table:table-cell table:formula="of:=[.$B$4]*SIN(2*PI()/[.$B$5] * [.D111] - (2*PI() / [.$B$6]) * ([.$B$16] - [.$B$2]/2) * SIN([.$B$7]))" office:value-type="float" office:value="3.9184672866292" calcext:value-type="float">
            <text:p>3,9184672866292</text:p>
          </table:table-cell>
          <table:table-cell table:formula="of:=ASIN(([.G111]-[.H111])/[.$B$2])" office:value-type="float" office:value="0.246052272855876" calcext:value-type="float">
            <text:p>0,246</text:p>
          </table:table-cell>
          <table:table-cell table:formula="of:=[.I111]*180/PI()" office:value-type="float" office:value="14.097756774243" calcext:value-type="float">
            <text:p>14,10</text:p>
          </table:table-cell>
          <table:table-cell/>
          <table:table-cell table:formula="of:=[.$B$4]*SIN(2*PI()/[.$B$5] * [.D111] - (2*PI() / [.$B$6]) * ([.$B$16] + [.$B$3]/2) * COS([.$B$7]))" office:value-type="float" office:value="4.59840828382437" calcext:value-type="float">
            <text:p>4,59840828382437</text:p>
          </table:table-cell>
          <table:table-cell table:formula="of:=[.$B$4]*SIN(2*PI()/[.$B$5] * [.D111] - (2*PI() / [.$B$6]) * ([.$B$16] - [.$B$3]/2) * COS([.$B$7]))" office:value-type="float" office:value="3.62728057534517" calcext:value-type="float">
            <text:p>3,62728057534517</text:p>
          </table:table-cell>
          <table:table-cell table:formula="of:=ASIN(([.L111]-[.M111])/[.$B$3])" office:value-type="float" office:value="0.245232553563623" calcext:value-type="float">
            <text:p>0,245</text:p>
          </table:table-cell>
          <table:table-cell table:formula="of:=[.N111]*180/PI()" office:value-type="float" office:value="14.0507903184115" calcext:value-type="float">
            <text:p>14,05</text:p>
          </table:table-cell>
          <table:table-cell/>
          <table:table-cell table:formula="of:=[.$B$4]*SIN(2*PI()/[.$B$5] * [.D111] - (2*PI() / [.$B$6]) * ([.$B$16] + [.$B$3]/2) * COS([.$B$8]))" office:value-type="float" office:value="4.3049058395042" calcext:value-type="float">
            <text:p>4,3049058395042</text:p>
          </table:table-cell>
          <table:table-cell table:formula="of:=[.$B$4]*SIN(2*PI()/[.$B$5] * [.D111] - (2*PI() / [.$B$6]) * ([.$B$16] - [.$B$3]/2) * COS([.$B$8]))" office:value-type="float" office:value="3.77303397090678" calcext:value-type="float">
            <text:p>3,77303397090678</text:p>
          </table:table-cell>
          <table:table-cell table:formula="of:=180*ASIN(([.Q111]-[.R111])/[.$B$3])/PI()" office:value-type="float" office:value="7.64113364588583" calcext:value-type="float">
            <text:p>7,64</text:p>
          </table:table-cell>
        </table:table-row>
        <table:table-row table:style-name="ro1">
          <table:table-cell table:number-columns-repeated="3"/>
          <table:table-cell office:value-type="float" office:value="10.8" calcext:value-type="float">
            <text:p>10,8</text:p>
          </table:table-cell>
          <table:table-cell table:number-columns-repeated="2"/>
          <table:table-cell table:formula="of:=[.$B$4]*SIN(2*PI()/[.$B$5] * [.D112] - (2*PI() / [.$B$6]) * ([.$B$16] + [.$B$2]/2) * SIN([.$B$7]))" office:value-type="float" office:value="4.35513838191616" calcext:value-type="float">
            <text:p>4,35513838191616</text:p>
          </table:table-cell>
          <table:table-cell table:formula="of:=[.$B$4]*SIN(2*PI()/[.$B$5] * [.D112] - (2*PI() / [.$B$6]) * ([.$B$16] - [.$B$2]/2) * SIN([.$B$7]))" office:value-type="float" office:value="3.85256621387895" calcext:value-type="float">
            <text:p>3,85256621387895</text:p>
          </table:table-cell>
          <table:table-cell table:formula="of:=ASIN(([.G112]-[.H112])/[.$B$2])" office:value-type="float" office:value="0.254008745241518" calcext:value-type="float">
            <text:p>0,254</text:p>
          </table:table-cell>
          <table:table-cell table:formula="of:=[.I112]*180/PI()" office:value-type="float" office:value="14.5536290617527" calcext:value-type="float">
            <text:p>14,55</text:p>
          </table:table-cell>
          <table:table-cell/>
          <table:table-cell table:formula="of:=[.$B$4]*SIN(2*PI()/[.$B$5] * [.D112] - (2*PI() / [.$B$6]) * ([.$B$16] + [.$B$3]/2) * COS([.$B$7]))" office:value-type="float" office:value="4.55628302064975" calcext:value-type="float">
            <text:p>4,55628302064975</text:p>
          </table:table-cell>
          <table:table-cell table:formula="of:=[.$B$4]*SIN(2*PI()/[.$B$5] * [.D112] - (2*PI() / [.$B$6]) * ([.$B$16] - [.$B$3]/2) * COS([.$B$7]))" office:value-type="float" office:value="3.55441502101004" calcext:value-type="float">
            <text:p>3,55441502101004</text:p>
          </table:table-cell>
          <table:table-cell table:formula="of:=ASIN(([.L112]-[.M112])/[.$B$3])" office:value-type="float" office:value="0.253162600629714" calcext:value-type="float">
            <text:p>0,253</text:p>
          </table:table-cell>
          <table:table-cell table:formula="of:=[.N112]*180/PI()" office:value-type="float" office:value="14.5051485466386" calcext:value-type="float">
            <text:p>14,51</text:p>
          </table:table-cell>
          <table:table-cell/>
          <table:table-cell table:formula="of:=[.$B$4]*SIN(2*PI()/[.$B$5] * [.D112] - (2*PI() / [.$B$6]) * ([.$B$16] + [.$B$3]/2) * COS([.$B$8]))" office:value-type="float" office:value="4.25070127182478" calcext:value-type="float">
            <text:p>4,25070127182478</text:p>
          </table:table-cell>
          <table:table-cell table:formula="of:=[.$B$4]*SIN(2*PI()/[.$B$5] * [.D112] - (2*PI() / [.$B$6]) * ([.$B$16] - [.$B$3]/2) * COS([.$B$8]))" office:value-type="float" office:value="3.70349678454992" calcext:value-type="float">
            <text:p>3,70349678454992</text:p>
          </table:table-cell>
          <table:table-cell table:formula="of:=180*ASIN(([.Q112]-[.R112])/[.$B$3])/PI()" office:value-type="float" office:value="7.86278295687941" calcext:value-type="float">
            <text:p>7,86</text:p>
          </table:table-cell>
        </table:table-row>
        <table:table-row table:style-name="ro1">
          <table:table-cell table:number-columns-repeated="3"/>
          <table:table-cell office:value-type="float" office:value="10.9" calcext:value-type="float">
            <text:p>10,9</text:p>
          </table:table-cell>
          <table:table-cell table:number-columns-repeated="2"/>
          <table:table-cell table:formula="of:=[.$B$4]*SIN(2*PI()/[.$B$5] * [.D113] - (2*PI() / [.$B$6]) * ([.$B$16] + [.$B$2]/2) * SIN([.$B$7]))" office:value-type="float" office:value="4.30274509060001" calcext:value-type="float">
            <text:p>4,30274509060001</text:p>
          </table:table-cell>
          <table:table-cell table:formula="of:=[.$B$4]*SIN(2*PI()/[.$B$5] * [.D113] - (2*PI() / [.$B$6]) * ([.$B$16] - [.$B$2]/2) * SIN([.$B$7]))" office:value-type="float" office:value="3.78497527825878" calcext:value-type="float">
            <text:p>3,78497527825878</text:p>
          </table:table-cell>
          <table:table-cell table:formula="of:=ASIN(([.G113]-[.H113])/[.$B$2])" office:value-type="float" office:value="0.261867572817088" calcext:value-type="float">
            <text:p>0,262</text:p>
          </table:table-cell>
          <table:table-cell table:formula="of:=[.I113]*180/PI()" office:value-type="float" office:value="15.0039067137539" calcext:value-type="float">
            <text:p>15,00</text:p>
          </table:table-cell>
          <table:table-cell/>
          <table:table-cell table:formula="of:=[.$B$4]*SIN(2*PI()/[.$B$5] * [.D113] - (2*PI() / [.$B$6]) * ([.$B$16] + [.$B$3]/2) * COS([.$B$7]))" office:value-type="float" office:value="4.51215922115571" calcext:value-type="float">
            <text:p>4,51215922115571</text:p>
          </table:table-cell>
          <table:table-cell table:formula="of:=[.$B$4]*SIN(2*PI()/[.$B$5] * [.D113] - (2*PI() / [.$B$6]) * ([.$B$16] - [.$B$3]/2) * COS([.$B$7]))" office:value-type="float" office:value="3.47999038277218" calcext:value-type="float">
            <text:p>3,47999038277218</text:p>
          </table:table-cell>
          <table:table-cell table:formula="of:=ASIN(([.L113]-[.M113])/[.$B$3])" office:value-type="float" office:value="0.260995235052587" calcext:value-type="float">
            <text:p>0,261</text:p>
          </table:table-cell>
          <table:table-cell table:formula="of:=[.N113]*180/PI()" office:value-type="float" office:value="14.9539254415381" calcext:value-type="float">
            <text:p>14,95</text:p>
          </table:table-cell>
          <table:table-cell/>
          <table:table-cell table:formula="of:=[.$B$4]*SIN(2*PI()/[.$B$5] * [.D113] - (2*PI() / [.$B$6]) * ([.$B$16] + [.$B$3]/2) * COS([.$B$8]))" office:value-type="float" office:value="4.19463220608054" calcext:value-type="float">
            <text:p>4,19463220608054</text:p>
          </table:table-cell>
          <table:table-cell table:formula="of:=[.$B$4]*SIN(2*PI()/[.$B$5] * [.D113] - (2*PI() / [.$B$6]) * ([.$B$16] - [.$B$3]/2) * COS([.$B$8]))" office:value-type="float" office:value="3.63233512210164" calcext:value-type="float">
            <text:p>3,63233512210164</text:p>
          </table:table-cell>
          <table:table-cell table:formula="of:=180*ASIN(([.Q113]-[.R113])/[.$B$3])/PI()" office:value-type="float" office:value="8.08107818732641" calcext:value-type="float">
            <text:p>8,08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/>
          <table:table-cell table:formula="of:=[.$B$4]*SIN(2*PI()/[.$B$5] * [.D114] - (2*PI() / [.$B$6]) * ([.$B$16] + [.$B$2]/2) * SIN([.$B$7]))" office:value-type="float" office:value="4.24846447308006" calcext:value-type="float">
            <text:p>4,24846447308006</text:p>
          </table:table-cell>
          <table:table-cell table:formula="of:=[.$B$4]*SIN(2*PI()/[.$B$5] * [.D114] - (2*PI() / [.$B$6]) * ([.$B$16] - [.$B$2]/2) * SIN([.$B$7]))" office:value-type="float" office:value="3.71572412738697" calcext:value-type="float">
            <text:p>3,71572412738697</text:p>
          </table:table-cell>
          <table:table-cell table:formula="of:=ASIN(([.G114]-[.H114])/[.$B$2])" office:value-type="float" office:value="0.269625175324253" calcext:value-type="float">
            <text:p>0,270</text:p>
          </table:table-cell>
          <table:table-cell table:formula="of:=[.I114]*180/PI()" office:value-type="float" office:value="15.4483845965546" calcext:value-type="float">
            <text:p>15,45</text:p>
          </table:table-cell>
          <table:table-cell/>
          <table:table-cell table:formula="of:=[.$B$4]*SIN(2*PI()/[.$B$5] * [.D114] - (2*PI() / [.$B$6]) * ([.$B$16] + [.$B$3]/2) * COS([.$B$7]))" office:value-type="float" office:value="4.46605623949901" calcext:value-type="float">
            <text:p>4,46605623949901</text:p>
          </table:table-cell>
          <table:table-cell table:formula="of:=[.$B$4]*SIN(2*PI()/[.$B$5] * [.D114] - (2*PI() / [.$B$6]) * ([.$B$16] - [.$B$3]/2) * COS([.$B$7]))" office:value-type="float" office:value="3.40403930573769" calcext:value-type="float">
            <text:p>3,40403930573769</text:p>
          </table:table-cell>
          <table:table-cell table:formula="of:=ASIN(([.L114]-[.M114])/[.$B$3])" office:value-type="float" office:value="0.268726888907031" calcext:value-type="float">
            <text:p>0,269</text:p>
          </table:table-cell>
          <table:table-cell table:formula="of:=[.N114]*180/PI()" office:value-type="float" office:value="15.3969165760538" calcext:value-type="float">
            <text:p>15,40</text:p>
          </table:table-cell>
          <table:table-cell/>
          <table:table-cell table:formula="of:=[.$B$4]*SIN(2*PI()/[.$B$5] * [.D114] - (2*PI() / [.$B$6]) * ([.$B$16] + [.$B$3]/2) * COS([.$B$8]))" office:value-type="float" office:value="4.13672323601683" calcext:value-type="float">
            <text:p>4,13672323601683</text:p>
          </table:table-cell>
          <table:table-cell table:formula="of:=[.$B$4]*SIN(2*PI()/[.$B$5] * [.D114] - (2*PI() / [.$B$6]) * ([.$B$16] - [.$B$3]/2) * COS([.$B$8]))" office:value-type="float" office:value="3.55958019741901" calcext:value-type="float">
            <text:p>3,55958019741901</text:p>
          </table:table-cell>
          <table:table-cell table:formula="of:=180*ASIN(([.Q114]-[.R114])/[.$B$3])/PI()" office:value-type="float" office:value="8.29592130772501" calcext:value-type="float">
            <text:p>8,30</text:p>
          </table:table-cell>
        </table:table-row>
        <table:table-row table:style-name="ro1">
          <table:table-cell table:number-columns-repeated="3"/>
          <table:table-cell office:value-type="float" office:value="11.1" calcext:value-type="float">
            <text:p>11,1</text:p>
          </table:table-cell>
          <table:table-cell table:number-columns-repeated="2"/>
          <table:table-cell table:formula="of:=[.$B$4]*SIN(2*PI()/[.$B$5] * [.D115] - (2*PI() / [.$B$6]) * ([.$B$16] + [.$B$2]/2) * SIN([.$B$7]))" office:value-type="float" office:value="4.19232033862915" calcext:value-type="float">
            <text:p>4,19232033862915</text:p>
          </table:table-cell>
          <table:table-cell table:formula="of:=[.$B$4]*SIN(2*PI()/[.$B$5] * [.D115] - (2*PI() / [.$B$6]) * ([.$B$16] - [.$B$2]/2) * SIN([.$B$7]))" office:value-type="float" office:value="3.64484313710706" calcext:value-type="float">
            <text:p>3,64484313710706</text:p>
          </table:table-cell>
          <table:table-cell table:formula="of:=ASIN(([.G115]-[.H115])/[.$B$2])" office:value-type="float" office:value="0.277277964304258" calcext:value-type="float">
            <text:p>0,277</text:p>
          </table:table-cell>
          <table:table-cell table:formula="of:=[.I115]*180/PI()" office:value-type="float" office:value="15.8868571066131" calcext:value-type="float">
            <text:p>15,89</text:p>
          </table:table-cell>
          <table:table-cell/>
          <table:table-cell table:formula="of:=[.$B$4]*SIN(2*PI()/[.$B$5] * [.D115] - (2*PI() / [.$B$6]) * ([.$B$16] + [.$B$3]/2) * COS([.$B$7]))" office:value-type="float" office:value="4.41799429797113" calcext:value-type="float">
            <text:p>4,41799429797113</text:p>
          </table:table-cell>
          <table:table-cell table:formula="of:=[.$B$4]*SIN(2*PI()/[.$B$5] * [.D115] - (2*PI() / [.$B$6]) * ([.$B$16] - [.$B$3]/2) * COS([.$B$7]))" office:value-type="float" office:value="3.32659510455914" calcext:value-type="float">
            <text:p>3,32659510455914</text:p>
          </table:table-cell>
          <table:table-cell table:formula="of:=ASIN(([.L115]-[.M115])/[.$B$3])" office:value-type="float" office:value="0.276353986480113" calcext:value-type="float">
            <text:p>0,276</text:p>
          </table:table-cell>
          <table:table-cell table:formula="of:=[.N115]*180/PI()" office:value-type="float" office:value="15.8339170769259" calcext:value-type="float">
            <text:p>15,83</text:p>
          </table:table-cell>
          <table:table-cell/>
          <table:table-cell table:formula="of:=[.$B$4]*SIN(2*PI()/[.$B$5] * [.D115] - (2*PI() / [.$B$6]) * ([.$B$16] + [.$B$3]/2) * COS([.$B$8]))" office:value-type="float" office:value="4.07699976242182" calcext:value-type="float">
            <text:p>4,07699976242182</text:p>
          </table:table-cell>
          <table:table-cell table:formula="of:=[.$B$4]*SIN(2*PI()/[.$B$5] * [.D115] - (2*PI() / [.$B$6]) * ([.$B$16] - [.$B$3]/2) * COS([.$B$8]))" office:value-type="float" office:value="3.48526392321656" calcext:value-type="float">
            <text:p>3,48526392321656</text:p>
          </table:table-cell>
          <table:table-cell table:formula="of:=180*ASIN(([.Q115]-[.R115])/[.$B$3])/PI()" office:value-type="float" office:value="8.50721543573792" calcext:value-type="float">
            <text:p>8,51</text:p>
          </table:table-cell>
        </table:table-row>
        <table:table-row table:style-name="ro1">
          <table:table-cell table:number-columns-repeated="3"/>
          <table:table-cell office:value-type="float" office:value="11.2" calcext:value-type="float">
            <text:p>11,2</text:p>
          </table:table-cell>
          <table:table-cell table:number-columns-repeated="2"/>
          <table:table-cell table:formula="of:=[.$B$4]*SIN(2*PI()/[.$B$5] * [.D116] - (2*PI() / [.$B$6]) * ([.$B$16] + [.$B$2]/2) * SIN([.$B$7]))" office:value-type="float" office:value="4.13433731392025" calcext:value-type="float">
            <text:p>4,13433731392025</text:p>
          </table:table-cell>
          <table:table-cell table:formula="of:=[.$B$4]*SIN(2*PI()/[.$B$5] * [.D116] - (2*PI() / [.$B$6]) * ([.$B$16] - [.$B$2]/2) * SIN([.$B$7]))" office:value-type="float" office:value="3.57236339816402" calcext:value-type="float">
            <text:p>3,57236339816402</text:p>
          </table:table-cell>
          <table:table-cell table:formula="of:=ASIN(([.G116]-[.H116])/[.$B$2])" office:value-type="float" office:value="0.284822344697485" calcext:value-type="float">
            <text:p>0,285</text:p>
          </table:table-cell>
          <table:table-cell table:formula="of:=[.I116]*180/PI()" office:value-type="float" office:value="16.3191182621862" calcext:value-type="float">
            <text:p>16,32</text:p>
          </table:table-cell>
          <table:table-cell/>
          <table:table-cell table:formula="of:=[.$B$4]*SIN(2*PI()/[.$B$5] * [.D116] - (2*PI() / [.$B$6]) * ([.$B$16] + [.$B$3]/2) * COS([.$B$7]))" office:value-type="float" office:value="4.36799447812808" calcext:value-type="float">
            <text:p>4,36799447812808</text:p>
          </table:table-cell>
          <table:table-cell table:formula="of:=[.$B$4]*SIN(2*PI()/[.$B$5] * [.D116] - (2*PI() / [.$B$6]) * ([.$B$16] - [.$B$3]/2) * COS([.$B$7]))" office:value-type="float" office:value="3.24769174882274" calcext:value-type="float">
            <text:p>3,24769174882274</text:p>
          </table:table-cell>
          <table:table-cell table:formula="of:=ASIN(([.L116]-[.M116])/[.$B$3])" office:value-type="float" office:value="0.283872945871396" calcext:value-type="float">
            <text:p>0,284</text:p>
          </table:table-cell>
          <table:table-cell table:formula="of:=[.N116]*180/PI()" office:value-type="float" office:value="16.2647217163767" calcext:value-type="float">
            <text:p>16,26</text:p>
          </table:table-cell>
          <table:table-cell/>
          <table:table-cell table:formula="of:=[.$B$4]*SIN(2*PI()/[.$B$5] * [.D116] - (2*PI() / [.$B$6]) * ([.$B$16] + [.$B$3]/2) * COS([.$B$8]))" office:value-type="float" office:value="4.01548798198491" calcext:value-type="float">
            <text:p>4,01548798198491</text:p>
          </table:table-cell>
          <table:table-cell table:formula="of:=[.$B$4]*SIN(2*PI()/[.$B$5] * [.D116] - (2*PI() / [.$B$6]) * ([.$B$16] - [.$B$3]/2) * COS([.$B$8]))" office:value-type="float" office:value="3.40941889706834" calcext:value-type="float">
            <text:p>3,40941889706834</text:p>
          </table:table-cell>
          <table:table-cell table:formula="of:=180*ASIN(([.Q116]-[.R116])/[.$B$3])/PI()" office:value-type="float" office:value="8.71486488783657" calcext:value-type="float">
            <text:p>8,71</text:p>
          </table:table-cell>
        </table:table-row>
        <table:table-row table:style-name="ro1">
          <table:table-cell table:number-columns-repeated="3"/>
          <table:table-cell office:value-type="float" office:value="11.3" calcext:value-type="float">
            <text:p>11,3</text:p>
          </table:table-cell>
          <table:table-cell table:number-columns-repeated="2"/>
          <table:table-cell table:formula="of:=[.$B$4]*SIN(2*PI()/[.$B$5] * [.D117] - (2*PI() / [.$B$6]) * ([.$B$16] + [.$B$2]/2) * SIN([.$B$7]))" office:value-type="float" office:value="4.07454083222432" calcext:value-type="float">
            <text:p>4,07454083222432</text:p>
          </table:table-cell>
          <table:table-cell table:formula="of:=[.$B$4]*SIN(2*PI()/[.$B$5] * [.D117] - (2*PI() / [.$B$6]) * ([.$B$16] - [.$B$2]/2) * SIN([.$B$7]))" office:value-type="float" office:value="3.49831670256683" calcext:value-type="float">
            <text:p>3,49831670256683</text:p>
          </table:table-cell>
          <table:table-cell table:formula="of:=ASIN(([.G117]-[.H117])/[.$B$2])" office:value-type="float" office:value="0.292254716637221" calcext:value-type="float">
            <text:p>0,292</text:p>
          </table:table-cell>
          <table:table-cell table:formula="of:=[.I117]*180/PI()" office:value-type="float" office:value="16.7449618061046" calcext:value-type="float">
            <text:p>16,74</text:p>
          </table:table-cell>
          <table:table-cell/>
          <table:table-cell table:formula="of:=[.$B$4]*SIN(2*PI()/[.$B$5] * [.D117] - (2*PI() / [.$B$6]) * ([.$B$16] + [.$B$3]/2) * COS([.$B$7]))" office:value-type="float" office:value="4.31607871154336" calcext:value-type="float">
            <text:p>4,31607871154336</text:p>
          </table:table-cell>
          <table:table-cell table:formula="of:=[.$B$4]*SIN(2*PI()/[.$B$5] * [.D117] - (2*PI() / [.$B$6]) * ([.$B$16] - [.$B$3]/2) * COS([.$B$7]))" office:value-type="float" office:value="3.16736384814809" calcext:value-type="float">
            <text:p>3,16736384814809</text:p>
          </table:table-cell>
          <table:table-cell table:formula="of:=ASIN(([.L117]-[.M117])/[.$B$3])" office:value-type="float" office:value="0.291280180785508" calcext:value-type="float">
            <text:p>0,291</text:p>
          </table:table-cell>
          <table:table-cell table:formula="of:=[.N117]*180/PI()" office:value-type="float" office:value="16.6891250148172" calcext:value-type="float">
            <text:p>16,69</text:p>
          </table:table-cell>
          <table:table-cell/>
          <table:table-cell table:formula="of:=[.$B$4]*SIN(2*PI()/[.$B$5] * [.D117] - (2*PI() / [.$B$6]) * ([.$B$16] + [.$B$3]/2) * COS([.$B$8]))" office:value-type="float" office:value="3.95221487580598" calcext:value-type="float">
            <text:p>3,95221487580598</text:p>
          </table:table-cell>
          <table:table-cell table:formula="of:=[.$B$4]*SIN(2*PI()/[.$B$5] * [.D117] - (2*PI() / [.$B$6]) * ([.$B$16] - [.$B$3]/2) * COS([.$B$8]))" office:value-type="float" office:value="3.33207838710952" calcext:value-type="float">
            <text:p>3,33207838710952</text:p>
          </table:table-cell>
          <table:table-cell table:formula="of:=180*ASIN(([.Q117]-[.R117])/[.$B$3])/PI()" office:value-type="float" office:value="8.91877523186184" calcext:value-type="float">
            <text:p>8,92</text:p>
          </table:table-cell>
        </table:table-row>
        <table:table-row table:style-name="ro1">
          <table:table-cell table:number-columns-repeated="3"/>
          <table:table-cell office:value-type="float" office:value="11.4" calcext:value-type="float">
            <text:p>11,4</text:p>
          </table:table-cell>
          <table:table-cell table:number-columns-repeated="2"/>
          <table:table-cell table:formula="of:=[.$B$4]*SIN(2*PI()/[.$B$5] * [.D118] - (2*PI() / [.$B$6]) * ([.$B$16] + [.$B$2]/2) * SIN([.$B$7]))" office:value-type="float" office:value="4.01295712225456" calcext:value-type="float">
            <text:p>4,01295712225456</text:p>
          </table:table-cell>
          <table:table-cell table:formula="of:=[.$B$4]*SIN(2*PI()/[.$B$5] * [.D118] - (2*PI() / [.$B$6]) * ([.$B$16] - [.$B$2]/2) * SIN([.$B$7]))" office:value-type="float" office:value="3.42273552964344" calcext:value-type="float">
            <text:p>3,42273552964344</text:p>
          </table:table-cell>
          <table:table-cell table:formula="of:=ASIN(([.G118]-[.H118])/[.$B$2])" office:value-type="float" office:value="0.299571477443234" calcext:value-type="float">
            <text:p>0,300</text:p>
          </table:table-cell>
          <table:table-cell table:formula="of:=[.I118]*180/PI()" office:value-type="float" office:value="17.1641813199958" calcext:value-type="float">
            <text:p>17,16</text:p>
          </table:table-cell>
          <table:table-cell/>
          <table:table-cell table:formula="of:=[.$B$4]*SIN(2*PI()/[.$B$5] * [.D118] - (2*PI() / [.$B$6]) * ([.$B$16] + [.$B$3]/2) * COS([.$B$7]))" office:value-type="float" office:value="4.26226977018802" calcext:value-type="float">
            <text:p>4,26226977018802</text:p>
          </table:table-cell>
          <table:table-cell table:formula="of:=[.$B$4]*SIN(2*PI()/[.$B$5] * [.D118] - (2*PI() / [.$B$6]) * ([.$B$16] - [.$B$3]/2) * COS([.$B$7]))" office:value-type="float" office:value="3.08564663700729" calcext:value-type="float">
            <text:p>3,08564663700729</text:p>
          </table:table-cell>
          <table:table-cell table:formula="of:=ASIN(([.L118]-[.M118])/[.$B$3])" office:value-type="float" office:value="0.298572102522506" calcext:value-type="float">
            <text:p>0,299</text:p>
          </table:table-cell>
          <table:table-cell table:formula="of:=[.N118]*180/PI()" office:value-type="float" office:value="17.1069213548869" calcext:value-type="float">
            <text:p>17,11</text:p>
          </table:table-cell>
          <table:table-cell/>
          <table:table-cell table:formula="of:=[.$B$4]*SIN(2*PI()/[.$B$5] * [.D118] - (2*PI() / [.$B$6]) * ([.$B$16] + [.$B$3]/2) * COS([.$B$8]))" office:value-type="float" office:value="3.8872081975606" calcext:value-type="float">
            <text:p>3,8872081975606</text:p>
          </table:table-cell>
          <table:table-cell table:formula="of:=[.$B$4]*SIN(2*PI()/[.$B$5] * [.D118] - (2*PI() / [.$B$6]) * ([.$B$16] - [.$B$3]/2) * COS([.$B$8]))" office:value-type="float" office:value="3.2532763174439" calcext:value-type="float">
            <text:p>3,2532763174439</text:p>
          </table:table-cell>
          <table:table-cell table:formula="of:=180*ASIN(([.Q118]-[.R118])/[.$B$3])/PI()" office:value-type="float" office:value="9.11885334045044" calcext:value-type="float">
            <text:p>9,12</text:p>
          </table:table-cell>
        </table:table-row>
        <table:table-row table:style-name="ro1">
          <table:table-cell table:number-columns-repeated="3"/>
          <table:table-cell office:value-type="float" office:value="11.5" calcext:value-type="float">
            <text:p>11,5</text:p>
          </table:table-cell>
          <table:table-cell table:number-columns-repeated="2"/>
          <table:table-cell table:formula="of:=[.$B$4]*SIN(2*PI()/[.$B$5] * [.D119] - (2*PI() / [.$B$6]) * ([.$B$16] + [.$B$2]/2) * SIN([.$B$7]))" office:value-type="float" office:value="3.94961319666149" calcext:value-type="float">
            <text:p>3,94961319666149</text:p>
          </table:table-cell>
          <table:table-cell table:formula="of:=[.$B$4]*SIN(2*PI()/[.$B$5] * [.D119] - (2*PI() / [.$B$6]) * ([.$B$16] - [.$B$2]/2) * SIN([.$B$7]))" office:value-type="float" office:value="3.34565303179429" calcext:value-type="float">
            <text:p>3,34565303179429</text:p>
          </table:table-cell>
          <table:table-cell table:formula="of:=ASIN(([.G119]-[.H119])/[.$B$2])" office:value-type="float" office:value="0.306769023820117" calcext:value-type="float">
            <text:p>0,307</text:p>
          </table:table-cell>
          <table:table-cell table:formula="of:=[.I119]*180/PI()" office:value-type="float" office:value="17.5765703502409" calcext:value-type="float">
            <text:p>17,58</text:p>
          </table:table-cell>
          <table:table-cell/>
          <table:table-cell table:formula="of:=[.$B$4]*SIN(2*PI()/[.$B$5] * [.D119] - (2*PI() / [.$B$6]) * ([.$B$16] + [.$B$3]/2) * COS([.$B$7]))" office:value-type="float" office:value="4.20659125644215" calcext:value-type="float">
            <text:p>4,20659125644215</text:p>
          </table:table-cell>
          <table:table-cell table:formula="of:=[.$B$4]*SIN(2*PI()/[.$B$5] * [.D119] - (2*PI() / [.$B$6]) * ([.$B$16] - [.$B$3]/2) * COS([.$B$7]))" office:value-type="float" office:value="3.00257595926992" calcext:value-type="float">
            <text:p>3,00257595926992</text:p>
          </table:table-cell>
          <table:table-cell table:formula="of:=ASIN(([.L119]-[.M119])/[.$B$3])" office:value-type="float" office:value="0.3057451221709" calcext:value-type="float">
            <text:p>0,306</text:p>
          </table:table-cell>
          <table:table-cell table:formula="of:=[.N119]*180/PI()" office:value-type="float" office:value="17.5179051071043" calcext:value-type="float">
            <text:p>17,52</text:p>
          </table:table-cell>
          <table:table-cell/>
          <table:table-cell table:formula="of:=[.$B$4]*SIN(2*PI()/[.$B$5] * [.D119] - (2*PI() / [.$B$6]) * ([.$B$16] + [.$B$3]/2) * COS([.$B$8]))" office:value-type="float" office:value="3.82049646132634" calcext:value-type="float">
            <text:p>3,82049646132634</text:p>
          </table:table-cell>
          <table:table-cell table:formula="of:=[.$B$4]*SIN(2*PI()/[.$B$5] * [.D119] - (2*PI() / [.$B$6]) * ([.$B$16] - [.$B$3]/2) * COS([.$B$8]))" office:value-type="float" office:value="3.17304725326365" calcext:value-type="float">
            <text:p>3,17304725326365</text:p>
          </table:table-cell>
          <table:table-cell table:formula="of:=180*ASIN(([.Q119]-[.R119])/[.$B$3])/PI()" office:value-type="float" office:value="9.31500744526952" calcext:value-type="float">
            <text:p>9,32</text:p>
          </table:table-cell>
        </table:table-row>
        <table:table-row table:style-name="ro1">
          <table:table-cell table:number-columns-repeated="3"/>
          <table:table-cell office:value-type="float" office:value="11.6" calcext:value-type="float">
            <text:p>11,6</text:p>
          </table:table-cell>
          <table:table-cell table:number-columns-repeated="2"/>
          <table:table-cell table:formula="of:=[.$B$4]*SIN(2*PI()/[.$B$5] * [.D120] - (2*PI() / [.$B$6]) * ([.$B$16] + [.$B$2]/2) * SIN([.$B$7]))" office:value-type="float" office:value="3.88453684018444" calcext:value-type="float">
            <text:p>3,88453684018444</text:p>
          </table:table-cell>
          <table:table-cell table:formula="of:=[.$B$4]*SIN(2*PI()/[.$B$5] * [.D120] - (2*PI() / [.$B$6]) * ([.$B$16] - [.$B$2]/2) * SIN([.$B$7]))" office:value-type="float" office:value="3.26710301995053" calcext:value-type="float">
            <text:p>3,26710301995053</text:p>
          </table:table-cell>
          <table:table-cell table:formula="of:=ASIN(([.G120]-[.H120])/[.$B$2])" office:value-type="float" office:value="0.313843754264808" calcext:value-type="float">
            <text:p>0,314</text:p>
          </table:table-cell>
          <table:table-cell table:formula="of:=[.I120]*180/PI()" office:value-type="float" office:value="17.9819225459144" calcext:value-type="float">
            <text:p>17,98</text:p>
          </table:table-cell>
          <table:table-cell/>
          <table:table-cell table:formula="of:=[.$B$4]*SIN(2*PI()/[.$B$5] * [.D120] - (2*PI() / [.$B$6]) * ([.$B$16] + [.$B$3]/2) * COS([.$B$7]))" office:value-type="float" office:value="4.14906759274206" calcext:value-type="float">
            <text:p>4,14906759274206</text:p>
          </table:table-cell>
          <table:table-cell table:formula="of:=[.$B$4]*SIN(2*PI()/[.$B$5] * [.D120] - (2*PI() / [.$B$6]) * ([.$B$16] - [.$B$3]/2) * COS([.$B$7]))" office:value-type="float" office:value="2.91818825248075" calcext:value-type="float">
            <text:p>2,91818825248075</text:p>
          </table:table-cell>
          <table:table-cell table:formula="of:=ASIN(([.L120]-[.M120])/[.$B$3])" office:value-type="float" office:value="0.312795653007575" calcext:value-type="float">
            <text:p>0,313</text:p>
          </table:table-cell>
          <table:table-cell table:formula="of:=[.N120]*180/PI()" office:value-type="float" office:value="17.9218707673726" calcext:value-type="float">
            <text:p>17,92</text:p>
          </table:table-cell>
          <table:table-cell/>
          <table:table-cell table:formula="of:=[.$B$4]*SIN(2*PI()/[.$B$5] * [.D120] - (2*PI() / [.$B$6]) * ([.$B$16] + [.$B$3]/2) * COS([.$B$8]))" office:value-type="float" office:value="3.75210892907555" calcext:value-type="float">
            <text:p>3,75210892907555</text:p>
          </table:table-cell>
          <table:table-cell table:formula="of:=[.$B$4]*SIN(2*PI()/[.$B$5] * [.D120] - (2*PI() / [.$B$6]) * ([.$B$16] - [.$B$3]/2) * COS([.$B$8]))" office:value-type="float" office:value="3.09142638568793" calcext:value-type="float">
            <text:p>3,09142638568793</text:p>
          </table:table-cell>
          <table:table-cell table:formula="of:=180*ASIN(([.Q120]-[.R120])/[.$B$3])/PI()" office:value-type="float" office:value="9.50714719199613" calcext:value-type="float">
            <text:p>9,51</text:p>
          </table:table-cell>
        </table:table-row>
        <table:table-row table:style-name="ro1">
          <table:table-cell table:number-columns-repeated="3"/>
          <table:table-cell office:value-type="float" office:value="11.7" calcext:value-type="float">
            <text:p>11,7</text:p>
          </table:table-cell>
          <table:table-cell table:number-columns-repeated="2"/>
          <table:table-cell table:formula="of:=[.$B$4]*SIN(2*PI()/[.$B$5] * [.D121] - (2*PI() / [.$B$6]) * ([.$B$16] + [.$B$2]/2) * SIN([.$B$7]))" office:value-type="float" office:value="3.81775659746413" calcext:value-type="float">
            <text:p>3,81775659746413</text:p>
          </table:table-cell>
          <table:table-cell table:formula="of:=[.$B$4]*SIN(2*PI()/[.$B$5] * [.D121] - (2*PI() / [.$B$6]) * ([.$B$16] - [.$B$2]/2) * SIN([.$B$7]))" office:value-type="float" office:value="3.18711994874345" calcext:value-type="float">
            <text:p>3,18711994874345</text:p>
          </table:table-cell>
          <table:table-cell table:formula="of:=ASIN(([.G121]-[.H121])/[.$B$2])" office:value-type="float" office:value="0.320792071686869" calcext:value-type="float">
            <text:p>0,321</text:p>
          </table:table-cell>
          <table:table-cell table:formula="of:=[.I121]*180/PI()" office:value-type="float" office:value="18.3800318089158" calcext:value-type="float">
            <text:p>18,38</text:p>
          </table:table-cell>
          <table:table-cell/>
          <table:table-cell table:formula="of:=[.$B$4]*SIN(2*PI()/[.$B$5] * [.D121] - (2*PI() / [.$B$6]) * ([.$B$16] + [.$B$3]/2) * COS([.$B$7]))" office:value-type="float" office:value="4.08972401086782" calcext:value-type="float">
            <text:p>4,08972401086782</text:p>
          </table:table-cell>
          <table:table-cell table:formula="of:=[.$B$4]*SIN(2*PI()/[.$B$5] * [.D121] - (2*PI() / [.$B$6]) * ([.$B$16] - [.$B$3]/2) * COS([.$B$7]))" office:value-type="float" office:value="2.83252053187702" calcext:value-type="float">
            <text:p>2,83252053187702</text:p>
          </table:table-cell>
          <table:table-cell table:formula="of:=ASIN(([.L121]-[.M121])/[.$B$3])" office:value-type="float" office:value="0.319720113108111" calcext:value-type="float">
            <text:p>0,320</text:p>
          </table:table-cell>
          <table:table-cell table:formula="of:=[.N121]*180/PI()" office:value-type="float" office:value="18.3186131065401" calcext:value-type="float">
            <text:p>18,32</text:p>
          </table:table-cell>
          <table:table-cell/>
          <table:table-cell table:formula="of:=[.$B$4]*SIN(2*PI()/[.$B$5] * [.D121] - (2*PI() / [.$B$6]) * ([.$B$16] + [.$B$3]/2) * COS([.$B$8]))" office:value-type="float" office:value="3.68207559784011" calcext:value-type="float">
            <text:p>3,68207559784011</text:p>
          </table:table-cell>
          <table:table-cell table:formula="of:=[.$B$4]*SIN(2*PI()/[.$B$5] * [.D121] - (2*PI() / [.$B$6]) * ([.$B$16] - [.$B$3]/2) * COS([.$B$8]))" office:value-type="float" office:value="3.00844951632685" calcext:value-type="float">
            <text:p>3,00844951632685</text:p>
          </table:table-cell>
          <table:table-cell table:formula="of:=180*ASIN(([.Q121]-[.R121])/[.$B$3])/PI()" office:value-type="float" office:value="9.69518369597122" calcext:value-type="float">
            <text:p>9,70</text:p>
          </table:table-cell>
        </table:table-row>
        <table:table-row table:style-name="ro1">
          <table:table-cell table:number-columns-repeated="3"/>
          <table:table-cell office:value-type="float" office:value="11.8" calcext:value-type="float">
            <text:p>11,8</text:p>
          </table:table-cell>
          <table:table-cell table:number-columns-repeated="2"/>
          <table:table-cell table:formula="of:=[.$B$4]*SIN(2*PI()/[.$B$5] * [.D122] - (2*PI() / [.$B$6]) * ([.$B$16] + [.$B$2]/2) * SIN([.$B$7]))" office:value-type="float" office:value="3.74930176052215" calcext:value-type="float">
            <text:p>3,74930176052215</text:p>
          </table:table-cell>
          <table:table-cell table:formula="of:=[.$B$4]*SIN(2*PI()/[.$B$5] * [.D122] - (2*PI() / [.$B$6]) * ([.$B$16] - [.$B$2]/2) * SIN([.$B$7]))" office:value-type="float" office:value="3.10573890139155" calcext:value-type="float">
            <text:p>3,10573890139155</text:p>
          </table:table-cell>
          <table:table-cell table:formula="of:=ASIN(([.G122]-[.H122])/[.$B$2])" office:value-type="float" office:value="0.32761038624434" calcext:value-type="float">
            <text:p>0,328</text:p>
          </table:table-cell>
          <table:table-cell table:formula="of:=[.I122]*180/PI()" office:value-type="float" office:value="18.7706924564514" calcext:value-type="float">
            <text:p>18,77</text:p>
          </table:table-cell>
          <table:table-cell/>
          <table:table-cell table:formula="of:=[.$B$4]*SIN(2*PI()/[.$B$5] * [.D122] - (2*PI() / [.$B$6]) * ([.$B$16] + [.$B$3]/2) * COS([.$B$7]))" office:value-type="float" office:value="4.02858654087577" calcext:value-type="float">
            <text:p>4,02858654087577</text:p>
          </table:table-cell>
          <table:table-cell table:formula="of:=[.$B$4]*SIN(2*PI()/[.$B$5] * [.D122] - (2*PI() / [.$B$6]) * ([.$B$16] - [.$B$3]/2) * COS([.$B$7]))" office:value-type="float" office:value="2.74561037415233" calcext:value-type="float">
            <text:p>2,74561037415233</text:p>
          </table:table-cell>
          <table:table-cell table:formula="of:=ASIN(([.L122]-[.M122])/[.$B$3])" office:value-type="float" office:value="0.326514928170166" calcext:value-type="float">
            <text:p>0,327</text:p>
          </table:table-cell>
          <table:table-cell table:formula="of:=[.N122]*180/PI()" office:value-type="float" office:value="18.7079273321678" calcext:value-type="float">
            <text:p>18,71</text:p>
          </table:table-cell>
          <table:table-cell/>
          <table:table-cell table:formula="of:=[.$B$4]*SIN(2*PI()/[.$B$5] * [.D122] - (2*PI() / [.$B$6]) * ([.$B$16] + [.$B$3]/2) * COS([.$B$8]))" office:value-type="float" office:value="3.61042718655372" calcext:value-type="float">
            <text:p>3,61042718655372</text:p>
          </table:table-cell>
          <table:table-cell table:formula="of:=[.$B$4]*SIN(2*PI()/[.$B$5] * [.D122] - (2*PI() / [.$B$6]) * ([.$B$16] - [.$B$3]/2) * COS([.$B$8]))" office:value-type="float" office:value="2.92415304157773" calcext:value-type="float">
            <text:p>2,92415304157773</text:p>
          </table:table-cell>
          <table:table-cell table:formula="of:=180*ASIN(([.Q122]-[.R122])/[.$B$3])/PI()" office:value-type="float" office:value="9.8790295984526" calcext:value-type="float">
            <text:p>9,88</text:p>
          </table:table-cell>
        </table:table-row>
        <table:table-row table:style-name="ro1">
          <table:table-cell table:number-columns-repeated="3"/>
          <table:table-cell office:value-type="float" office:value="11.9" calcext:value-type="float">
            <text:p>11,9</text:p>
          </table:table-cell>
          <table:table-cell table:number-columns-repeated="2"/>
          <table:table-cell table:formula="of:=[.$B$4]*SIN(2*PI()/[.$B$5] * [.D123] - (2*PI() / [.$B$6]) * ([.$B$16] + [.$B$2]/2) * SIN([.$B$7]))" office:value-type="float" office:value="3.67920235591241" calcext:value-type="float">
            <text:p>3,67920235591241</text:p>
          </table:table-cell>
          <table:table-cell table:formula="of:=[.$B$4]*SIN(2*PI()/[.$B$5] * [.D123] - (2*PI() / [.$B$6]) * ([.$B$16] - [.$B$2]/2) * SIN([.$B$7]))" office:value-type="float" office:value="3.02299557431188" calcext:value-type="float">
            <text:p>3,02299557431188</text:p>
          </table:table-cell>
          <table:table-cell table:formula="of:=ASIN(([.G123]-[.H123])/[.$B$2])" office:value-type="float" office:value="0.334295118396989" calcext:value-type="float">
            <text:p>0,334</text:p>
          </table:table-cell>
          <table:table-cell table:formula="of:=[.I123]*180/PI()" office:value-type="float" office:value="19.1536993959736" calcext:value-type="float">
            <text:p>19,15</text:p>
          </table:table-cell>
          <table:table-cell/>
          <table:table-cell table:formula="of:=[.$B$4]*SIN(2*PI()/[.$B$5] * [.D123] - (2*PI() / [.$B$6]) * ([.$B$16] + [.$B$3]/2) * COS([.$B$7]))" office:value-type="float" office:value="3.96568199968087" calcext:value-type="float">
            <text:p>3,96568199968087</text:p>
          </table:table-cell>
          <table:table-cell table:formula="of:=[.$B$4]*SIN(2*PI()/[.$B$5] * [.D123] - (2*PI() / [.$B$6]) * ([.$B$16] - [.$B$3]/2) * COS([.$B$7]))" office:value-type="float" office:value="2.65749590097427" calcext:value-type="float">
            <text:p>2,65749590097427</text:p>
          </table:table-cell>
          <table:table-cell table:formula="of:=ASIN(([.L123]-[.M123])/[.$B$3])" office:value-type="float" office:value="0.333176534551648" calcext:value-type="float">
            <text:p>0,333</text:p>
          </table:table-cell>
          <table:table-cell table:formula="of:=[.N123]*180/PI()" office:value-type="float" office:value="19.0896092626041" calcext:value-type="float">
            <text:p>19,09</text:p>
          </table:table-cell>
          <table:table-cell/>
          <table:table-cell table:formula="of:=[.$B$4]*SIN(2*PI()/[.$B$5] * [.D123] - (2*PI() / [.$B$6]) * ([.$B$16] + [.$B$3]/2) * COS([.$B$8]))" office:value-type="float" office:value="3.53719512257758" calcext:value-type="float">
            <text:p>3,53719512257758</text:p>
          </table:table-cell>
          <table:table-cell table:formula="of:=[.$B$4]*SIN(2*PI()/[.$B$5] * [.D123] - (2*PI() / [.$B$6]) * ([.$B$16] - [.$B$3]/2) * COS([.$B$8]))" office:value-type="float" office:value="2.8385739366604" calcext:value-type="float">
            <text:p>2,8385739366604</text:p>
          </table:table-cell>
          <table:table-cell table:formula="of:=180*ASIN(([.Q123]-[.R123])/[.$B$3])/PI()" office:value-type="float" office:value="10.0585991233839" calcext:value-type="float">
            <text:p>10,06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  <table:table-cell table:formula="of:=[.$B$4]*SIN(2*PI()/[.$B$5] * [.D124] - (2*PI() / [.$B$6]) * ([.$B$16] + [.$B$2]/2) * SIN([.$B$7]))" office:value-type="float" office:value="3.6074891315506" calcext:value-type="float">
            <text:p>3,6074891315506</text:p>
          </table:table-cell>
          <table:table-cell table:formula="of:=[.$B$4]*SIN(2*PI()/[.$B$5] * [.D124] - (2*PI() / [.$B$6]) * ([.$B$16] - [.$B$2]/2) * SIN([.$B$7]))" office:value-type="float" office:value="2.93892626146237" calcext:value-type="float">
            <text:p>2,93892626146237</text:p>
          </table:table-cell>
          <table:table-cell table:formula="of:=ASIN(([.G124]-[.H124])/[.$B$2])" office:value-type="float" office:value="0.340842702177778" calcext:value-type="float">
            <text:p>0,341</text:p>
          </table:table-cell>
          <table:table-cell table:formula="of:=[.I124]*180/PI()" office:value-type="float" office:value="19.5288483126211" calcext:value-type="float">
            <text:p>19,53</text:p>
          </table:table-cell>
          <table:table-cell/>
          <table:table-cell table:formula="of:=[.$B$4]*SIN(2*PI()/[.$B$5] * [.D124] - (2*PI() / [.$B$6]) * ([.$B$16] + [.$B$3]/2) * COS([.$B$7]))" office:value-type="float" office:value="3.90103797929389" calcext:value-type="float">
            <text:p>3,90103797929389</text:p>
          </table:table-cell>
          <table:table-cell table:formula="of:=[.$B$4]*SIN(2*PI()/[.$B$5] * [.D124] - (2*PI() / [.$B$6]) * ([.$B$16] - [.$B$3]/2) * COS([.$B$7]))" office:value-type="float" office:value="2.56821576226297" calcext:value-type="float">
            <text:p>2,56821576226297</text:p>
          </table:table-cell>
          <table:table-cell table:formula="of:=ASIN(([.L124]-[.M124])/[.$B$3])" office:value-type="float" office:value="0.339701382524382" calcext:value-type="float">
            <text:p>0,340</text:p>
          </table:table-cell>
          <table:table-cell table:formula="of:=[.N124]*180/PI()" office:value-type="float" office:value="19.4634555134062" calcext:value-type="float">
            <text:p>19,46</text:p>
          </table:table-cell>
          <table:table-cell/>
          <table:table-cell table:formula="of:=[.$B$4]*SIN(2*PI()/[.$B$5] * [.D124] - (2*PI() / [.$B$6]) * ([.$B$16] + [.$B$3]/2) * COS([.$B$8]))" office:value-type="float" office:value="3.46241152791528" calcext:value-type="float">
            <text:p>3,46241152791528</text:p>
          </table:table-cell>
          <table:table-cell table:formula="of:=[.$B$4]*SIN(2*PI()/[.$B$5] * [.D124] - (2*PI() / [.$B$6]) * ([.$B$16] - [.$B$3]/2) * COS([.$B$8]))" office:value-type="float" office:value="2.75174973939871" calcext:value-type="float">
            <text:p>2,75174973939871</text:p>
          </table:table-cell>
          <table:table-cell table:formula="of:=180*ASIN(([.Q124]-[.R124])/[.$B$3])/PI()" office:value-type="float" office:value="10.2338081345922" calcext:value-type="float">
            <text:p>10,23</text:p>
          </table:table-cell>
        </table:table-row>
        <table:table-row table:style-name="ro1">
          <table:table-cell table:number-columns-repeated="3"/>
          <table:table-cell office:value-type="float" office:value="12.1" calcext:value-type="float">
            <text:p>12,1</text:p>
          </table:table-cell>
          <table:table-cell table:number-columns-repeated="2"/>
          <table:table-cell table:formula="of:=[.$B$4]*SIN(2*PI()/[.$B$5] * [.D125] - (2*PI() / [.$B$6]) * ([.$B$16] + [.$B$2]/2) * SIN([.$B$7]))" office:value-type="float" office:value="3.53419354322706" calcext:value-type="float">
            <text:p>3,53419354322706</text:p>
          </table:table-cell>
          <table:table-cell table:formula="of:=[.$B$4]*SIN(2*PI()/[.$B$5] * [.D125] - (2*PI() / [.$B$6]) * ([.$B$16] - [.$B$2]/2) * SIN([.$B$7]))" office:value-type="float" office:value="2.85356783842216" calcext:value-type="float">
            <text:p>2,85356783842216</text:p>
          </table:table-cell>
          <table:table-cell table:formula="of:=ASIN(([.G125]-[.H125])/[.$B$2])" office:value-type="float" office:value="0.347249588682192" calcext:value-type="float">
            <text:p>0,347</text:p>
          </table:table-cell>
          <table:table-cell table:formula="of:=[.I125]*180/PI()" office:value-type="float" office:value="19.8959358691434" calcext:value-type="float">
            <text:p>19,90</text:p>
          </table:table-cell>
          <table:table-cell/>
          <table:table-cell table:formula="of:=[.$B$4]*SIN(2*PI()/[.$B$5] * [.D125] - (2*PI() / [.$B$6]) * ([.$B$16] + [.$B$3]/2) * COS([.$B$7]))" office:value-type="float" office:value="3.83468283471869" calcext:value-type="float">
            <text:p>3,83468283471869</text:p>
          </table:table-cell>
          <table:table-cell table:formula="of:=[.$B$4]*SIN(2*PI()/[.$B$5] * [.D125] - (2*PI() / [.$B$6]) * ([.$B$16] - [.$B$3]/2) * COS([.$B$7]))" office:value-type="float" office:value="2.47780911923803" calcext:value-type="float">
            <text:p>2,47780911923803</text:p>
          </table:table-cell>
          <table:table-cell table:formula="of:=ASIN(([.L125]-[.M125])/[.$B$3])" office:value-type="float" office:value="0.346085939742828" calcext:value-type="float">
            <text:p>0,346</text:p>
          </table:table-cell>
          <table:table-cell table:formula="of:=[.N125]*180/PI()" office:value-type="float" office:value="19.829263696083" calcext:value-type="float">
            <text:p>19,83</text:p>
          </table:table-cell>
          <table:table-cell/>
          <table:table-cell table:formula="of:=[.$B$4]*SIN(2*PI()/[.$B$5] * [.D125] - (2*PI() / [.$B$6]) * ([.$B$16] + [.$B$3]/2) * COS([.$B$8]))" office:value-type="float" office:value="3.38610920512306" calcext:value-type="float">
            <text:p>3,38610920512306</text:p>
          </table:table-cell>
          <table:table-cell table:formula="of:=[.$B$4]*SIN(2*PI()/[.$B$5] * [.D125] - (2*PI() / [.$B$6]) * ([.$B$16] - [.$B$3]/2) * COS([.$B$8]))" office:value-type="float" office:value="2.66371853375514" calcext:value-type="float">
            <text:p>2,66371853375514</text:p>
          </table:table-cell>
          <table:table-cell table:formula="of:=180*ASIN(([.Q125]-[.R125])/[.$B$3])/PI()" office:value-type="float" office:value="10.4045741933189" calcext:value-type="float">
            <text:p>10,40</text:p>
          </table:table-cell>
        </table:table-row>
        <table:table-row table:style-name="ro1">
          <table:table-cell table:number-columns-repeated="3"/>
          <table:table-cell office:value-type="float" office:value="12.2" calcext:value-type="float">
            <text:p>12,2</text:p>
          </table:table-cell>
          <table:table-cell table:number-columns-repeated="2"/>
          <table:table-cell table:formula="of:=[.$B$4]*SIN(2*PI()/[.$B$5] * [.D126] - (2*PI() / [.$B$6]) * ([.$B$16] + [.$B$2]/2) * SIN([.$B$7]))" office:value-type="float" office:value="3.45934774080928" calcext:value-type="float">
            <text:p>3,45934774080928</text:p>
          </table:table-cell>
          <table:table-cell table:formula="of:=[.$B$4]*SIN(2*PI()/[.$B$5] * [.D126] - (2*PI() / [.$B$6]) * ([.$B$16] - [.$B$2]/2) * SIN([.$B$7]))" office:value-type="float" office:value="2.76695774621672" calcext:value-type="float">
            <text:p>2,76695774621672</text:p>
          </table:table-cell>
          <table:table-cell table:formula="of:=ASIN(([.G126]-[.H126])/[.$B$2])" office:value-type="float" office:value="0.353512249773837" calcext:value-type="float">
            <text:p>0,354</text:p>
          </table:table-cell>
          <table:table-cell table:formula="of:=[.I126]*180/PI()" office:value-type="float" office:value="20.2547599182155" calcext:value-type="float">
            <text:p>20,25</text:p>
          </table:table-cell>
          <table:table-cell/>
          <table:table-cell table:formula="of:=[.$B$4]*SIN(2*PI()/[.$B$5] * [.D126] - (2*PI() / [.$B$6]) * ([.$B$16] + [.$B$3]/2) * COS([.$B$7]))" office:value-type="float" office:value="3.76664567151472" calcext:value-type="float">
            <text:p>3,76664567151472</text:p>
          </table:table-cell>
          <table:table-cell table:formula="of:=[.$B$4]*SIN(2*PI()/[.$B$5] * [.D126] - (2*PI() / [.$B$6]) * ([.$B$16] - [.$B$3]/2) * COS([.$B$7]))" office:value-type="float" office:value="2.38631562724103" calcext:value-type="float">
            <text:p>2,38631562724103</text:p>
          </table:table-cell>
          <table:table-cell table:formula="of:=ASIN(([.L126]-[.M126])/[.$B$3])" office:value-type="float" office:value="0.35232669492618" calcext:value-type="float">
            <text:p>0,352</text:p>
          </table:table-cell>
          <table:table-cell table:formula="of:=[.N126]*180/PI()" office:value-type="float" office:value="20.1868326290634" calcext:value-type="float">
            <text:p>20,19</text:p>
          </table:table-cell>
          <table:table-cell/>
          <table:table-cell table:formula="of:=[.$B$4]*SIN(2*PI()/[.$B$5] * [.D126] - (2*PI() / [.$B$6]) * ([.$B$16] + [.$B$3]/2) * COS([.$B$8]))" office:value-type="float" office:value="3.30832162292153" calcext:value-type="float">
            <text:p>3,30832162292153</text:p>
          </table:table-cell>
          <table:table-cell table:formula="of:=[.$B$4]*SIN(2*PI()/[.$B$5] * [.D126] - (2*PI() / [.$B$6]) * ([.$B$16] - [.$B$3]/2) * COS([.$B$8]))" office:value-type="float" office:value="2.57451893312595" calcext:value-type="float">
            <text:p>2,57451893312595</text:p>
          </table:table-cell>
          <table:table-cell table:formula="of:=180*ASIN(([.Q126]-[.R126])/[.$B$3])/PI()" office:value-type="float" office:value="10.5708166159865" calcext:value-type="float">
            <text:p>10,57</text:p>
          </table:table-cell>
        </table:table-row>
        <table:table-row table:style-name="ro1">
          <table:table-cell table:number-columns-repeated="3"/>
          <table:table-cell office:value-type="float" office:value="12.3" calcext:value-type="float">
            <text:p>12,3</text:p>
          </table:table-cell>
          <table:table-cell table:number-columns-repeated="2"/>
          <table:table-cell table:formula="of:=[.$B$4]*SIN(2*PI()/[.$B$5] * [.D127] - (2*PI() / [.$B$6]) * ([.$B$16] + [.$B$2]/2) * SIN([.$B$7]))" office:value-type="float" office:value="3.38298455413986" calcext:value-type="float">
            <text:p>3,38298455413986</text:p>
          </table:table-cell>
          <table:table-cell table:formula="of:=[.$B$4]*SIN(2*PI()/[.$B$5] * [.D127] - (2*PI() / [.$B$6]) * ([.$B$16] - [.$B$2]/2) * SIN([.$B$7]))" office:value-type="float" office:value="2.67913397489498" calcext:value-type="float">
            <text:p>2,67913397489498</text:p>
          </table:table-cell>
          <table:table-cell table:formula="of:=ASIN(([.G127]-[.H127])/[.$B$2])" office:value-type="float" office:value="0.359627182003361" calcext:value-type="float">
            <text:p>0,360</text:p>
          </table:table-cell>
          <table:table-cell table:formula="of:=[.I127]*180/PI()" office:value-type="float" office:value="20.6051197269757" calcext:value-type="float">
            <text:p>20,61</text:p>
          </table:table-cell>
          <table:table-cell/>
          <table:table-cell table:formula="of:=[.$B$4]*SIN(2*PI()/[.$B$5] * [.D127] - (2*PI() / [.$B$6]) * ([.$B$16] + [.$B$3]/2) * COS([.$B$7]))" office:value-type="float" office:value="3.69695633303042" calcext:value-type="float">
            <text:p>3,69695633303042</text:p>
          </table:table-cell>
          <table:table-cell table:formula="of:=[.$B$4]*SIN(2*PI()/[.$B$5] * [.D127] - (2*PI() / [.$B$6]) * ([.$B$16] - [.$B$3]/2) * COS([.$B$7]))" office:value-type="float" office:value="2.29377541834145" calcext:value-type="float">
            <text:p>2,29377541834145</text:p>
          </table:table-cell>
          <table:table-cell table:formula="of:=ASIN(([.L127]-[.M127])/[.$B$3])" office:value-type="float" office:value="0.358420161750831" calcext:value-type="float">
            <text:p>0,358</text:p>
          </table:table-cell>
          <table:table-cell table:formula="of:=[.N127]*180/PI()" office:value-type="float" office:value="20.5359625607189" calcext:value-type="float">
            <text:p>20,54</text:p>
          </table:table-cell>
          <table:table-cell/>
          <table:table-cell table:formula="of:=[.$B$4]*SIN(2*PI()/[.$B$5] * [.D127] - (2*PI() / [.$B$6]) * ([.$B$16] + [.$B$3]/2) * COS([.$B$8]))" office:value-type="float" office:value="3.22908290151512" calcext:value-type="float">
            <text:p>3,22908290151512</text:p>
          </table:table-cell>
          <table:table-cell table:formula="of:=[.$B$4]*SIN(2*PI()/[.$B$5] * [.D127] - (2*PI() / [.$B$6]) * ([.$B$16] - [.$B$3]/2) * COS([.$B$8]))" office:value-type="float" office:value="2.48419006340404" calcext:value-type="float">
            <text:p>2,48419006340404</text:p>
          </table:table-cell>
          <table:table-cell table:formula="of:=180*ASIN(([.Q127]-[.R127])/[.$B$3])/PI()" office:value-type="float" office:value="10.7324565320929" calcext:value-type="float">
            <text:p>10,73</text:p>
          </table:table-cell>
        </table:table-row>
        <table:table-row table:style-name="ro1">
          <table:table-cell table:number-columns-repeated="3"/>
          <table:table-cell office:value-type="float" office:value="12.4" calcext:value-type="float">
            <text:p>12,4</text:p>
          </table:table-cell>
          <table:table-cell table:number-columns-repeated="2"/>
          <table:table-cell table:formula="of:=[.$B$4]*SIN(2*PI()/[.$B$5] * [.D128] - (2*PI() / [.$B$6]) * ([.$B$16] + [.$B$2]/2) * SIN([.$B$7]))" office:value-type="float" office:value="3.30513747863631" calcext:value-type="float">
            <text:p>3,30513747863631</text:p>
          </table:table-cell>
          <table:table-cell table:formula="of:=[.$B$4]*SIN(2*PI()/[.$B$5] * [.D128] - (2*PI() / [.$B$6]) * ([.$B$16] - [.$B$2]/2) * SIN([.$B$7]))" office:value-type="float" office:value="2.59013504686565" calcext:value-type="float">
            <text:p>2,59013504686565</text:p>
          </table:table-cell>
          <table:table-cell table:formula="of:=ASIN(([.G128]-[.H128])/[.$B$2])" office:value-type="float" office:value="0.365590910736308" calcext:value-type="float">
            <text:p>0,366</text:p>
          </table:table-cell>
          <table:table-cell table:formula="of:=[.I128]*180/PI()" office:value-type="float" office:value="20.9468162135345" calcext:value-type="float">
            <text:p>20,95</text:p>
          </table:table-cell>
          <table:table-cell/>
          <table:table-cell table:formula="of:=[.$B$4]*SIN(2*PI()/[.$B$5] * [.D128] - (2*PI() / [.$B$6]) * ([.$B$16] + [.$B$3]/2) * COS([.$B$7]))" office:value-type="float" office:value="3.62564538731291" calcext:value-type="float">
            <text:p>3,62564538731291</text:p>
          </table:table-cell>
          <table:table-cell table:formula="of:=[.$B$4]*SIN(2*PI()/[.$B$5] * [.D128] - (2*PI() / [.$B$6]) * ([.$B$16] - [.$B$3]/2) * COS([.$B$7]))" office:value-type="float" office:value="2.2002290837334" calcext:value-type="float">
            <text:p>2,2002290837334</text:p>
          </table:table-cell>
          <table:table-cell table:formula="of:=ASIN(([.L128]-[.M128])/[.$B$3])" office:value-type="float" office:value="0.364362882948761" calcext:value-type="float">
            <text:p>0,364</text:p>
          </table:table-cell>
          <table:table-cell table:formula="of:=[.N128]*180/PI()" office:value-type="float" office:value="20.8764554041832" calcext:value-type="float">
            <text:p>20,88</text:p>
          </table:table-cell>
          <table:table-cell/>
          <table:table-cell table:formula="of:=[.$B$4]*SIN(2*PI()/[.$B$5] * [.D128] - (2*PI() / [.$B$6]) * ([.$B$16] + [.$B$3]/2) * COS([.$B$8]))" office:value-type="float" office:value="3.14842779762593" calcext:value-type="float">
            <text:p>3,14842779762593</text:p>
          </table:table-cell>
          <table:table-cell table:formula="of:=[.$B$4]*SIN(2*PI()/[.$B$5] * [.D128] - (2*PI() / [.$B$6]) * ([.$B$16] - [.$B$3]/2) * COS([.$B$8]))" office:value-type="float" office:value="2.39277154581707" calcext:value-type="float">
            <text:p>2,39277154581707</text:p>
          </table:table-cell>
          <table:table-cell table:formula="of:=180*ASIN(([.Q128]-[.R128])/[.$B$3])/PI()" office:value-type="float" office:value="10.8894169421272" calcext:value-type="float">
            <text:p>10,89</text:p>
          </table:table-cell>
        </table:table-row>
        <table:table-row table:style-name="ro1">
          <table:table-cell table:number-columns-repeated="3"/>
          <table:table-cell office:value-type="float" office:value="12.5" calcext:value-type="float">
            <text:p>12,5</text:p>
          </table:table-cell>
          <table:table-cell table:number-columns-repeated="2"/>
          <table:table-cell table:formula="of:=[.$B$4]*SIN(2*PI()/[.$B$5] * [.D129] - (2*PI() / [.$B$6]) * ([.$B$16] + [.$B$2]/2) * SIN([.$B$7]))" office:value-type="float" office:value="3.22584066059882" calcext:value-type="float">
            <text:p>3,22584066059882</text:p>
          </table:table-cell>
          <table:table-cell table:formula="of:=[.$B$4]*SIN(2*PI()/[.$B$5] * [.D129] - (2*PI() / [.$B$6]) * ([.$B$16] - [.$B$2]/2) * SIN([.$B$7]))" office:value-type="float" office:value="2.5" calcext:value-type="float">
            <text:p>2,5</text:p>
          </table:table-cell>
          <table:table-cell table:formula="of:=ASIN(([.G129]-[.H129])/[.$B$2])" office:value-type="float" office:value="0.371399994483964" calcext:value-type="float">
            <text:p>0,371</text:p>
          </table:table-cell>
          <table:table-cell table:formula="of:=[.I129]*180/PI()" office:value-type="float" office:value="21.2796521951132" calcext:value-type="float">
            <text:p>21,28</text:p>
          </table:table-cell>
          <table:table-cell/>
          <table:table-cell table:formula="of:=[.$B$4]*SIN(2*PI()/[.$B$5] * [.D129] - (2*PI() / [.$B$6]) * ([.$B$16] + [.$B$3]/2) * COS([.$B$7]))" office:value-type="float" office:value="3.55274411369982" calcext:value-type="float">
            <text:p>3,55274411369982</text:p>
          </table:table-cell>
          <table:table-cell table:formula="of:=[.$B$4]*SIN(2*PI()/[.$B$5] * [.D129] - (2*PI() / [.$B$6]) * ([.$B$16] - [.$B$3]/2) * COS([.$B$7]))" office:value-type="float" office:value="2.10571765593098" calcext:value-type="float">
            <text:p>2,10571765593098</text:p>
          </table:table-cell>
          <table:table-cell table:formula="of:=ASIN(([.L129]-[.M129])/[.$B$3])" office:value-type="float" office:value="0.370151434605897" calcext:value-type="float">
            <text:p>0,370</text:p>
          </table:table-cell>
          <table:table-cell table:formula="of:=[.N129]*180/PI()" office:value-type="float" office:value="21.2081149836306" calcext:value-type="float">
            <text:p>21,21</text:p>
          </table:table-cell>
          <table:table-cell/>
          <table:table-cell table:formula="of:=[.$B$4]*SIN(2*PI()/[.$B$5] * [.D129] - (2*PI() / [.$B$6]) * ([.$B$16] + [.$B$3]/2) * COS([.$B$8]))" office:value-type="float" office:value="3.06639168924818" calcext:value-type="float">
            <text:p>3,06639168924818</text:p>
          </table:table-cell>
          <table:table-cell table:formula="of:=[.$B$4]*SIN(2*PI()/[.$B$5] * [.D129] - (2*PI() / [.$B$6]) * ([.$B$16] - [.$B$3]/2) * COS([.$B$8]))" office:value-type="float" office:value="2.30030347954827" calcext:value-type="float">
            <text:p>2,30030347954827</text:p>
          </table:table-cell>
          <table:table-cell table:formula="of:=180*ASIN(([.Q129]-[.R129])/[.$B$3])/PI()" office:value-type="float" office:value="11.0416227753882" calcext:value-type="float">
            <text:p>11,04</text:p>
          </table:table-cell>
        </table:table-row>
        <table:table-row table:style-name="ro1">
          <table:table-cell table:number-columns-repeated="3"/>
          <table:table-cell office:value-type="float" office:value="12.6" calcext:value-type="float">
            <text:p>12,6</text:p>
          </table:table-cell>
          <table:table-cell table:number-columns-repeated="2"/>
          <table:table-cell table:formula="of:=[.$B$4]*SIN(2*PI()/[.$B$5] * [.D130] - (2*PI() / [.$B$6]) * ([.$B$16] + [.$B$2]/2) * SIN([.$B$7]))" office:value-type="float" office:value="3.14512888223255" calcext:value-type="float">
            <text:p>3,14512888223255</text:p>
          </table:table-cell>
          <table:table-cell table:formula="of:=[.$B$4]*SIN(2*PI()/[.$B$5] * [.D130] - (2*PI() / [.$B$6]) * ([.$B$16] - [.$B$2]/2) * SIN([.$B$7]))" office:value-type="float" office:value="2.40876837050858" calcext:value-type="float">
            <text:p>2,40876837050858</text:p>
          </table:table-cell>
          <table:table-cell table:formula="of:=ASIN(([.G130]-[.H130])/[.$B$2])" office:value-type="float" office:value="0.377051029429653" calcext:value-type="float">
            <text:p>0,377</text:p>
          </table:table-cell>
          <table:table-cell table:formula="of:=[.I130]*180/PI()" office:value-type="float" office:value="21.6034326473821" calcext:value-type="float">
            <text:p>21,60</text:p>
          </table:table-cell>
          <table:table-cell/>
          <table:table-cell table:formula="of:=[.$B$4]*SIN(2*PI()/[.$B$5] * [.D130] - (2*PI() / [.$B$6]) * ([.$B$16] + [.$B$3]/2) * COS([.$B$7]))" office:value-type="float" office:value="3.47828448909917" calcext:value-type="float">
            <text:p>3,47828448909917</text:p>
          </table:table-cell>
          <table:table-cell table:formula="of:=[.$B$4]*SIN(2*PI()/[.$B$5] * [.D130] - (2*PI() / [.$B$6]) * ([.$B$16] - [.$B$3]/2) * COS([.$B$7]))" office:value-type="float" office:value="2.01028259077005" calcext:value-type="float">
            <text:p>2,01028259077005</text:p>
          </table:table-cell>
          <table:table-cell table:formula="of:=ASIN(([.L130]-[.M130])/[.$B$3])" office:value-type="float" office:value="0.375782430652875" calcext:value-type="float">
            <text:p>0,376</text:p>
          </table:table-cell>
          <table:table-cell table:formula="of:=[.N130]*180/PI()" office:value-type="float" office:value="21.5307472915773" calcext:value-type="float">
            <text:p>21,53</text:p>
          </table:table-cell>
          <table:table-cell/>
          <table:table-cell table:formula="of:=[.$B$4]*SIN(2*PI()/[.$B$5] * [.D130] - (2*PI() / [.$B$6]) * ([.$B$16] + [.$B$3]/2) * COS([.$B$8]))" office:value-type="float" office:value="2.98301056013034" calcext:value-type="float">
            <text:p>2,98301056013034</text:p>
          </table:table-cell>
          <table:table-cell table:formula="of:=[.$B$4]*SIN(2*PI()/[.$B$5] * [.D130] - (2*PI() / [.$B$6]) * ([.$B$16] - [.$B$3]/2) * COS([.$B$8]))" office:value-type="float" office:value="2.2068264241476" calcext:value-type="float">
            <text:p>2,2068264241476</text:p>
          </table:table-cell>
          <table:table-cell table:formula="of:=180*ASIN(([.Q130]-[.R130])/[.$B$3])/PI()" office:value-type="float" office:value="11.1890009475895" calcext:value-type="float">
            <text:p>11,19</text:p>
          </table:table-cell>
        </table:table-row>
        <table:table-row table:style-name="ro1">
          <table:table-cell table:number-columns-repeated="3"/>
          <table:table-cell office:value-type="float" office:value="12.7" calcext:value-type="float">
            <text:p>12,7</text:p>
          </table:table-cell>
          <table:table-cell table:number-columns-repeated="2"/>
          <table:table-cell table:formula="of:=[.$B$4]*SIN(2*PI()/[.$B$5] * [.D131] - (2*PI() / [.$B$6]) * ([.$B$16] + [.$B$2]/2) * SIN([.$B$7]))" office:value-type="float" office:value="3.06303754639106" calcext:value-type="float">
            <text:p>3,06303754639106</text:p>
          </table:table-cell>
          <table:table-cell table:formula="of:=[.$B$4]*SIN(2*PI()/[.$B$5] * [.D131] - (2*PI() / [.$B$6]) * ([.$B$16] - [.$B$2]/2) * SIN([.$B$7]))" office:value-type="float" office:value="2.31648017559931" calcext:value-type="float">
            <text:p>2,31648017559931</text:p>
          </table:table-cell>
          <table:table-cell table:formula="of:=ASIN(([.G131]-[.H131])/[.$B$2])" office:value-type="float" office:value="0.382540654141214" calcext:value-type="float">
            <text:p>0,383</text:p>
          </table:table-cell>
          <table:table-cell table:formula="of:=[.I131]*180/PI()" office:value-type="float" office:value="21.9179649744653" calcext:value-type="float">
            <text:p>21,92</text:p>
          </table:table-cell>
          <table:table-cell/>
          <table:table-cell table:formula="of:=[.$B$4]*SIN(2*PI()/[.$B$5] * [.D131] - (2*PI() / [.$B$6]) * ([.$B$16] + [.$B$3]/2) * COS([.$B$7]))" office:value-type="float" office:value="3.40229917396322" calcext:value-type="float">
            <text:p>3,40229917396322</text:p>
          </table:table-cell>
          <table:table-cell table:formula="of:=[.$B$4]*SIN(2*PI()/[.$B$5] * [.D131] - (2*PI() / [.$B$6]) * ([.$B$16] - [.$B$3]/2) * COS([.$B$7]))" office:value-type="float" office:value="1.91396574922434" calcext:value-type="float">
            <text:p>1,91396574922434</text:p>
          </table:table-cell>
          <table:table-cell table:formula="of:=ASIN(([.L131]-[.M131])/[.$B$3])" office:value-type="float" office:value="0.381252527538977" calcext:value-type="float">
            <text:p>0,381</text:p>
          </table:table-cell>
          <table:table-cell table:formula="of:=[.N131]*180/PI()" office:value-type="float" office:value="21.8441607566786" calcext:value-type="float">
            <text:p>21,84</text:p>
          </table:table-cell>
          <table:table-cell/>
          <table:table-cell table:formula="of:=[.$B$4]*SIN(2*PI()/[.$B$5] * [.D131] - (2*PI() / [.$B$6]) * ([.$B$16] + [.$B$3]/2) * COS([.$B$8]))" office:value-type="float" office:value="2.8983209839914" calcext:value-type="float">
            <text:p>2,8983209839914</text:p>
          </table:table-cell>
          <table:table-cell table:formula="of:=[.$B$4]*SIN(2*PI()/[.$B$5] * [.D131] - (2*PI() / [.$B$6]) * ([.$B$16] - [.$B$3]/2) * COS([.$B$8]))" office:value-type="float" office:value="2.112381381741" calcext:value-type="float">
            <text:p>2,112381381741</text:p>
          </table:table-cell>
          <table:table-cell table:formula="of:=180*ASIN(([.Q131]-[.R131])/[.$B$3])/PI()" office:value-type="float" office:value="11.3314804181261" calcext:value-type="float">
            <text:p>11,33</text:p>
          </table:table-cell>
        </table:table-row>
        <table:table-row table:style-name="ro1">
          <table:table-cell table:number-columns-repeated="3"/>
          <table:table-cell office:value-type="float" office:value="12.8" calcext:value-type="float">
            <text:p>12,8</text:p>
          </table:table-cell>
          <table:table-cell table:number-columns-repeated="2"/>
          <table:table-cell table:formula="of:=[.$B$4]*SIN(2*PI()/[.$B$5] * [.D132] - (2*PI() / [.$B$6]) * ([.$B$16] + [.$B$2]/2) * SIN([.$B$7]))" office:value-type="float" office:value="2.97960266104738" calcext:value-type="float">
            <text:p>2,97960266104738</text:p>
          </table:table-cell>
          <table:table-cell table:formula="of:=[.$B$4]*SIN(2*PI()/[.$B$5] * [.D132] - (2*PI() / [.$B$6]) * ([.$B$16] - [.$B$2]/2) * SIN([.$B$7]))" office:value-type="float" office:value="2.22317589592464" calcext:value-type="float">
            <text:p>2,22317589592464</text:p>
          </table:table-cell>
          <table:table-cell table:formula="of:=ASIN(([.G132]-[.H132])/[.$B$2])" office:value-type="float" office:value="0.387865554458668" calcext:value-type="float">
            <text:p>0,388</text:p>
          </table:table-cell>
          <table:table-cell table:formula="of:=[.I132]*180/PI()" office:value-type="float" office:value="22.2230592889833" calcext:value-type="float">
            <text:p>22,22</text:p>
          </table:table-cell>
          <table:table-cell/>
          <table:table-cell table:formula="of:=[.$B$4]*SIN(2*PI()/[.$B$5] * [.D132] - (2*PI() / [.$B$6]) * ([.$B$16] + [.$B$3]/2) * COS([.$B$7]))" office:value-type="float" office:value="3.32482149796253" calcext:value-type="float">
            <text:p>3,32482149796253</text:p>
          </table:table-cell>
          <table:table-cell table:formula="of:=[.$B$4]*SIN(2*PI()/[.$B$5] * [.D132] - (2*PI() / [.$B$6]) * ([.$B$16] - [.$B$3]/2) * COS([.$B$7]))" office:value-type="float" office:value="1.81680937904386" calcext:value-type="float">
            <text:p>1,81680937904386</text:p>
          </table:table-cell>
          <table:table-cell table:formula="of:=ASIN(([.L132]-[.M132])/[.$B$3])" office:value-type="float" office:value="0.386558429078284" calcext:value-type="float">
            <text:p>0,387</text:p>
          </table:table-cell>
          <table:table-cell table:formula="of:=[.N132]*180/PI()" office:value-type="float" office:value="22.1481665213928" calcext:value-type="float">
            <text:p>22,15</text:p>
          </table:table-cell>
          <table:table-cell/>
          <table:table-cell table:formula="of:=[.$B$4]*SIN(2*PI()/[.$B$5] * [.D132] - (2*PI() / [.$B$6]) * ([.$B$16] + [.$B$3]/2) * COS([.$B$8]))" office:value-type="float" office:value="2.81236010847848" calcext:value-type="float">
            <text:p>2,81236010847848</text:p>
          </table:table-cell>
          <table:table-cell table:formula="of:=[.$B$4]*SIN(2*PI()/[.$B$5] * [.D132] - (2*PI() / [.$B$6]) * ([.$B$16] - [.$B$3]/2) * COS([.$B$8]))" office:value-type="float" office:value="2.01700977904551" calcext:value-type="float">
            <text:p>2,01700977904551</text:p>
          </table:table-cell>
          <table:table-cell table:formula="of:=180*ASIN(([.Q132]-[.R132])/[.$B$3])/PI()" office:value-type="float" office:value="11.4689922468768" calcext:value-type="float">
            <text:p>11,47</text:p>
          </table:table-cell>
        </table:table-row>
        <table:table-row table:style-name="ro1">
          <table:table-cell table:number-columns-repeated="3"/>
          <table:table-cell office:value-type="float" office:value="12.9" calcext:value-type="float">
            <text:p>12,9</text:p>
          </table:table-cell>
          <table:table-cell table:number-columns-repeated="2"/>
          <table:table-cell table:formula="of:=[.$B$4]*SIN(2*PI()/[.$B$5] * [.D133] - (2*PI() / [.$B$6]) * ([.$B$16] + [.$B$2]/2) * SIN([.$B$7]))" office:value-type="float" office:value="2.89486082349978" calcext:value-type="float">
            <text:p>2,89486082349978</text:p>
          </table:table-cell>
          <table:table-cell table:formula="of:=[.$B$4]*SIN(2*PI()/[.$B$5] * [.D133] - (2*PI() / [.$B$6]) * ([.$B$16] - [.$B$2]/2) * SIN([.$B$7]))" office:value-type="float" office:value="2.12889645782536" calcext:value-type="float">
            <text:p>2,12889645782536</text:p>
          </table:table-cell>
          <table:table-cell table:formula="of:=ASIN(([.G133]-[.H133])/[.$B$2])" office:value-type="float" office:value="0.393022468544247" calcext:value-type="float">
            <text:p>0,393</text:p>
          </table:table-cell>
          <table:table-cell table:formula="of:=[.I133]*180/PI()" office:value-type="float" office:value="22.5185287013985" calcext:value-type="float">
            <text:p>22,52</text:p>
          </table:table-cell>
          <table:table-cell/>
          <table:table-cell table:formula="of:=[.$B$4]*SIN(2*PI()/[.$B$5] * [.D133] - (2*PI() / [.$B$6]) * ([.$B$16] + [.$B$3]/2) * COS([.$B$7]))" office:value-type="float" office:value="3.24588544536647" calcext:value-type="float">
            <text:p>3,24588544536647</text:p>
          </table:table-cell>
          <table:table-cell table:formula="of:=[.$B$4]*SIN(2*PI()/[.$B$5] * [.D133] - (2*PI() / [.$B$6]) * ([.$B$16] - [.$B$3]/2) * COS([.$B$7]))" office:value-type="float" office:value="1.71885609622362" calcext:value-type="float">
            <text:p>1,71885609622362</text:p>
          </table:table-cell>
          <table:table-cell table:formula="of:=ASIN(([.L133]-[.M133])/[.$B$3])" office:value-type="float" office:value="0.391696891455297" calcext:value-type="float">
            <text:p>0,392</text:p>
          </table:table-cell>
          <table:table-cell table:formula="of:=[.N133]*180/PI()" office:value-type="float" office:value="22.4425787287824" calcext:value-type="float">
            <text:p>22,44</text:p>
          </table:table-cell>
          <table:table-cell/>
          <table:table-cell table:formula="of:=[.$B$4]*SIN(2*PI()/[.$B$5] * [.D133] - (2*PI() / [.$B$6]) * ([.$B$16] + [.$B$3]/2) * COS([.$B$8]))" office:value-type="float" office:value="2.72516563887261" calcext:value-type="float">
            <text:p>2,72516563887261</text:p>
          </table:table-cell>
          <table:table-cell table:formula="of:=[.$B$4]*SIN(2*PI()/[.$B$5] * [.D133] - (2*PI() / [.$B$6]) * ([.$B$16] - [.$B$3]/2) * COS([.$B$8]))" office:value-type="float" office:value="1.92075344919813" calcext:value-type="float">
            <text:p>1,92075344919813</text:p>
          </table:table-cell>
          <table:table-cell table:formula="of:=180*ASIN(([.Q133]-[.R133])/[.$B$3])/PI()" office:value-type="float" office:value="11.601469650411" calcext:value-type="float">
            <text:p>11,60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/>
          <table:table-cell table:formula="of:=[.$B$4]*SIN(2*PI()/[.$B$5] * [.D134] - (2*PI() / [.$B$6]) * ([.$B$16] + [.$B$2]/2) * SIN([.$B$7]))" office:value-type="float" office:value="2.80884920431895" calcext:value-type="float">
            <text:p>2,80884920431895</text:p>
          </table:table-cell>
          <table:table-cell table:formula="of:=[.$B$4]*SIN(2*PI()/[.$B$5] * [.D134] - (2*PI() / [.$B$6]) * ([.$B$16] - [.$B$2]/2) * SIN([.$B$7]))" office:value-type="float" office:value="2.033683215379" calcext:value-type="float">
            <text:p>2,033683215379</text:p>
          </table:table-cell>
          <table:table-cell table:formula="of:=ASIN(([.G134]-[.H134])/[.$B$2])" office:value-type="float" office:value="0.398008192080144" calcext:value-type="float">
            <text:p>0,398</text:p>
          </table:table-cell>
          <table:table-cell table:formula="of:=[.I134]*180/PI()" office:value-type="float" office:value="22.8041896178244" calcext:value-type="float">
            <text:p>22,80</text:p>
          </table:table-cell>
          <table:table-cell/>
          <table:table-cell table:formula="of:=[.$B$4]*SIN(2*PI()/[.$B$5] * [.D134] - (2*PI() / [.$B$6]) * ([.$B$16] + [.$B$3]/2) * COS([.$B$7]))" office:value-type="float" office:value="3.16552564013654" calcext:value-type="float">
            <text:p>3,16552564013654</text:p>
          </table:table-cell>
          <table:table-cell table:formula="of:=[.$B$4]*SIN(2*PI()/[.$B$5] * [.D134] - (2*PI() / [.$B$6]) * ([.$B$16] - [.$B$3]/2) * COS([.$B$7]))" office:value-type="float" office:value="1.62014886631086" calcext:value-type="float">
            <text:p>1,62014886631086</text:p>
          </table:table-cell>
          <table:table-cell table:formula="of:=ASIN(([.L134]-[.M134])/[.$B$3])" office:value-type="float" office:value="0.396664728375499" calcext:value-type="float">
            <text:p>0,397</text:p>
          </table:table-cell>
          <table:table-cell table:formula="of:=[.N134]*180/PI()" office:value-type="float" office:value="22.7272148176193" calcext:value-type="float">
            <text:p>22,73</text:p>
          </table:table-cell>
          <table:table-cell/>
          <table:table-cell table:formula="of:=[.$B$4]*SIN(2*PI()/[.$B$5] * [.D134] - (2*PI() / [.$B$6]) * ([.$B$16] + [.$B$3]/2) * COS([.$B$8]))" office:value-type="float" office:value="2.63677582154997" calcext:value-type="float">
            <text:p>2,63677582154997</text:p>
          </table:table-cell>
          <table:table-cell table:formula="of:=[.$B$4]*SIN(2*PI()/[.$B$5] * [.D134] - (2*PI() / [.$B$6]) * ([.$B$16] - [.$B$3]/2) * COS([.$B$8]))" office:value-type="float" office:value="1.82365461340644" calcext:value-type="float">
            <text:p>1,82365461340644</text:p>
          </table:table-cell>
          <table:table-cell table:formula="of:=180*ASIN(([.Q134]-[.R134])/[.$B$3])/PI()" office:value-type="float" office:value="11.72884805747" calcext:value-type="float">
            <text:p>11,73</text:p>
          </table:table-cell>
        </table:table-row>
        <table:table-row table:style-name="ro1">
          <table:table-cell table:number-columns-repeated="3"/>
          <table:table-cell office:value-type="float" office:value="13.1" calcext:value-type="float">
            <text:p>13,1</text:p>
          </table:table-cell>
          <table:table-cell table:number-columns-repeated="2"/>
          <table:table-cell table:formula="of:=[.$B$4]*SIN(2*PI()/[.$B$5] * [.D135] - (2*PI() / [.$B$6]) * ([.$B$16] + [.$B$2]/2) * SIN([.$B$7]))" office:value-type="float" office:value="2.72160553104377" calcext:value-type="float">
            <text:p>2,72160553104377</text:p>
          </table:table-cell>
          <table:table-cell table:formula="of:=[.$B$4]*SIN(2*PI()/[.$B$5] * [.D135] - (2*PI() / [.$B$6]) * ([.$B$16] - [.$B$2]/2) * SIN([.$B$7]))" office:value-type="float" office:value="1.93757793226052" calcext:value-type="float">
            <text:p>1,93757793226052</text:p>
          </table:table-cell>
          <table:table-cell table:formula="of:=ASIN(([.G135]-[.H135])/[.$B$2])" office:value-type="float" office:value="0.402819583597489" calcext:value-type="float">
            <text:p>0,403</text:p>
          </table:table-cell>
          <table:table-cell table:formula="of:=[.I135]*180/PI()" office:value-type="float" office:value="23.0798620453533" calcext:value-type="float">
            <text:p>23,08</text:p>
          </table:table-cell>
          <table:table-cell/>
          <table:table-cell table:formula="of:=[.$B$4]*SIN(2*PI()/[.$B$5] * [.D135] - (2*PI() / [.$B$6]) * ([.$B$16] + [.$B$3]/2) * COS([.$B$7]))" office:value-type="float" office:value="3.08377733073925" calcext:value-type="float">
            <text:p>3,08377733073925</text:p>
          </table:table-cell>
          <table:table-cell table:formula="of:=[.$B$4]*SIN(2*PI()/[.$B$5] * [.D135] - (2*PI() / [.$B$6]) * ([.$B$16] - [.$B$3]/2) * COS([.$B$7]))" office:value-type="float" office:value="1.52073098555891" calcext:value-type="float">
            <text:p>1,52073098555891</text:p>
          </table:table-cell>
          <table:table-cell table:formula="of:=ASIN(([.L135]-[.M135])/[.$B$3])" office:value-type="float" office:value="0.401458816344486" calcext:value-type="float">
            <text:p>0,401</text:p>
          </table:table-cell>
          <table:table-cell table:formula="of:=[.N135]*180/PI()" office:value-type="float" office:value="23.0018958248567" calcext:value-type="float">
            <text:p>23,00</text:p>
          </table:table-cell>
          <table:table-cell/>
          <table:table-cell table:formula="of:=[.$B$4]*SIN(2*PI()/[.$B$5] * [.D135] - (2*PI() / [.$B$6]) * ([.$B$16] + [.$B$3]/2) * COS([.$B$8]))" office:value-type="float" office:value="2.54722942720574" calcext:value-type="float">
            <text:p>2,54722942720574</text:p>
          </table:table-cell>
          <table:table-cell table:formula="of:=[.$B$4]*SIN(2*PI()/[.$B$5] * [.D135] - (2*PI() / [.$B$6]) * ([.$B$16] - [.$B$3]/2) * COS([.$B$8]))" office:value-type="float" office:value="1.72575586242897" calcext:value-type="float">
            <text:p>1,72575586242897</text:p>
          </table:table-cell>
          <table:table-cell table:formula="of:=180*ASIN(([.Q135]-[.R135])/[.$B$3])/PI()" office:value-type="float" office:value="11.8510651635848" calcext:value-type="float">
            <text:p>11,85</text:p>
          </table:table-cell>
        </table:table-row>
        <table:table-row table:style-name="ro1">
          <table:table-cell table:number-columns-repeated="3"/>
          <table:table-cell office:value-type="float" office:value="13.2" calcext:value-type="float">
            <text:p>13,2</text:p>
          </table:table-cell>
          <table:table-cell table:number-columns-repeated="2"/>
          <table:table-cell table:formula="of:=[.$B$4]*SIN(2*PI()/[.$B$5] * [.D136] - (2*PI() / [.$B$6]) * ([.$B$16] + [.$B$2]/2) * SIN([.$B$7]))" office:value-type="float" office:value="2.63316807163277" calcext:value-type="float">
            <text:p>2,63316807163277</text:p>
          </table:table-cell>
          <table:table-cell table:formula="of:=[.$B$4]*SIN(2*PI()/[.$B$5] * [.D136] - (2*PI() / [.$B$6]) * ([.$B$16] - [.$B$2]/2) * SIN([.$B$7]))" office:value-type="float" office:value="1.84062276342339" calcext:value-type="float">
            <text:p>1,84062276342339</text:p>
          </table:table-cell>
          <table:table-cell table:formula="of:=ASIN(([.G136]-[.H136])/[.$B$2])" office:value-type="float" office:value="0.407453569918203" calcext:value-type="float">
            <text:p>0,407</text:p>
          </table:table-cell>
          <table:table-cell table:formula="of:=[.I136]*180/PI()" office:value-type="float" office:value="23.3453699038516" calcext:value-type="float">
            <text:p>23,35</text:p>
          </table:table-cell>
          <table:table-cell/>
          <table:table-cell table:formula="of:=[.$B$4]*SIN(2*PI()/[.$B$5] * [.D136] - (2*PI() / [.$B$6]) * ([.$B$16] + [.$B$3]/2) * COS([.$B$7]))" office:value-type="float" office:value="3.00067637468491" calcext:value-type="float">
            <text:p>3,00067637468491</text:p>
          </table:table-cell>
          <table:table-cell table:formula="of:=[.$B$4]*SIN(2*PI()/[.$B$5] * [.D136] - (2*PI() / [.$B$6]) * ([.$B$16] - [.$B$3]/2) * COS([.$B$7]))" office:value-type="float" office:value="1.42064606193606" calcext:value-type="float">
            <text:p>1,42064606193606</text:p>
          </table:table-cell>
          <table:table-cell table:formula="of:=ASIN(([.L136]-[.M136])/[.$B$3])" office:value-type="float" office:value="0.406076100057511" calcext:value-type="float">
            <text:p>0,406</text:p>
          </table:table-cell>
          <table:table-cell table:formula="of:=[.N136]*180/PI()" office:value-type="float" office:value="23.2664466944275" calcext:value-type="float">
            <text:p>23,27</text:p>
          </table:table-cell>
          <table:table-cell/>
          <table:table-cell table:formula="of:=[.$B$4]*SIN(2*PI()/[.$B$5] * [.D136] - (2*PI() / [.$B$6]) * ([.$B$16] + [.$B$3]/2) * COS([.$B$8]))" office:value-type="float" office:value="2.45656573384801" calcext:value-type="float">
            <text:p>2,45656573384801</text:p>
          </table:table-cell>
          <table:table-cell table:formula="of:=[.$B$4]*SIN(2*PI()/[.$B$5] * [.D136] - (2*PI() / [.$B$6]) * ([.$B$16] - [.$B$3]/2) * COS([.$B$8]))" office:value-type="float" office:value="1.62710013789347" calcext:value-type="float">
            <text:p>1,62710013789347</text:p>
          </table:table-cell>
          <table:table-cell table:formula="of:=180*ASIN(([.Q136]-[.R136])/[.$B$3])/PI()" office:value-type="float" office:value="11.9680609846976" calcext:value-type="float">
            <text:p>11,97</text:p>
          </table:table-cell>
        </table:table-row>
        <table:table-row table:style-name="ro1">
          <table:table-cell table:number-columns-repeated="3"/>
          <table:table-cell office:value-type="float" office:value="13.3" calcext:value-type="float">
            <text:p>13,3</text:p>
          </table:table-cell>
          <table:table-cell table:number-columns-repeated="2"/>
          <table:table-cell table:formula="of:=[.$B$4]*SIN(2*PI()/[.$B$5] * [.D137] - (2*PI() / [.$B$6]) * ([.$B$16] + [.$B$2]/2) * SIN([.$B$7]))" office:value-type="float" office:value="2.54357561767853" calcext:value-type="float">
            <text:p>2,54357561767853</text:p>
          </table:table-cell>
          <table:table-cell table:formula="of:=[.$B$4]*SIN(2*PI()/[.$B$5] * [.D137] - (2*PI() / [.$B$6]) * ([.$B$16] - [.$B$2]/2) * SIN([.$B$7]))" office:value-type="float" office:value="1.74286023660908" calcext:value-type="float">
            <text:p>1,74286023660908</text:p>
          </table:table-cell>
          <table:table-cell table:formula="of:=ASIN(([.G137]-[.H137])/[.$B$2])" office:value-type="float" office:value="0.411907151689605" calcext:value-type="float">
            <text:p>0,412</text:p>
          </table:table-cell>
          <table:table-cell table:formula="of:=[.I137]*180/PI()" office:value-type="float" office:value="23.6005413430694" calcext:value-type="float">
            <text:p>23,60</text:p>
          </table:table-cell>
          <table:table-cell/>
          <table:table-cell table:formula="of:=[.$B$4]*SIN(2*PI()/[.$B$5] * [.D137] - (2*PI() / [.$B$6]) * ([.$B$16] + [.$B$3]/2) * COS([.$B$7]))" office:value-type="float" office:value="2.91625922279934" calcext:value-type="float">
            <text:p>2,91625922279934</text:p>
          </table:table-cell>
          <table:table-cell table:formula="of:=[.$B$4]*SIN(2*PI()/[.$B$5] * [.D137] - (2*PI() / [.$B$6]) * ([.$B$16] - [.$B$3]/2) * COS([.$B$7]))" office:value-type="float" office:value="1.31993799599766" calcext:value-type="float">
            <text:p>1,31993799599766</text:p>
          </table:table-cell>
          <table:table-cell table:formula="of:=ASIN(([.L137]-[.M137])/[.$B$3])" office:value-type="float" office:value="0.410513597879501" calcext:value-type="float">
            <text:p>0,411</text:p>
          </table:table-cell>
          <table:table-cell table:formula="of:=[.N137]*180/PI()" office:value-type="float" office:value="23.520696591226" calcext:value-type="float">
            <text:p>23,52</text:p>
          </table:table-cell>
          <table:table-cell/>
          <table:table-cell table:formula="of:=[.$B$4]*SIN(2*PI()/[.$B$5] * [.D137] - (2*PI() / [.$B$6]) * ([.$B$16] + [.$B$3]/2) * COS([.$B$8]))" office:value-type="float" office:value="2.36482450956916" calcext:value-type="float">
            <text:p>2,36482450956916</text:p>
          </table:table-cell>
          <table:table-cell table:formula="of:=[.$B$4]*SIN(2*PI()/[.$B$5] * [.D137] - (2*PI() / [.$B$6]) * ([.$B$16] - [.$B$3]/2) * COS([.$B$8]))" office:value-type="float" office:value="1.52773071346132" calcext:value-type="float">
            <text:p>1,52773071346132</text:p>
          </table:table-cell>
          <table:table-cell table:formula="of:=180*ASIN(([.Q137]-[.R137])/[.$B$3])/PI()" office:value-type="float" office:value="12.0797779096479" calcext:value-type="float">
            <text:p>12,08</text:p>
          </table:table-cell>
        </table:table-row>
        <table:table-row table:style-name="ro1">
          <table:table-cell table:number-columns-repeated="3"/>
          <table:table-cell office:value-type="float" office:value="13.4" calcext:value-type="float">
            <text:p>13,4</text:p>
          </table:table-cell>
          <table:table-cell table:number-columns-repeated="2"/>
          <table:table-cell table:formula="of:=[.$B$4]*SIN(2*PI()/[.$B$5] * [.D138] - (2*PI() / [.$B$6]) * ([.$B$16] + [.$B$2]/2) * SIN([.$B$7]))" office:value-type="float" office:value="2.45286746739242" calcext:value-type="float">
            <text:p>2,45286746739242</text:p>
          </table:table-cell>
          <table:table-cell table:formula="of:=[.$B$4]*SIN(2*PI()/[.$B$5] * [.D138] - (2*PI() / [.$B$6]) * ([.$B$16] - [.$B$2]/2) * SIN([.$B$7]))" office:value-type="float" office:value="1.64433323369292" calcext:value-type="float">
            <text:p>1,64433323369292</text:p>
          </table:table-cell>
          <table:table-cell table:formula="of:=ASIN(([.G138]-[.H138])/[.$B$2])" office:value-type="float" office:value="0.416177408989853" calcext:value-type="float">
            <text:p>0,416</text:p>
          </table:table-cell>
          <table:table-cell table:formula="of:=[.I138]*180/PI()" office:value-type="float" office:value="23.8452090638085" calcext:value-type="float">
            <text:p>23,85</text:p>
          </table:table-cell>
          <table:table-cell/>
          <table:table-cell table:formula="of:=[.$B$4]*SIN(2*PI()/[.$B$5] * [.D138] - (2*PI() / [.$B$6]) * ([.$B$16] + [.$B$3]/2) * COS([.$B$7]))" office:value-type="float" office:value="2.83056290323539" calcext:value-type="float">
            <text:p>2,83056290323539</text:p>
          </table:table-cell>
          <table:table-cell table:formula="of:=[.$B$4]*SIN(2*PI()/[.$B$5] * [.D138] - (2*PI() / [.$B$6]) * ([.$B$16] - [.$B$3]/2) * COS([.$B$7]))" office:value-type="float" office:value="1.21865096162985" calcext:value-type="float">
            <text:p>1,21865096162985</text:p>
          </table:table-cell>
          <table:table-cell table:formula="of:=ASIN(([.L138]-[.M138])/[.$B$3])" office:value-type="float" office:value="0.414768407393884" calcext:value-type="float">
            <text:p>0,415</text:p>
          </table:table-cell>
          <table:table-cell table:formula="of:=[.N138]*180/PI()" office:value-type="float" office:value="23.7644792190323" calcext:value-type="float">
            <text:p>23,76</text:p>
          </table:table-cell>
          <table:table-cell/>
          <table:table-cell table:formula="of:=[.$B$4]*SIN(2*PI()/[.$B$5] * [.D138] - (2*PI() / [.$B$6]) * ([.$B$16] + [.$B$3]/2) * COS([.$B$8]))" office:value-type="float" office:value="2.27204599510224" calcext:value-type="float">
            <text:p>2,27204599510224</text:p>
          </table:table-cell>
          <table:table-cell table:formula="of:=[.$B$4]*SIN(2*PI()/[.$B$5] * [.D138] - (2*PI() / [.$B$6]) * ([.$B$16] - [.$B$3]/2) * COS([.$B$8]))" office:value-type="float" office:value="1.42769117584628" calcext:value-type="float">
            <text:p>1,42769117584628</text:p>
          </table:table-cell>
          <table:table-cell table:formula="of:=180*ASIN(([.Q138]-[.R138])/[.$B$3])/PI()" office:value-type="float" office:value="12.1861607513861" calcext:value-type="float">
            <text:p>12,19</text:p>
          </table:table-cell>
        </table:table-row>
        <table:table-row table:style-name="ro1">
          <table:table-cell table:number-columns-repeated="3"/>
          <table:table-cell office:value-type="float" office:value="13.5" calcext:value-type="float">
            <text:p>13,5</text:p>
          </table:table-cell>
          <table:table-cell table:number-columns-repeated="2"/>
          <table:table-cell table:formula="of:=[.$B$4]*SIN(2*PI()/[.$B$5] * [.D139] - (2*PI() / [.$B$6]) * ([.$B$16] + [.$B$2]/2) * SIN([.$B$7]))" office:value-type="float" office:value="2.36108340836708" calcext:value-type="float">
            <text:p>2,36108340836708</text:p>
          </table:table-cell>
          <table:table-cell table:formula="of:=[.$B$4]*SIN(2*PI()/[.$B$5] * [.D139] - (2*PI() / [.$B$6]) * ([.$B$16] - [.$B$2]/2) * SIN([.$B$7]))" office:value-type="float" office:value="1.54508497187474" calcext:value-type="float">
            <text:p>1,54508497187474</text:p>
          </table:table-cell>
          <table:table-cell table:formula="of:=ASIN(([.G139]-[.H139])/[.$B$2])" office:value-type="float" office:value="0.42026150698066" calcext:value-type="float">
            <text:p>0,420</text:p>
          </table:table-cell>
          <table:table-cell table:formula="of:=[.I139]*180/PI()" office:value-type="float" office:value="24.0792106417996" calcext:value-type="float">
            <text:p>24,08</text:p>
          </table:table-cell>
          <table:table-cell/>
          <table:table-cell table:formula="of:=[.$B$4]*SIN(2*PI()/[.$B$5] * [.D139] - (2*PI() / [.$B$6]) * ([.$B$16] + [.$B$3]/2) * COS([.$B$7]))" office:value-type="float" office:value="2.7436250052311" calcext:value-type="float">
            <text:p>2,7436250052311</text:p>
          </table:table-cell>
          <table:table-cell table:formula="of:=[.$B$4]*SIN(2*PI()/[.$B$5] * [.D139] - (2*PI() / [.$B$6]) * ([.$B$16] - [.$B$3]/2) * COS([.$B$7]))" office:value-type="float" office:value="1.11682938667348" calcext:value-type="float">
            <text:p>1,11682938667348</text:p>
          </table:table-cell>
          <table:table-cell table:formula="of:=ASIN(([.L139]-[.M139])/[.$B$3])" office:value-type="float" office:value="0.41883771099694" calcext:value-type="float">
            <text:p>0,419</text:p>
          </table:table-cell>
          <table:table-cell table:formula="of:=[.N139]*180/PI()" office:value-type="float" office:value="23.9976331410448" calcext:value-type="float">
            <text:p>24,00</text:p>
          </table:table-cell>
          <table:table-cell/>
          <table:table-cell table:formula="of:=[.$B$4]*SIN(2*PI()/[.$B$5] * [.D139] - (2*PI() / [.$B$6]) * ([.$B$16] + [.$B$3]/2) * COS([.$B$8]))" office:value-type="float" office:value="2.17827088617004" calcext:value-type="float">
            <text:p>2,17827088617004</text:p>
          </table:table-cell>
          <table:table-cell table:formula="of:=[.$B$4]*SIN(2*PI()/[.$B$5] * [.D139] - (2*PI() / [.$B$6]) * ([.$B$16] - [.$B$3]/2) * COS([.$B$8]))" office:value-type="float" office:value="1.32702540569588" calcext:value-type="float">
            <text:p>1,32702540569588</text:p>
          </table:table-cell>
          <table:table-cell table:formula="of:=180*ASIN(([.Q139]-[.R139])/[.$B$3])/PI()" office:value-type="float" office:value="12.2871567967784" calcext:value-type="float">
            <text:p>12,29</text:p>
          </table:table-cell>
        </table:table-row>
        <table:table-row table:style-name="ro1">
          <table:table-cell table:number-columns-repeated="3"/>
          <table:table-cell office:value-type="float" office:value="13.6" calcext:value-type="float">
            <text:p>13,6</text:p>
          </table:table-cell>
          <table:table-cell table:number-columns-repeated="2"/>
          <table:table-cell table:formula="of:=[.$B$4]*SIN(2*PI()/[.$B$5] * [.D140] - (2*PI() / [.$B$6]) * ([.$B$16] + [.$B$2]/2) * SIN([.$B$7]))" office:value-type="float" office:value="2.2682637001243" calcext:value-type="float">
            <text:p>2,2682637001243</text:p>
          </table:table-cell>
          <table:table-cell table:formula="of:=[.$B$4]*SIN(2*PI()/[.$B$5] * [.D140] - (2*PI() / [.$B$6]) * ([.$B$16] - [.$B$2]/2) * SIN([.$B$7]))" office:value-type="float" office:value="1.44515898472236" calcext:value-type="float">
            <text:p>1,44515898472236</text:p>
          </table:table-cell>
          <table:table-cell table:formula="of:=ASIN(([.G140]-[.H140])/[.$B$2])" office:value-type="float" office:value="0.424156701582144" calcext:value-type="float">
            <text:p>0,424</text:p>
          </table:table-cell>
          <table:table-cell table:formula="of:=[.I140]*180/PI()" office:value-type="float" office:value="24.3023888528468" calcext:value-type="float">
            <text:p>24,30</text:p>
          </table:table-cell>
          <table:table-cell/>
          <table:table-cell table:formula="of:=[.$B$4]*SIN(2*PI()/[.$B$5] * [.D140] - (2*PI() / [.$B$6]) * ([.$B$16] + [.$B$3]/2) * COS([.$B$7]))" office:value-type="float" office:value="2.65548366262187" calcext:value-type="float">
            <text:p>2,65548366262187</text:p>
          </table:table-cell>
          <table:table-cell table:formula="of:=[.$B$4]*SIN(2*PI()/[.$B$5] * [.D140] - (2*PI() / [.$B$6]) * ([.$B$16] - [.$B$3]/2) * COS([.$B$7]))" office:value-type="float" office:value="1.01451793343657" calcext:value-type="float">
            <text:p>1,01451793343657</text:p>
          </table:table-cell>
          <table:table-cell table:formula="of:=ASIN(([.L140]-[.M140])/[.$B$3])" office:value-type="float" office:value="0.422718781512834" calcext:value-type="float">
            <text:p>0,423</text:p>
          </table:table-cell>
          <table:table-cell table:formula="of:=[.N140]*180/PI()" office:value-type="float" office:value="24.2200021015982" calcext:value-type="float">
            <text:p>24,22</text:p>
          </table:table-cell>
          <table:table-cell/>
          <table:table-cell table:formula="of:=[.$B$4]*SIN(2*PI()/[.$B$5] * [.D140] - (2*PI() / [.$B$6]) * ([.$B$16] + [.$B$3]/2) * COS([.$B$8]))" office:value-type="float" office:value="2.08354031563464" calcext:value-type="float">
            <text:p>2,08354031563464</text:p>
          </table:table-cell>
          <table:table-cell table:formula="of:=[.$B$4]*SIN(2*PI()/[.$B$5] * [.D140] - (2*PI() / [.$B$6]) * ([.$B$16] - [.$B$3]/2) * COS([.$B$8]))" office:value-type="float" office:value="1.22577755834394" calcext:value-type="float">
            <text:p>1,22577755834394</text:p>
          </table:table-cell>
          <table:table-cell table:formula="of:=180*ASIN(([.Q140]-[.R140])/[.$B$3])/PI()" office:value-type="float" office:value="12.3827158548666" calcext:value-type="float">
            <text:p>12,38</text:p>
          </table:table-cell>
        </table:table-row>
        <table:table-row table:style-name="ro1">
          <table:table-cell table:number-columns-repeated="3"/>
          <table:table-cell office:value-type="float" office:value="13.7" calcext:value-type="float">
            <text:p>13,7</text:p>
          </table:table-cell>
          <table:table-cell table:number-columns-repeated="2"/>
          <table:table-cell table:formula="of:=[.$B$4]*SIN(2*PI()/[.$B$5] * [.D141] - (2*PI() / [.$B$6]) * ([.$B$16] + [.$B$2]/2) * SIN([.$B$7]))" office:value-type="float" office:value="2.17444905645582" calcext:value-type="float">
            <text:p>2,17444905645582</text:p>
          </table:table-cell>
          <table:table-cell table:formula="of:=[.$B$4]*SIN(2*PI()/[.$B$5] * [.D141] - (2*PI() / [.$B$6]) * ([.$B$16] - [.$B$2]/2) * SIN([.$B$7]))" office:value-type="float" office:value="1.34459910307633" calcext:value-type="float">
            <text:p>1,34459910307633</text:p>
          </table:table-cell>
          <table:table-cell table:formula="of:=ASIN(([.G141]-[.H141])/[.$B$2])" office:value-type="float" office:value="0.427860345143238" calcext:value-type="float">
            <text:p>0,428</text:p>
          </table:table-cell>
          <table:table-cell table:formula="of:=[.I141]*180/PI()" office:value-type="float" office:value="24.5145919977183" calcext:value-type="float">
            <text:p>24,51</text:p>
          </table:table-cell>
          <table:table-cell/>
          <table:table-cell table:formula="of:=[.$B$4]*SIN(2*PI()/[.$B$5] * [.D141] - (2*PI() / [.$B$6]) * ([.$B$16] + [.$B$3]/2) * COS([.$B$7]))" office:value-type="float" office:value="2.56617753711365" calcext:value-type="float">
            <text:p>2,56617753711365</text:p>
          </table:table-cell>
          <table:table-cell table:formula="of:=[.$B$4]*SIN(2*PI()/[.$B$5] * [.D141] - (2*PI() / [.$B$6]) * ([.$B$16] - [.$B$3]/2) * COS([.$B$7]))" office:value-type="float" office:value="0.911761479103912" calcext:value-type="float">
            <text:p>0,911761479103912</text:p>
          </table:table-cell>
          <table:table-cell table:formula="of:=ASIN(([.L141]-[.M141])/[.$B$3])" office:value-type="float" office:value="0.426408987803103" calcext:value-type="float">
            <text:p>0,426</text:p>
          </table:table-cell>
          <table:table-cell table:formula="of:=[.N141]*180/PI()" office:value-type="float" office:value="24.4314353475632" calcext:value-type="float">
            <text:p>24,43</text:p>
          </table:table-cell>
          <table:table-cell/>
          <table:table-cell table:formula="of:=[.$B$4]*SIN(2*PI()/[.$B$5] * [.D141] - (2*PI() / [.$B$6]) * ([.$B$16] + [.$B$3]/2) * COS([.$B$8]))" office:value-type="float" office:value="1.98789583545515" calcext:value-type="float">
            <text:p>1,98789583545515</text:p>
          </table:table-cell>
          <table:table-cell table:formula="of:=[.$B$4]*SIN(2*PI()/[.$B$5] * [.D141] - (2*PI() / [.$B$6]) * ([.$B$16] - [.$B$3]/2) * COS([.$B$8]))" office:value-type="float" office:value="1.12399204444258" calcext:value-type="float">
            <text:p>1,12399204444258</text:p>
          </table:table-cell>
          <table:table-cell table:formula="of:=180*ASIN(([.Q141]-[.R141])/[.$B$3])/PI()" office:value-type="float" office:value="12.4727903034473" calcext:value-type="float">
            <text:p>12,47</text:p>
          </table:table-cell>
        </table:table-row>
        <table:table-row table:style-name="ro1">
          <table:table-cell table:number-columns-repeated="3"/>
          <table:table-cell office:value-type="float" office:value="13.8" calcext:value-type="float">
            <text:p>13,8</text:p>
          </table:table-cell>
          <table:table-cell table:number-columns-repeated="2"/>
          <table:table-cell table:formula="of:=[.$B$4]*SIN(2*PI()/[.$B$5] * [.D142] - (2*PI() / [.$B$6]) * ([.$B$16] + [.$B$2]/2) * SIN([.$B$7]))" office:value-type="float" office:value="2.07968062756497" calcext:value-type="float">
            <text:p>2,07968062756497</text:p>
          </table:table-cell>
          <table:table-cell table:formula="of:=[.$B$4]*SIN(2*PI()/[.$B$5] * [.D142] - (2*PI() / [.$B$6]) * ([.$B$16] - [.$B$2]/2) * SIN([.$B$7]))" office:value-type="float" office:value="1.24344943582427" calcext:value-type="float">
            <text:p>1,24344943582427</text:p>
          </table:table-cell>
          <table:table-cell table:formula="of:=ASIN(([.G142]-[.H142])/[.$B$2])" office:value-type="float" office:value="0.431369892079814" calcext:value-type="float">
            <text:p>0,431</text:p>
          </table:table-cell>
          <table:table-cell table:formula="of:=[.I142]*180/PI()" office:value-type="float" office:value="24.7156742251872" calcext:value-type="float">
            <text:p>24,72</text:p>
          </table:table-cell>
          <table:table-cell/>
          <table:table-cell table:formula="of:=[.$B$4]*SIN(2*PI()/[.$B$5] * [.D142] - (2*PI() / [.$B$6]) * ([.$B$16] + [.$B$3]/2) * COS([.$B$7]))" office:value-type="float" office:value="2.47574580132469" calcext:value-type="float">
            <text:p>2,47574580132469</text:p>
          </table:table-cell>
          <table:table-cell table:formula="of:=[.$B$4]*SIN(2*PI()/[.$B$5] * [.D142] - (2*PI() / [.$B$6]) * ([.$B$16] - [.$B$3]/2) * COS([.$B$7]))" office:value-type="float" office:value="0.80860509605252" calcext:value-type="float">
            <text:p>0,80860509605252</text:p>
          </table:table-cell>
          <table:table-cell table:formula="of:=ASIN(([.L142]-[.M142])/[.$B$3])" office:value-type="float" office:value="0.429905800343127" calcext:value-type="float">
            <text:p>0,430</text:p>
          </table:table-cell>
          <table:table-cell table:formula="of:=[.N142]*180/PI()" office:value-type="float" office:value="24.631787947855" calcext:value-type="float">
            <text:p>24,63</text:p>
          </table:table-cell>
          <table:table-cell/>
          <table:table-cell table:formula="of:=[.$B$4]*SIN(2*PI()/[.$B$5] * [.D142] - (2*PI() / [.$B$6]) * ([.$B$16] + [.$B$3]/2) * COS([.$B$8]))" office:value-type="float" office:value="1.89137939846166" calcext:value-type="float">
            <text:p>1,89137939846166</text:p>
          </table:table-cell>
          <table:table-cell table:formula="of:=[.$B$4]*SIN(2*PI()/[.$B$5] * [.D142] - (2*PI() / [.$B$6]) * ([.$B$16] - [.$B$3]/2) * COS([.$B$8]))" office:value-type="float" office:value="1.02171351048225" calcext:value-type="float">
            <text:p>1,02171351048225</text:p>
          </table:table-cell>
          <table:table-cell table:formula="of:=180*ASIN(([.Q142]-[.R142])/[.$B$3])/PI()" office:value-type="float" office:value="12.5573351338401" calcext:value-type="float">
            <text:p>12,56</text:p>
          </table:table-cell>
        </table:table-row>
        <table:table-row table:style-name="ro1">
          <table:table-cell table:number-columns-repeated="3"/>
          <table:table-cell office:value-type="float" office:value="13.9" calcext:value-type="float">
            <text:p>13,9</text:p>
          </table:table-cell>
          <table:table-cell table:number-columns-repeated="2"/>
          <table:table-cell table:formula="of:=[.$B$4]*SIN(2*PI()/[.$B$5] * [.D143] - (2*PI() / [.$B$6]) * ([.$B$16] + [.$B$2]/2) * SIN([.$B$7]))" office:value-type="float" office:value="1.98399998201678" calcext:value-type="float">
            <text:p>1,98399998201678</text:p>
          </table:table-cell>
          <table:table-cell table:formula="of:=[.$B$4]*SIN(2*PI()/[.$B$5] * [.D143] - (2*PI() / [.$B$6]) * ([.$B$16] - [.$B$2]/2) * SIN([.$B$7]))" office:value-type="float" office:value="1.14175435055328" calcext:value-type="float">
            <text:p>1,14175435055328</text:p>
          </table:table-cell>
          <table:table-cell table:formula="of:=ASIN(([.G143]-[.H143])/[.$B$2])" office:value-type="float" office:value="0.434682904451596" calcext:value-type="float">
            <text:p>0,435</text:p>
          </table:table-cell>
          <table:table-cell table:formula="of:=[.I143]*180/PI()" office:value-type="float" office:value="24.9054958515649" calcext:value-type="float">
            <text:p>24,91</text:p>
          </table:table-cell>
          <table:table-cell/>
          <table:table-cell table:formula="of:=[.$B$4]*SIN(2*PI()/[.$B$5] * [.D143] - (2*PI() / [.$B$6]) * ([.$B$16] + [.$B$3]/2) * COS([.$B$7]))" office:value-type="float" office:value="2.3842281216031" calcext:value-type="float">
            <text:p>2,3842281216031</text:p>
          </table:table-cell>
          <table:table-cell table:formula="of:=[.$B$4]*SIN(2*PI()/[.$B$5] * [.D143] - (2*PI() / [.$B$6]) * ([.$B$16] - [.$B$3]/2) * COS([.$B$7]))" office:value-type="float" office:value="0.705094032081354" calcext:value-type="float">
            <text:p>0,705094032081354</text:p>
          </table:table-cell>
          <table:table-cell table:formula="of:=ASIN(([.L143]-[.M143])/[.$B$3])" office:value-type="float" office:value="0.433206796737046" calcext:value-type="float">
            <text:p>0,433</text:p>
          </table:table-cell>
          <table:table-cell table:formula="of:=[.N143]*180/PI()" office:value-type="float" office:value="24.8209211094144" calcext:value-type="float">
            <text:p>24,82</text:p>
          </table:table-cell>
          <table:table-cell/>
          <table:table-cell table:formula="of:=[.$B$4]*SIN(2*PI()/[.$B$5] * [.D143] - (2*PI() / [.$B$6]) * ([.$B$16] + [.$B$3]/2) * COS([.$B$8]))" office:value-type="float" office:value="1.79403333995333" calcext:value-type="float">
            <text:p>1,79403333995333</text:p>
          </table:table-cell>
          <table:table-cell table:formula="of:=[.$B$4]*SIN(2*PI()/[.$B$5] * [.D143] - (2*PI() / [.$B$6]) * ([.$B$16] - [.$B$3]/2) * COS([.$B$8]))" office:value-type="float" office:value="0.918986819208267" calcext:value-type="float">
            <text:p>0,918986819208267</text:p>
          </table:table-cell>
          <table:table-cell table:formula="of:=180*ASIN(([.Q143]-[.R143])/[.$B$3])/PI()" office:value-type="float" office:value="12.6363079937141" calcext:value-type="float">
            <text:p>12,64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/>
          <table:table-cell table:formula="of:=[.$B$4]*SIN(2*PI()/[.$B$5] * [.D144] - (2*PI() / [.$B$6]) * ([.$B$16] + [.$B$2]/2) * SIN([.$B$7]))" office:value-type="float" office:value="1.88744908850467" calcext:value-type="float">
            <text:p>1,88744908850467</text:p>
          </table:table-cell>
          <table:table-cell table:formula="of:=[.$B$4]*SIN(2*PI()/[.$B$5] * [.D144] - (2*PI() / [.$B$6]) * ([.$B$16] - [.$B$2]/2) * SIN([.$B$7]))" office:value-type="float" office:value="1.0395584540888" calcext:value-type="float">
            <text:p>1,0395584540888</text:p>
          </table:table-cell>
          <table:table-cell table:formula="of:=ASIN(([.G144]-[.H144])/[.$B$2])" office:value-type="float" office:value="0.437797057448059" calcext:value-type="float">
            <text:p>0,438</text:p>
          </table:table-cell>
          <table:table-cell table:formula="of:=[.I144]*180/PI()" office:value-type="float" office:value="25.0839236750202" calcext:value-type="float">
            <text:p>25,08</text:p>
          </table:table-cell>
          <table:table-cell/>
          <table:table-cell table:formula="of:=[.$B$4]*SIN(2*PI()/[.$B$5] * [.D144] - (2*PI() / [.$B$6]) * ([.$B$16] + [.$B$3]/2) * COS([.$B$7]))" office:value-type="float" office:value="2.29166464062791" calcext:value-type="float">
            <text:p>2,29166464062791</text:p>
          </table:table-cell>
          <table:table-cell table:formula="of:=[.$B$4]*SIN(2*PI()/[.$B$5] * [.D144] - (2*PI() / [.$B$6]) * ([.$B$16] - [.$B$3]/2) * COS([.$B$7]))" office:value-type="float" office:value="0.601273690564144" calcext:value-type="float">
            <text:p>0,601273690564144</text:p>
          </table:table-cell>
          <table:table-cell table:formula="of:=ASIN(([.L144]-[.M144])/[.$B$3])" office:value-type="float" office:value="0.436309667141748" calcext:value-type="float">
            <text:p>0,436</text:p>
          </table:table-cell>
          <table:table-cell table:formula="of:=[.N144]*180/PI()" office:value-type="float" office:value="24.9987024879799" calcext:value-type="float">
            <text:p>25,00</text:p>
          </table:table-cell>
          <table:table-cell/>
          <table:table-cell table:formula="of:=[.$B$4]*SIN(2*PI()/[.$B$5] * [.D144] - (2*PI() / [.$B$6]) * ([.$B$16] + [.$B$3]/2) * COS([.$B$8]))" office:value-type="float" office:value="1.69590035912874" calcext:value-type="float">
            <text:p>1,69590035912874</text:p>
          </table:table-cell>
          <table:table-cell table:formula="of:=[.$B$4]*SIN(2*PI()/[.$B$5] * [.D144] - (2*PI() / [.$B$6]) * ([.$B$16] - [.$B$3]/2) * COS([.$B$8]))" office:value-type="float" office:value="0.815857029942587" calcext:value-type="float">
            <text:p>0,815857029942587</text:p>
          </table:table-cell>
          <table:table-cell table:formula="of:=180*ASIN(([.Q144]-[.R144])/[.$B$3])/PI()" office:value-type="float" office:value="12.7096692278478" calcext:value-type="float">
            <text:p>12,71</text:p>
          </table:table-cell>
        </table:table-row>
        <table:table-row table:style-name="ro1">
          <table:table-cell table:number-columns-repeated="3"/>
          <table:table-cell office:value-type="float" office:value="14.1" calcext:value-type="float">
            <text:p>14,1</text:p>
          </table:table-cell>
          <table:table-cell table:number-columns-repeated="2"/>
          <table:table-cell table:formula="of:=[.$B$4]*SIN(2*PI()/[.$B$5] * [.D145] - (2*PI() / [.$B$6]) * ([.$B$16] + [.$B$2]/2) * SIN([.$B$7]))" office:value-type="float" office:value="1.79007029744157" calcext:value-type="float">
            <text:p>1,79007029744157</text:p>
          </table:table-cell>
          <table:table-cell table:formula="of:=[.$B$4]*SIN(2*PI()/[.$B$5] * [.D145] - (2*PI() / [.$B$6]) * ([.$B$16] - [.$B$2]/2) * SIN([.$B$7]))" office:value-type="float" office:value="0.936906572928625" calcext:value-type="float">
            <text:p>0,936906572928625</text:p>
          </table:table-cell>
          <table:table-cell table:formula="of:=ASIN(([.G145]-[.H145])/[.$B$2])" office:value-type="float" office:value="0.440710144752877" calcext:value-type="float">
            <text:p>0,441</text:p>
          </table:table-cell>
          <table:table-cell table:formula="of:=[.I145]*180/PI()" office:value-type="float" office:value="25.2508312829395" calcext:value-type="float">
            <text:p>25,25</text:p>
          </table:table-cell>
          <table:table-cell/>
          <table:table-cell table:formula="of:=[.$B$4]*SIN(2*PI()/[.$B$5] * [.D145] - (2*PI() / [.$B$6]) * ([.$B$16] + [.$B$3]/2) * COS([.$B$7]))" office:value-type="float" office:value="2.19809595980111" calcext:value-type="float">
            <text:p>2,19809595980111</text:p>
          </table:table-cell>
          <table:table-cell table:formula="of:=[.$B$4]*SIN(2*PI()/[.$B$5] * [.D145] - (2*PI() / [.$B$6]) * ([.$B$16] - [.$B$3]/2) * COS([.$B$7]))" office:value-type="float" office:value="0.497189610533969" calcext:value-type="float">
            <text:p>0,497189610533969</text:p>
          </table:table-cell>
          <table:table-cell table:formula="of:=ASIN(([.L145]-[.M145])/[.$B$3])" office:value-type="float" office:value="0.439212219569938" calcext:value-type="float">
            <text:p>0,439</text:p>
          </table:table-cell>
          <table:table-cell table:formula="of:=[.N145]*180/PI()" office:value-type="float" office:value="25.1650064919307" calcext:value-type="float">
            <text:p>25,17</text:p>
          </table:table-cell>
          <table:table-cell/>
          <table:table-cell table:formula="of:=[.$B$4]*SIN(2*PI()/[.$B$5] * [.D145] - (2*PI() / [.$B$6]) * ([.$B$16] + [.$B$3]/2) * COS([.$B$8]))" office:value-type="float" office:value="1.59702350035661" calcext:value-type="float">
            <text:p>1,59702350035661</text:p>
          </table:table-cell>
          <table:table-cell table:formula="of:=[.$B$4]*SIN(2*PI()/[.$B$5] * [.D145] - (2*PI() / [.$B$6]) * ([.$B$16] - [.$B$3]/2) * COS([.$B$8]))" office:value-type="float" office:value="0.712369378819246" calcext:value-type="float">
            <text:p>0,712369378819246</text:p>
          </table:table-cell>
          <table:table-cell table:formula="of:=180*ASIN(([.Q145]-[.R145])/[.$B$3])/PI()" office:value-type="float" office:value="12.7773819167009" calcext:value-type="float">
            <text:p>12,78</text:p>
          </table:table-cell>
        </table:table-row>
        <table:table-row table:style-name="ro1">
          <table:table-cell table:number-columns-repeated="3"/>
          <table:table-cell office:value-type="float" office:value="14.2" calcext:value-type="float">
            <text:p>14,2</text:p>
          </table:table-cell>
          <table:table-cell table:number-columns-repeated="2"/>
          <table:table-cell table:formula="of:=[.$B$4]*SIN(2*PI()/[.$B$5] * [.D146] - (2*PI() / [.$B$6]) * ([.$B$16] + [.$B$2]/2) * SIN([.$B$7]))" office:value-type="float" office:value="1.69190632238363" calcext:value-type="float">
            <text:p>1,69190632238363</text:p>
          </table:table-cell>
          <table:table-cell table:formula="of:=[.$B$4]*SIN(2*PI()/[.$B$5] * [.D146] - (2*PI() / [.$B$6]) * ([.$B$16] - [.$B$2]/2) * SIN([.$B$7]))" office:value-type="float" office:value="0.833843733580513" calcext:value-type="float">
            <text:p>0,833843733580513</text:p>
          </table:table-cell>
          <table:table-cell table:formula="of:=ASIN(([.G146]-[.H146])/[.$B$2])" office:value-type="float" office:value="0.443420083756109" calcext:value-type="float">
            <text:p>0,443</text:p>
          </table:table-cell>
          <table:table-cell table:formula="of:=[.I146]*180/PI()" office:value-type="float" office:value="25.4060993505625" calcext:value-type="float">
            <text:p>25,41</text:p>
          </table:table-cell>
          <table:table-cell/>
          <table:table-cell table:formula="of:=[.$B$4]*SIN(2*PI()/[.$B$5] * [.D146] - (2*PI() / [.$B$6]) * ([.$B$16] + [.$B$3]/2) * COS([.$B$7]))" office:value-type="float" office:value="2.10356312143859" calcext:value-type="float">
            <text:p>2,10356312143859</text:p>
          </table:table-cell>
          <table:table-cell table:formula="of:=[.$B$4]*SIN(2*PI()/[.$B$5] * [.D146] - (2*PI() / [.$B$6]) * ([.$B$16] - [.$B$3]/2) * COS([.$B$7]))" office:value-type="float" office:value="0.392887446708343" calcext:value-type="float">
            <text:p>0,392887446708343</text:p>
          </table:table-cell>
          <table:table-cell table:formula="of:=ASIN(([.L146]-[.M146])/[.$B$3])" office:value-type="float" office:value="0.441912385041921" calcext:value-type="float">
            <text:p>0,442</text:p>
          </table:table-cell>
          <table:table-cell table:formula="of:=[.N146]*180/PI()" office:value-type="float" office:value="25.3197145774623" calcext:value-type="float">
            <text:p>25,32</text:p>
          </table:table-cell>
          <table:table-cell/>
          <table:table-cell table:formula="of:=[.$B$4]*SIN(2*PI()/[.$B$5] * [.D146] - (2*PI() / [.$B$6]) * ([.$B$16] + [.$B$3]/2) * COS([.$B$8]))" office:value-type="float" office:value="1.4974461342951" calcext:value-type="float">
            <text:p>1,4974461342951</text:p>
          </table:table-cell>
          <table:table-cell table:formula="of:=[.$B$4]*SIN(2*PI()/[.$B$5] * [.D146] - (2*PI() / [.$B$6]) * ([.$B$16] - [.$B$3]/2) * COS([.$B$8]))" office:value-type="float" office:value="0.608569258942326" calcext:value-type="float">
            <text:p>0,608569258942326</text:p>
          </table:table-cell>
          <table:table-cell table:formula="of:=180*ASIN(([.Q146]-[.R146])/[.$B$3])/PI()" office:value-type="float" office:value="12.8394119126815" calcext:value-type="float">
            <text:p>12,84</text:p>
          </table:table-cell>
        </table:table-row>
        <table:table-row table:style-name="ro1">
          <table:table-cell table:number-columns-repeated="3"/>
          <table:table-cell office:value-type="float" office:value="14.3" calcext:value-type="float">
            <text:p>14,3</text:p>
          </table:table-cell>
          <table:table-cell table:number-columns-repeated="2"/>
          <table:table-cell table:formula="of:=[.$B$4]*SIN(2*PI()/[.$B$5] * [.D147] - (2*PI() / [.$B$6]) * ([.$B$16] + [.$B$2]/2) * SIN([.$B$7]))" office:value-type="float" office:value="1.59300022129466" calcext:value-type="float">
            <text:p>1,59300022129466</text:p>
          </table:table-cell>
          <table:table-cell table:formula="of:=[.$B$4]*SIN(2*PI()/[.$B$5] * [.D147] - (2*PI() / [.$B$6]) * ([.$B$16] - [.$B$2]/2) * SIN([.$B$7]))" office:value-type="float" office:value="0.730415142812057" calcext:value-type="float">
            <text:p>0,730415142812057</text:p>
          </table:table-cell>
          <table:table-cell table:formula="of:=ASIN(([.G147]-[.H147])/[.$B$2])" office:value-type="float" office:value="0.445924920583214" calcext:value-type="float">
            <text:p>0,446</text:p>
          </table:table-cell>
          <table:table-cell table:formula="of:=[.I147]*180/PI()" office:value-type="float" office:value="25.5496159291246" calcext:value-type="float">
            <text:p>25,55</text:p>
          </table:table-cell>
          <table:table-cell/>
          <table:table-cell table:formula="of:=[.$B$4]*SIN(2*PI()/[.$B$5] * [.D147] - (2*PI() / [.$B$6]) * ([.$B$16] + [.$B$3]/2) * COS([.$B$7]))" office:value-type="float" office:value="2.0081075907676" calcext:value-type="float">
            <text:p>2,0081075907676</text:p>
          </table:table-cell>
          <table:table-cell table:formula="of:=[.$B$4]*SIN(2*PI()/[.$B$5] * [.D147] - (2*PI() / [.$B$6]) * ([.$B$16] - [.$B$3]/2) * COS([.$B$7]))" office:value-type="float" office:value="0.288412949463538" calcext:value-type="float">
            <text:p>0,288412949463538</text:p>
          </table:table-cell>
          <table:table-cell table:formula="of:=ASIN(([.L147]-[.M147])/[.$B$3])" office:value-type="float" office:value="0.444408222555684" calcext:value-type="float">
            <text:p>0,444</text:p>
          </table:table-cell>
          <table:table-cell table:formula="of:=[.N147]*180/PI()" office:value-type="float" office:value="25.4627155333513" calcext:value-type="float">
            <text:p>25,46</text:p>
          </table:table-cell>
          <table:table-cell/>
          <table:table-cell table:formula="of:=[.$B$4]*SIN(2*PI()/[.$B$5] * [.D147] - (2*PI() / [.$B$6]) * ([.$B$16] + [.$B$3]/2) * COS([.$B$8]))" office:value-type="float" office:value="1.39721193886803" calcext:value-type="float">
            <text:p>1,39721193886803</text:p>
          </table:table-cell>
          <table:table-cell table:formula="of:=[.$B$4]*SIN(2*PI()/[.$B$5] * [.D147] - (2*PI() / [.$B$6]) * ([.$B$16] - [.$B$3]/2) * COS([.$B$8]))" office:value-type="float" office:value="0.50450220047503" calcext:value-type="float">
            <text:p>0,50450220047503</text:p>
          </table:table-cell>
          <table:table-cell table:formula="of:=180*ASIN(([.Q147]-[.R147])/[.$B$3])/PI()" office:value-type="float" office:value="12.8957278739979" calcext:value-type="float">
            <text:p>12,90</text:p>
          </table:table-cell>
        </table:table-row>
        <table:table-row table:style-name="ro1">
          <table:table-cell table:number-columns-repeated="3"/>
          <table:table-cell office:value-type="float" office:value="14.4" calcext:value-type="float">
            <text:p>14,4</text:p>
          </table:table-cell>
          <table:table-cell table:number-columns-repeated="2"/>
          <table:table-cell table:formula="of:=[.$B$4]*SIN(2*PI()/[.$B$5] * [.D148] - (2*PI() / [.$B$6]) * ([.$B$16] + [.$B$2]/2) * SIN([.$B$7]))" office:value-type="float" office:value="1.49339537765949" calcext:value-type="float">
            <text:p>1,49339537765949</text:p>
          </table:table-cell>
          <table:table-cell table:formula="of:=[.$B$4]*SIN(2*PI()/[.$B$5] * [.D148] - (2*PI() / [.$B$6]) * ([.$B$16] - [.$B$2]/2) * SIN([.$B$7]))" office:value-type="float" office:value="0.626666167821523" calcext:value-type="float">
            <text:p>0,626666167821523</text:p>
          </table:table-cell>
          <table:table-cell table:formula="of:=ASIN(([.G148]-[.H148])/[.$B$2])" office:value-type="float" office:value="0.448222834910188" calcext:value-type="float">
            <text:p>0,448</text:p>
          </table:table-cell>
          <table:table-cell table:formula="of:=[.I148]*180/PI()" office:value-type="float" office:value="25.6812767217428" calcext:value-type="float">
            <text:p>25,68</text:p>
          </table:table-cell>
          <table:table-cell/>
          <table:table-cell table:formula="of:=[.$B$4]*SIN(2*PI()/[.$B$5] * [.D148] - (2*PI() / [.$B$6]) * ([.$B$16] + [.$B$3]/2) * COS([.$B$7]))" office:value-type="float" office:value="1.91177123773872" calcext:value-type="float">
            <text:p>1,91177123773872</text:p>
          </table:table-cell>
          <table:table-cell table:formula="of:=[.$B$4]*SIN(2*PI()/[.$B$5] * [.D148] - (2*PI() / [.$B$6]) * ([.$B$16] - [.$B$3]/2) * COS([.$B$7]))" office:value-type="float" office:value="0.183811944766965" calcext:value-type="float">
            <text:p>0,183811944766965</text:p>
          </table:table-cell>
          <table:table-cell table:formula="of:=ASIN(([.L148]-[.M148])/[.$B$3])" office:value-type="float" office:value="0.446697923845018" calcext:value-type="float">
            <text:p>0,447</text:p>
          </table:table-cell>
          <table:table-cell table:formula="of:=[.N148]*180/PI()" office:value-type="float" office:value="25.5939057535758" calcext:value-type="float">
            <text:p>25,59</text:p>
          </table:table-cell>
          <table:table-cell/>
          <table:table-cell table:formula="of:=[.$B$4]*SIN(2*PI()/[.$B$5] * [.D148] - (2*PI() / [.$B$6]) * ([.$B$16] + [.$B$3]/2) * COS([.$B$8]))" office:value-type="float" office:value="1.29636488010628" calcext:value-type="float">
            <text:p>1,29636488010628</text:p>
          </table:table-cell>
          <table:table-cell table:formula="of:=[.$B$4]*SIN(2*PI()/[.$B$5] * [.D148] - (2*PI() / [.$B$6]) * ([.$B$16] - [.$B$3]/2) * COS([.$B$8]))" office:value-type="float" office:value="0.400213850668656" calcext:value-type="float">
            <text:p>0,400213850668656</text:p>
          </table:table-cell>
          <table:table-cell table:formula="of:=180*ASIN(([.Q148]-[.R148])/[.$B$3])/PI()" office:value-type="float" office:value="12.9463012959906" calcext:value-type="float">
            <text:p>12,95</text:p>
          </table:table-cell>
        </table:table-row>
        <table:table-row table:style-name="ro1">
          <table:table-cell table:number-columns-repeated="3"/>
          <table:table-cell office:value-type="float" office:value="14.5" calcext:value-type="float">
            <text:p>14,5</text:p>
          </table:table-cell>
          <table:table-cell table:number-columns-repeated="2"/>
          <table:table-cell table:formula="of:=[.$B$4]*SIN(2*PI()/[.$B$5] * [.D149] - (2*PI() / [.$B$6]) * ([.$B$16] + [.$B$2]/2) * SIN([.$B$7]))" office:value-type="float" office:value="1.3931354814545" calcext:value-type="float">
            <text:p>1,3931354814545</text:p>
          </table:table-cell>
          <table:table-cell table:formula="of:=[.$B$4]*SIN(2*PI()/[.$B$5] * [.D149] - (2*PI() / [.$B$6]) * ([.$B$16] - [.$B$2]/2) * SIN([.$B$7]))" office:value-type="float" office:value="0.522642316338269" calcext:value-type="float">
            <text:p>0,522642316338269</text:p>
          </table:table-cell>
          <table:table-cell table:formula="of:=ASIN(([.G149]-[.H149])/[.$B$2])" office:value-type="float" office:value="0.450312144534614" calcext:value-type="float">
            <text:p>0,450</text:p>
          </table:table-cell>
          <table:table-cell table:formula="of:=[.I149]*180/PI()" office:value-type="float" office:value="25.8009853453185" calcext:value-type="float">
            <text:p>25,80</text:p>
          </table:table-cell>
          <table:table-cell/>
          <table:table-cell table:formula="of:=[.$B$4]*SIN(2*PI()/[.$B$5] * [.D149] - (2*PI() / [.$B$6]) * ([.$B$16] + [.$B$3]/2) * COS([.$B$7]))" office:value-type="float" office:value="1.81459631866034" calcext:value-type="float">
            <text:p>1,81459631866034</text:p>
          </table:table-cell>
          <table:table-cell table:formula="of:=[.$B$4]*SIN(2*PI()/[.$B$5] * [.D149] - (2*PI() / [.$B$6]) * ([.$B$16] - [.$B$3]/2) * COS([.$B$7]))" office:value-type="float" office:value="0.0791303140763729" calcext:value-type="float">
            <text:p>0,0791303140763729</text:p>
          </table:table-cell>
          <table:table-cell table:formula="of:=ASIN(([.L149]-[.M149])/[.$B$3])" office:value-type="float" office:value="0.448779817895966" calcext:value-type="float">
            <text:p>0,449</text:p>
          </table:table-cell>
          <table:table-cell table:formula="of:=[.N149]*180/PI()" office:value-type="float" office:value="25.7131894960885" calcext:value-type="float">
            <text:p>25,71</text:p>
          </table:table-cell>
          <table:table-cell/>
          <table:table-cell table:formula="of:=[.$B$4]*SIN(2*PI()/[.$B$5] * [.D149] - (2*PI() / [.$B$6]) * ([.$B$16] + [.$B$3]/2) * COS([.$B$8]))" office:value-type="float" office:value="1.19494919286287" calcext:value-type="float">
            <text:p>1,19494919286287</text:p>
          </table:table-cell>
          <table:table-cell table:formula="of:=[.$B$4]*SIN(2*PI()/[.$B$5] * [.D149] - (2*PI() / [.$B$6]) * ([.$B$16] - [.$B$3]/2) * COS([.$B$8]))" office:value-type="float" office:value="0.295749953840185" calcext:value-type="float">
            <text:p>0,295749953840185</text:p>
          </table:table-cell>
          <table:table-cell table:formula="of:=180*ASIN(([.Q149]-[.R149])/[.$B$3])/PI()" office:value-type="float" office:value="12.9911065398461" calcext:value-type="float">
            <text:p>12,99</text:p>
          </table:table-cell>
        </table:table-row>
        <table:table-row table:style-name="ro1">
          <table:table-cell table:number-columns-repeated="3"/>
          <table:table-cell office:value-type="float" office:value="14.6" calcext:value-type="float">
            <text:p>14,6</text:p>
          </table:table-cell>
          <table:table-cell table:number-columns-repeated="2"/>
          <table:table-cell table:formula="of:=[.$B$4]*SIN(2*PI()/[.$B$5] * [.D150] - (2*PI() / [.$B$6]) * ([.$B$16] + [.$B$2]/2) * SIN([.$B$7]))" office:value-type="float" office:value="1.29226450998378" calcext:value-type="float">
            <text:p>1,29226450998378</text:p>
          </table:table-cell>
          <table:table-cell table:formula="of:=[.$B$4]*SIN(2*PI()/[.$B$5] * [.D150] - (2*PI() / [.$B$6]) * ([.$B$16] - [.$B$2]/2) * SIN([.$B$7]))" office:value-type="float" office:value="0.418389216661579" calcext:value-type="float">
            <text:p>0,418389216661579</text:p>
          </table:table-cell>
          <table:table-cell table:formula="of:=ASIN(([.G150]-[.H150])/[.$B$2])" office:value-type="float" office:value="0.452191309673228" calcext:value-type="float">
            <text:p>0,452</text:p>
          </table:table-cell>
          <table:table-cell table:formula="of:=[.I150]*180/PI()" office:value-type="float" office:value="25.9086535767692" calcext:value-type="float">
            <text:p>25,91</text:p>
          </table:table-cell>
          <table:table-cell/>
          <table:table-cell table:formula="of:=[.$B$4]*SIN(2*PI()/[.$B$5] * [.D150] - (2*PI() / [.$B$6]) * ([.$B$16] + [.$B$3]/2) * COS([.$B$7]))" office:value-type="float" office:value="1.71662545766363" calcext:value-type="float">
            <text:p>1,71662545766363</text:p>
          </table:table-cell>
          <table:table-cell table:formula="of:=[.$B$4]*SIN(2*PI()/[.$B$5] * [.D150] - (2*PI() / [.$B$6]) * ([.$B$16] - [.$B$3]/2) * COS([.$B$7]))" office:value-type="float" office:value="-0.0255860257852539" calcext:value-type="float">
            <text:p>-0,0255860257852539</text:p>
          </table:table-cell>
          <table:table-cell table:formula="of:=ASIN(([.L150]-[.M150])/[.$B$3])" office:value-type="float" office:value="0.450652375192666" calcext:value-type="float">
            <text:p>0,451</text:p>
          </table:table-cell>
          <table:table-cell table:formula="of:=[.N150]*180/PI()" office:value-type="float" office:value="25.8204791260858" calcext:value-type="float">
            <text:p>25,82</text:p>
          </table:table-cell>
          <table:table-cell/>
          <table:table-cell table:formula="of:=[.$B$4]*SIN(2*PI()/[.$B$5] * [.D150] - (2*PI() / [.$B$6]) * ([.$B$16] + [.$B$3]/2) * COS([.$B$8]))" office:value-type="float" office:value="1.09300936141002" calcext:value-type="float">
            <text:p>1,09300936141002</text:p>
          </table:table-cell>
          <table:table-cell table:formula="of:=[.$B$4]*SIN(2*PI()/[.$B$5] * [.D150] - (2*PI() / [.$B$6]) * ([.$B$16] - [.$B$3]/2) * COS([.$B$8]))" office:value-type="float" office:value="0.191156331307333" calcext:value-type="float">
            <text:p>0,191156331307333</text:p>
          </table:table-cell>
          <table:table-cell table:formula="of:=180*ASIN(([.Q150]-[.R150])/[.$B$3])/PI()" office:value-type="float" office:value="13.0301208586024" calcext:value-type="float">
            <text:p>13,03</text:p>
          </table:table-cell>
        </table:table-row>
        <table:table-row table:style-name="ro1">
          <table:table-cell table:number-columns-repeated="3"/>
          <table:table-cell office:value-type="float" office:value="14.7" calcext:value-type="float">
            <text:p>14,7</text:p>
          </table:table-cell>
          <table:table-cell table:number-columns-repeated="2"/>
          <table:table-cell table:formula="of:=[.$B$4]*SIN(2*PI()/[.$B$5] * [.D151] - (2*PI() / [.$B$6]) * ([.$B$16] + [.$B$2]/2) * SIN([.$B$7]))" office:value-type="float" office:value="1.19082670858924" calcext:value-type="float">
            <text:p>1,19082670858924</text:p>
          </table:table-cell>
          <table:table-cell table:formula="of:=[.$B$4]*SIN(2*PI()/[.$B$5] * [.D151] - (2*PI() / [.$B$6]) * ([.$B$16] - [.$B$2]/2) * SIN([.$B$7]))" office:value-type="float" office:value="0.313952597646568" calcext:value-type="float">
            <text:p>0,313952597646568</text:p>
          </table:table-cell>
          <table:table-cell table:formula="of:=ASIN(([.G151]-[.H151])/[.$B$2])" office:value-type="float" office:value="0.453858936957757" calcext:value-type="float">
            <text:p>0,454</text:p>
          </table:table-cell>
          <table:table-cell table:formula="of:=[.I151]*180/PI()" office:value-type="float" office:value="26.0042015819736" calcext:value-type="float">
            <text:p>26,00</text:p>
          </table:table-cell>
          <table:table-cell/>
          <table:table-cell table:formula="of:=[.$B$4]*SIN(2*PI()/[.$B$5] * [.D151] - (2*PI() / [.$B$6]) * ([.$B$16] + [.$B$3]/2) * COS([.$B$7]))" office:value-type="float" office:value="1.61790162800618" calcext:value-type="float">
            <text:p>1,61790162800618</text:p>
          </table:table-cell>
          <table:table-cell table:formula="of:=[.$B$4]*SIN(2*PI()/[.$B$5] * [.D151] - (2*PI() / [.$B$6]) * ([.$B$16] - [.$B$3]/2) * COS([.$B$7]))" office:value-type="float" office:value="-0.130291142770345" calcext:value-type="float">
            <text:p>-0,130291142770345</text:p>
          </table:table-cell>
          <table:table-cell table:formula="of:=ASIN(([.L151]-[.M151])/[.$B$3])" office:value-type="float" office:value="0.452314211664801" calcext:value-type="float">
            <text:p>0,452</text:p>
          </table:table-cell>
          <table:table-cell table:formula="of:=[.N151]*180/PI()" office:value-type="float" office:value="25.9156953421801" calcext:value-type="float">
            <text:p>25,92</text:p>
          </table:table-cell>
          <table:table-cell/>
          <table:table-cell table:formula="of:=[.$B$4]*SIN(2*PI()/[.$B$5] * [.D151] - (2*PI() / [.$B$6]) * ([.$B$16] + [.$B$3]/2) * COS([.$B$8]))" office:value-type="float" office:value="0.990590099926959" calcext:value-type="float">
            <text:p>0,990590099926959</text:p>
          </table:table-cell>
          <table:table-cell table:formula="of:=[.$B$4]*SIN(2*PI()/[.$B$5] * [.D151] - (2*PI() / [.$B$6]) * ([.$B$16] - [.$B$3]/2) * COS([.$B$8]))" office:value-type="float" office:value="0.0864788612897935" calcext:value-type="float">
            <text:p>0,0864788612897935</text:p>
          </table:table-cell>
          <table:table-cell table:formula="of:=180*ASIN(([.Q151]-[.R151])/[.$B$3])/PI()" office:value-type="float" office:value="13.0633244203632" calcext:value-type="float">
            <text:p>13,06</text:p>
          </table:table-cell>
        </table:table-row>
        <table:table-row table:style-name="ro1">
          <table:table-cell table:number-columns-repeated="3"/>
          <table:table-cell office:value-type="float" office:value="14.8" calcext:value-type="float">
            <text:p>14,8</text:p>
          </table:table-cell>
          <table:table-cell table:number-columns-repeated="2"/>
          <table:table-cell table:formula="of:=[.$B$4]*SIN(2*PI()/[.$B$5] * [.D152] - (2*PI() / [.$B$6]) * ([.$B$16] + [.$B$2]/2) * SIN([.$B$7]))" office:value-type="float" office:value="1.08886657124312" calcext:value-type="float">
            <text:p>1,08886657124312</text:p>
          </table:table-cell>
          <table:table-cell table:formula="of:=[.$B$4]*SIN(2*PI()/[.$B$5] * [.D152] - (2*PI() / [.$B$6]) * ([.$B$16] - [.$B$2]/2) * SIN([.$B$7]))" office:value-type="float" office:value="0.209378268645999" calcext:value-type="float">
            <text:p>0,209378268645999</text:p>
          </table:table-cell>
          <table:table-cell table:formula="of:=ASIN(([.G152]-[.H152])/[.$B$2])" office:value-type="float" office:value="0.455313783102222" calcext:value-type="float">
            <text:p>0,455</text:p>
          </table:table-cell>
          <table:table-cell table:formula="of:=[.I152]*180/PI()" office:value-type="float" office:value="26.0875581258923" calcext:value-type="float">
            <text:p>26,09</text:p>
          </table:table-cell>
          <table:table-cell/>
          <table:table-cell table:formula="of:=[.$B$4]*SIN(2*PI()/[.$B$5] * [.D152] - (2*PI() / [.$B$6]) * ([.$B$16] + [.$B$3]/2) * COS([.$B$7]))" office:value-type="float" office:value="1.51846813322254" calcext:value-type="float">
            <text:p>1,51846813322254</text:p>
          </table:table-cell>
          <table:table-cell table:formula="of:=[.$B$4]*SIN(2*PI()/[.$B$5] * [.D152] - (2*PI() / [.$B$6]) * ([.$B$16] - [.$B$3]/2) * COS([.$B$7]))" office:value-type="float" office:value="-0.234939109754055" calcext:value-type="float">
            <text:p>-0,234939109754055</text:p>
          </table:table-cell>
          <table:table-cell table:formula="of:=ASIN(([.L152]-[.M152])/[.$B$3])" office:value-type="float" office:value="0.45376409231028" calcext:value-type="float">
            <text:p>0,454</text:p>
          </table:table-cell>
          <table:table-cell table:formula="of:=[.N152]*180/PI()" office:value-type="float" office:value="25.9987673839637" calcext:value-type="float">
            <text:p>26,00</text:p>
          </table:table-cell>
          <table:table-cell/>
          <table:table-cell table:formula="of:=[.$B$4]*SIN(2*PI()/[.$B$5] * [.D152] - (2*PI() / [.$B$6]) * ([.$B$16] + [.$B$3]/2) * COS([.$B$8]))" office:value-type="float" office:value="0.887736332886762" calcext:value-type="float">
            <text:p>0,887736332886762</text:p>
          </table:table-cell>
          <table:table-cell table:formula="of:=[.$B$4]*SIN(2*PI()/[.$B$5] * [.D152] - (2*PI() / [.$B$6]) * ([.$B$16] - [.$B$3]/2) * COS([.$B$8]))" office:value-type="float" office:value="-0.0182365412144609" calcext:value-type="float">
            <text:p>-0,0182365412144609</text:p>
          </table:table-cell>
          <table:table-cell table:formula="of:=180*ASIN(([.Q152]-[.R152])/[.$B$3])/PI()" office:value-type="float" office:value="13.090700328646" calcext:value-type="float">
            <text:p>13,09</text:p>
          </table:table-cell>
        </table:table-row>
        <table:table-row table:style-name="ro1">
          <table:table-cell table:number-columns-repeated="3"/>
          <table:table-cell office:value-type="float" office:value="14.9" calcext:value-type="float">
            <text:p>14,9</text:p>
          </table:table-cell>
          <table:table-cell table:number-columns-repeated="2"/>
          <table:table-cell table:formula="of:=[.$B$4]*SIN(2*PI()/[.$B$5] * [.D153] - (2*PI() / [.$B$6]) * ([.$B$16] + [.$B$2]/2) * SIN([.$B$7]))" office:value-type="float" office:value="0.986428821031481" calcext:value-type="float">
            <text:p>0,986428821031481</text:p>
          </table:table-cell>
          <table:table-cell table:formula="of:=[.$B$4]*SIN(2*PI()/[.$B$5] * [.D153] - (2*PI() / [.$B$6]) * ([.$B$16] - [.$B$2]/2) * SIN([.$B$7]))" office:value-type="float" office:value="0.104712099416786" calcext:value-type="float">
            <text:p>0,104712099416786</text:p>
          </table:table-cell>
          <table:table-cell table:formula="of:=ASIN(([.G153]-[.H153])/[.$B$2])" office:value-type="float" office:value="0.45655475821665" calcext:value-type="float">
            <text:p>0,457</text:p>
          </table:table-cell>
          <table:table-cell table:formula="of:=[.I153]*180/PI()" office:value-type="float" office:value="26.1586607624298" calcext:value-type="float">
            <text:p>26,16</text:p>
          </table:table-cell>
          <table:table-cell/>
          <table:table-cell table:formula="of:=[.$B$4]*SIN(2*PI()/[.$B$5] * [.D153] - (2*PI() / [.$B$6]) * ([.$B$16] + [.$B$3]/2) * COS([.$B$7]))" office:value-type="float" office:value="1.41836858812982" calcext:value-type="float">
            <text:p>1,41836858812982</text:p>
          </table:table-cell>
          <table:table-cell table:formula="of:=[.$B$4]*SIN(2*PI()/[.$B$5] * [.D153] - (2*PI() / [.$B$6]) * ([.$B$16] - [.$B$3]/2) * COS([.$B$7]))" office:value-type="float" office:value="-0.339484024679417" calcext:value-type="float">
            <text:p>-0,339484024679417</text:p>
          </table:table-cell>
          <table:table-cell table:formula="of:=ASIN(([.L153]-[.M153])/[.$B$3])" office:value-type="float" office:value="0.455000934468514" calcext:value-type="float">
            <text:p>0,455</text:p>
          </table:table-cell>
          <table:table-cell table:formula="of:=[.N153]*180/PI()" office:value-type="float" office:value="26.0696332195544" calcext:value-type="float">
            <text:p>26,07</text:p>
          </table:table-cell>
          <table:table-cell/>
          <table:table-cell table:formula="of:=[.$B$4]*SIN(2*PI()/[.$B$5] * [.D153] - (2*PI() / [.$B$6]) * ([.$B$16] + [.$B$3]/2) * COS([.$B$8]))" office:value-type="float" office:value="0.784493175351002" calcext:value-type="float">
            <text:p>0,784493175351002</text:p>
          </table:table-cell>
          <table:table-cell table:formula="of:=[.$B$4]*SIN(2*PI()/[.$B$5] * [.D153] - (2*PI() / [.$B$6]) * ([.$B$16] - [.$B$3]/2) * COS([.$B$8]))" office:value-type="float" office:value="-0.122943944569015" calcext:value-type="float">
            <text:p>-0,122943944569015</text:p>
          </table:table-cell>
          <table:table-cell table:formula="of:=180*ASIN(([.Q153]-[.R153])/[.$B$3])/PI()" office:value-type="float" office:value="13.1122346397997" calcext:value-type="float">
            <text:p>13,11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/>
          <table:table-cell table:formula="of:=[.$B$4]*SIN(2*PI()/[.$B$5] * [.D154] - (2*PI() / [.$B$6]) * ([.$B$16] + [.$B$2]/2) * SIN([.$B$7]))" office:value-type="float" office:value="0.883558390537159" calcext:value-type="float">
            <text:p>0,883558390537159</text:p>
          </table:table-cell>
          <table:table-cell table:formula="of:=[.$B$4]*SIN(2*PI()/[.$B$5] * [.D154] - (2*PI() / [.$B$6]) * ([.$B$16] - [.$B$2]/2) * SIN([.$B$7]))" office:value-type="float" office:value="6.12323399573677E-016" calcext:value-type="float">
            <text:p>6,12323399573677E-16</text:p>
          </table:table-cell>
          <table:table-cell table:formula="of:=ASIN(([.G154]-[.H154])/[.$B$2])" office:value-type="float" office:value="0.457580928744204" calcext:value-type="float">
            <text:p>0,458</text:p>
          </table:table-cell>
          <table:table-cell table:formula="of:=[.I154]*180/PI()" office:value-type="float" office:value="26.2174560027193" calcext:value-type="float">
            <text:p>26,22</text:p>
          </table:table-cell>
          <table:table-cell/>
          <table:table-cell table:formula="of:=[.$B$4]*SIN(2*PI()/[.$B$5] * [.D154] - (2*PI() / [.$B$6]) * ([.$B$16] + [.$B$3]/2) * COS([.$B$7]))" office:value-type="float" office:value="1.31764689969684" calcext:value-type="float">
            <text:p>1,31764689969684</text:p>
          </table:table-cell>
          <table:table-cell table:formula="of:=[.$B$4]*SIN(2*PI()/[.$B$5] * [.D154] - (2*PI() / [.$B$6]) * ([.$B$16] - [.$B$3]/2) * COS([.$B$7]))" office:value-type="float" office:value="-0.443880030691502" calcext:value-type="float">
            <text:p>-0,443880030691502</text:p>
          </table:table-cell>
          <table:table-cell table:formula="of:=ASIN(([.L154]-[.M154])/[.$B$3])" office:value-type="float" office:value="0.456023810721684" calcext:value-type="float">
            <text:p>0,456</text:p>
          </table:table-cell>
          <table:table-cell table:formula="of:=[.N154]*180/PI()" office:value-type="float" office:value="26.1282397118252" calcext:value-type="float">
            <text:p>26,13</text:p>
          </table:table-cell>
          <table:table-cell/>
          <table:table-cell table:formula="of:=[.$B$4]*SIN(2*PI()/[.$B$5] * [.D154] - (2*PI() / [.$B$6]) * ([.$B$16] + [.$B$3]/2) * COS([.$B$8]))" office:value-type="float" office:value="0.68090591318079" calcext:value-type="float">
            <text:p>0,68090591318079</text:p>
          </table:table-cell>
          <table:table-cell table:formula="of:=[.$B$4]*SIN(2*PI()/[.$B$5] * [.D154] - (2*PI() / [.$B$6]) * ([.$B$16] - [.$B$3]/2) * COS([.$B$8]))" office:value-type="float" office:value="-0.227597420646146" calcext:value-type="float">
            <text:p>-0,227597420646146</text:p>
          </table:table-cell>
          <table:table-cell table:formula="of:=180*ASIN(([.Q154]-[.R154])/[.$B$3])/PI()" office:value-type="float" office:value="13.1279163774334" calcext:value-type="float">
            <text:p>13,13</text:p>
          </table:table-cell>
        </table:table-row>
        <table:table-row table:style-name="ro1">
          <table:table-cell table:number-columns-repeated="3"/>
          <table:table-cell office:value-type="float" office:value="15.1" calcext:value-type="float">
            <text:p>15,1</text:p>
          </table:table-cell>
          <table:table-cell table:number-columns-repeated="2"/>
          <table:table-cell table:formula="of:=[.$B$4]*SIN(2*PI()/[.$B$5] * [.D155] - (2*PI() / [.$B$6]) * ([.$B$16] + [.$B$2]/2) * SIN([.$B$7]))" office:value-type="float" office:value="0.780300402130872" calcext:value-type="float">
            <text:p>0,780300402130872</text:p>
          </table:table-cell>
          <table:table-cell table:formula="of:=[.$B$4]*SIN(2*PI()/[.$B$5] * [.D155] - (2*PI() / [.$B$6]) * ([.$B$16] - [.$B$2]/2) * SIN([.$B$7]))" office:value-type="float" office:value="-0.104712099416782" calcext:value-type="float">
            <text:p>-0,104712099416782</text:p>
          </table:table-cell>
          <table:table-cell table:formula="of:=ASIN(([.G155]-[.H155])/[.$B$2])" office:value-type="float" office:value="0.458391520001056" calcext:value-type="float">
            <text:p>0,458</text:p>
          </table:table-cell>
          <table:table-cell table:formula="of:=[.I155]*180/PI()" office:value-type="float" office:value="26.2638994606472" calcext:value-type="float">
            <text:p>26,26</text:p>
          </table:table-cell>
          <table:table-cell/>
          <table:table-cell table:formula="of:=[.$B$4]*SIN(2*PI()/[.$B$5] * [.D155] - (2*PI() / [.$B$6]) * ([.$B$16] + [.$B$3]/2) * COS([.$B$7]))" office:value-type="float" office:value="1.21634724778501" calcext:value-type="float">
            <text:p>1,21634724778501</text:p>
          </table:table-cell>
          <table:table-cell table:formula="of:=[.$B$4]*SIN(2*PI()/[.$B$5] * [.D155] - (2*PI() / [.$B$6]) * ([.$B$16] - [.$B$3]/2) * COS([.$B$7]))" office:value-type="float" office:value="-0.548081336251751" calcext:value-type="float">
            <text:p>-0,548081336251751</text:p>
          </table:table-cell>
          <table:table-cell table:formula="of:=ASIN(([.L155]-[.M155])/[.$B$3])" office:value-type="float" office:value="0.456831951403658" calcext:value-type="float">
            <text:p>0,457</text:p>
          </table:table-cell>
          <table:table-cell table:formula="of:=[.N155]*180/PI()" office:value-type="float" office:value="26.1745427621551" calcext:value-type="float">
            <text:p>26,17</text:p>
          </table:table-cell>
          <table:table-cell/>
          <table:table-cell table:formula="of:=[.$B$4]*SIN(2*PI()/[.$B$5] * [.D155] - (2*PI() / [.$B$6]) * ([.$B$16] + [.$B$3]/2) * COS([.$B$8]))" office:value-type="float" office:value="0.577019983172908" calcext:value-type="float">
            <text:p>0,577019983172908</text:p>
          </table:table-cell>
          <table:table-cell table:formula="of:=[.$B$4]*SIN(2*PI()/[.$B$5] * [.D155] - (2*PI() / [.$B$6]) * ([.$B$16] - [.$B$3]/2) * COS([.$B$8]))" office:value-type="float" office:value="-0.332151064972415" calcext:value-type="float">
            <text:p>-0,332151064972415</text:p>
          </table:table-cell>
          <table:table-cell table:formula="of:=180*ASIN(([.Q155]-[.R155])/[.$B$3])/PI()" office:value-type="float" office:value="13.1377375438111" calcext:value-type="float">
            <text:p>13,14</text:p>
          </table:table-cell>
        </table:table-row>
        <table:table-row table:style-name="ro1">
          <table:table-cell table:number-columns-repeated="3"/>
          <table:table-cell office:value-type="float" office:value="15.2" calcext:value-type="float">
            <text:p>15,2</text:p>
          </table:table-cell>
          <table:table-cell table:number-columns-repeated="2"/>
          <table:table-cell table:formula="of:=[.$B$4]*SIN(2*PI()/[.$B$5] * [.D156] - (2*PI() / [.$B$6]) * ([.$B$16] + [.$B$2]/2) * SIN([.$B$7]))" office:value-type="float" office:value="0.676700148179038" calcext:value-type="float">
            <text:p>0,676700148179038</text:p>
          </table:table-cell>
          <table:table-cell table:formula="of:=[.$B$4]*SIN(2*PI()/[.$B$5] * [.D156] - (2*PI() / [.$B$6]) * ([.$B$16] - [.$B$2]/2) * SIN([.$B$7]))" office:value-type="float" office:value="-0.209378268645996" calcext:value-type="float">
            <text:p>-0,209378268645996</text:p>
          </table:table-cell>
          <table:table-cell table:formula="of:=ASIN(([.G156]-[.H156])/[.$B$2])" office:value-type="float" office:value="0.458985918300927" calcext:value-type="float">
            <text:p>0,459</text:p>
          </table:table-cell>
          <table:table-cell table:formula="of:=[.I156]*180/PI()" office:value-type="float" office:value="26.2979559745795" calcext:value-type="float">
            <text:p>26,30</text:p>
          </table:table-cell>
          <table:table-cell/>
          <table:table-cell table:formula="of:=[.$B$4]*SIN(2*PI()/[.$B$5] * [.D156] - (2*PI() / [.$B$6]) * ([.$B$16] + [.$B$3]/2) * COS([.$B$7]))" office:value-type="float" office:value="1.11451406576964" calcext:value-type="float">
            <text:p>1,11451406576964</text:p>
          </table:table-cell>
          <table:table-cell table:formula="of:=[.$B$4]*SIN(2*PI()/[.$B$5] * [.D156] - (2*PI() / [.$B$6]) * ([.$B$16] - [.$B$3]/2) * COS([.$B$7]))" office:value-type="float" office:value="-0.652042235223665" calcext:value-type="float">
            <text:p>-0,652042235223665</text:p>
          </table:table-cell>
          <table:table-cell table:formula="of:=ASIN(([.L156]-[.M156])/[.$B$3])" office:value-type="float" office:value="0.457424746698784" calcext:value-type="float">
            <text:p>0,457</text:p>
          </table:table-cell>
          <table:table-cell table:formula="of:=[.N156]*180/PI()" office:value-type="float" office:value="26.2085074306811" calcext:value-type="float">
            <text:p>26,21</text:p>
          </table:table-cell>
          <table:table-cell/>
          <table:table-cell table:formula="of:=[.$B$4]*SIN(2*PI()/[.$B$5] * [.D156] - (2*PI() / [.$B$6]) * ([.$B$16] + [.$B$3]/2) * COS([.$B$8]))" office:value-type="float" office:value="0.472880953129716" calcext:value-type="float">
            <text:p>0,472880953129716</text:p>
          </table:table-cell>
          <table:table-cell table:formula="of:=[.$B$4]*SIN(2*PI()/[.$B$5] * [.D156] - (2*PI() / [.$B$6]) * ([.$B$16] - [.$B$3]/2) * COS([.$B$8]))" office:value-type="float" office:value="-0.436559016863893" calcext:value-type="float">
            <text:p>-0,436559016863893</text:p>
          </table:table-cell>
          <table:table-cell table:formula="of:=180*ASIN(([.Q156]-[.R156])/[.$B$3])/PI()" office:value-type="float" office:value="13.1416931281732" calcext:value-type="float">
            <text:p>13,14</text:p>
          </table:table-cell>
        </table:table-row>
        <table:table-row table:style-name="ro1">
          <table:table-cell table:number-columns-repeated="3"/>
          <table:table-cell office:value-type="float" office:value="15.3" calcext:value-type="float">
            <text:p>15,3</text:p>
          </table:table-cell>
          <table:table-cell table:number-columns-repeated="2"/>
          <table:table-cell table:formula="of:=[.$B$4]*SIN(2*PI()/[.$B$5] * [.D157] - (2*PI() / [.$B$6]) * ([.$B$16] + [.$B$2]/2) * SIN([.$B$7]))" office:value-type="float" office:value="0.572803071177062" calcext:value-type="float">
            <text:p>0,572803071177062</text:p>
          </table:table-cell>
          <table:table-cell table:formula="of:=[.$B$4]*SIN(2*PI()/[.$B$5] * [.D157] - (2*PI() / [.$B$6]) * ([.$B$16] - [.$B$2]/2) * SIN([.$B$7]))" office:value-type="float" office:value="-0.313952597646567" calcext:value-type="float">
            <text:p>-0,313952597646567</text:p>
          </table:table-cell>
          <table:table-cell table:formula="of:=ASIN(([.G157]-[.H157])/[.$B$2])" office:value-type="float" office:value="0.459363672648987" calcext:value-type="float">
            <text:p>0,459</text:p>
          </table:table-cell>
          <table:table-cell table:formula="of:=[.I157]*180/PI()" office:value-type="float" office:value="26.3195997044161" calcext:value-type="float">
            <text:p>26,32</text:p>
          </table:table-cell>
          <table:table-cell/>
          <table:table-cell table:formula="of:=[.$B$4]*SIN(2*PI()/[.$B$5] * [.D157] - (2*PI() / [.$B$6]) * ([.$B$16] + [.$B$3]/2) * COS([.$B$7]))" office:value-type="float" office:value="1.01219202105" calcext:value-type="float">
            <text:p>1,01219202105</text:p>
          </table:table-cell>
          <table:table-cell table:formula="of:=[.$B$4]*SIN(2*PI()/[.$B$5] * [.D157] - (2*PI() / [.$B$6]) * ([.$B$16] - [.$B$3]/2) * COS([.$B$7]))" office:value-type="float" office:value="-0.755717126921015" calcext:value-type="float">
            <text:p>-0,755717126921015</text:p>
          </table:table-cell>
          <table:table-cell table:formula="of:=ASIN(([.L157]-[.M157])/[.$B$3])" office:value-type="float" office:value="0.457801748315527" calcext:value-type="float">
            <text:p>0,458</text:p>
          </table:table-cell>
          <table:table-cell table:formula="of:=[.N157]*180/PI()" office:value-type="float" office:value="26.23010803219" calcext:value-type="float">
            <text:p>26,23</text:p>
          </table:table-cell>
          <table:table-cell/>
          <table:table-cell table:formula="of:=[.$B$4]*SIN(2*PI()/[.$B$5] * [.D157] - (2*PI() / [.$B$6]) * ([.$B$16] + [.$B$3]/2) * COS([.$B$8]))" office:value-type="float" office:value="0.368534501871618" calcext:value-type="float">
            <text:p>0,368534501871618</text:p>
          </table:table-cell>
          <table:table-cell table:formula="of:=[.$B$4]*SIN(2*PI()/[.$B$5] * [.D157] - (2*PI() / [.$B$6]) * ([.$B$16] - [.$B$3]/2) * COS([.$B$8]))" office:value-type="float" office:value="-0.540775479542166" calcext:value-type="float">
            <text:p>-0,540775479542166</text:p>
          </table:table-cell>
          <table:table-cell table:formula="of:=180*ASIN(([.Q157]-[.R157])/[.$B$3])/PI()" office:value-type="float" office:value="13.1397811119594" calcext:value-type="float">
            <text:p>13,14</text:p>
          </table:table-cell>
        </table:table-row>
        <table:table-row table:style-name="ro1">
          <table:table-cell table:number-columns-repeated="3"/>
          <table:table-cell office:value-type="float" office:value="15.4" calcext:value-type="float">
            <text:p>15,4</text:p>
          </table:table-cell>
          <table:table-cell table:number-columns-repeated="2"/>
          <table:table-cell table:formula="of:=[.$B$4]*SIN(2*PI()/[.$B$5] * [.D158] - (2*PI() / [.$B$6]) * ([.$B$16] + [.$B$2]/2) * SIN([.$B$7]))" office:value-type="float" office:value="0.468654743816751" calcext:value-type="float">
            <text:p>0,468654743816751</text:p>
          </table:table-cell>
          <table:table-cell table:formula="of:=[.$B$4]*SIN(2*PI()/[.$B$5] * [.D158] - (2*PI() / [.$B$6]) * ([.$B$16] - [.$B$2]/2) * SIN([.$B$7]))" office:value-type="float" office:value="-0.418389216661577" calcext:value-type="float">
            <text:p>-0,418389216661577</text:p>
          </table:table-cell>
          <table:table-cell table:formula="of:=ASIN(([.G158]-[.H158])/[.$B$2])" office:value-type="float" office:value="0.459524495992864" calcext:value-type="float">
            <text:p>0,460</text:p>
          </table:table-cell>
          <table:table-cell table:formula="of:=[.I158]*180/PI()" office:value-type="float" office:value="26.3288142032674" calcext:value-type="float">
            <text:p>26,33</text:p>
          </table:table-cell>
          <table:table-cell/>
          <table:table-cell table:formula="of:=[.$B$4]*SIN(2*PI()/[.$B$5] * [.D158] - (2*PI() / [.$B$6]) * ([.$B$16] + [.$B$3]/2) * COS([.$B$7]))" office:value-type="float" office:value="0.909425995456664" calcext:value-type="float">
            <text:p>0,909425995456664</text:p>
          </table:table-cell>
          <table:table-cell table:formula="of:=[.$B$4]*SIN(2*PI()/[.$B$5] * [.D158] - (2*PI() / [.$B$6]) * ([.$B$16] - [.$B$3]/2) * COS([.$B$7]))" office:value-type="float" office:value="-0.859060536109811" calcext:value-type="float">
            <text:p>-0,859060536109811</text:p>
          </table:table-cell>
          <table:table-cell table:formula="of:=ASIN(([.L158]-[.M158])/[.$B$3])" office:value-type="float" office:value="0.457962670722866" calcext:value-type="float">
            <text:p>0,458</text:p>
          </table:table-cell>
          <table:table-cell table:formula="of:=[.N158]*180/PI()" office:value-type="float" office:value="26.2393282069597" calcext:value-type="float">
            <text:p>26,24</text:p>
          </table:table-cell>
          <table:table-cell/>
          <table:table-cell table:formula="of:=[.$B$4]*SIN(2*PI()/[.$B$5] * [.D158] - (2*PI() / [.$B$6]) * ([.$B$16] + [.$B$3]/2) * COS([.$B$8]))" office:value-type="float" office:value="0.264026399200821" calcext:value-type="float">
            <text:p>0,264026399200821</text:p>
          </table:table-cell>
          <table:table-cell table:formula="of:=[.$B$4]*SIN(2*PI()/[.$B$5] * [.D158] - (2*PI() / [.$B$6]) * ([.$B$16] - [.$B$3]/2) * COS([.$B$8]))" office:value-type="float" office:value="-0.644754740222314" calcext:value-type="float">
            <text:p>-0,644754740222314</text:p>
          </table:table-cell>
          <table:table-cell table:formula="of:=180*ASIN(([.Q158]-[.R158])/[.$B$3])/PI()" office:value-type="float" office:value="13.1320024709142" calcext:value-type="float">
            <text:p>13,13</text:p>
          </table:table-cell>
        </table:table-row>
        <table:table-row table:style-name="ro1">
          <table:table-cell table:number-columns-repeated="3"/>
          <table:table-cell office:value-type="float" office:value="15.5" calcext:value-type="float">
            <text:p>15,5</text:p>
          </table:table-cell>
          <table:table-cell table:number-columns-repeated="2"/>
          <table:table-cell table:formula="of:=[.$B$4]*SIN(2*PI()/[.$B$5] * [.D159] - (2*PI() / [.$B$6]) * ([.$B$16] + [.$B$2]/2) * SIN([.$B$7]))" office:value-type="float" office:value="0.36430084899662" calcext:value-type="float">
            <text:p>0,36430084899662</text:p>
          </table:table-cell>
          <table:table-cell table:formula="of:=[.$B$4]*SIN(2*PI()/[.$B$5] * [.D159] - (2*PI() / [.$B$6]) * ([.$B$16] - [.$B$2]/2) * SIN([.$B$7]))" office:value-type="float" office:value="-0.522642316338265" calcext:value-type="float">
            <text:p>-0,522642316338265</text:p>
          </table:table-cell>
          <table:table-cell table:formula="of:=ASIN(([.G159]-[.H159])/[.$B$2])" office:value-type="float" office:value="0.459468266021605" calcext:value-type="float">
            <text:p>0,459</text:p>
          </table:table-cell>
          <table:table-cell table:formula="of:=[.I159]*180/PI()" office:value-type="float" office:value="26.3255924632321" calcext:value-type="float">
            <text:p>26,33</text:p>
          </table:table-cell>
          <table:table-cell/>
          <table:table-cell table:formula="of:=[.$B$4]*SIN(2*PI()/[.$B$5] * [.D159] - (2*PI() / [.$B$6]) * ([.$B$16] + [.$B$3]/2) * COS([.$B$7]))" office:value-type="float" office:value="0.806261065564915" calcext:value-type="float">
            <text:p>0,806261065564915</text:p>
          </table:table-cell>
          <table:table-cell table:formula="of:=[.$B$4]*SIN(2*PI()/[.$B$5] * [.D159] - (2*PI() / [.$B$6]) * ([.$B$16] - [.$B$3]/2) * COS([.$B$7]))" office:value-type="float" office:value="-0.96202713295525" calcext:value-type="float">
            <text:p>-0,96202713295525</text:p>
          </table:table-cell>
          <table:table-cell table:formula="of:=ASIN(([.L159]-[.M159])/[.$B$3])" office:value-type="float" office:value="0.457907391940484" calcext:value-type="float">
            <text:p>0,458</text:p>
          </table:table-cell>
          <table:table-cell table:formula="of:=[.N159]*180/PI()" office:value-type="float" office:value="26.2361609660325" calcext:value-type="float">
            <text:p>26,24</text:p>
          </table:table-cell>
          <table:table-cell/>
          <table:table-cell table:formula="of:=[.$B$4]*SIN(2*PI()/[.$B$5] * [.D159] - (2*PI() / [.$B$6]) * ([.$B$16] + [.$B$3]/2) * COS([.$B$8]))" office:value-type="float" office:value="0.159402485825184" calcext:value-type="float">
            <text:p>0,159402485825184</text:p>
          </table:table-cell>
          <table:table-cell table:formula="of:=[.$B$4]*SIN(2*PI()/[.$B$5] * [.D159] - (2*PI() / [.$B$6]) * ([.$B$16] - [.$B$3]/2) * COS([.$B$8]))" office:value-type="float" office:value="-0.748451190164054" calcext:value-type="float">
            <text:p>-0,748451190164054</text:p>
          </table:table-cell>
          <table:table-cell table:formula="of:=180*ASIN(([.Q159]-[.R159])/[.$B$3])/PI()" office:value-type="float" office:value="13.1183611740689" calcext:value-type="float">
            <text:p>13,12</text:p>
          </table:table-cell>
        </table:table-row>
        <table:table-row table:style-name="ro1">
          <table:table-cell table:number-columns-repeated="3"/>
          <table:table-cell office:value-type="float" office:value="15.6" calcext:value-type="float">
            <text:p>15,6</text:p>
          </table:table-cell>
          <table:table-cell table:number-columns-repeated="2"/>
          <table:table-cell table:formula="of:=[.$B$4]*SIN(2*PI()/[.$B$5] * [.D160] - (2*PI() / [.$B$6]) * ([.$B$16] + [.$B$2]/2) * SIN([.$B$7]))" office:value-type="float" office:value="0.259787159783862" calcext:value-type="float">
            <text:p>0,259787159783862</text:p>
          </table:table-cell>
          <table:table-cell table:formula="of:=[.$B$4]*SIN(2*PI()/[.$B$5] * [.D160] - (2*PI() / [.$B$6]) * ([.$B$16] - [.$B$2]/2) * SIN([.$B$7]))" office:value-type="float" office:value="-0.626666167821519" calcext:value-type="float">
            <text:p>-0,626666167821519</text:p>
          </table:table-cell>
          <table:table-cell table:formula="of:=ASIN(([.G160]-[.H160])/[.$B$2])" office:value-type="float" office:value="0.459195025506757" calcext:value-type="float">
            <text:p>0,459</text:p>
          </table:table-cell>
          <table:table-cell table:formula="of:=[.I160]*180/PI()" office:value-type="float" office:value="26.3099369349393" calcext:value-type="float">
            <text:p>26,31</text:p>
          </table:table-cell>
          <table:table-cell/>
          <table:table-cell table:formula="of:=[.$B$4]*SIN(2*PI()/[.$B$5] * [.D160] - (2*PI() / [.$B$6]) * ([.$B$16] + [.$B$3]/2) * COS([.$B$7]))" office:value-type="float" office:value="0.702742482922628" calcext:value-type="float">
            <text:p>0,702742482922628</text:p>
          </table:table-cell>
          <table:table-cell table:formula="of:=[.$B$4]*SIN(2*PI()/[.$B$5] * [.D160] - (2*PI() / [.$B$6]) * ([.$B$16] - [.$B$3]/2) * COS([.$B$7]))" office:value-type="float" office:value="-1.06457175290488" calcext:value-type="float">
            <text:p>-1,06457175290488</text:p>
          </table:table-cell>
          <table:table-cell table:formula="of:=ASIN(([.L160]-[.M160])/[.$B$3])" office:value-type="float" office:value="0.457635953876969" calcext:value-type="float">
            <text:p>0,458</text:p>
          </table:table-cell>
          <table:table-cell table:formula="of:=[.N160]*180/PI()" office:value-type="float" office:value="26.220608710594" calcext:value-type="float">
            <text:p>26,22</text:p>
          </table:table-cell>
          <table:table-cell/>
          <table:table-cell table:formula="of:=[.$B$4]*SIN(2*PI()/[.$B$5] * [.D160] - (2*PI() / [.$B$6]) * ([.$B$16] + [.$B$3]/2) * COS([.$B$8]))" office:value-type="float" office:value="0.0547086532509592" calcext:value-type="float">
            <text:p>0,0547086532509592</text:p>
          </table:table-cell>
          <table:table-cell table:formula="of:=[.$B$4]*SIN(2*PI()/[.$B$5] * [.D160] - (2*PI() / [.$B$6]) * ([.$B$16] - [.$B$3]/2) * COS([.$B$8]))" office:value-type="float" office:value="-0.851819344677248" calcext:value-type="float">
            <text:p>-0,851819344677248</text:p>
          </table:table-cell>
          <table:table-cell table:formula="of:=180*ASIN(([.Q160]-[.R160])/[.$B$3])/PI()" office:value-type="float" office:value="13.0988641796032" calcext:value-type="float">
            <text:p>13,10</text:p>
          </table:table-cell>
        </table:table-row>
        <table:table-row table:style-name="ro1">
          <table:table-cell table:number-columns-repeated="3"/>
          <table:table-cell office:value-type="float" office:value="15.7" calcext:value-type="float">
            <text:p>15,7</text:p>
          </table:table-cell>
          <table:table-cell table:number-columns-repeated="2"/>
          <table:table-cell table:formula="of:=[.$B$4]*SIN(2*PI()/[.$B$5] * [.D161] - (2*PI() / [.$B$6]) * ([.$B$16] + [.$B$2]/2) * SIN([.$B$7]))" office:value-type="float" office:value="0.155159519336776" calcext:value-type="float">
            <text:p>0,155159519336776</text:p>
          </table:table-cell>
          <table:table-cell table:formula="of:=[.$B$4]*SIN(2*PI()/[.$B$5] * [.D161] - (2*PI() / [.$B$6]) * ([.$B$16] - [.$B$2]/2) * SIN([.$B$7]))" office:value-type="float" office:value="-0.730415142812056" calcext:value-type="float">
            <text:p>-0,730415142812056</text:p>
          </table:table-cell>
          <table:table-cell table:formula="of:=ASIN(([.G161]-[.H161])/[.$B$2])" office:value-type="float" office:value="0.458704982183046" calcext:value-type="float">
            <text:p>0,459</text:p>
          </table:table-cell>
          <table:table-cell table:formula="of:=[.I161]*180/PI()" office:value-type="float" office:value="26.2818595207121" calcext:value-type="float">
            <text:p>26,28</text:p>
          </table:table-cell>
          <table:table-cell/>
          <table:table-cell table:formula="of:=[.$B$4]*SIN(2*PI()/[.$B$5] * [.D161] - (2*PI() / [.$B$6]) * ([.$B$16] + [.$B$3]/2) * COS([.$B$7]))" office:value-type="float" office:value="0.598915654201476" calcext:value-type="float">
            <text:p>0,598915654201476</text:p>
          </table:table-cell>
          <table:table-cell table:formula="of:=[.$B$4]*SIN(2*PI()/[.$B$5] * [.D161] - (2*PI() / [.$B$6]) * ([.$B$16] - [.$B$3]/2) * COS([.$B$7]))" office:value-type="float" office:value="-1.16664941649927" calcext:value-type="float">
            <text:p>-1,16664941649927</text:p>
          </table:table-cell>
          <table:table-cell table:formula="of:=ASIN(([.L161]-[.M161])/[.$B$3])" office:value-type="float" office:value="0.457148562213582" calcext:value-type="float">
            <text:p>0,457</text:p>
          </table:table-cell>
          <table:table-cell table:formula="of:=[.N161]*180/PI()" office:value-type="float" office:value="26.192683225312" calcext:value-type="float">
            <text:p>26,19</text:p>
          </table:table-cell>
          <table:table-cell/>
          <table:table-cell table:formula="of:=[.$B$4]*SIN(2*PI()/[.$B$5] * [.D161] - (2*PI() / [.$B$6]) * ([.$B$16] + [.$B$3]/2) * COS([.$B$8]))" office:value-type="float" office:value="-0.050009176346719" calcext:value-type="float">
            <text:p>-0,050009176346719</text:p>
          </table:table-cell>
          <table:table-cell table:formula="of:=[.$B$4]*SIN(2*PI()/[.$B$5] * [.D161] - (2*PI() / [.$B$6]) * ([.$B$16] - [.$B$3]/2) * COS([.$B$8]))" office:value-type="float" office:value="-0.954813863072973" calcext:value-type="float">
            <text:p>-0,954813863072973</text:p>
          </table:table-cell>
          <table:table-cell table:formula="of:=180*ASIN(([.Q161]-[.R161])/[.$B$3])/PI()" office:value-type="float" office:value="13.0735214276003" calcext:value-type="float">
            <text:p>13,07</text:p>
          </table:table-cell>
        </table:table-row>
        <table:table-row table:style-name="ro1">
          <table:table-cell table:number-columns-repeated="3"/>
          <table:table-cell office:value-type="float" office:value="15.8" calcext:value-type="float">
            <text:p>15,8</text:p>
          </table:table-cell>
          <table:table-cell table:number-columns-repeated="2"/>
          <table:table-cell table:formula="of:=[.$B$4]*SIN(2*PI()/[.$B$5] * [.D162] - (2*PI() / [.$B$6]) * ([.$B$16] + [.$B$2]/2) * SIN([.$B$7]))" office:value-type="float" office:value="0.0504638207964393" calcext:value-type="float">
            <text:p>0,0504638207964393</text:p>
          </table:table-cell>
          <table:table-cell table:formula="of:=[.$B$4]*SIN(2*PI()/[.$B$5] * [.D162] - (2*PI() / [.$B$6]) * ([.$B$16] - [.$B$2]/2) * SIN([.$B$7]))" office:value-type="float" office:value="-0.83384373358051" calcext:value-type="float">
            <text:p>-0,83384373358051</text:p>
          </table:table-cell>
          <table:table-cell table:formula="of:=ASIN(([.G162]-[.H162])/[.$B$2])" office:value-type="float" office:value="0.457998508169546" calcext:value-type="float">
            <text:p>0,458</text:p>
          </table:table-cell>
          <table:table-cell table:formula="of:=[.I162]*180/PI()" office:value-type="float" office:value="26.2413815414029" calcext:value-type="float">
            <text:p>26,24</text:p>
          </table:table-cell>
          <table:table-cell/>
          <table:table-cell table:formula="of:=[.$B$4]*SIN(2*PI()/[.$B$5] * [.D162] - (2*PI() / [.$B$6]) * ([.$B$16] + [.$B$3]/2) * COS([.$B$7]))" office:value-type="float" office:value="0.494826121280043" calcext:value-type="float">
            <text:p>0,494826121280043</text:p>
          </table:table-cell>
          <table:table-cell table:formula="of:=[.$B$4]*SIN(2*PI()/[.$B$5] * [.D162] - (2*PI() / [.$B$6]) * ([.$B$16] - [.$B$3]/2) * COS([.$B$7]))" office:value-type="float" office:value="-1.26821534910145" calcext:value-type="float">
            <text:p>-1,26821534910145</text:p>
          </table:table-cell>
          <table:table-cell table:formula="of:=ASIN(([.L162]-[.M162])/[.$B$3])" office:value-type="float" office:value="0.45644558583441" calcext:value-type="float">
            <text:p>0,456</text:p>
          </table:table-cell>
          <table:table-cell table:formula="of:=[.N162]*180/PI()" office:value-type="float" office:value="26.1524056456881" calcext:value-type="float">
            <text:p>26,15</text:p>
          </table:table-cell>
          <table:table-cell/>
          <table:table-cell table:formula="of:=[.$B$4]*SIN(2*PI()/[.$B$5] * [.D162] - (2*PI() / [.$B$6]) * ([.$B$16] + [.$B$3]/2) * COS([.$B$8]))" office:value-type="float" office:value="-0.154705070266833" calcext:value-type="float">
            <text:p>-0,154705070266833</text:p>
          </table:table-cell>
          <table:table-cell table:formula="of:=[.$B$4]*SIN(2*PI()/[.$B$5] * [.D162] - (2*PI() / [.$B$6]) * ([.$B$16] - [.$B$3]/2) * COS([.$B$8]))" office:value-type="float" office:value="-1.05738956855146" calcext:value-type="float">
            <text:p>-1,05738956855146</text:p>
          </table:table-cell>
          <table:table-cell table:formula="of:=180*ASIN(([.Q162]-[.R162])/[.$B$3])/PI()" office:value-type="float" office:value="13.0423458297191" calcext:value-type="float">
            <text:p>13,04</text:p>
          </table:table-cell>
        </table:table-row>
        <table:table-row table:style-name="ro1">
          <table:table-cell table:number-columns-repeated="3"/>
          <table:table-cell office:value-type="float" office:value="15.9" calcext:value-type="float">
            <text:p>15,9</text:p>
          </table:table-cell>
          <table:table-cell table:number-columns-repeated="2"/>
          <table:table-cell table:formula="of:=[.$B$4]*SIN(2*PI()/[.$B$5] * [.D163] - (2*PI() / [.$B$6]) * ([.$B$16] + [.$B$2]/2) * SIN([.$B$7]))" office:value-type="float" office:value="-0.0542540128435437" calcext:value-type="float">
            <text:p>-0,0542540128435437</text:p>
          </table:table-cell>
          <table:table-cell table:formula="of:=[.$B$4]*SIN(2*PI()/[.$B$5] * [.D163] - (2*PI() / [.$B$6]) * ([.$B$16] - [.$B$2]/2) * SIN([.$B$7]))" office:value-type="float" office:value="-0.936906572928622" calcext:value-type="float">
            <text:p>-0,936906572928622</text:p>
          </table:table-cell>
          <table:table-cell table:formula="of:=ASIN(([.G163]-[.H163])/[.$B$2])" office:value-type="float" office:value="0.457076138935574" calcext:value-type="float">
            <text:p>0,457</text:p>
          </table:table-cell>
          <table:table-cell table:formula="of:=[.I163]*180/PI()" office:value-type="float" office:value="26.1885336771436" calcext:value-type="float">
            <text:p>26,19</text:p>
          </table:table-cell>
          <table:table-cell/>
          <table:table-cell table:formula="of:=[.$B$4]*SIN(2*PI()/[.$B$5] * [.D163] - (2*PI() / [.$B$6]) * ([.$B$16] + [.$B$3]/2) * COS([.$B$7]))" office:value-type="float" office:value="0.390519541267661" calcext:value-type="float">
            <text:p>0,390519541267661</text:p>
          </table:table-cell>
          <table:table-cell table:formula="of:=[.$B$4]*SIN(2*PI()/[.$B$5] * [.D163] - (2*PI() / [.$B$6]) * ([.$B$16] - [.$B$3]/2) * COS([.$B$7]))" office:value-type="float" office:value="-1.36922500053661" calcext:value-type="float">
            <text:p>-1,36922500053661</text:p>
          </table:table-cell>
          <table:table-cell table:formula="of:=ASIN(([.L163]-[.M163])/[.$B$3])" office:value-type="float" office:value="0.455527555807092" calcext:value-type="float">
            <text:p>0,456</text:p>
          </table:table-cell>
          <table:table-cell table:formula="of:=[.N163]*180/PI()" office:value-type="float" office:value="26.0998063996564" calcext:value-type="float">
            <text:p>26,10</text:p>
          </table:table-cell>
          <table:table-cell/>
          <table:table-cell table:formula="of:=[.$B$4]*SIN(2*PI()/[.$B$5] * [.D163] - (2*PI() / [.$B$6]) * ([.$B$16] + [.$B$3]/2) * COS([.$B$8]))" office:value-type="float" office:value="-0.259333105430077" calcext:value-type="float">
            <text:p>-0,259333105430077</text:p>
          </table:table-cell>
          <table:table-cell table:formula="of:=[.$B$4]*SIN(2*PI()/[.$B$5] * [.D163] - (2*PI() / [.$B$6]) * ([.$B$16] - [.$B$3]/2) * COS([.$B$8]))" office:value-type="float" office:value="-1.15950146801813" calcext:value-type="float">
            <text:p>-1,15950146801813</text:p>
          </table:table-cell>
          <table:table-cell table:formula="of:=180*ASIN(([.Q163]-[.R163])/[.$B$3])/PI()" office:value-type="float" office:value="13.0053532558166" calcext:value-type="float">
            <text:p>13,01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/>
          <table:table-cell table:formula="of:=[.$B$4]*SIN(2*PI()/[.$B$5] * [.D164] - (2*PI() / [.$B$6]) * ([.$B$16] + [.$B$2]/2) * SIN([.$B$7]))" office:value-type="float" office:value="-0.158948048880382" calcext:value-type="float">
            <text:p>-0,158948048880382</text:p>
          </table:table-cell>
          <table:table-cell table:formula="of:=[.$B$4]*SIN(2*PI()/[.$B$5] * [.D164] - (2*PI() / [.$B$6]) * ([.$B$16] - [.$B$2]/2) * SIN([.$B$7]))" office:value-type="float" office:value="-1.0395584540888" calcext:value-type="float">
            <text:p>-1,0395584540888</text:p>
          </table:table-cell>
          <table:table-cell table:formula="of:=ASIN(([.G164]-[.H164])/[.$B$2])" office:value-type="float" office:value="0.455938571818878" calcext:value-type="float">
            <text:p>0,456</text:p>
          </table:table-cell>
          <table:table-cell table:formula="of:=[.I164]*180/PI()" office:value-type="float" office:value="26.1233558824441" calcext:value-type="float">
            <text:p>26,12</text:p>
          </table:table-cell>
          <table:table-cell/>
          <table:table-cell table:formula="of:=[.$B$4]*SIN(2*PI()/[.$B$5] * [.D164] - (2*PI() / [.$B$6]) * ([.$B$16] + [.$B$3]/2) * COS([.$B$7]))" office:value-type="float" office:value="0.286041666477687" calcext:value-type="float">
            <text:p>0,286041666477687</text:p>
          </table:table-cell>
          <table:table-cell table:formula="of:=[.$B$4]*SIN(2*PI()/[.$B$5] * [.D164] - (2*PI() / [.$B$6]) * ([.$B$16] - [.$B$3]/2) * COS([.$B$7]))" office:value-type="float" office:value="-1.46963406463322" calcext:value-type="float">
            <text:p>-1,46963406463322</text:p>
          </table:table-cell>
          <table:table-cell table:formula="of:=ASIN(([.L164]-[.M164])/[.$B$3])" office:value-type="float" office:value="0.454395163921521" calcext:value-type="float">
            <text:p>0,454</text:p>
          </table:table-cell>
          <table:table-cell table:formula="of:=[.N164]*180/PI()" office:value-type="float" office:value="26.0349251238584" calcext:value-type="float">
            <text:p>26,03</text:p>
          </table:table-cell>
          <table:table-cell/>
          <table:table-cell table:formula="of:=[.$B$4]*SIN(2*PI()/[.$B$5] * [.D164] - (2*PI() / [.$B$6]) * ([.$B$16] + [.$B$3]/2) * COS([.$B$8]))" office:value-type="float" office:value="-0.36384738852224" calcext:value-type="float">
            <text:p>-0,36384738852224</text:p>
          </table:table-cell>
          <table:table-cell table:formula="of:=[.$B$4]*SIN(2*PI()/[.$B$5] * [.D164] - (2*PI() / [.$B$6]) * ([.$B$16] - [.$B$3]/2) * COS([.$B$8]))" office:value-type="float" office:value="-1.26110477181905" calcext:value-type="float">
            <text:p>-1,26110477181905</text:p>
          </table:table-cell>
          <table:table-cell table:formula="of:=180*ASIN(([.Q164]-[.R164])/[.$B$3])/PI()" office:value-type="float" office:value="12.9625625175661" calcext:value-type="float">
            <text:p>12,96</text:p>
          </table:table-cell>
        </table:table-row>
        <table:table-row table:style-name="ro1">
          <table:table-cell table:number-columns-repeated="3"/>
          <table:table-cell office:value-type="float" office:value="16.1" calcext:value-type="float">
            <text:p>16,1</text:p>
          </table:table-cell>
          <table:table-cell table:number-columns-repeated="2"/>
          <table:table-cell table:formula="of:=[.$B$4]*SIN(2*PI()/[.$B$5] * [.D165] - (2*PI() / [.$B$6]) * ([.$B$16] + [.$B$2]/2) * SIN([.$B$7]))" office:value-type="float" office:value="-0.263572365049701" calcext:value-type="float">
            <text:p>-0,263572365049701</text:p>
          </table:table-cell>
          <table:table-cell table:formula="of:=[.$B$4]*SIN(2*PI()/[.$B$5] * [.D165] - (2*PI() / [.$B$6]) * ([.$B$16] - [.$B$2]/2) * SIN([.$B$7]))" office:value-type="float" office:value="-1.14175435055328" calcext:value-type="float">
            <text:p>-1,14175435055328</text:p>
          </table:table-cell>
          <table:table-cell table:formula="of:=ASIN(([.G165]-[.H165])/[.$B$2])" office:value-type="float" office:value="0.454586664106895" calcext:value-type="float">
            <text:p>0,455</text:p>
          </table:table-cell>
          <table:table-cell table:formula="of:=[.I165]*180/PI()" office:value-type="float" office:value="26.0458972762563" calcext:value-type="float">
            <text:p>26,05</text:p>
          </table:table-cell>
          <table:table-cell/>
          <table:table-cell table:formula="of:=[.$B$4]*SIN(2*PI()/[.$B$5] * [.D165] - (2*PI() / [.$B$6]) * ([.$B$16] + [.$B$3]/2) * COS([.$B$7]))" office:value-type="float" office:value="0.181438324359028" calcext:value-type="float">
            <text:p>0,181438324359028</text:p>
          </table:table-cell>
          <table:table-cell table:formula="of:=[.$B$4]*SIN(2*PI()/[.$B$5] * [.D165] - (2*PI() / [.$B$6]) * ([.$B$16] - [.$B$3]/2) * COS([.$B$7]))" office:value-type="float" office:value="-1.56939849865723" calcext:value-type="float">
            <text:p>-1,56939849865723</text:p>
          </table:table-cell>
          <table:table-cell table:formula="of:=ASIN(([.L165]-[.M165])/[.$B$3])" office:value-type="float" office:value="0.453049260797113" calcext:value-type="float">
            <text:p>0,453</text:p>
          </table:table-cell>
          <table:table-cell table:formula="of:=[.N165]*180/PI()" office:value-type="float" office:value="25.9578105551963" calcext:value-type="float">
            <text:p>25,96</text:p>
          </table:table-cell>
          <table:table-cell/>
          <table:table-cell table:formula="of:=[.$B$4]*SIN(2*PI()/[.$B$5] * [.D165] - (2*PI() / [.$B$6]) * ([.$B$16] + [.$B$3]/2) * COS([.$B$8]))" office:value-type="float" office:value="-0.468202076124531" calcext:value-type="float">
            <text:p>-0,468202076124531</text:p>
          </table:table-cell>
          <table:table-cell table:formula="of:=[.$B$4]*SIN(2*PI()/[.$B$5] * [.D165] - (2*PI() / [.$B$6]) * ([.$B$16] - [.$B$3]/2) * COS([.$B$8]))" office:value-type="float" office:value="-1.36215491338714" calcext:value-type="float">
            <text:p>-1,36215491338714</text:p>
          </table:table-cell>
          <table:table-cell table:formula="of:=180*ASIN(([.Q165]-[.R165])/[.$B$3])/PI()" office:value-type="float" office:value="12.9139953491225" calcext:value-type="float">
            <text:p>12,91</text:p>
          </table:table-cell>
        </table:table-row>
        <table:table-row table:style-name="ro1">
          <table:table-cell table:number-columns-repeated="3"/>
          <table:table-cell office:value-type="float" office:value="16.2" calcext:value-type="float">
            <text:p>16,2</text:p>
          </table:table-cell>
          <table:table-cell table:number-columns-repeated="2"/>
          <table:table-cell table:formula="of:=[.$B$4]*SIN(2*PI()/[.$B$5] * [.D166] - (2*PI() / [.$B$6]) * ([.$B$16] + [.$B$2]/2) * SIN([.$B$7]))" office:value-type="float" office:value="-0.368081069668556" calcext:value-type="float">
            <text:p>-0,368081069668556</text:p>
          </table:table-cell>
          <table:table-cell table:formula="of:=[.$B$4]*SIN(2*PI()/[.$B$5] * [.D166] - (2*PI() / [.$B$6]) * ([.$B$16] - [.$B$2]/2) * SIN([.$B$7]))" office:value-type="float" office:value="-1.24344943582427" calcext:value-type="float">
            <text:p>-1,24344943582427</text:p>
          </table:table-cell>
          <table:table-cell table:formula="of:=ASIN(([.G166]-[.H166])/[.$B$2])" office:value-type="float" office:value="0.453021430694937" calcext:value-type="float">
            <text:p>0,453</text:p>
          </table:table-cell>
          <table:table-cell table:formula="of:=[.I166]*180/PI()" office:value-type="float" office:value="25.9562160077982" calcext:value-type="float">
            <text:p>25,96</text:p>
          </table:table-cell>
          <table:table-cell/>
          <table:table-cell table:formula="of:=[.$B$4]*SIN(2*PI()/[.$B$5] * [.D166] - (2*PI() / [.$B$6]) * ([.$B$16] + [.$B$3]/2) * COS([.$B$7]))" office:value-type="float" office:value="0.0767553973947174" calcext:value-type="float">
            <text:p>0,0767553973947174</text:p>
          </table:table-cell>
          <table:table-cell table:formula="of:=[.$B$4]*SIN(2*PI()/[.$B$5] * [.D166] - (2*PI() / [.$B$6]) * ([.$B$16] - [.$B$3]/2) * COS([.$B$7]))" office:value-type="float" office:value="-1.66847454263062" calcext:value-type="float">
            <text:p>-1,66847454263062</text:p>
          </table:table-cell>
          <table:table-cell table:formula="of:=ASIN(([.L166]-[.M166])/[.$B$3])" office:value-type="float" office:value="0.451490853572239" calcext:value-type="float">
            <text:p>0,451</text:p>
          </table:table-cell>
          <table:table-cell table:formula="of:=[.N166]*180/PI()" office:value-type="float" office:value="25.8685203984484" calcext:value-type="float">
            <text:p>25,87</text:p>
          </table:table-cell>
          <table:table-cell/>
          <table:table-cell table:formula="of:=[.$B$4]*SIN(2*PI()/[.$B$5] * [.D166] - (2*PI() / [.$B$6]) * ([.$B$16] + [.$B$3]/2) * COS([.$B$8]))" office:value-type="float" office:value="-0.572351394822007" calcext:value-type="float">
            <text:p>-0,572351394822007</text:p>
          </table:table-cell>
          <table:table-cell table:formula="of:=[.$B$4]*SIN(2*PI()/[.$B$5] * [.D166] - (2*PI() / [.$B$6]) * ([.$B$16] - [.$B$3]/2) * COS([.$B$8]))" office:value-type="float" office:value="-1.46260756879058" calcext:value-type="float">
            <text:p>-1,46260756879058</text:p>
          </table:table-cell>
          <table:table-cell table:formula="of:=180*ASIN(([.Q166]-[.R166])/[.$B$3])/PI()" office:value-type="float" office:value="12.8596763848981" calcext:value-type="float">
            <text:p>12,86</text:p>
          </table:table-cell>
        </table:table-row>
        <table:table-row table:style-name="ro1">
          <table:table-cell table:number-columns-repeated="3"/>
          <table:table-cell office:value-type="float" office:value="16.3" calcext:value-type="float">
            <text:p>16,3</text:p>
          </table:table-cell>
          <table:table-cell table:number-columns-repeated="2"/>
          <table:table-cell table:formula="of:=[.$B$4]*SIN(2*PI()/[.$B$5] * [.D167] - (2*PI() / [.$B$6]) * ([.$B$16] + [.$B$2]/2) * SIN([.$B$7]))" office:value-type="float" office:value="-0.472428321765065" calcext:value-type="float">
            <text:p>-0,472428321765065</text:p>
          </table:table-cell>
          <table:table-cell table:formula="of:=[.$B$4]*SIN(2*PI()/[.$B$5] * [.D167] - (2*PI() / [.$B$6]) * ([.$B$16] - [.$B$2]/2) * SIN([.$B$7]))" office:value-type="float" office:value="-1.34459910307633" calcext:value-type="float">
            <text:p>-1,34459910307633</text:p>
          </table:table-cell>
          <table:table-cell table:formula="of:=ASIN(([.G167]-[.H167])/[.$B$2])" office:value-type="float" office:value="0.451244041338079" calcext:value-type="float">
            <text:p>0,451</text:p>
          </table:table-cell>
          <table:table-cell table:formula="of:=[.I167]*180/PI()" office:value-type="float" office:value="25.8543790990988" calcext:value-type="float">
            <text:p>25,85</text:p>
          </table:table-cell>
          <table:table-cell/>
          <table:table-cell table:formula="of:=[.$B$4]*SIN(2*PI()/[.$B$5] * [.D167] - (2*PI() / [.$B$6]) * ([.$B$16] + [.$B$3]/2) * COS([.$B$7]))" office:value-type="float" office:value="-0.0279611970236825" calcext:value-type="float">
            <text:p>-0,0279611970236825</text:p>
          </table:table-cell>
          <table:table-cell table:formula="of:=[.$B$4]*SIN(2*PI()/[.$B$5] * [.D167] - (2*PI() / [.$B$6]) * ([.$B$16] - [.$B$3]/2) * COS([.$B$7]))" office:value-type="float" office:value="-1.76681873852601" calcext:value-type="float">
            <text:p>-1,76681873852601</text:p>
          </table:table-cell>
          <table:table-cell table:formula="of:=ASIN(([.L167]-[.M167])/[.$B$3])" office:value-type="float" office:value="0.4497211031923" calcext:value-type="float">
            <text:p>0,450</text:p>
          </table:table-cell>
          <table:table-cell table:formula="of:=[.N167]*180/PI()" office:value-type="float" office:value="25.7671211708862" calcext:value-type="float">
            <text:p>25,77</text:p>
          </table:table-cell>
          <table:table-cell/>
          <table:table-cell table:formula="of:=[.$B$4]*SIN(2*PI()/[.$B$5] * [.D167] - (2*PI() / [.$B$6]) * ([.$B$16] + [.$B$3]/2) * COS([.$B$8]))" office:value-type="float" office:value="-0.676249661281325" calcext:value-type="float">
            <text:p>-0,676249661281325</text:p>
          </table:table-cell>
          <table:table-cell table:formula="of:=[.$B$4]*SIN(2*PI()/[.$B$5] * [.D167] - (2*PI() / [.$B$6]) * ([.$B$16] - [.$B$3]/2) * COS([.$B$8]))" office:value-type="float" office:value="-1.56241867617472" calcext:value-type="float">
            <text:p>-1,56241867617472</text:p>
          </table:table-cell>
          <table:table-cell table:formula="of:=180*ASIN(([.Q167]-[.R167])/[.$B$3])/PI()" office:value-type="float" office:value="12.7996331345208" calcext:value-type="float">
            <text:p>12,80</text:p>
          </table:table-cell>
        </table:table-row>
        <table:table-row table:style-name="ro1">
          <table:table-cell table:number-columns-repeated="3"/>
          <table:table-cell office:value-type="float" office:value="16.4" calcext:value-type="float">
            <text:p>16,4</text:p>
          </table:table-cell>
          <table:table-cell table:number-columns-repeated="2"/>
          <table:table-cell table:formula="of:=[.$B$4]*SIN(2*PI()/[.$B$5] * [.D168] - (2*PI() / [.$B$6]) * ([.$B$16] + [.$B$2]/2) * SIN([.$B$7]))" office:value-type="float" office:value="-0.576568351185742" calcext:value-type="float">
            <text:p>-0,576568351185742</text:p>
          </table:table-cell>
          <table:table-cell table:formula="of:=[.$B$4]*SIN(2*PI()/[.$B$5] * [.D168] - (2*PI() / [.$B$6]) * ([.$B$16] - [.$B$2]/2) * SIN([.$B$7]))" office:value-type="float" office:value="-1.44515898472236" calcext:value-type="float">
            <text:p>-1,44515898472236</text:p>
          </table:table-cell>
          <table:table-cell table:formula="of:=ASIN(([.G168]-[.H168])/[.$B$2])" office:value-type="float" office:value="0.44925581751618" calcext:value-type="float">
            <text:p>0,449</text:p>
          </table:table-cell>
          <table:table-cell table:formula="of:=[.I168]*180/PI()" office:value-type="float" office:value="25.7404622653766" calcext:value-type="float">
            <text:p>25,74</text:p>
          </table:table-cell>
          <table:table-cell/>
          <table:table-cell table:formula="of:=[.$B$4]*SIN(2*PI()/[.$B$5] * [.D168] - (2*PI() / [.$B$6]) * ([.$B$16] + [.$B$3]/2) * COS([.$B$7]))" office:value-type="float" office:value="-0.132665526736939" calcext:value-type="float">
            <text:p>-0,132665526736939</text:p>
          </table:table-cell>
          <table:table-cell table:formula="of:=[.$B$4]*SIN(2*PI()/[.$B$5] * [.D168] - (2*PI() / [.$B$6]) * ([.$B$16] - [.$B$3]/2) * COS([.$B$7]))" office:value-type="float" office:value="-1.86438794932878" calcext:value-type="float">
            <text:p>-1,86438794932878</text:p>
          </table:table-cell>
          <table:table-cell table:formula="of:=ASIN(([.L168]-[.M168])/[.$B$3])" office:value-type="float" office:value="0.447741321315545" calcext:value-type="float">
            <text:p>0,448</text:p>
          </table:table-cell>
          <table:table-cell table:formula="of:=[.N168]*180/PI()" office:value-type="float" office:value="25.6536880249916" calcext:value-type="float">
            <text:p>25,65</text:p>
          </table:table-cell>
          <table:table-cell/>
          <table:table-cell table:formula="of:=[.$B$4]*SIN(2*PI()/[.$B$5] * [.D168] - (2*PI() / [.$B$6]) * ([.$B$16] + [.$B$3]/2) * COS([.$B$8]))" office:value-type="float" office:value="-0.779851302288942" calcext:value-type="float">
            <text:p>-0,779851302288942</text:p>
          </table:table-cell>
          <table:table-cell table:formula="of:=[.$B$4]*SIN(2*PI()/[.$B$5] * [.D168] - (2*PI() / [.$B$6]) * ([.$B$16] - [.$B$3]/2) * COS([.$B$8]))" office:value-type="float" office:value="-1.66154445508906" calcext:value-type="float">
            <text:p>-1,66154445508906</text:p>
          </table:table-cell>
          <table:table-cell table:formula="of:=180*ASIN(([.Q168]-[.R168])/[.$B$3])/PI()" office:value-type="float" office:value="12.7338959550531" calcext:value-type="float">
            <text:p>12,73</text:p>
          </table:table-cell>
        </table:table-row>
        <table:table-row table:style-name="ro1">
          <table:table-cell table:number-columns-repeated="3"/>
          <table:table-cell office:value-type="float" office:value="16.5" calcext:value-type="float">
            <text:p>16,5</text:p>
          </table:table-cell>
          <table:table-cell table:number-columns-repeated="2"/>
          <table:table-cell table:formula="of:=[.$B$4]*SIN(2*PI()/[.$B$5] * [.D169] - (2*PI() / [.$B$6]) * ([.$B$16] + [.$B$2]/2) * SIN([.$B$7]))" office:value-type="float" office:value="-0.680455478671832" calcext:value-type="float">
            <text:p>-0,680455478671832</text:p>
          </table:table-cell>
          <table:table-cell table:formula="of:=[.$B$4]*SIN(2*PI()/[.$B$5] * [.D169] - (2*PI() / [.$B$6]) * ([.$B$16] - [.$B$2]/2) * SIN([.$B$7]))" office:value-type="float" office:value="-1.54508497187474" calcext:value-type="float">
            <text:p>-1,54508497187474</text:p>
          </table:table-cell>
          <table:table-cell table:formula="of:=ASIN(([.G169]-[.H169])/[.$B$2])" office:value-type="float" office:value="0.447058228933975" calcext:value-type="float">
            <text:p>0,447</text:p>
          </table:table-cell>
          <table:table-cell table:formula="of:=[.I169]*180/PI()" office:value-type="float" office:value="25.6145497145101" calcext:value-type="float">
            <text:p>25,61</text:p>
          </table:table-cell>
          <table:table-cell/>
          <table:table-cell table:formula="of:=[.$B$4]*SIN(2*PI()/[.$B$5] * [.D169] - (2*PI() / [.$B$6]) * ([.$B$16] + [.$B$3]/2) * COS([.$B$7]))" office:value-type="float" office:value="-0.237311664965537" calcext:value-type="float">
            <text:p>-0,237311664965537</text:p>
          </table:table-cell>
          <table:table-cell table:formula="of:=[.$B$4]*SIN(2*PI()/[.$B$5] * [.D169] - (2*PI() / [.$B$6]) * ([.$B$16] - [.$B$3]/2) * COS([.$B$7]))" office:value-type="float" office:value="-1.96113937795837" calcext:value-type="float">
            <text:p>-1,96113937795837</text:p>
          </table:table-cell>
          <table:table-cell table:formula="of:=ASIN(([.L169]-[.M169])/[.$B$3])" office:value-type="float" office:value="0.445552966858168" calcext:value-type="float">
            <text:p>0,446</text:p>
          </table:table-cell>
          <table:table-cell table:formula="of:=[.N169]*180/PI()" office:value-type="float" office:value="25.5283045505052" calcext:value-type="float">
            <text:p>25,53</text:p>
          </table:table-cell>
          <table:table-cell/>
          <table:table-cell table:formula="of:=[.$B$4]*SIN(2*PI()/[.$B$5] * [.D169] - (2*PI() / [.$B$6]) * ([.$B$16] + [.$B$3]/2) * COS([.$B$8]))" office:value-type="float" office:value="-0.883110874741053" calcext:value-type="float">
            <text:p>-0,883110874741053</text:p>
          </table:table-cell>
          <table:table-cell table:formula="of:=[.$B$4]*SIN(2*PI()/[.$B$5] * [.D169] - (2*PI() / [.$B$6]) * ([.$B$16] - [.$B$3]/2) * COS([.$B$8]))" office:value-type="float" office:value="-1.75994142569085" calcext:value-type="float">
            <text:p>-1,75994142569085</text:p>
          </table:table-cell>
          <table:table-cell table:formula="of:=180*ASIN(([.Q169]-[.R169])/[.$B$3])/PI()" office:value-type="float" office:value="12.6624980205617" calcext:value-type="float">
            <text:p>12,66</text:p>
          </table:table-cell>
        </table:table-row>
        <table:table-row table:style-name="ro1">
          <table:table-cell table:number-columns-repeated="3"/>
          <table:table-cell office:value-type="float" office:value="16.6" calcext:value-type="float">
            <text:p>16,6</text:p>
          </table:table-cell>
          <table:table-cell table:number-columns-repeated="2"/>
          <table:table-cell table:formula="of:=[.$B$4]*SIN(2*PI()/[.$B$5] * [.D170] - (2*PI() / [.$B$6]) * ([.$B$16] + [.$B$2]/2) * SIN([.$B$7]))" office:value-type="float" office:value="-0.784044135895711" calcext:value-type="float">
            <text:p>-0,784044135895711</text:p>
          </table:table-cell>
          <table:table-cell table:formula="of:=[.$B$4]*SIN(2*PI()/[.$B$5] * [.D170] - (2*PI() / [.$B$6]) * ([.$B$16] - [.$B$2]/2) * SIN([.$B$7]))" office:value-type="float" office:value="-1.64433323369292" calcext:value-type="float">
            <text:p>-1,64433323369292</text:p>
          </table:table-cell>
          <table:table-cell table:formula="of:=ASIN(([.G170]-[.H170])/[.$B$2])" office:value-type="float" office:value="0.444652889680316" calcext:value-type="float">
            <text:p>0,445</text:p>
          </table:table-cell>
          <table:table-cell table:formula="of:=[.I170]*180/PI()" office:value-type="float" office:value="25.4767339269783" calcext:value-type="float">
            <text:p>25,48</text:p>
          </table:table-cell>
          <table:table-cell/>
          <table:table-cell table:formula="of:=[.$B$4]*SIN(2*PI()/[.$B$5] * [.D170] - (2*PI() / [.$B$6]) * ([.$B$16] + [.$B$3]/2) * COS([.$B$7]))" office:value-type="float" office:value="-0.341853710454655" calcext:value-type="float">
            <text:p>-0,341853710454655</text:p>
          </table:table-cell>
          <table:table-cell table:formula="of:=[.$B$4]*SIN(2*PI()/[.$B$5] * [.D170] - (2*PI() / [.$B$6]) * ([.$B$16] - [.$B$3]/2) * COS([.$B$7]))" office:value-type="float" office:value="-2.05703058604054" calcext:value-type="float">
            <text:p>-2,05703058604054</text:p>
          </table:table-cell>
          <table:table-cell table:formula="of:=ASIN(([.L170]-[.M170])/[.$B$3])" office:value-type="float" office:value="0.44315764220237" calcext:value-type="float">
            <text:p>0,443</text:p>
          </table:table-cell>
          <table:table-cell table:formula="of:=[.N170]*180/PI()" office:value-type="float" office:value="25.3910625571644" calcext:value-type="float">
            <text:p>25,39</text:p>
          </table:table-cell>
          <table:table-cell/>
          <table:table-cell table:formula="of:=[.$B$4]*SIN(2*PI()/[.$B$5] * [.D170] - (2*PI() / [.$B$6]) * ([.$B$16] + [.$B$3]/2) * COS([.$B$8]))" office:value-type="float" office:value="-0.985983085576414" calcext:value-type="float">
            <text:p>-0,985983085576414</text:p>
          </table:table-cell>
          <table:table-cell table:formula="of:=[.$B$4]*SIN(2*PI()/[.$B$5] * [.D170] - (2*PI() / [.$B$6]) * ([.$B$16] - [.$B$3]/2) * COS([.$B$8]))" office:value-type="float" office:value="-1.85756642781672" calcext:value-type="float">
            <text:p>-1,85756642781672</text:p>
          </table:table-cell>
          <table:table-cell table:formula="of:=180*ASIN(([.Q170]-[.R170])/[.$B$3])/PI()" office:value-type="float" office:value="12.5854752891318" calcext:value-type="float">
            <text:p>12,59</text:p>
          </table:table-cell>
        </table:table-row>
        <table:table-row table:style-name="ro1">
          <table:table-cell table:number-columns-repeated="3"/>
          <table:table-cell office:value-type="float" office:value="16.7" calcext:value-type="float">
            <text:p>16,7</text:p>
          </table:table-cell>
          <table:table-cell table:number-columns-repeated="2"/>
          <table:table-cell table:formula="of:=[.$B$4]*SIN(2*PI()/[.$B$5] * [.D171] - (2*PI() / [.$B$6]) * ([.$B$16] + [.$B$2]/2) * SIN([.$B$7]))" office:value-type="float" office:value="-0.887288885448682" calcext:value-type="float">
            <text:p>-0,887288885448682</text:p>
          </table:table-cell>
          <table:table-cell table:formula="of:=[.$B$4]*SIN(2*PI()/[.$B$5] * [.D171] - (2*PI() / [.$B$6]) * ([.$B$16] - [.$B$2]/2) * SIN([.$B$7]))" office:value-type="float" office:value="-1.74286023660907" calcext:value-type="float">
            <text:p>-1,74286023660907</text:p>
          </table:table-cell>
          <table:table-cell table:formula="of:=ASIN(([.G171]-[.H171])/[.$B$2])" office:value-type="float" office:value="0.442041554072559" calcext:value-type="float">
            <text:p>0,442</text:p>
          </table:table-cell>
          <table:table-cell table:formula="of:=[.I171]*180/PI()" office:value-type="float" office:value="25.3271154177616" calcext:value-type="float">
            <text:p>25,33</text:p>
          </table:table-cell>
          <table:table-cell/>
          <table:table-cell table:formula="of:=[.$B$4]*SIN(2*PI()/[.$B$5] * [.D171] - (2*PI() / [.$B$6]) * ([.$B$16] + [.$B$3]/2) * COS([.$B$7]))" office:value-type="float" office:value="-0.446245807607995" calcext:value-type="float">
            <text:p>-0,446245807607995</text:p>
          </table:table-cell>
          <table:table-cell table:formula="of:=[.$B$4]*SIN(2*PI()/[.$B$5] * [.D171] - (2*PI() / [.$B$6]) * ([.$B$16] - [.$B$3]/2) * COS([.$B$7]))" office:value-type="float" office:value="-2.15201951252216" calcext:value-type="float">
            <text:p>-2,15201951252216</text:p>
          </table:table-cell>
          <table:table-cell table:formula="of:=ASIN(([.L171]-[.M171])/[.$B$3])" office:value-type="float" office:value="0.440557089092937" calcext:value-type="float">
            <text:p>0,441</text:p>
          </table:table-cell>
          <table:table-cell table:formula="of:=[.N171]*180/PI()" office:value-type="float" office:value="25.2420618395943" calcext:value-type="float">
            <text:p>25,24</text:p>
          </table:table-cell>
          <table:table-cell/>
          <table:table-cell table:formula="of:=[.$B$4]*SIN(2*PI()/[.$B$5] * [.D171] - (2*PI() / [.$B$6]) * ([.$B$16] + [.$B$3]/2) * COS([.$B$8]))" office:value-type="float" office:value="-1.08842281164339" calcext:value-type="float">
            <text:p>-1,08842281164339</text:p>
          </table:table-cell>
          <table:table-cell table:formula="of:=[.$B$4]*SIN(2*PI()/[.$B$5] * [.D171] - (2*PI() / [.$B$6]) * ([.$B$16] - [.$B$3]/2) * COS([.$B$8]))" office:value-type="float" office:value="-1.9543766399142" calcext:value-type="float">
            <text:p>-1,9543766399142</text:p>
          </table:table-cell>
          <table:table-cell table:formula="of:=180*ASIN(([.Q171]-[.R171])/[.$B$3])/PI()" office:value-type="float" office:value="12.5028664674285" calcext:value-type="float">
            <text:p>12,50</text:p>
          </table:table-cell>
        </table:table-row>
        <table:table-row table:style-name="ro1">
          <table:table-cell table:number-columns-repeated="3"/>
          <table:table-cell office:value-type="float" office:value="16.8" calcext:value-type="float">
            <text:p>16,8</text:p>
          </table:table-cell>
          <table:table-cell table:number-columns-repeated="2"/>
          <table:table-cell table:formula="of:=[.$B$4]*SIN(2*PI()/[.$B$5] * [.D172] - (2*PI() / [.$B$6]) * ([.$B$16] + [.$B$2]/2) * SIN([.$B$7]))" office:value-type="float" office:value="-0.990144440771328" calcext:value-type="float">
            <text:p>-0,990144440771328</text:p>
          </table:table-cell>
          <table:table-cell table:formula="of:=[.$B$4]*SIN(2*PI()/[.$B$5] * [.D172] - (2*PI() / [.$B$6]) * ([.$B$16] - [.$B$2]/2) * SIN([.$B$7]))" office:value-type="float" office:value="-1.84062276342339" calcext:value-type="float">
            <text:p>-1,84062276342339</text:p>
          </table:table-cell>
          <table:table-cell table:formula="of:=ASIN(([.G172]-[.H172])/[.$B$2])" office:value-type="float" office:value="0.4392261122137" calcext:value-type="float">
            <text:p>0,439</text:p>
          </table:table-cell>
          <table:table-cell table:formula="of:=[.I172]*180/PI()" office:value-type="float" office:value="25.1658024817845" calcext:value-type="float">
            <text:p>25,17</text:p>
          </table:table-cell>
          <table:table-cell/>
          <table:table-cell table:formula="of:=[.$B$4]*SIN(2*PI()/[.$B$5] * [.D172] - (2*PI() / [.$B$6]) * ([.$B$16] + [.$B$3]/2) * COS([.$B$7]))" office:value-type="float" office:value="-0.55044216660156" calcext:value-type="float">
            <text:p>-0,55044216660156</text:p>
          </table:table-cell>
          <table:table-cell table:formula="of:=[.$B$4]*SIN(2*PI()/[.$B$5] * [.D172] - (2*PI() / [.$B$6]) * ([.$B$16] - [.$B$3]/2) * COS([.$B$7]))" office:value-type="float" office:value="-2.24606449212069" calcext:value-type="float">
            <text:p>-2,24606449212069</text:p>
          </table:table-cell>
          <table:table-cell table:formula="of:=ASIN(([.L172]-[.M172])/[.$B$3])" office:value-type="float" office:value="0.43775318424947" calcext:value-type="float">
            <text:p>0,438</text:p>
          </table:table-cell>
          <table:table-cell table:formula="of:=[.N172]*180/PI()" office:value-type="float" office:value="25.0814099259073" calcext:value-type="float">
            <text:p>25,08</text:p>
          </table:table-cell>
          <table:table-cell/>
          <table:table-cell table:formula="of:=[.$B$4]*SIN(2*PI()/[.$B$5] * [.D172] - (2*PI() / [.$B$6]) * ([.$B$16] + [.$B$3]/2) * COS([.$B$8]))" office:value-type="float" office:value="-1.19038511949248" calcext:value-type="float">
            <text:p>-1,19038511949248</text:p>
          </table:table-cell>
          <table:table-cell table:formula="of:=[.$B$4]*SIN(2*PI()/[.$B$5] * [.D172] - (2*PI() / [.$B$6]) * ([.$B$16] - [.$B$3]/2) * COS([.$B$8]))" office:value-type="float" office:value="-2.05032959782467" calcext:value-type="float">
            <text:p>-2,05032959782467</text:p>
          </table:table-cell>
          <table:table-cell table:formula="of:=180*ASIN(([.Q172]-[.R172])/[.$B$3])/PI()" office:value-type="float" office:value="12.4147129729151" calcext:value-type="float">
            <text:p>12,41</text:p>
          </table:table-cell>
        </table:table-row>
        <table:table-row table:style-name="ro1">
          <table:table-cell table:number-columns-repeated="3"/>
          <table:table-cell office:value-type="float" office:value="16.9" calcext:value-type="float">
            <text:p>16,9</text:p>
          </table:table-cell>
          <table:table-cell table:number-columns-repeated="2"/>
          <table:table-cell table:formula="of:=[.$B$4]*SIN(2*PI()/[.$B$5] * [.D173] - (2*PI() / [.$B$6]) * ([.$B$16] + [.$B$2]/2) * SIN([.$B$7]))" office:value-type="float" office:value="-1.09256568601767" calcext:value-type="float">
            <text:p>-1,09256568601767</text:p>
          </table:table-cell>
          <table:table-cell table:formula="of:=[.$B$4]*SIN(2*PI()/[.$B$5] * [.D173] - (2*PI() / [.$B$6]) * ([.$B$16] - [.$B$2]/2) * SIN([.$B$7]))" office:value-type="float" office:value="-1.93757793226051" calcext:value-type="float">
            <text:p>-1,93757793226051</text:p>
          </table:table-cell>
          <table:table-cell table:formula="of:=ASIN(([.G173]-[.H173])/[.$B$2])" office:value-type="float" office:value="0.436208585291139" calcext:value-type="float">
            <text:p>0,436</text:p>
          </table:table-cell>
          <table:table-cell table:formula="of:=[.I173]*180/PI()" office:value-type="float" office:value="24.9929109245547" calcext:value-type="float">
            <text:p>24,99</text:p>
          </table:table-cell>
          <table:table-cell/>
          <table:table-cell table:formula="of:=[.$B$4]*SIN(2*PI()/[.$B$5] * [.D173] - (2*PI() / [.$B$6]) * ([.$B$16] + [.$B$3]/2) * COS([.$B$7]))" office:value-type="float" office:value="-0.654397083468565" calcext:value-type="float">
            <text:p>-0,654397083468565</text:p>
          </table:table-cell>
          <table:table-cell table:formula="of:=[.$B$4]*SIN(2*PI()/[.$B$5] * [.D173] - (2*PI() / [.$B$6]) * ([.$B$16] - [.$B$3]/2) * COS([.$B$7]))" office:value-type="float" office:value="-2.33912427359984" calcext:value-type="float">
            <text:p>-2,33912427359984</text:p>
          </table:table-cell>
          <table:table-cell table:formula="of:=ASIN(([.L173]-[.M173])/[.$B$3])" office:value-type="float" office:value="0.434747934722692" calcext:value-type="float">
            <text:p>0,435</text:p>
          </table:table-cell>
          <table:table-cell table:formula="of:=[.N173]*180/PI()" office:value-type="float" office:value="24.9092218116393" calcext:value-type="float">
            <text:p>24,91</text:p>
          </table:table-cell>
          <table:table-cell/>
          <table:table-cell table:formula="of:=[.$B$4]*SIN(2*PI()/[.$B$5] * [.D173] - (2*PI() / [.$B$6]) * ([.$B$16] + [.$B$3]/2) * COS([.$B$8]))" office:value-type="float" office:value="-1.29182528508556" calcext:value-type="float">
            <text:p>-1,29182528508556</text:p>
          </table:table-cell>
          <table:table-cell table:formula="of:=[.$B$4]*SIN(2*PI()/[.$B$5] * [.D173] - (2*PI() / [.$B$6]) * ([.$B$16] - [.$B$3]/2) * COS([.$B$8]))" office:value-type="float" office:value="-2.14538321340951" calcext:value-type="float">
            <text:p>-2,14538321340951</text:p>
          </table:table-cell>
          <table:table-cell table:formula="of:=180*ASIN(([.Q173]-[.R173])/[.$B$3])/PI()" office:value-type="float" office:value="12.3210588938416" calcext:value-type="float">
            <text:p>12,32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"/>
          <table:table-cell table:formula="of:=[.$B$4]*SIN(2*PI()/[.$B$5] * [.D174] - (2*PI() / [.$B$6]) * ([.$B$16] + [.$B$2]/2) * SIN([.$B$7]))" office:value-type="float" office:value="-1.19450769584449" calcext:value-type="float">
            <text:p>-1,19450769584449</text:p>
          </table:table-cell>
          <table:table-cell table:formula="of:=[.$B$4]*SIN(2*PI()/[.$B$5] * [.D174] - (2*PI() / [.$B$6]) * ([.$B$16] - [.$B$2]/2) * SIN([.$B$7]))" office:value-type="float" office:value="-2.033683215379" calcext:value-type="float">
            <text:p>-2,033683215379</text:p>
          </table:table-cell>
          <table:table-cell table:formula="of:=ASIN(([.G174]-[.H174])/[.$B$2])" office:value-type="float" office:value="0.432991120646926" calcext:value-type="float">
            <text:p>0,433</text:p>
          </table:table-cell>
          <table:table-cell table:formula="of:=[.I174]*180/PI()" office:value-type="float" office:value="24.8085637797087" calcext:value-type="float">
            <text:p>24,81</text:p>
          </table:table-cell>
          <table:table-cell/>
          <table:table-cell table:formula="of:=[.$B$4]*SIN(2*PI()/[.$B$5] * [.D174] - (2*PI() / [.$B$6]) * ([.$B$16] + [.$B$3]/2) * COS([.$B$7]))" office:value-type="float" office:value="-0.758064960146738" calcext:value-type="float">
            <text:p>-0,758064960146738</text:p>
          </table:table-cell>
          <table:table-cell table:formula="of:=[.$B$4]*SIN(2*PI()/[.$B$5] * [.D174] - (2*PI() / [.$B$6]) * ([.$B$16] - [.$B$3]/2) * COS([.$B$7]))" office:value-type="float" office:value="-2.43115803786381" calcext:value-type="float">
            <text:p>-2,43115803786381</text:p>
          </table:table-cell>
          <table:table-cell table:formula="of:=ASIN(([.L174]-[.M174])/[.$B$3])" office:value-type="float" office:value="0.43154347302419" calcext:value-type="float">
            <text:p>0,432</text:p>
          </table:table-cell>
          <table:table-cell table:formula="of:=[.N174]*180/PI()" office:value-type="float" office:value="24.7256196807038" calcext:value-type="float">
            <text:p>24,73</text:p>
          </table:table-cell>
          <table:table-cell/>
          <table:table-cell table:formula="of:=[.$B$4]*SIN(2*PI()/[.$B$5] * [.D174] - (2*PI() / [.$B$6]) * ([.$B$16] + [.$B$3]/2) * COS([.$B$8]))" office:value-type="float" office:value="-1.39269881341337" calcext:value-type="float">
            <text:p>-1,39269881341337</text:p>
          </table:table-cell>
          <table:table-cell table:formula="of:=[.$B$4]*SIN(2*PI()/[.$B$5] * [.D174] - (2*PI() / [.$B$6]) * ([.$B$16] - [.$B$3]/2) * COS([.$B$8]))" office:value-type="float" office:value="-2.23949579301136" calcext:value-type="float">
            <text:p>-2,23949579301136</text:p>
          </table:table-cell>
          <table:table-cell table:formula="of:=180*ASIN(([.Q174]-[.R174])/[.$B$3])/PI()" office:value-type="float" office:value="12.2219509471239" calcext:value-type="float">
            <text:p>12,22</text:p>
          </table:table-cell>
        </table:table-row>
        <table:table-row table:style-name="ro1">
          <table:table-cell table:number-columns-repeated="3"/>
          <table:table-cell office:value-type="float" office:value="17.1" calcext:value-type="float">
            <text:p>17,1</text:p>
          </table:table-cell>
          <table:table-cell table:number-columns-repeated="2"/>
          <table:table-cell table:formula="of:=[.$B$4]*SIN(2*PI()/[.$B$5] * [.D175] - (2*PI() / [.$B$6]) * ([.$B$16] + [.$B$2]/2) * SIN([.$B$7]))" office:value-type="float" office:value="-1.29592575511707" calcext:value-type="float">
            <text:p>-1,29592575511707</text:p>
          </table:table-cell>
          <table:table-cell table:formula="of:=[.$B$4]*SIN(2*PI()/[.$B$5] * [.D175] - (2*PI() / [.$B$6]) * ([.$B$16] - [.$B$2]/2) * SIN([.$B$7]))" office:value-type="float" office:value="-2.12889645782536" calcext:value-type="float">
            <text:p>-2,12889645782536</text:p>
          </table:table-cell>
          <table:table-cell table:formula="of:=ASIN(([.G175]-[.H175])/[.$B$2])" office:value-type="float" office:value="0.429575986649985" calcext:value-type="float">
            <text:p>0,430</text:p>
          </table:table-cell>
          <table:table-cell table:formula="of:=[.I175]*180/PI()" office:value-type="float" office:value="24.6128910152123" calcext:value-type="float">
            <text:p>24,61</text:p>
          </table:table-cell>
          <table:table-cell/>
          <table:table-cell table:formula="of:=[.$B$4]*SIN(2*PI()/[.$B$5] * [.D175] - (2*PI() / [.$B$6]) * ([.$B$16] + [.$B$3]/2) * COS([.$B$7]))" office:value-type="float" office:value="-0.861400324479111" calcext:value-type="float">
            <text:p>-0,861400324479111</text:p>
          </table:table-cell>
          <table:table-cell table:formula="of:=[.$B$4]*SIN(2*PI()/[.$B$5] * [.D175] - (2*PI() / [.$B$6]) * ([.$B$16] - [.$B$3]/2) * COS([.$B$7]))" office:value-type="float" office:value="-2.52212541586186" calcext:value-type="float">
            <text:p>-2,52212541586186</text:p>
          </table:table-cell>
          <table:table-cell table:formula="of:=ASIN(([.L175]-[.M175])/[.$B$3])" office:value-type="float" office:value="0.428142052059619" calcext:value-type="float">
            <text:p>0,428</text:p>
          </table:table-cell>
          <table:table-cell table:formula="of:=[.N175]*180/PI()" office:value-type="float" office:value="24.5307326150865" calcext:value-type="float">
            <text:p>24,53</text:p>
          </table:table-cell>
          <table:table-cell/>
          <table:table-cell table:formula="of:=[.$B$4]*SIN(2*PI()/[.$B$5] * [.D175] - (2*PI() / [.$B$6]) * ([.$B$16] + [.$B$3]/2) * COS([.$B$8]))" office:value-type="float" office:value="-1.4929614580125" calcext:value-type="float">
            <text:p>-1,4929614580125</text:p>
          </table:table-cell>
          <table:table-cell table:formula="of:=[.$B$4]*SIN(2*PI()/[.$B$5] * [.D175] - (2*PI() / [.$B$6]) * ([.$B$16] - [.$B$3]/2) * COS([.$B$8]))" office:value-type="float" office:value="-2.33262605574238" calcext:value-type="float">
            <text:p>-2,33262605574238</text:p>
          </table:table-cell>
          <table:table-cell table:formula="of:=180*ASIN(([.Q175]-[.R175])/[.$B$3])/PI()" office:value-type="float" office:value="12.1174384342377" calcext:value-type="float">
            <text:p>12,12</text:p>
          </table:table-cell>
        </table:table-row>
        <table:table-row table:style-name="ro1">
          <table:table-cell table:number-columns-repeated="3"/>
          <table:table-cell office:value-type="float" office:value="17.2" calcext:value-type="float">
            <text:p>17,2</text:p>
          </table:table-cell>
          <table:table-cell table:number-columns-repeated="2"/>
          <table:table-cell table:formula="of:=[.$B$4]*SIN(2*PI()/[.$B$5] * [.D176] - (2*PI() / [.$B$6]) * ([.$B$16] + [.$B$2]/2) * SIN([.$B$7]))" office:value-type="float" office:value="-1.3967753785227" calcext:value-type="float">
            <text:p>-1,3967753785227</text:p>
          </table:table-cell>
          <table:table-cell table:formula="of:=[.$B$4]*SIN(2*PI()/[.$B$5] * [.D176] - (2*PI() / [.$B$6]) * ([.$B$16] - [.$B$2]/2) * SIN([.$B$7]))" office:value-type="float" office:value="-2.22317589592464" calcext:value-type="float">
            <text:p>-2,22317589592464</text:p>
          </table:table-cell>
          <table:table-cell table:formula="of:=ASIN(([.G176]-[.H176])/[.$B$2])" office:value-type="float" office:value="0.425965567401185" calcext:value-type="float">
            <text:p>0,426</text:p>
          </table:table-cell>
          <table:table-cell table:formula="of:=[.I176]*180/PI()" office:value-type="float" office:value="24.4060292299833" calcext:value-type="float">
            <text:p>24,41</text:p>
          </table:table-cell>
          <table:table-cell/>
          <table:table-cell table:formula="of:=[.$B$4]*SIN(2*PI()/[.$B$5] * [.D176] - (2*PI() / [.$B$6]) * ([.$B$16] + [.$B$3]/2) * COS([.$B$7]))" office:value-type="float" office:value="-0.964357850159617" calcext:value-type="float">
            <text:p>-0,964357850159617</text:p>
          </table:table-cell>
          <table:table-cell table:formula="of:=[.$B$4]*SIN(2*PI()/[.$B$5] * [.D176] - (2*PI() / [.$B$6]) * ([.$B$16] - [.$B$3]/2) * COS([.$B$7]))" office:value-type="float" office:value="-2.61198650629548" calcext:value-type="float">
            <text:p>-2,61198650629548</text:p>
          </table:table-cell>
          <table:table-cell table:formula="of:=ASIN(([.L176]-[.M176])/[.$B$3])" office:value-type="float" office:value="0.42454603989576" calcext:value-type="float">
            <text:p>0,425</text:p>
          </table:table-cell>
          <table:table-cell table:formula="of:=[.N176]*180/PI()" office:value-type="float" office:value="24.3246962950197" calcext:value-type="float">
            <text:p>24,32</text:p>
          </table:table-cell>
          <table:table-cell/>
          <table:table-cell table:formula="of:=[.$B$4]*SIN(2*PI()/[.$B$5] * [.D176] - (2*PI() / [.$B$6]) * ([.$B$16] + [.$B$3]/2) * COS([.$B$8]))" office:value-type="float" office:value="-1.5925692403733" calcext:value-type="float">
            <text:p>-1,5925692403733</text:p>
          </table:table-cell>
          <table:table-cell table:formula="of:=[.$B$4]*SIN(2*PI()/[.$B$5] * [.D176] - (2*PI() / [.$B$6]) * ([.$B$16] - [.$B$3]/2) * COS([.$B$8]))" office:value-type="float" office:value="-2.42473315159133" calcext:value-type="float">
            <text:p>-2,42473315159133</text:p>
          </table:table-cell>
          <table:table-cell table:formula="of:=180*ASIN(([.Q176]-[.R176])/[.$B$3])/PI()" office:value-type="float" office:value="12.0075731952547" calcext:value-type="float">
            <text:p>12,01</text:p>
          </table:table-cell>
        </table:table-row>
        <table:table-row table:style-name="ro1">
          <table:table-cell table:number-columns-repeated="3"/>
          <table:table-cell office:value-type="float" office:value="17.3" calcext:value-type="float">
            <text:p>17,3</text:p>
          </table:table-cell>
          <table:table-cell table:number-columns-repeated="2"/>
          <table:table-cell table:formula="of:=[.$B$4]*SIN(2*PI()/[.$B$5] * [.D177] - (2*PI() / [.$B$6]) * ([.$B$16] + [.$B$2]/2) * SIN([.$B$7]))" office:value-type="float" office:value="-1.49701233008345" calcext:value-type="float">
            <text:p>-1,49701233008345</text:p>
          </table:table-cell>
          <table:table-cell table:formula="of:=[.$B$4]*SIN(2*PI()/[.$B$5] * [.D177] - (2*PI() / [.$B$6]) * ([.$B$16] - [.$B$2]/2) * SIN([.$B$7]))" office:value-type="float" office:value="-2.31648017559931" calcext:value-type="float">
            <text:p>-2,31648017559931</text:p>
          </table:table-cell>
          <table:table-cell table:formula="of:=ASIN(([.G177]-[.H177])/[.$B$2])" office:value-type="float" office:value="0.422162357302144" calcext:value-type="float">
            <text:p>0,422</text:p>
          </table:table-cell>
          <table:table-cell table:formula="of:=[.I177]*180/PI()" office:value-type="float" office:value="24.1881213427067" calcext:value-type="float">
            <text:p>24,19</text:p>
          </table:table-cell>
          <table:table-cell/>
          <table:table-cell table:formula="of:=[.$B$4]*SIN(2*PI()/[.$B$5] * [.D177] - (2*PI() / [.$B$6]) * ([.$B$16] + [.$B$3]/2) * COS([.$B$7]))" office:value-type="float" office:value="-1.06689237661472" calcext:value-type="float">
            <text:p>-1,06689237661472</text:p>
          </table:table-cell>
          <table:table-cell table:formula="of:=[.$B$4]*SIN(2*PI()/[.$B$5] * [.D177] - (2*PI() / [.$B$6]) * ([.$B$16] - [.$B$3]/2) * COS([.$B$7]))" office:value-type="float" office:value="-2.70070189312048" calcext:value-type="float">
            <text:p>-2,70070189312048</text:p>
          </table:table-cell>
          <table:table-cell table:formula="of:=ASIN(([.L177]-[.M177])/[.$B$3])" office:value-type="float" office:value="0.420757914391847" calcext:value-type="float">
            <text:p>0,421</text:p>
          </table:table-cell>
          <table:table-cell table:formula="of:=[.N177]*180/PI()" office:value-type="float" office:value="24.1076526913796" calcext:value-type="float">
            <text:p>24,11</text:p>
          </table:table-cell>
          <table:table-cell/>
          <table:table-cell table:formula="of:=[.$B$4]*SIN(2*PI()/[.$B$5] * [.D177] - (2*PI() / [.$B$6]) * ([.$B$16] + [.$B$3]/2) * COS([.$B$8]))" office:value-type="float" office:value="-1.69147846923037" calcext:value-type="float">
            <text:p>-1,69147846923037</text:p>
          </table:table-cell>
          <table:table-cell table:formula="of:=[.$B$4]*SIN(2*PI()/[.$B$5] * [.D177] - (2*PI() / [.$B$6]) * ([.$B$16] - [.$B$3]/2) * COS([.$B$8]))" office:value-type="float" office:value="-2.51577667934181" calcext:value-type="float">
            <text:p>-2,51577667934181</text:p>
          </table:table-cell>
          <table:table-cell table:formula="of:=180*ASIN(([.Q177]-[.R177])/[.$B$3])/PI()" office:value-type="float" office:value="11.8924095611533" calcext:value-type="float">
            <text:p>11,89</text:p>
          </table:table-cell>
        </table:table-row>
        <table:table-row table:style-name="ro1">
          <table:table-cell table:number-columns-repeated="3"/>
          <table:table-cell office:value-type="float" office:value="17.4" calcext:value-type="float">
            <text:p>17,4</text:p>
          </table:table-cell>
          <table:table-cell table:number-columns-repeated="2"/>
          <table:table-cell table:formula="of:=[.$B$4]*SIN(2*PI()/[.$B$5] * [.D178] - (2*PI() / [.$B$6]) * ([.$B$16] + [.$B$2]/2) * SIN([.$B$7]))" office:value-type="float" office:value="-1.59659264255951" calcext:value-type="float">
            <text:p>-1,59659264255951</text:p>
          </table:table-cell>
          <table:table-cell table:formula="of:=[.$B$4]*SIN(2*PI()/[.$B$5] * [.D178] - (2*PI() / [.$B$6]) * ([.$B$16] - [.$B$2]/2) * SIN([.$B$7]))" office:value-type="float" office:value="-2.40876837050857" calcext:value-type="float">
            <text:p>-2,40876837050857</text:p>
          </table:table-cell>
          <table:table-cell table:formula="of:=ASIN(([.G178]-[.H178])/[.$B$2])" office:value-type="float" office:value="0.418168955518405" calcext:value-type="float">
            <text:p>0,418</text:p>
          </table:table-cell>
          <table:table-cell table:formula="of:=[.I178]*180/PI()" office:value-type="float" office:value="23.9593162745985" calcext:value-type="float">
            <text:p>23,96</text:p>
          </table:table-cell>
          <table:table-cell/>
          <table:table-cell table:formula="of:=[.$B$4]*SIN(2*PI()/[.$B$5] * [.D178] - (2*PI() / [.$B$6]) * ([.$B$16] + [.$B$3]/2) * COS([.$B$7]))" office:value-type="float" office:value="-1.16895892881231" calcext:value-type="float">
            <text:p>-1,16895892881231</text:p>
          </table:table-cell>
          <table:table-cell table:formula="of:=[.$B$4]*SIN(2*PI()/[.$B$5] * [.D178] - (2*PI() / [.$B$6]) * ([.$B$16] - [.$B$3]/2) * COS([.$B$7]))" office:value-type="float" office:value="-2.78823266283612" calcext:value-type="float">
            <text:p>-2,78823266283612</text:p>
          </table:table-cell>
          <table:table-cell table:formula="of:=ASIN(([.L178]-[.M178])/[.$B$3])" office:value-type="float" office:value="0.416780257725362" calcext:value-type="float">
            <text:p>0,417</text:p>
          </table:table-cell>
          <table:table-cell table:formula="of:=[.N178]*180/PI()" office:value-type="float" office:value="23.879749752038" calcext:value-type="float">
            <text:p>23,88</text:p>
          </table:table-cell>
          <table:table-cell/>
          <table:table-cell table:formula="of:=[.$B$4]*SIN(2*PI()/[.$B$5] * [.D178] - (2*PI() / [.$B$6]) * ([.$B$16] + [.$B$3]/2) * COS([.$B$8]))" office:value-type="float" office:value="-1.78964575972695" calcext:value-type="float">
            <text:p>-1,78964575972695</text:p>
          </table:table-cell>
          <table:table-cell table:formula="of:=[.$B$4]*SIN(2*PI()/[.$B$5] * [.D178] - (2*PI() / [.$B$6]) * ([.$B$16] - [.$B$3]/2) * COS([.$B$8]))" office:value-type="float" office:value="-2.60571670429353" calcext:value-type="float">
            <text:p>-2,60571670429353</text:p>
          </table:table-cell>
          <table:table-cell table:formula="of:=180*ASIN(([.Q178]-[.R178])/[.$B$3])/PI()" office:value-type="float" office:value="11.7720043045365" calcext:value-type="float">
            <text:p>11,77</text:p>
          </table:table-cell>
        </table:table-row>
        <table:table-row table:style-name="ro1">
          <table:table-cell table:number-columns-repeated="3"/>
          <table:table-cell office:value-type="float" office:value="17.5" calcext:value-type="float">
            <text:p>17,5</text:p>
          </table:table-cell>
          <table:table-cell table:number-columns-repeated="2"/>
          <table:table-cell table:formula="of:=[.$B$4]*SIN(2*PI()/[.$B$5] * [.D179] - (2*PI() / [.$B$6]) * ([.$B$16] + [.$B$2]/2) * SIN([.$B$7]))" office:value-type="float" office:value="-1.69547263673467" calcext:value-type="float">
            <text:p>-1,69547263673467</text:p>
          </table:table-cell>
          <table:table-cell table:formula="of:=[.$B$4]*SIN(2*PI()/[.$B$5] * [.D179] - (2*PI() / [.$B$6]) * ([.$B$16] - [.$B$2]/2) * SIN([.$B$7]))" office:value-type="float" office:value="-2.5" calcext:value-type="float">
            <text:p>-2,5</text:p>
          </table:table-cell>
          <table:table-cell table:formula="of:=ASIN(([.G179]-[.H179])/[.$B$2])" office:value-type="float" office:value="0.413988060367141" calcext:value-type="float">
            <text:p>0,414</text:p>
          </table:table-cell>
          <table:table-cell table:formula="of:=[.I179]*180/PI()" office:value-type="float" office:value="23.7197686278443" calcext:value-type="float">
            <text:p>23,72</text:p>
          </table:table-cell>
          <table:table-cell/>
          <table:table-cell table:formula="of:=[.$B$4]*SIN(2*PI()/[.$B$5] * [.D179] - (2*PI() / [.$B$6]) * ([.$B$16] + [.$B$3]/2) * COS([.$B$7]))" office:value-type="float" office:value="-1.27051273698928" calcext:value-type="float">
            <text:p>-1,27051273698928</text:p>
          </table:table-cell>
          <table:table-cell table:formula="of:=[.$B$4]*SIN(2*PI()/[.$B$5] * [.D179] - (2*PI() / [.$B$6]) * ([.$B$16] - [.$B$3]/2) * COS([.$B$7]))" office:value-type="float" office:value="-2.87454042155389" calcext:value-type="float">
            <text:p>-2,87454042155389</text:p>
          </table:table-cell>
          <table:table-cell table:formula="of:=ASIN(([.L179]-[.M179])/[.$B$3])" office:value-type="float" office:value="0.412615750842028" calcext:value-type="float">
            <text:p>0,413</text:p>
          </table:table-cell>
          <table:table-cell table:formula="of:=[.N179]*180/PI()" office:value-type="float" office:value="23.6411410838698" calcext:value-type="float">
            <text:p>23,64</text:p>
          </table:table-cell>
          <table:table-cell/>
          <table:table-cell table:formula="of:=[.$B$4]*SIN(2*PI()/[.$B$5] * [.D179] - (2*PI() / [.$B$6]) * ([.$B$16] + [.$B$3]/2) * COS([.$B$8]))" office:value-type="float" office:value="-1.88702805244497" calcext:value-type="float">
            <text:p>-1,88702805244497</text:p>
          </table:table-cell>
          <table:table-cell table:formula="of:=[.$B$4]*SIN(2*PI()/[.$B$5] * [.D179] - (2*PI() / [.$B$6]) * ([.$B$16] - [.$B$3]/2) * COS([.$B$8]))" office:value-type="float" office:value="-2.69451377577902" calcext:value-type="float">
            <text:p>-2,69451377577902</text:p>
          </table:table-cell>
          <table:table-cell table:formula="of:=180*ASIN(([.Q179]-[.R179])/[.$B$3])/PI()" office:value-type="float" office:value="11.6464165888931" calcext:value-type="float">
            <text:p>11,65</text:p>
          </table:table-cell>
        </table:table-row>
        <table:table-row table:style-name="ro1">
          <table:table-cell table:number-columns-repeated="3"/>
          <table:table-cell office:value-type="float" office:value="17.6" calcext:value-type="float">
            <text:p>17,6</text:p>
          </table:table-cell>
          <table:table-cell table:number-columns-repeated="2"/>
          <table:table-cell table:formula="of:=[.$B$4]*SIN(2*PI()/[.$B$5] * [.D180] - (2*PI() / [.$B$6]) * ([.$B$16] + [.$B$2]/2) * SIN([.$B$7]))" office:value-type="float" office:value="-1.79360894057546" calcext:value-type="float">
            <text:p>-1,79360894057546</text:p>
          </table:table-cell>
          <table:table-cell table:formula="of:=[.$B$4]*SIN(2*PI()/[.$B$5] * [.D180] - (2*PI() / [.$B$6]) * ([.$B$16] - [.$B$2]/2) * SIN([.$B$7]))" office:value-type="float" office:value="-2.59013504686565" calcext:value-type="float">
            <text:p>-2,59013504686565</text:p>
          </table:table-cell>
          <table:table-cell table:formula="of:=ASIN(([.G180]-[.H180])/[.$B$2])" office:value-type="float" office:value="0.409622463658757" calcext:value-type="float">
            <text:p>0,410</text:p>
          </table:table-cell>
          <table:table-cell table:formula="of:=[.I180]*180/PI()" office:value-type="float" office:value="23.4696383613977" calcext:value-type="float">
            <text:p>23,47</text:p>
          </table:table-cell>
          <table:table-cell/>
          <table:table-cell table:formula="of:=[.$B$4]*SIN(2*PI()/[.$B$5] * [.D180] - (2*PI() / [.$B$6]) * ([.$B$16] + [.$B$3]/2) * COS([.$B$7]))" office:value-type="float" office:value="-1.37150925628897" calcext:value-type="float">
            <text:p>-1,37150925628897</text:p>
          </table:table-cell>
          <table:table-cell table:formula="of:=[.$B$4]*SIN(2*PI()/[.$B$5] * [.D180] - (2*PI() / [.$B$6]) * ([.$B$16] - [.$B$3]/2) * COS([.$B$7]))" office:value-type="float" office:value="-2.95958731183832" calcext:value-type="float">
            <text:p>-2,95958731183832</text:p>
          </table:table-cell>
          <table:table-cell table:formula="of:=ASIN(([.L180]-[.M180])/[.$B$3])" office:value-type="float" office:value="0.408267167858949" calcext:value-type="float">
            <text:p>0,408</text:p>
          </table:table-cell>
          <table:table-cell table:formula="of:=[.N180]*180/PI()" office:value-type="float" office:value="23.3919856320769" calcext:value-type="float">
            <text:p>23,39</text:p>
          </table:table-cell>
          <table:table-cell/>
          <table:table-cell table:formula="of:=[.$B$4]*SIN(2*PI()/[.$B$5] * [.D180] - (2*PI() / [.$B$6]) * ([.$B$16] + [.$B$3]/2) * COS([.$B$8]))" office:value-type="float" office:value="-1.98358263229233" calcext:value-type="float">
            <text:p>-1,98358263229233</text:p>
          </table:table-cell>
          <table:table-cell table:formula="of:=[.$B$4]*SIN(2*PI()/[.$B$5] * [.D180] - (2*PI() / [.$B$6]) * ([.$B$16] - [.$B$3]/2) * COS([.$B$8]))" office:value-type="float" office:value="-2.78212894446793" calcext:value-type="float">
            <text:p>-2,78212894446793</text:p>
          </table:table-cell>
          <table:table-cell table:formula="of:=180*ASIN(([.Q180]-[.R180])/[.$B$3])/PI()" office:value-type="float" office:value="11.5157079165396" calcext:value-type="float">
            <text:p>11,52</text:p>
          </table:table-cell>
        </table:table-row>
        <table:table-row table:style-name="ro1">
          <table:table-cell table:number-columns-repeated="3"/>
          <table:table-cell office:value-type="float" office:value="17.7" calcext:value-type="float">
            <text:p>17,7</text:p>
          </table:table-cell>
          <table:table-cell table:number-columns-repeated="2"/>
          <table:table-cell table:formula="of:=[.$B$4]*SIN(2*PI()/[.$B$5] * [.D181] - (2*PI() / [.$B$6]) * ([.$B$16] + [.$B$2]/2) * SIN([.$B$7]))" office:value-type="float" office:value="-1.89095850825558" calcext:value-type="float">
            <text:p>-1,89095850825558</text:p>
          </table:table-cell>
          <table:table-cell table:formula="of:=[.$B$4]*SIN(2*PI()/[.$B$5] * [.D181] - (2*PI() / [.$B$6]) * ([.$B$16] - [.$B$2]/2) * SIN([.$B$7]))" office:value-type="float" office:value="-2.67913397489498" calcext:value-type="float">
            <text:p>-2,67913397489498</text:p>
          </table:table-cell>
          <table:table-cell table:formula="of:=ASIN(([.G181]-[.H181])/[.$B$2])" office:value-type="float" office:value="0.40507504502078" calcext:value-type="float">
            <text:p>0,405</text:p>
          </table:table-cell>
          <table:table-cell table:formula="of:=[.I181]*180/PI()" office:value-type="float" office:value="23.2090904657625" calcext:value-type="float">
            <text:p>23,21</text:p>
          </table:table-cell>
          <table:table-cell/>
          <table:table-cell table:formula="of:=[.$B$4]*SIN(2*PI()/[.$B$5] * [.D181] - (2*PI() / [.$B$6]) * ([.$B$16] + [.$B$3]/2) * COS([.$B$7]))" office:value-type="float" office:value="-1.47190418630003" calcext:value-type="float">
            <text:p>-1,47190418630003</text:p>
          </table:table-cell>
          <table:table-cell table:formula="of:=[.$B$4]*SIN(2*PI()/[.$B$5] * [.D181] - (2*PI() / [.$B$6]) * ([.$B$16] - [.$B$3]/2) * COS([.$B$7]))" office:value-type="float" office:value="-3.0433360293125" calcext:value-type="float">
            <text:p>-3,0433360293125</text:p>
          </table:table-cell>
          <table:table-cell table:formula="of:=ASIN(([.L181]-[.M181])/[.$B$3])" office:value-type="float" office:value="0.403737370448929" calcext:value-type="float">
            <text:p>0,404</text:p>
          </table:table-cell>
          <table:table-cell table:formula="of:=[.N181]*180/PI()" office:value-type="float" office:value="23.1324473584335" calcext:value-type="float">
            <text:p>23,13</text:p>
          </table:table-cell>
          <table:table-cell/>
          <table:table-cell table:formula="of:=[.$B$4]*SIN(2*PI()/[.$B$5] * [.D181] - (2*PI() / [.$B$6]) * ([.$B$16] + [.$B$3]/2) * COS([.$B$8]))" office:value-type="float" office:value="-2.07926714723914" calcext:value-type="float">
            <text:p>-2,07926714723914</text:p>
          </table:table-cell>
          <table:table-cell table:formula="of:=[.$B$4]*SIN(2*PI()/[.$B$5] * [.D181] - (2*PI() / [.$B$6]) * ([.$B$16] - [.$B$3]/2) * COS([.$B$8]))" office:value-type="float" office:value="-2.86852377945158" calcext:value-type="float">
            <text:p>-2,86852377945158</text:p>
          </table:table-cell>
          <table:table-cell table:formula="of:=180*ASIN(([.Q181]-[.R181])/[.$B$3])/PI()" office:value-type="float" office:value="11.3799420753785" calcext:value-type="float">
            <text:p>11,38</text:p>
          </table:table-cell>
        </table:table-row>
        <table:table-row table:style-name="ro1">
          <table:table-cell table:number-columns-repeated="3"/>
          <table:table-cell office:value-type="float" office:value="17.8" calcext:value-type="float">
            <text:p>17,8</text:p>
          </table:table-cell>
          <table:table-cell table:number-columns-repeated="2"/>
          <table:table-cell table:formula="of:=[.$B$4]*SIN(2*PI()/[.$B$5] * [.D182] - (2*PI() / [.$B$6]) * ([.$B$16] + [.$B$2]/2) * SIN([.$B$7]))" office:value-type="float" office:value="-1.98747863903722" calcext:value-type="float">
            <text:p>-1,98747863903722</text:p>
          </table:table-cell>
          <table:table-cell table:formula="of:=[.$B$4]*SIN(2*PI()/[.$B$5] * [.D182] - (2*PI() / [.$B$6]) * ([.$B$16] - [.$B$2]/2) * SIN([.$B$7]))" office:value-type="float" office:value="-2.76695774621672" calcext:value-type="float">
            <text:p>-2,76695774621672</text:p>
          </table:table-cell>
          <table:table-cell table:formula="of:=ASIN(([.G182]-[.H182])/[.$B$2])" office:value-type="float" office:value="0.400348766231244" calcext:value-type="float">
            <text:p>0,400</text:p>
          </table:table-cell>
          <table:table-cell table:formula="of:=[.I182]*180/PI()" office:value-type="float" office:value="22.9382946383199" calcext:value-type="float">
            <text:p>22,94</text:p>
          </table:table-cell>
          <table:table-cell/>
          <table:table-cell table:formula="of:=[.$B$4]*SIN(2*PI()/[.$B$5] * [.D182] - (2*PI() / [.$B$6]) * ([.$B$16] + [.$B$3]/2) * COS([.$B$7]))" office:value-type="float" office:value="-1.57165349048811" calcext:value-type="float">
            <text:p>-1,57165349048811</text:p>
          </table:table-cell>
          <table:table-cell table:formula="of:=[.$B$4]*SIN(2*PI()/[.$B$5] * [.D182] - (2*PI() / [.$B$6]) * ([.$B$16] - [.$B$3]/2) * COS([.$B$7]))" office:value-type="float" office:value="-3.12574983902103" calcext:value-type="float">
            <text:p>-3,12574983902103</text:p>
          </table:table-cell>
          <table:table-cell table:formula="of:=ASIN(([.L182]-[.M182])/[.$B$3])" office:value-type="float" office:value="0.39902930223282" calcext:value-type="float">
            <text:p>0,399</text:p>
          </table:table-cell>
          <table:table-cell table:formula="of:=[.N182]*180/PI()" office:value-type="float" office:value="22.8626949199908" calcext:value-type="float">
            <text:p>22,86</text:p>
          </table:table-cell>
          <table:table-cell/>
          <table:table-cell table:formula="of:=[.$B$4]*SIN(2*PI()/[.$B$5] * [.D182] - (2*PI() / [.$B$6]) * ([.$B$16] + [.$B$3]/2) * COS([.$B$8]))" office:value-type="float" office:value="-2.17403962689475" calcext:value-type="float">
            <text:p>-2,17403962689475</text:p>
          </table:table-cell>
          <table:table-cell table:formula="of:=[.$B$4]*SIN(2*PI()/[.$B$5] * [.D182] - (2*PI() / [.$B$6]) * ([.$B$16] - [.$B$3]/2) * COS([.$B$8]))" office:value-type="float" office:value="-2.95366038509996" calcext:value-type="float">
            <text:p>-2,95366038509996</text:p>
          </table:table-cell>
          <table:table-cell table:formula="of:=180*ASIN(([.Q182]-[.R182])/[.$B$3])/PI()" office:value-type="float" office:value="11.2391850846116" calcext:value-type="float">
            <text:p>11,24</text:p>
          </table:table-cell>
        </table:table-row>
        <table:table-row table:style-name="ro1">
          <table:table-cell table:number-columns-repeated="3"/>
          <table:table-cell office:value-type="float" office:value="17.9" calcext:value-type="float">
            <text:p>17,9</text:p>
          </table:table-cell>
          <table:table-cell table:number-columns-repeated="2"/>
          <table:table-cell table:formula="of:=[.$B$4]*SIN(2*PI()/[.$B$5] * [.D183] - (2*PI() / [.$B$6]) * ([.$B$16] + [.$B$2]/2) * SIN([.$B$7]))" office:value-type="float" office:value="-2.08312699600099" calcext:value-type="float">
            <text:p>-2,08312699600099</text:p>
          </table:table-cell>
          <table:table-cell table:formula="of:=[.$B$4]*SIN(2*PI()/[.$B$5] * [.D183] - (2*PI() / [.$B$6]) * ([.$B$16] - [.$B$2]/2) * SIN([.$B$7]))" office:value-type="float" office:value="-2.85356783842216" calcext:value-type="float">
            <text:p>-2,85356783842216</text:p>
          </table:table-cell>
          <table:table-cell table:formula="of:=ASIN(([.G183]-[.H183])/[.$B$2])" office:value-type="float" office:value="0.395446665587428" calcext:value-type="float">
            <text:p>0,395</text:p>
          </table:table-cell>
          <table:table-cell table:formula="of:=[.I183]*180/PI()" office:value-type="float" office:value="22.6574249606809" calcext:value-type="float">
            <text:p>22,66</text:p>
          </table:table-cell>
          <table:table-cell/>
          <table:table-cell table:formula="of:=[.$B$4]*SIN(2*PI()/[.$B$5] * [.D183] - (2*PI() / [.$B$6]) * ([.$B$16] + [.$B$3]/2) * COS([.$B$7]))" office:value-type="float" office:value="-1.67071341551162" calcext:value-type="float">
            <text:p>-1,67071341551162</text:p>
          </table:table-cell>
          <table:table-cell table:formula="of:=[.$B$4]*SIN(2*PI()/[.$B$5] * [.D183] - (2*PI() / [.$B$6]) * ([.$B$16] - [.$B$3]/2) * COS([.$B$7]))" office:value-type="float" office:value="-3.20679259154317" calcext:value-type="float">
            <text:p>-3,20679259154317</text:p>
          </table:table-cell>
          <table:table-cell table:formula="of:=ASIN(([.L183]-[.M183])/[.$B$3])" office:value-type="float" office:value="0.394145983205448" calcext:value-type="float">
            <text:p>0,394</text:p>
          </table:table-cell>
          <table:table-cell table:formula="of:=[.N183]*180/PI()" office:value-type="float" office:value="22.5829013497064" calcext:value-type="float">
            <text:p>22,58</text:p>
          </table:table-cell>
          <table:table-cell/>
          <table:table-cell table:formula="of:=[.$B$4]*SIN(2*PI()/[.$B$5] * [.D183] - (2*PI() / [.$B$6]) * ([.$B$16] + [.$B$3]/2) * COS([.$B$8]))" office:value-type="float" office:value="-2.26785850091732" calcext:value-type="float">
            <text:p>-2,26785850091732</text:p>
          </table:table-cell>
          <table:table-cell table:formula="of:=[.$B$4]*SIN(2*PI()/[.$B$5] * [.D183] - (2*PI() / [.$B$6]) * ([.$B$16] - [.$B$3]/2) * COS([.$B$8]))" office:value-type="float" office:value="-3.03750141768405" calcext:value-type="float">
            <text:p>-3,03750141768405</text:p>
          </table:table-cell>
          <table:table-cell table:formula="of:=180*ASIN(([.Q183]-[.R183])/[.$B$3])/PI()" office:value-type="float" office:value="11.0935051395449" calcext:value-type="float">
            <text:p>11,09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2"/>
          <table:table-cell table:formula="of:=[.$B$4]*SIN(2*PI()/[.$B$5] * [.D184] - (2*PI() / [.$B$6]) * ([.$B$16] + [.$B$2]/2) * SIN([.$B$7]))" office:value-type="float" office:value="-2.17786162461633" calcext:value-type="float">
            <text:p>-2,17786162461633</text:p>
          </table:table-cell>
          <table:table-cell table:formula="of:=[.$B$4]*SIN(2*PI()/[.$B$5] * [.D184] - (2*PI() / [.$B$6]) * ([.$B$16] - [.$B$2]/2) * SIN([.$B$7]))" office:value-type="float" office:value="-2.93892626146237" calcext:value-type="float">
            <text:p>-2,93892626146237</text:p>
          </table:table-cell>
          <table:table-cell table:formula="of:=ASIN(([.G184]-[.H184])/[.$B$2])" office:value-type="float" office:value="0.390371852334275" calcext:value-type="float">
            <text:p>0,390</text:p>
          </table:table-cell>
          <table:table-cell table:formula="of:=[.I184]*180/PI()" office:value-type="float" office:value="22.3666595794581" calcext:value-type="float">
            <text:p>22,37</text:p>
          </table:table-cell>
          <table:table-cell/>
          <table:table-cell table:formula="of:=[.$B$4]*SIN(2*PI()/[.$B$5] * [.D184] - (2*PI() / [.$B$6]) * ([.$B$16] + [.$B$3]/2) * COS([.$B$7]))" office:value-type="float" office:value="-1.76904051041349" calcext:value-type="float">
            <text:p>-1,76904051041349</text:p>
          </table:table-cell>
          <table:table-cell table:formula="of:=[.$B$4]*SIN(2*PI()/[.$B$5] * [.D184] - (2*PI() / [.$B$6]) * ([.$B$16] - [.$B$3]/2) * COS([.$B$7]))" office:value-type="float" office:value="-3.28642873884917" calcext:value-type="float">
            <text:p>-3,28642873884917</text:p>
          </table:table-cell>
          <table:table-cell table:formula="of:=ASIN(([.L184]-[.M184])/[.$B$3])" office:value-type="float" office:value="0.389090504219154" calcext:value-type="float">
            <text:p>0,389</text:p>
          </table:table-cell>
          <table:table-cell table:formula="of:=[.N184]*180/PI()" office:value-type="float" office:value="22.2932437403747" calcext:value-type="float">
            <text:p>22,29</text:p>
          </table:table-cell>
          <table:table-cell/>
          <table:table-cell table:formula="of:=[.$B$4]*SIN(2*PI()/[.$B$5] * [.D184] - (2*PI() / [.$B$6]) * ([.$B$16] + [.$B$3]/2) * COS([.$B$8]))" office:value-type="float" office:value="-2.36068261724797" calcext:value-type="float">
            <text:p>-2,36068261724797</text:p>
          </table:table-cell>
          <table:table-cell table:formula="of:=[.$B$4]*SIN(2*PI()/[.$B$5] * [.D184] - (2*PI() / [.$B$6]) * ([.$B$16] - [.$B$3]/2) * COS([.$B$8]))" office:value-type="float" office:value="-3.12001010175598" calcext:value-type="float">
            <text:p>-3,12001010175598</text:p>
          </table:table-cell>
          <table:table-cell table:formula="of:=180*ASIN(([.Q184]-[.R184])/[.$B$3])/PI()" office:value-type="float" office:value="10.9429725556183" calcext:value-type="float">
            <text:p>10,94</text:p>
          </table:table-cell>
        </table:table-row>
        <table:table-row table:style-name="ro1">
          <table:table-cell table:number-columns-repeated="3"/>
          <table:table-cell office:value-type="float" office:value="18.1" calcext:value-type="float">
            <text:p>18,1</text:p>
          </table:table-cell>
          <table:table-cell table:number-columns-repeated="2"/>
          <table:table-cell table:formula="of:=[.$B$4]*SIN(2*PI()/[.$B$5] * [.D185] - (2*PI() / [.$B$6]) * ([.$B$16] + [.$B$2]/2) * SIN([.$B$7]))" office:value-type="float" office:value="-2.27164097114411" calcext:value-type="float">
            <text:p>-2,27164097114411</text:p>
          </table:table-cell>
          <table:table-cell table:formula="of:=[.$B$4]*SIN(2*PI()/[.$B$5] * [.D185] - (2*PI() / [.$B$6]) * ([.$B$16] - [.$B$2]/2) * SIN([.$B$7]))" office:value-type="float" office:value="-3.02299557431187" calcext:value-type="float">
            <text:p>-3,02299557431187</text:p>
          </table:table-cell>
          <table:table-cell table:formula="of:=ASIN(([.G185]-[.H185])/[.$B$2])" office:value-type="float" office:value="0.385127501175212" calcext:value-type="float">
            <text:p>0,385</text:p>
          </table:table-cell>
          <table:table-cell table:formula="of:=[.I185]*180/PI()" office:value-type="float" office:value="22.0661803917593" calcext:value-type="float">
            <text:p>22,07</text:p>
          </table:table-cell>
          <table:table-cell/>
          <table:table-cell table:formula="of:=[.$B$4]*SIN(2*PI()/[.$B$5] * [.D185] - (2*PI() / [.$B$6]) * ([.$B$16] + [.$B$3]/2) * COS([.$B$7]))" office:value-type="float" office:value="-1.86659164568016" calcext:value-type="float">
            <text:p>-1,86659164568016</text:p>
          </table:table-cell>
          <table:table-cell table:formula="of:=[.$B$4]*SIN(2*PI()/[.$B$5] * [.D185] - (2*PI() / [.$B$6]) * ([.$B$16] - [.$B$3]/2) * COS([.$B$7]))" office:value-type="float" office:value="-3.36462334989283" calcext:value-type="float">
            <text:p>-3,36462334989283</text:p>
          </table:table-cell>
          <table:table-cell table:formula="of:=ASIN(([.L185]-[.M185])/[.$B$3])" office:value-type="float" office:value="0.383866021547442" calcext:value-type="float">
            <text:p>0,384</text:p>
          </table:table-cell>
          <table:table-cell table:formula="of:=[.N185]*180/PI()" office:value-type="float" office:value="21.9939029331464" calcext:value-type="float">
            <text:p>21,99</text:p>
          </table:table-cell>
          <table:table-cell/>
          <table:table-cell table:formula="of:=[.$B$4]*SIN(2*PI()/[.$B$5] * [.D185] - (2*PI() / [.$B$6]) * ([.$B$16] + [.$B$3]/2) * COS([.$B$8]))" office:value-type="float" office:value="-2.45247126016141" calcext:value-type="float">
            <text:p>-2,45247126016141</text:p>
          </table:table-cell>
          <table:table-cell table:formula="of:=[.$B$4]*SIN(2*PI()/[.$B$5] * [.D185] - (2*PI() / [.$B$6]) * ([.$B$16] - [.$B$3]/2) * COS([.$B$8]))" office:value-type="float" office:value="-3.20115024627999" calcext:value-type="float">
            <text:p>-3,20115024627999</text:p>
          </table:table-cell>
          <table:table-cell table:formula="of:=180*ASIN(([.Q185]-[.R185])/[.$B$3])/PI()" office:value-type="float" office:value="10.7876597117966" calcext:value-type="float">
            <text:p>10,79</text:p>
          </table:table-cell>
        </table:table-row>
        <table:table-row table:style-name="ro1">
          <table:table-cell table:number-columns-repeated="3"/>
          <table:table-cell office:value-type="float" office:value="18.2" calcext:value-type="float">
            <text:p>18,2</text:p>
          </table:table-cell>
          <table:table-cell table:number-columns-repeated="2"/>
          <table:table-cell table:formula="of:=[.$B$4]*SIN(2*PI()/[.$B$5] * [.D186] - (2*PI() / [.$B$6]) * ([.$B$16] + [.$B$2]/2) * SIN([.$B$7]))" office:value-type="float" office:value="-2.3644239008635" calcext:value-type="float">
            <text:p>-2,3644239008635</text:p>
          </table:table-cell>
          <table:table-cell table:formula="of:=[.$B$4]*SIN(2*PI()/[.$B$5] * [.D186] - (2*PI() / [.$B$6]) * ([.$B$16] - [.$B$2]/2) * SIN([.$B$7]))" office:value-type="float" office:value="-3.10573890139155" calcext:value-type="float">
            <text:p>-3,10573890139155</text:p>
          </table:table-cell>
          <table:table-cell table:formula="of:=ASIN(([.G186]-[.H186])/[.$B$2])" office:value-type="float" office:value="0.37971684688638" calcext:value-type="float">
            <text:p>0,380</text:p>
          </table:table-cell>
          <table:table-cell table:formula="of:=[.I186]*180/PI()" office:value-type="float" office:value="21.7561727366049" calcext:value-type="float">
            <text:p>21,76</text:p>
          </table:table-cell>
          <table:table-cell/>
          <table:table-cell table:formula="of:=[.$B$4]*SIN(2*PI()/[.$B$5] * [.D186] - (2*PI() / [.$B$6]) * ([.$B$16] + [.$B$3]/2) * COS([.$B$7]))" office:value-type="float" office:value="-1.9633240321596" calcext:value-type="float">
            <text:p>-1,9633240321596</text:p>
          </table:table-cell>
          <table:table-cell table:formula="of:=[.$B$4]*SIN(2*PI()/[.$B$5] * [.D186] - (2*PI() / [.$B$6]) * ([.$B$16] - [.$B$3]/2) * COS([.$B$7]))" office:value-type="float" office:value="-3.44134212593338" calcext:value-type="float">
            <text:p>-3,44134212593338</text:p>
          </table:table-cell>
          <table:table-cell table:formula="of:=ASIN(([.L186]-[.M186])/[.$B$3])" office:value-type="float" office:value="0.378475751549518" calcext:value-type="float">
            <text:p>0,378</text:p>
          </table:table-cell>
          <table:table-cell table:formula="of:=[.N186]*180/PI()" office:value-type="float" office:value="21.6850632118293" calcext:value-type="float">
            <text:p>21,69</text:p>
          </table:table-cell>
          <table:table-cell/>
          <table:table-cell table:formula="of:=[.$B$4]*SIN(2*PI()/[.$B$5] * [.D186] - (2*PI() / [.$B$6]) * ([.$B$16] + [.$B$3]/2) * COS([.$B$8]))" office:value-type="float" office:value="-2.5431841681252" calcext:value-type="float">
            <text:p>-2,5431841681252</text:p>
          </table:table-cell>
          <table:table-cell table:formula="of:=[.$B$4]*SIN(2*PI()/[.$B$5] * [.D186] - (2*PI() / [.$B$6]) * ([.$B$16] - [.$B$3]/2) * COS([.$B$8]))" office:value-type="float" office:value="-3.28088626050697" calcext:value-type="float">
            <text:p>-3,28088626050697</text:p>
          </table:table-cell>
          <table:table-cell table:formula="of:=180*ASIN(([.Q186]-[.R186])/[.$B$3])/PI()" office:value-type="float" office:value="10.6276409934495" calcext:value-type="float">
            <text:p>10,63</text:p>
          </table:table-cell>
        </table:table-row>
        <table:table-row table:style-name="ro1">
          <table:table-cell table:number-columns-repeated="3"/>
          <table:table-cell office:value-type="float" office:value="18.3" calcext:value-type="float">
            <text:p>18,3</text:p>
          </table:table-cell>
          <table:table-cell table:number-columns-repeated="2"/>
          <table:table-cell table:formula="of:=[.$B$4]*SIN(2*PI()/[.$B$5] * [.D187] - (2*PI() / [.$B$6]) * ([.$B$16] + [.$B$2]/2) * SIN([.$B$7]))" office:value-type="float" office:value="-2.45616971611505" calcext:value-type="float">
            <text:p>-2,45616971611505</text:p>
          </table:table-cell>
          <table:table-cell table:formula="of:=[.$B$4]*SIN(2*PI()/[.$B$5] * [.D187] - (2*PI() / [.$B$6]) * ([.$B$16] - [.$B$2]/2) * SIN([.$B$7]))" office:value-type="float" office:value="-3.18711994874345" calcext:value-type="float">
            <text:p>-3,18711994874345</text:p>
          </table:table-cell>
          <table:table-cell table:formula="of:=ASIN(([.G187]-[.H187])/[.$B$2])" office:value-type="float" office:value="0.374143179053471" calcext:value-type="float">
            <text:p>0,374</text:p>
          </table:table-cell>
          <table:table-cell table:formula="of:=[.I187]*180/PI()" office:value-type="float" office:value="21.4368250933713" calcext:value-type="float">
            <text:p>21,44</text:p>
          </table:table-cell>
          <table:table-cell/>
          <table:table-cell table:formula="of:=[.$B$4]*SIN(2*PI()/[.$B$5] * [.D187] - (2*PI() / [.$B$6]) * ([.$B$16] + [.$B$3]/2) * COS([.$B$7]))" office:value-type="float" office:value="-2.05919523983007" calcext:value-type="float">
            <text:p>-2,05919523983007</text:p>
          </table:table-cell>
          <table:table-cell table:formula="of:=[.$B$4]*SIN(2*PI()/[.$B$5] * [.D187] - (2*PI() / [.$B$6]) * ([.$B$16] - [.$B$3]/2) * COS([.$B$7]))" office:value-type="float" office:value="-3.51655141558007" calcext:value-type="float">
            <text:p>-3,51655141558007</text:p>
          </table:table-cell>
          <table:table-cell table:formula="of:=ASIN(([.L187]-[.M187])/[.$B$3])" office:value-type="float" office:value="0.372922965454739" calcext:value-type="float">
            <text:p>0,373</text:p>
          </table:table-cell>
          <table:table-cell table:formula="of:=[.N187]*180/PI()" office:value-type="float" office:value="21.3669120040596" calcext:value-type="float">
            <text:p>21,37</text:p>
          </table:table-cell>
          <table:table-cell/>
          <table:table-cell table:formula="of:=[.$B$4]*SIN(2*PI()/[.$B$5] * [.D187] - (2*PI() / [.$B$6]) * ([.$B$16] + [.$B$3]/2) * COS([.$B$8]))" office:value-type="float" office:value="-2.63278155145983" calcext:value-type="float">
            <text:p>-2,63278155145983</text:p>
          </table:table-cell>
          <table:table-cell table:formula="of:=[.$B$4]*SIN(2*PI()/[.$B$5] * [.D187] - (2*PI() / [.$B$6]) * ([.$B$16] - [.$B$3]/2) * COS([.$B$8]))" office:value-type="float" office:value="-3.35918316958579" calcext:value-type="float">
            <text:p>-3,35918316958579</text:p>
          </table:table-cell>
          <table:table-cell table:formula="of:=180*ASIN(([.Q187]-[.R187])/[.$B$3])/PI()" office:value-type="float" office:value="10.4629927348507" calcext:value-type="float">
            <text:p>10,46</text:p>
          </table:table-cell>
        </table:table-row>
        <table:table-row table:style-name="ro1">
          <table:table-cell table:number-columns-repeated="3"/>
          <table:table-cell office:value-type="float" office:value="18.4" calcext:value-type="float">
            <text:p>18,4</text:p>
          </table:table-cell>
          <table:table-cell table:number-columns-repeated="2"/>
          <table:table-cell table:formula="of:=[.$B$4]*SIN(2*PI()/[.$B$5] * [.D188] - (2*PI() / [.$B$6]) * ([.$B$16] + [.$B$2]/2) * SIN([.$B$7]))" office:value-type="float" office:value="-2.54683817415193" calcext:value-type="float">
            <text:p>-2,54683817415193</text:p>
          </table:table-cell>
          <table:table-cell table:formula="of:=[.$B$4]*SIN(2*PI()/[.$B$5] * [.D188] - (2*PI() / [.$B$6]) * ([.$B$16] - [.$B$2]/2) * SIN([.$B$7]))" office:value-type="float" office:value="-3.26710301995053" calcext:value-type="float">
            <text:p>-3,26710301995053</text:p>
          </table:table-cell>
          <table:table-cell table:formula="of:=ASIN(([.G188]-[.H188])/[.$B$2])" office:value-type="float" office:value="0.36840983694857" calcext:value-type="float">
            <text:p>0,368</text:p>
          </table:table-cell>
          <table:table-cell table:formula="of:=[.I188]*180/PI()" office:value-type="float" office:value="21.1083287882559" calcext:value-type="float">
            <text:p>21,11</text:p>
          </table:table-cell>
          <table:table-cell/>
          <table:table-cell table:formula="of:=[.$B$4]*SIN(2*PI()/[.$B$5] * [.D188] - (2*PI() / [.$B$6]) * ([.$B$16] + [.$B$3]/2) * COS([.$B$7]))" office:value-type="float" office:value="-2.15416321641131" calcext:value-type="float">
            <text:p>-2,15416321641131</text:p>
          </table:table-cell>
          <table:table-cell table:formula="of:=[.$B$4]*SIN(2*PI()/[.$B$5] * [.D188] - (2*PI() / [.$B$6]) * ([.$B$16] - [.$B$3]/2) * COS([.$B$7]))" office:value-type="float" office:value="-3.59021822955278" calcext:value-type="float">
            <text:p>-3,59021822955278</text:p>
          </table:table-cell>
          <table:table-cell table:formula="of:=ASIN(([.L188]-[.M188])/[.$B$3])" office:value-type="float" office:value="0.367210984284241" calcext:value-type="float">
            <text:p>0,367</text:p>
          </table:table-cell>
          <table:table-cell table:formula="of:=[.N188]*180/PI()" office:value-type="float" office:value="21.0396395903318" calcext:value-type="float">
            <text:p>21,04</text:p>
          </table:table-cell>
          <table:table-cell/>
          <table:table-cell table:formula="of:=[.$B$4]*SIN(2*PI()/[.$B$5] * [.D188] - (2*PI() / [.$B$6]) * ([.$B$16] + [.$B$3]/2) * COS([.$B$8]))" office:value-type="float" office:value="-2.72122410979175" calcext:value-type="float">
            <text:p>-2,72122410979175</text:p>
          </table:table-cell>
          <table:table-cell table:formula="of:=[.$B$4]*SIN(2*PI()/[.$B$5] * [.D188] - (2*PI() / [.$B$6]) * ([.$B$16] - [.$B$3]/2) * COS([.$B$8]))" office:value-type="float" office:value="-3.43600662990438" calcext:value-type="float">
            <text:p>-3,43600662990438</text:p>
          </table:table-cell>
          <table:table-cell table:formula="of:=180*ASIN(([.Q188]-[.R188])/[.$B$3])/PI()" office:value-type="float" office:value="10.2937931614194" calcext:value-type="float">
            <text:p>10,29</text:p>
          </table:table-cell>
        </table:table-row>
        <table:table-row table:style-name="ro1">
          <table:table-cell table:number-columns-repeated="3"/>
          <table:table-cell office:value-type="float" office:value="18.5" calcext:value-type="float">
            <text:p>18,5</text:p>
          </table:table-cell>
          <table:table-cell table:number-columns-repeated="2"/>
          <table:table-cell table:formula="of:=[.$B$4]*SIN(2*PI()/[.$B$5] * [.D189] - (2*PI() / [.$B$6]) * ([.$B$16] + [.$B$2]/2) * SIN([.$B$7]))" office:value-type="float" office:value="-2.63638950479184" calcext:value-type="float">
            <text:p>-2,63638950479184</text:p>
          </table:table-cell>
          <table:table-cell table:formula="of:=[.$B$4]*SIN(2*PI()/[.$B$5] * [.D189] - (2*PI() / [.$B$6]) * ([.$B$16] - [.$B$2]/2) * SIN([.$B$7]))" office:value-type="float" office:value="-3.34565303179429" calcext:value-type="float">
            <text:p>-3,34565303179429</text:p>
          </table:table-cell>
          <table:table-cell table:formula="of:=ASIN(([.G189]-[.H189])/[.$B$2])" office:value-type="float" office:value="0.362520204562532" calcext:value-type="float">
            <text:p>0,363</text:p>
          </table:table-cell>
          <table:table-cell table:formula="of:=[.I189]*180/PI()" office:value-type="float" office:value="20.7708777096524" calcext:value-type="float">
            <text:p>20,77</text:p>
          </table:table-cell>
          <table:table-cell/>
          <table:table-cell table:formula="of:=[.$B$4]*SIN(2*PI()/[.$B$5] * [.D189] - (2*PI() / [.$B$6]) * ([.$B$16] + [.$B$3]/2) * COS([.$B$7]))" office:value-type="float" office:value="-2.24818630581008" calcext:value-type="float">
            <text:p>-2,24818630581008</text:p>
          </table:table-cell>
          <table:table-cell table:formula="of:=[.$B$4]*SIN(2*PI()/[.$B$5] * [.D189] - (2*PI() / [.$B$6]) * ([.$B$16] - [.$B$3]/2) * COS([.$B$7]))" office:value-type="float" office:value="-3.66231025515219" calcext:value-type="float">
            <text:p>-3,66231025515219</text:p>
          </table:table-cell>
          <table:table-cell table:formula="of:=ASIN(([.L189]-[.M189])/[.$B$3])" office:value-type="float" office:value="0.361343173925154" calcext:value-type="float">
            <text:p>0,361</text:p>
          </table:table-cell>
          <table:table-cell table:formula="of:=[.N189]*180/PI()" office:value-type="float" office:value="20.703438821773" calcext:value-type="float">
            <text:p>20,70</text:p>
          </table:table-cell>
          <table:table-cell/>
          <table:table-cell table:formula="of:=[.$B$4]*SIN(2*PI()/[.$B$5] * [.D189] - (2*PI() / [.$B$6]) * ([.$B$16] + [.$B$3]/2) * COS([.$B$8]))" office:value-type="float" office:value="-2.80847304929181" calcext:value-type="float">
            <text:p>-2,80847304929181</text:p>
          </table:table-cell>
          <table:table-cell table:formula="of:=[.$B$4]*SIN(2*PI()/[.$B$5] * [.D189] - (2*PI() / [.$B$6]) * ([.$B$16] - [.$B$3]/2) * COS([.$B$8]))" office:value-type="float" office:value="-3.51132294415402" calcext:value-type="float">
            <text:p>-3,51132294415402</text:p>
          </table:table-cell>
          <table:table-cell table:formula="of:=180*ASIN(([.Q189]-[.R189])/[.$B$3])/PI()" office:value-type="float" office:value="10.1201223318257" calcext:value-type="float">
            <text:p>10,12</text:p>
          </table:table-cell>
        </table:table-row>
        <table:table-row table:style-name="ro1">
          <table:table-cell table:number-columns-repeated="3"/>
          <table:table-cell office:value-type="float" office:value="18.6" calcext:value-type="float">
            <text:p>18,6</text:p>
          </table:table-cell>
          <table:table-cell table:number-columns-repeated="2"/>
          <table:table-cell table:formula="of:=[.$B$4]*SIN(2*PI()/[.$B$5] * [.D190] - (2*PI() / [.$B$6]) * ([.$B$16] + [.$B$2]/2) * SIN([.$B$7]))" office:value-type="float" office:value="-2.72478442786147" calcext:value-type="float">
            <text:p>-2,72478442786147</text:p>
          </table:table-cell>
          <table:table-cell table:formula="of:=[.$B$4]*SIN(2*PI()/[.$B$5] * [.D190] - (2*PI() / [.$B$6]) * ([.$B$16] - [.$B$2]/2) * SIN([.$B$7]))" office:value-type="float" office:value="-3.42273552964344" calcext:value-type="float">
            <text:p>-3,42273552964344</text:p>
          </table:table-cell>
          <table:table-cell table:formula="of:=ASIN(([.G190]-[.H190])/[.$B$2])" office:value-type="float" office:value="0.356477705806598" calcext:value-type="float">
            <text:p>0,356</text:p>
          </table:table-cell>
          <table:table-cell table:formula="of:=[.I190]*180/PI()" office:value-type="float" office:value="20.4246680332243" calcext:value-type="float">
            <text:p>20,42</text:p>
          </table:table-cell>
          <table:table-cell/>
          <table:table-cell table:formula="of:=[.$B$4]*SIN(2*PI()/[.$B$5] * [.D190] - (2*PI() / [.$B$6]) * ([.$B$16] + [.$B$3]/2) * COS([.$B$7]))" office:value-type="float" office:value="-2.34122326639186" calcext:value-type="float">
            <text:p>-2,34122326639186</text:p>
          </table:table-cell>
          <table:table-cell table:formula="of:=[.$B$4]*SIN(2*PI()/[.$B$5] * [.D190] - (2*PI() / [.$B$6]) * ([.$B$16] - [.$B$3]/2) * COS([.$B$7]))" office:value-type="float" office:value="-3.7327958704332" calcext:value-type="float">
            <text:p>-3,7327958704332</text:p>
          </table:table-cell>
          <table:table-cell table:formula="of:=ASIN(([.L190]-[.M190])/[.$B$3])" office:value-type="float" office:value="0.355322940371033" calcext:value-type="float">
            <text:p>0,355</text:p>
          </table:table-cell>
          <table:table-cell table:formula="of:=[.N190]*180/PI()" office:value-type="float" office:value="20.3585048474388" calcext:value-type="float">
            <text:p>20,36</text:p>
          </table:table-cell>
          <table:table-cell/>
          <table:table-cell table:formula="of:=[.$B$4]*SIN(2*PI()/[.$B$5] * [.D190] - (2*PI() / [.$B$6]) * ([.$B$16] + [.$B$3]/2) * COS([.$B$8]))" office:value-type="float" office:value="-2.89449009969156" calcext:value-type="float">
            <text:p>-2,89449009969156</text:p>
          </table:table-cell>
          <table:table-cell table:formula="of:=[.$B$4]*SIN(2*PI()/[.$B$5] * [.D190] - (2*PI() / [.$B$6]) * ([.$B$16] - [.$B$3]/2) * COS([.$B$8]))" office:value-type="float" office:value="-3.58509907611005" calcext:value-type="float">
            <text:p>-3,58509907611005</text:p>
          </table:table-cell>
          <table:table-cell table:formula="of:=180*ASIN(([.Q190]-[.R190])/[.$B$3])/PI()" office:value-type="float" office:value="9.9420620800757" calcext:value-type="float">
            <text:p>9,94</text:p>
          </table:table-cell>
        </table:table-row>
        <table:table-row table:style-name="ro1">
          <table:table-cell table:number-columns-repeated="3"/>
          <table:table-cell office:value-type="float" office:value="18.7" calcext:value-type="float">
            <text:p>18,7</text:p>
          </table:table-cell>
          <table:table-cell table:number-columns-repeated="2"/>
          <table:table-cell table:formula="of:=[.$B$4]*SIN(2*PI()/[.$B$5] * [.D191] - (2*PI() / [.$B$6]) * ([.$B$16] + [.$B$2]/2) * SIN([.$B$7]))" office:value-type="float" office:value="-2.81198417042606" calcext:value-type="float">
            <text:p>-2,81198417042606</text:p>
          </table:table-cell>
          <table:table-cell table:formula="of:=[.$B$4]*SIN(2*PI()/[.$B$5] * [.D191] - (2*PI() / [.$B$6]) * ([.$B$16] - [.$B$2]/2) * SIN([.$B$7]))" office:value-type="float" office:value="-3.49831670256683" calcext:value-type="float">
            <text:p>-3,49831670256683</text:p>
          </table:table-cell>
          <table:table-cell table:formula="of:=ASIN(([.G191]-[.H191])/[.$B$2])" office:value-type="float" office:value="0.350285799895113" calcext:value-type="float">
            <text:p>0,350</text:p>
          </table:table-cell>
          <table:table-cell table:formula="of:=[.I191]*180/PI()" office:value-type="float" office:value="20.0698979573541" calcext:value-type="float">
            <text:p>20,07</text:p>
          </table:table-cell>
          <table:table-cell/>
          <table:table-cell table:formula="of:=[.$B$4]*SIN(2*PI()/[.$B$5] * [.D191] - (2*PI() / [.$B$6]) * ([.$B$16] + [.$B$3]/2) * COS([.$B$7]))" office:value-type="float" office:value="-2.43323328907085" calcext:value-type="float">
            <text:p>-2,43323328907085</text:p>
          </table:table-cell>
          <table:table-cell table:formula="of:=[.$B$4]*SIN(2*PI()/[.$B$5] * [.D191] - (2*PI() / [.$B$6]) * ([.$B$16] - [.$B$3]/2) * COS([.$B$7]))" office:value-type="float" office:value="-3.80164415807538" calcext:value-type="float">
            <text:p>-3,80164415807538</text:p>
          </table:table-cell>
          <table:table-cell table:formula="of:=ASIN(([.L191]-[.M191])/[.$B$3])" office:value-type="float" office:value="0.349153725140327" calcext:value-type="float">
            <text:p>0,349</text:p>
          </table:table-cell>
          <table:table-cell table:formula="of:=[.N191]*180/PI()" office:value-type="float" office:value="20.0050348518115" calcext:value-type="float">
            <text:p>20,01</text:p>
          </table:table-cell>
          <table:table-cell/>
          <table:table-cell table:formula="of:=[.$B$4]*SIN(2*PI()/[.$B$5] * [.D191] - (2*PI() / [.$B$6]) * ([.$B$16] + [.$B$3]/2) * COS([.$B$8]))" office:value-type="float" office:value="-2.97923753106978" calcext:value-type="float">
            <text:p>-2,97923753106978</text:p>
          </table:table-cell>
          <table:table-cell table:formula="of:=[.$B$4]*SIN(2*PI()/[.$B$5] * [.D191] - (2*PI() / [.$B$6]) * ([.$B$16] - [.$B$3]/2) * COS([.$B$8]))" office:value-type="float" office:value="-3.65730266512266" calcext:value-type="float">
            <text:p>-3,65730266512266</text:p>
          </table:table-cell>
          <table:table-cell table:formula="of:=180*ASIN(([.Q191]-[.R191])/[.$B$3])/PI()" office:value-type="float" office:value="9.7596959576881" calcext:value-type="float">
            <text:p>9,76</text:p>
          </table:table-cell>
        </table:table-row>
        <table:table-row table:style-name="ro1">
          <table:table-cell table:number-columns-repeated="3"/>
          <table:table-cell office:value-type="float" office:value="18.8" calcext:value-type="float">
            <text:p>18,8</text:p>
          </table:table-cell>
          <table:table-cell table:number-columns-repeated="2"/>
          <table:table-cell table:formula="of:=[.$B$4]*SIN(2*PI()/[.$B$5] * [.D192] - (2*PI() / [.$B$6]) * ([.$B$16] + [.$B$2]/2) * SIN([.$B$7]))" office:value-type="float" office:value="-2.89795048379656" calcext:value-type="float">
            <text:p>-2,89795048379656</text:p>
          </table:table-cell>
          <table:table-cell table:formula="of:=[.$B$4]*SIN(2*PI()/[.$B$5] * [.D192] - (2*PI() / [.$B$6]) * ([.$B$16] - [.$B$2]/2) * SIN([.$B$7]))" office:value-type="float" office:value="-3.57236339816402" calcext:value-type="float">
            <text:p>-3,57236339816402</text:p>
          </table:table-cell>
          <table:table-cell table:formula="of:=ASIN(([.G192]-[.H192])/[.$B$2])" office:value-type="float" office:value="0.343947976919449" calcext:value-type="float">
            <text:p>0,344</text:p>
          </table:table-cell>
          <table:table-cell table:formula="of:=[.I192]*180/PI()" office:value-type="float" office:value="19.7067674495475" calcext:value-type="float">
            <text:p>19,71</text:p>
          </table:table-cell>
          <table:table-cell/>
          <table:table-cell table:formula="of:=[.$B$4]*SIN(2*PI()/[.$B$5] * [.D192] - (2*PI() / [.$B$6]) * ([.$B$16] + [.$B$3]/2) * COS([.$B$7]))" office:value-type="float" office:value="-2.52417601521015" calcext:value-type="float">
            <text:p>-2,52417601521015</text:p>
          </table:table-cell>
          <table:table-cell table:formula="of:=[.$B$4]*SIN(2*PI()/[.$B$5] * [.D192] - (2*PI() / [.$B$6]) * ([.$B$16] - [.$B$3]/2) * COS([.$B$7]))" office:value-type="float" office:value="-3.86882491894432" calcext:value-type="float">
            <text:p>-3,86882491894432</text:p>
          </table:table-cell>
          <table:table-cell table:formula="of:=ASIN(([.L192]-[.M192])/[.$B$3])" office:value-type="float" office:value="0.342839000882953" calcext:value-type="float">
            <text:p>0,343</text:p>
          </table:table-cell>
          <table:table-cell table:formula="of:=[.N192]*180/PI()" office:value-type="float" office:value="19.6432278030751" calcext:value-type="float">
            <text:p>19,64</text:p>
          </table:table-cell>
          <table:table-cell/>
          <table:table-cell table:formula="of:=[.$B$4]*SIN(2*PI()/[.$B$5] * [.D192] - (2*PI() / [.$B$6]) * ([.$B$16] + [.$B$3]/2) * COS([.$B$8]))" office:value-type="float" office:value="-3.06267817040216" calcext:value-type="float">
            <text:p>-3,06267817040216</text:p>
          </table:table-cell>
          <table:table-cell table:formula="of:=[.$B$4]*SIN(2*PI()/[.$B$5] * [.D192] - (2*PI() / [.$B$6]) * ([.$B$16] - [.$B$3]/2) * COS([.$B$8]))" office:value-type="float" office:value="-3.72790204031136" calcext:value-type="float">
            <text:p>-3,72790204031136</text:p>
          </table:table-cell>
          <table:table-cell table:formula="of:=180*ASIN(([.Q192]-[.R192])/[.$B$3])/PI()" office:value-type="float" office:value="9.57310917606984" calcext:value-type="float">
            <text:p>9,57</text:p>
          </table:table-cell>
        </table:table-row>
        <table:table-row table:style-name="ro1">
          <table:table-cell table:number-columns-repeated="3"/>
          <table:table-cell office:value-type="float" office:value="18.9" calcext:value-type="float">
            <text:p>18,9</text:p>
          </table:table-cell>
          <table:table-cell table:number-columns-repeated="2"/>
          <table:table-cell table:formula="of:=[.$B$4]*SIN(2*PI()/[.$B$5] * [.D193] - (2*PI() / [.$B$6]) * ([.$B$16] + [.$B$2]/2) * SIN([.$B$7]))" office:value-type="float" office:value="-2.98264566030671" calcext:value-type="float">
            <text:p>-2,98264566030671</text:p>
          </table:table-cell>
          <table:table-cell table:formula="of:=[.$B$4]*SIN(2*PI()/[.$B$5] * [.D193] - (2*PI() / [.$B$6]) * ([.$B$16] - [.$B$2]/2) * SIN([.$B$7]))" office:value-type="float" office:value="-3.64484313710706" calcext:value-type="float">
            <text:p>-3,64484313710706</text:p>
          </table:table-cell>
          <table:table-cell table:formula="of:=ASIN(([.G193]-[.H193])/[.$B$2])" office:value-type="float" office:value="0.33746775362149" calcext:value-type="float">
            <text:p>0,337</text:p>
          </table:table-cell>
          <table:table-cell table:formula="of:=[.I193]*180/PI()" office:value-type="float" office:value="19.3354780042721" calcext:value-type="float">
            <text:p>19,34</text:p>
          </table:table-cell>
          <table:table-cell/>
          <table:table-cell table:formula="of:=[.$B$4]*SIN(2*PI()/[.$B$5] * [.D193] - (2*PI() / [.$B$6]) * ([.$B$16] + [.$B$3]/2) * COS([.$B$7]))" office:value-type="float" office:value="-2.61401155432437" calcext:value-type="float">
            <text:p>-2,61401155432437</text:p>
          </table:table-cell>
          <table:table-cell table:formula="of:=[.$B$4]*SIN(2*PI()/[.$B$5] * [.D193] - (2*PI() / [.$B$6]) * ([.$B$16] - [.$B$3]/2) * COS([.$B$7]))" office:value-type="float" office:value="-3.93430868533795" calcext:value-type="float">
            <text:p>-3,93430868533795</text:p>
          </table:table-cell>
          <table:table-cell table:formula="of:=ASIN(([.L193]-[.M193])/[.$B$3])" office:value-type="float" office:value="0.336382267183347" calcext:value-type="float">
            <text:p>0,336</text:p>
          </table:table-cell>
          <table:table-cell table:formula="of:=[.N193]*180/PI()" office:value-type="float" office:value="19.2732842126478" calcext:value-type="float">
            <text:p>19,27</text:p>
          </table:table-cell>
          <table:table-cell/>
          <table:table-cell table:formula="of:=[.$B$4]*SIN(2*PI()/[.$B$5] * [.D193] - (2*PI() / [.$B$6]) * ([.$B$16] + [.$B$3]/2) * COS([.$B$8]))" office:value-type="float" office:value="-3.14477541786654" calcext:value-type="float">
            <text:p>-3,14477541786654</text:p>
          </table:table-cell>
          <table:table-cell table:formula="of:=[.$B$4]*SIN(2*PI()/[.$B$5] * [.D193] - (2*PI() / [.$B$6]) * ([.$B$16] - [.$B$3]/2) * COS([.$B$8]))" office:value-type="float" office:value="-3.79686623445687" calcext:value-type="float">
            <text:p>-3,79686623445687</text:p>
          </table:table-cell>
          <table:table-cell table:formula="of:=180*ASIN(([.Q193]-[.R193])/[.$B$3])/PI()" office:value-type="float" office:value="9.38238854919128" calcext:value-type="float">
            <text:p>9,38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"/>
          <table:table-cell table:formula="of:=[.$B$4]*SIN(2*PI()/[.$B$5] * [.D194] - (2*PI() / [.$B$6]) * ([.$B$16] + [.$B$2]/2) * SIN([.$B$7]))" office:value-type="float" office:value="-3.06603254985289" calcext:value-type="float">
            <text:p>-3,06603254985289</text:p>
          </table:table-cell>
          <table:table-cell table:formula="of:=[.$B$4]*SIN(2*PI()/[.$B$5] * [.D194] - (2*PI() / [.$B$6]) * ([.$B$16] - [.$B$2]/2) * SIN([.$B$7]))" office:value-type="float" office:value="-3.71572412738697" calcext:value-type="float">
            <text:p>-3,71572412738697</text:p>
          </table:table-cell>
          <table:table-cell table:formula="of:=ASIN(([.G194]-[.H194])/[.$B$2])" office:value-type="float" office:value="0.330848669373378" calcext:value-type="float">
            <text:p>0,331</text:p>
          </table:table-cell>
          <table:table-cell table:formula="of:=[.I194]*180/PI()" office:value-type="float" office:value="18.9562324126138" calcext:value-type="float">
            <text:p>18,96</text:p>
          </table:table-cell>
          <table:table-cell/>
          <table:table-cell table:formula="of:=[.$B$4]*SIN(2*PI()/[.$B$5] * [.D194] - (2*PI() / [.$B$6]) * ([.$B$16] + [.$B$3]/2) * COS([.$B$7]))" office:value-type="float" office:value="-2.70270050157698" calcext:value-type="float">
            <text:p>-2,70270050157698</text:p>
          </table:table-cell>
          <table:table-cell table:formula="of:=[.$B$4]*SIN(2*PI()/[.$B$5] * [.D194] - (2*PI() / [.$B$6]) * ([.$B$16] - [.$B$3]/2) * COS([.$B$7]))" office:value-type="float" office:value="-3.99806673391207" calcext:value-type="float">
            <text:p>-3,99806673391207</text:p>
          </table:table-cell>
          <table:table-cell table:formula="of:=ASIN(([.L194]-[.M194])/[.$B$3])" office:value-type="float" office:value="0.329787046566725" calcext:value-type="float">
            <text:p>0,330</text:p>
          </table:table-cell>
          <table:table-cell table:formula="of:=[.N194]*180/PI()" office:value-type="float" office:value="18.8954059063577" calcext:value-type="float">
            <text:p>18,90</text:p>
          </table:table-cell>
          <table:table-cell/>
          <table:table-cell table:formula="of:=[.$B$4]*SIN(2*PI()/[.$B$5] * [.D194] - (2*PI() / [.$B$6]) * ([.$B$16] + [.$B$3]/2) * COS([.$B$8]))" office:value-type="float" office:value="-3.22549326289684" calcext:value-type="float">
            <text:p>-3,22549326289684</text:p>
          </table:table-cell>
          <table:table-cell table:formula="of:=[.$B$4]*SIN(2*PI()/[.$B$5] * [.D194] - (2*PI() / [.$B$6]) * ([.$B$16] - [.$B$3]/2) * COS([.$B$8]))" office:value-type="float" office:value="-3.86416499758434" calcext:value-type="float">
            <text:p>-3,86416499758434</text:p>
          </table:table-cell>
          <table:table-cell table:formula="of:=180*ASIN(([.Q194]-[.R194])/[.$B$3])/PI()" office:value-type="float" office:value="9.1876224366576" calcext:value-type="float">
            <text:p>9,19</text:p>
          </table:table-cell>
        </table:table-row>
        <table:table-row table:style-name="ro1">
          <table:table-cell table:number-columns-repeated="3"/>
          <table:table-cell office:value-type="float" office:value="19.1" calcext:value-type="float">
            <text:p>19,1</text:p>
          </table:table-cell>
          <table:table-cell table:number-columns-repeated="2"/>
          <table:table-cell table:formula="of:=[.$B$4]*SIN(2*PI()/[.$B$5] * [.D195] - (2*PI() / [.$B$6]) * ([.$B$16] + [.$B$2]/2) * SIN([.$B$7]))" office:value-type="float" office:value="-3.14807457618937" calcext:value-type="float">
            <text:p>-3,14807457618937</text:p>
          </table:table-cell>
          <table:table-cell table:formula="of:=[.$B$4]*SIN(2*PI()/[.$B$5] * [.D195] - (2*PI() / [.$B$6]) * ([.$B$16] - [.$B$2]/2) * SIN([.$B$7]))" office:value-type="float" office:value="-3.78497527825878" calcext:value-type="float">
            <text:p>-3,78497527825878</text:p>
          </table:table-cell>
          <table:table-cell table:formula="of:=ASIN(([.G195]-[.H195])/[.$B$2])" office:value-type="float" office:value="0.324094282368671" calcext:value-type="float">
            <text:p>0,324</text:p>
          </table:table-cell>
          <table:table-cell table:formula="of:=[.I195]*180/PI()" office:value-type="float" office:value="18.569234544046" calcext:value-type="float">
            <text:p>18,57</text:p>
          </table:table-cell>
          <table:table-cell/>
          <table:table-cell table:formula="of:=[.$B$4]*SIN(2*PI()/[.$B$5] * [.D195] - (2*PI() / [.$B$6]) * ([.$B$16] + [.$B$3]/2) * COS([.$B$7]))" office:value-type="float" office:value="-2.79020395506451" calcext:value-type="float">
            <text:p>-2,79020395506451</text:p>
          </table:table-cell>
          <table:table-cell table:formula="of:=[.$B$4]*SIN(2*PI()/[.$B$5] * [.D195] - (2*PI() / [.$B$6]) * ([.$B$16] - [.$B$3]/2) * COS([.$B$7]))" office:value-type="float" office:value="-4.06007109827936" calcext:value-type="float">
            <text:p>-4,06007109827936</text:p>
          </table:table-cell>
          <table:table-cell table:formula="of:=ASIN(([.L195]-[.M195])/[.$B$3])" office:value-type="float" office:value="0.323056880713727" calcext:value-type="float">
            <text:p>0,323</text:p>
          </table:table-cell>
          <table:table-cell table:formula="of:=[.N195]*180/PI()" office:value-type="float" office:value="18.5097958075578" calcext:value-type="float">
            <text:p>18,51</text:p>
          </table:table-cell>
          <table:table-cell/>
          <table:table-cell table:formula="of:=[.$B$4]*SIN(2*PI()/[.$B$5] * [.D195] - (2*PI() / [.$B$6]) * ([.$B$16] + [.$B$3]/2) * COS([.$B$8]))" office:value-type="float" office:value="-3.30479629997849" calcext:value-type="float">
            <text:p>-3,30479629997849</text:p>
          </table:table-cell>
          <table:table-cell table:formula="of:=[.$B$4]*SIN(2*PI()/[.$B$5] * [.D195] - (2*PI() / [.$B$6]) * ([.$B$16] - [.$B$3]/2) * COS([.$B$8]))" office:value-type="float" office:value="-3.92976881023203" calcext:value-type="float">
            <text:p>-3,92976881023203</text:p>
          </table:table-cell>
          <table:table-cell table:formula="of:=180*ASIN(([.Q195]-[.R195])/[.$B$3])/PI()" office:value-type="float" office:value="8.98890068726657" calcext:value-type="float">
            <text:p>8,99</text:p>
          </table:table-cell>
        </table:table-row>
        <table:table-row table:style-name="ro1">
          <table:table-cell table:number-columns-repeated="3"/>
          <table:table-cell office:value-type="float" office:value="19.2" calcext:value-type="float">
            <text:p>19,2</text:p>
          </table:table-cell>
          <table:table-cell table:number-columns-repeated="2"/>
          <table:table-cell table:formula="of:=[.$B$4]*SIN(2*PI()/[.$B$5] * [.D196] - (2*PI() / [.$B$6]) * ([.$B$16] + [.$B$2]/2) * SIN([.$B$7]))" office:value-type="float" office:value="-3.22873575297191" calcext:value-type="float">
            <text:p>-3,22873575297191</text:p>
          </table:table-cell>
          <table:table-cell table:formula="of:=[.$B$4]*SIN(2*PI()/[.$B$5] * [.D196] - (2*PI() / [.$B$6]) * ([.$B$16] - [.$B$2]/2) * SIN([.$B$7]))" office:value-type="float" office:value="-3.85256621387894" calcext:value-type="float">
            <text:p>-3,85256621387894</text:p>
          </table:table-cell>
          <table:table-cell table:formula="of:=ASIN(([.G196]-[.H196])/[.$B$2])" office:value-type="float" office:value="0.3172081660285" calcext:value-type="float">
            <text:p>0,317</text:p>
          </table:table-cell>
          <table:table-cell table:formula="of:=[.I196]*180/PI()" office:value-type="float" office:value="18.1746891405182" calcext:value-type="float">
            <text:p>18,17</text:p>
          </table:table-cell>
          <table:table-cell/>
          <table:table-cell table:formula="of:=[.$B$4]*SIN(2*PI()/[.$B$5] * [.D196] - (2*PI() / [.$B$6]) * ([.$B$16] + [.$B$3]/2) * COS([.$B$7]))" office:value-type="float" office:value="-2.87648353288025" calcext:value-type="float">
            <text:p>-2,87648353288025</text:p>
          </table:table-cell>
          <table:table-cell table:formula="of:=[.$B$4]*SIN(2*PI()/[.$B$5] * [.D196] - (2*PI() / [.$B$6]) * ([.$B$16] - [.$B$3]/2) * COS([.$B$7]))" office:value-type="float" office:value="-4.12029458127633" calcext:value-type="float">
            <text:p>-4,12029458127633</text:p>
          </table:table-cell>
          <table:table-cell table:formula="of:=ASIN(([.L196]-[.M196])/[.$B$3])" office:value-type="float" office:value="0.316195326887137" calcext:value-type="float">
            <text:p>0,316</text:p>
          </table:table-cell>
          <table:table-cell table:formula="of:=[.N196]*180/PI()" office:value-type="float" office:value="18.1166577323924" calcext:value-type="float">
            <text:p>18,12</text:p>
          </table:table-cell>
          <table:table-cell/>
          <table:table-cell table:formula="of:=[.$B$4]*SIN(2*PI()/[.$B$5] * [.D196] - (2*PI() / [.$B$6]) * ([.$B$16] + [.$B$3]/2) * COS([.$B$8]))" office:value-type="float" office:value="-3.38264974417843" calcext:value-type="float">
            <text:p>-3,38264974417843</text:p>
          </table:table-cell>
          <table:table-cell table:formula="of:=[.$B$4]*SIN(2*PI()/[.$B$5] * [.D196] - (2*PI() / [.$B$6]) * ([.$B$16] - [.$B$3]/2) * COS([.$B$8]))" office:value-type="float" office:value="-3.99364889639947" calcext:value-type="float">
            <text:p>-3,99364889639947</text:p>
          </table:table-cell>
          <table:table-cell table:formula="of:=180*ASIN(([.Q196]-[.R196])/[.$B$3])/PI()" office:value-type="float" office:value="8.7863145831369" calcext:value-type="float">
            <text:p>8,79</text:p>
          </table:table-cell>
        </table:table-row>
        <table:table-row table:style-name="ro1">
          <table:table-cell table:number-columns-repeated="3"/>
          <table:table-cell office:value-type="float" office:value="19.3" calcext:value-type="float">
            <text:p>19,3</text:p>
          </table:table-cell>
          <table:table-cell table:number-columns-repeated="2"/>
          <table:table-cell table:formula="of:=[.$B$4]*SIN(2*PI()/[.$B$5] * [.D197] - (2*PI() / [.$B$6]) * ([.$B$16] + [.$B$2]/2) * SIN([.$B$7]))" office:value-type="float" office:value="-3.30798069954247" calcext:value-type="float">
            <text:p>-3,30798069954247</text:p>
          </table:table-cell>
          <table:table-cell table:formula="of:=[.$B$4]*SIN(2*PI()/[.$B$5] * [.D197] - (2*PI() / [.$B$6]) * ([.$B$16] - [.$B$2]/2) * SIN([.$B$7]))" office:value-type="float" office:value="-3.9184672866292" calcext:value-type="float">
            <text:p>-3,9184672866292</text:p>
          </table:table-cell>
          <table:table-cell table:formula="of:=ASIN(([.G197]-[.H197])/[.$B$2])" office:value-type="float" office:value="0.310193905625008" calcext:value-type="float">
            <text:p>0,310</text:p>
          </table:table-cell>
          <table:table-cell table:formula="of:=[.I197]*180/PI()" office:value-type="float" office:value="17.7728016229923" calcext:value-type="float">
            <text:p>17,77</text:p>
          </table:table-cell>
          <table:table-cell/>
          <table:table-cell table:formula="of:=[.$B$4]*SIN(2*PI()/[.$B$5] * [.D197] - (2*PI() / [.$B$6]) * ([.$B$16] + [.$B$3]/2) * COS([.$B$7]))" office:value-type="float" office:value="-2.96150138994979" calcext:value-type="float">
            <text:p>-2,96150138994979</text:p>
          </table:table-cell>
          <table:table-cell table:formula="of:=[.$B$4]*SIN(2*PI()/[.$B$5] * [.D197] - (2*PI() / [.$B$6]) * ([.$B$16] - [.$B$3]/2) * COS([.$B$7]))" office:value-type="float" office:value="-4.17871076689295" calcext:value-type="float">
            <text:p>-4,17871076689295</text:p>
          </table:table-cell>
          <table:table-cell table:formula="of:=ASIN(([.L197]-[.M197])/[.$B$3])" office:value-type="float" office:value="0.309205954573" calcext:value-type="float">
            <text:p>0,309</text:p>
          </table:table-cell>
          <table:table-cell table:formula="of:=[.N197]*180/PI()" office:value-type="float" office:value="17.7161961973467" calcext:value-type="float">
            <text:p>17,72</text:p>
          </table:table-cell>
          <table:table-cell/>
          <table:table-cell table:formula="of:=[.$B$4]*SIN(2*PI()/[.$B$5] * [.D197] - (2*PI() / [.$B$6]) * ([.$B$16] + [.$B$3]/2) * COS([.$B$8]))" office:value-type="float" office:value="-3.45901944640295" calcext:value-type="float">
            <text:p>-3,45901944640295</text:p>
          </table:table-cell>
          <table:table-cell table:formula="of:=[.$B$4]*SIN(2*PI()/[.$B$5] * [.D197] - (2*PI() / [.$B$6]) * ([.$B$16] - [.$B$3]/2) * COS([.$B$8]))" office:value-type="float" office:value="-4.05577723616963" calcext:value-type="float">
            <text:p>-4,05577723616963</text:p>
          </table:table-cell>
          <table:table-cell table:formula="of:=180*ASIN(([.Q197]-[.R197])/[.$B$3])/PI()" office:value-type="float" office:value="8.57995678448563" calcext:value-type="float">
            <text:p>8,58</text:p>
          </table:table-cell>
        </table:table-row>
        <table:table-row table:style-name="ro1">
          <table:table-cell table:number-columns-repeated="3"/>
          <table:table-cell office:value-type="float" office:value="19.4" calcext:value-type="float">
            <text:p>19,4</text:p>
          </table:table-cell>
          <table:table-cell table:number-columns-repeated="2"/>
          <table:table-cell table:formula="of:=[.$B$4]*SIN(2*PI()/[.$B$5] * [.D198] - (2*PI() / [.$B$6]) * ([.$B$16] + [.$B$2]/2) * SIN([.$B$7]))" office:value-type="float" office:value="-3.38577465644844" calcext:value-type="float">
            <text:p>-3,38577465644844</text:p>
          </table:table-cell>
          <table:table-cell table:formula="of:=[.$B$4]*SIN(2*PI()/[.$B$5] * [.D198] - (2*PI() / [.$B$6]) * ([.$B$16] - [.$B$2]/2) * SIN([.$B$7]))" office:value-type="float" office:value="-3.98264959012098" calcext:value-type="float">
            <text:p>-3,98264959012098</text:p>
          </table:table-cell>
          <table:table-cell table:formula="of:=ASIN(([.G198]-[.H198])/[.$B$2])" office:value-type="float" office:value="0.303055095122968" calcext:value-type="float">
            <text:p>0,303</text:p>
          </table:table-cell>
          <table:table-cell table:formula="of:=[.I198]*180/PI()" office:value-type="float" office:value="17.3637779104818" calcext:value-type="float">
            <text:p>17,36</text:p>
          </table:table-cell>
          <table:table-cell/>
          <table:table-cell table:formula="of:=[.$B$4]*SIN(2*PI()/[.$B$5] * [.D198] - (2*PI() / [.$B$6]) * ([.$B$16] + [.$B$3]/2) * COS([.$B$7]))" office:value-type="float" office:value="-3.04522023463117" calcext:value-type="float">
            <text:p>-3,04522023463117</text:p>
          </table:table-cell>
          <table:table-cell table:formula="of:=[.$B$4]*SIN(2*PI()/[.$B$5] * [.D198] - (2*PI() / [.$B$6]) * ([.$B$16] - [.$B$3]/2) * COS([.$B$7]))" office:value-type="float" office:value="-4.23529403185953" calcext:value-type="float">
            <text:p>-4,23529403185953</text:p>
          </table:table-cell>
          <table:table-cell table:formula="of:=ASIN(([.L198]-[.M198])/[.$B$3])" office:value-type="float" office:value="0.302092342337166" calcext:value-type="float">
            <text:p>0,302</text:p>
          </table:table-cell>
          <table:table-cell table:formula="of:=[.N198]*180/PI()" office:value-type="float" office:value="17.3086162391408" calcext:value-type="float">
            <text:p>17,31</text:p>
          </table:table-cell>
          <table:table-cell/>
          <table:table-cell table:formula="of:=[.$B$4]*SIN(2*PI()/[.$B$5] * [.D198] - (2*PI() / [.$B$6]) * ([.$B$16] + [.$B$3]/2) * COS([.$B$8]))" office:value-type="float" office:value="-3.53387190837662" calcext:value-type="float">
            <text:p>-3,53387190837662</text:p>
          </table:table-cell>
          <table:table-cell table:formula="of:=[.$B$4]*SIN(2*PI()/[.$B$5] * [.D198] - (2*PI() / [.$B$6]) * ([.$B$16] - [.$B$3]/2) * COS([.$B$8]))" office:value-type="float" office:value="-4.11612657799931" calcext:value-type="float">
            <text:p>-4,11612657799931</text:p>
          </table:table-cell>
          <table:table-cell table:formula="of:=180*ASIN(([.Q198]-[.R198])/[.$B$3])/PI()" office:value-type="float" office:value="8.36992127512656" calcext:value-type="float">
            <text:p>8,37</text:p>
          </table:table-cell>
        </table:table-row>
        <table:table-row table:style-name="ro1">
          <table:table-cell table:number-columns-repeated="3"/>
          <table:table-cell office:value-type="float" office:value="19.5" calcext:value-type="float">
            <text:p>19,5</text:p>
          </table:table-cell>
          <table:table-cell table:number-columns-repeated="2"/>
          <table:table-cell table:formula="of:=[.$B$4]*SIN(2*PI()/[.$B$5] * [.D199] - (2*PI() / [.$B$6]) * ([.$B$16] + [.$B$2]/2) * SIN([.$B$7]))" office:value-type="float" office:value="-3.46208350068918" calcext:value-type="float">
            <text:p>-3,46208350068918</text:p>
          </table:table-cell>
          <table:table-cell table:formula="of:=[.$B$4]*SIN(2*PI()/[.$B$5] * [.D199] - (2*PI() / [.$B$6]) * ([.$B$16] - [.$B$2]/2) * SIN([.$B$7]))" office:value-type="float" office:value="-4.04508497187474" calcext:value-type="float">
            <text:p>-4,04508497187474</text:p>
          </table:table-cell>
          <table:table-cell table:formula="of:=ASIN(([.G199]-[.H199])/[.$B$2])" office:value-type="float" office:value="0.295795334239333" calcext:value-type="float">
            <text:p>0,296</text:p>
          </table:table-cell>
          <table:table-cell table:formula="of:=[.I199]*180/PI()" office:value-type="float" office:value="16.9478242515753" calcext:value-type="float">
            <text:p>16,95</text:p>
          </table:table-cell>
          <table:table-cell/>
          <table:table-cell table:formula="of:=[.$B$4]*SIN(2*PI()/[.$B$5] * [.D199] - (2*PI() / [.$B$6]) * ([.$B$16] + [.$B$3]/2) * COS([.$B$7]))" office:value-type="float" office:value="-3.12760334507217" calcext:value-type="float">
            <text:p>-3,12760334507217</text:p>
          </table:table-cell>
          <table:table-cell table:formula="of:=[.$B$4]*SIN(2*PI()/[.$B$5] * [.D199] - (2*PI() / [.$B$6]) * ([.$B$16] - [.$B$3]/2) * COS([.$B$7]))" office:value-type="float" office:value="-4.29001955688596" calcext:value-type="float">
            <text:p>-4,29001955688596</text:p>
          </table:table-cell>
          <table:table-cell table:formula="of:=ASIN(([.L199]-[.M199])/[.$B$3])" office:value-type="float" office:value="0.294858074897101" calcext:value-type="float">
            <text:p>0,295</text:p>
          </table:table-cell>
          <table:table-cell table:formula="of:=[.N199]*180/PI()" office:value-type="float" office:value="16.8941232469562" calcext:value-type="float">
            <text:p>16,89</text:p>
          </table:table-cell>
          <table:table-cell/>
          <table:table-cell table:formula="of:=[.$B$4]*SIN(2*PI()/[.$B$5] * [.D199] - (2*PI() / [.$B$6]) * ([.$B$16] + [.$B$3]/2) * COS([.$B$8]))" office:value-type="float" office:value="-3.60717429733571" calcext:value-type="float">
            <text:p>-3,60717429733571</text:p>
          </table:table-cell>
          <table:table-cell table:formula="of:=[.$B$4]*SIN(2*PI()/[.$B$5] * [.D199] - (2*PI() / [.$B$6]) * ([.$B$16] - [.$B$3]/2) * COS([.$B$8]))" office:value-type="float" office:value="-4.17467045067262" calcext:value-type="float">
            <text:p>-4,17467045067262</text:p>
          </table:table-cell>
          <table:table-cell table:formula="of:=180*ASIN(([.Q199]-[.R199])/[.$B$3])/PI()" office:value-type="float" office:value="8.1563033087555" calcext:value-type="float">
            <text:p>8,16</text:p>
          </table:table-cell>
        </table:table-row>
        <table:table-row table:style-name="ro1">
          <table:table-cell table:number-columns-repeated="3"/>
          <table:table-cell office:value-type="float" office:value="19.6" calcext:value-type="float">
            <text:p>19,6</text:p>
          </table:table-cell>
          <table:table-cell table:number-columns-repeated="2"/>
          <table:table-cell table:formula="of:=[.$B$4]*SIN(2*PI()/[.$B$5] * [.D200] - (2*PI() / [.$B$6]) * ([.$B$16] + [.$B$2]/2) * SIN([.$B$7]))" office:value-type="float" office:value="-3.5368737606836" calcext:value-type="float">
            <text:p>-3,5368737606836</text:p>
          </table:table-cell>
          <table:table-cell table:formula="of:=[.$B$4]*SIN(2*PI()/[.$B$5] * [.D200] - (2*PI() / [.$B$6]) * ([.$B$16] - [.$B$2]/2) * SIN([.$B$7]))" office:value-type="float" office:value="-4.10574604566852" calcext:value-type="float">
            <text:p>-4,10574604566852</text:p>
          </table:table-cell>
          <table:table-cell table:formula="of:=ASIN(([.G200]-[.H200])/[.$B$2])" office:value-type="float" office:value="0.288418225719364" calcext:value-type="float">
            <text:p>0,288</text:p>
          </table:table-cell>
          <table:table-cell table:formula="of:=[.I200]*180/PI()" office:value-type="float" office:value="16.5251470683711" calcext:value-type="float">
            <text:p>16,53</text:p>
          </table:table-cell>
          <table:table-cell/>
          <table:table-cell table:formula="of:=[.$B$4]*SIN(2*PI()/[.$B$5] * [.D200] - (2*PI() / [.$B$6]) * ([.$B$16] + [.$B$3]/2) * COS([.$B$7]))" office:value-type="float" office:value="-3.20861458531776" calcext:value-type="float">
            <text:p>-3,20861458531776</text:p>
          </table:table-cell>
          <table:table-cell table:formula="of:=[.$B$4]*SIN(2*PI()/[.$B$5] * [.D200] - (2*PI() / [.$B$6]) * ([.$B$16] - [.$B$3]/2) * COS([.$B$7]))" office:value-type="float" office:value="-4.34286333754827" calcext:value-type="float">
            <text:p>-4,34286333754827</text:p>
          </table:table-cell>
          <table:table-cell table:formula="of:=ASIN(([.L200]-[.M200])/[.$B$3])" office:value-type="float" office:value="0.287506740407733" calcext:value-type="float">
            <text:p>0,288</text:p>
          </table:table-cell>
          <table:table-cell table:formula="of:=[.N200]*180/PI()" office:value-type="float" office:value="16.4729228069265" calcext:value-type="float">
            <text:p>16,47</text:p>
          </table:table-cell>
          <table:table-cell/>
          <table:table-cell table:formula="of:=[.$B$4]*SIN(2*PI()/[.$B$5] * [.D200] - (2*PI() / [.$B$6]) * ([.$B$16] + [.$B$3]/2) * COS([.$B$8]))" office:value-type="float" office:value="-3.67889446042977" calcext:value-type="float">
            <text:p>-3,67889446042977</text:p>
          </table:table-cell>
          <table:table-cell table:formula="of:=[.$B$4]*SIN(2*PI()/[.$B$5] * [.D200] - (2*PI() / [.$B$6]) * ([.$B$16] - [.$B$3]/2) * COS([.$B$8]))" office:value-type="float" office:value="-4.23138317491212" calcext:value-type="float">
            <text:p>-4,23138317491212</text:p>
          </table:table-cell>
          <table:table-cell table:formula="of:=180*ASIN(([.Q200]-[.R200])/[.$B$3])/PI()" office:value-type="float" office:value="7.93919935608196" calcext:value-type="float">
            <text:p>7,94</text:p>
          </table:table-cell>
        </table:table-row>
        <table:table-row table:style-name="ro1">
          <table:table-cell table:number-columns-repeated="3"/>
          <table:table-cell office:value-type="float" office:value="19.7" calcext:value-type="float">
            <text:p>19,7</text:p>
          </table:table-cell>
          <table:table-cell table:number-columns-repeated="2"/>
          <table:table-cell table:formula="of:=[.$B$4]*SIN(2*PI()/[.$B$5] * [.D201] - (2*PI() / [.$B$6]) * ([.$B$16] + [.$B$2]/2) * SIN([.$B$7]))" office:value-type="float" office:value="-3.6101126309518" calcext:value-type="float">
            <text:p>-3,6101126309518</text:p>
          </table:table-cell>
          <table:table-cell table:formula="of:=[.$B$4]*SIN(2*PI()/[.$B$5] * [.D201] - (2*PI() / [.$B$6]) * ([.$B$16] - [.$B$2]/2) * SIN([.$B$7]))" office:value-type="float" office:value="-4.1646062035505" calcext:value-type="float">
            <text:p>-4,1646062035505</text:p>
          </table:table-cell>
          <table:table-cell table:formula="of:=ASIN(([.G201]-[.H201])/[.$B$2])" office:value-type="float" office:value="0.280927372826986" calcext:value-type="float">
            <text:p>0,281</text:p>
          </table:table-cell>
          <table:table-cell table:formula="of:=[.I201]*180/PI()" office:value-type="float" office:value="16.0959528126845" calcext:value-type="float">
            <text:p>16,10</text:p>
          </table:table-cell>
          <table:table-cell/>
          <table:table-cell table:formula="of:=[.$B$4]*SIN(2*PI()/[.$B$5] * [.D201] - (2*PI() / [.$B$6]) * ([.$B$16] + [.$B$3]/2) * COS([.$B$7]))" office:value-type="float" office:value="-3.28821842116053" calcext:value-type="float">
            <text:p>-3,28821842116053</text:p>
          </table:table-cell>
          <table:table-cell table:formula="of:=[.$B$4]*SIN(2*PI()/[.$B$5] * [.D201] - (2*PI() / [.$B$6]) * ([.$B$16] - [.$B$3]/2) * COS([.$B$7]))" office:value-type="float" office:value="-4.39380219481775" calcext:value-type="float">
            <text:p>-4,39380219481775</text:p>
          </table:table-cell>
          <table:table-cell table:formula="of:=ASIN(([.L201]-[.M201])/[.$B$3])" office:value-type="float" office:value="0.280041927959103" calcext:value-type="float">
            <text:p>0,280</text:p>
          </table:table-cell>
          <table:table-cell table:formula="of:=[.N201]*180/PI()" office:value-type="float" office:value="16.0452205587632" calcext:value-type="float">
            <text:p>16,05</text:p>
          </table:table-cell>
          <table:table-cell/>
          <table:table-cell table:formula="of:=[.$B$4]*SIN(2*PI()/[.$B$5] * [.D201] - (2*PI() / [.$B$6]) * ([.$B$16] + [.$B$3]/2) * COS([.$B$8]))" office:value-type="float" office:value="-3.74900093882489" calcext:value-type="float">
            <text:p>-3,74900093882489</text:p>
          </table:table-cell>
          <table:table-cell table:formula="of:=[.$B$4]*SIN(2*PI()/[.$B$5] * [.D201] - (2*PI() / [.$B$6]) * ([.$B$16] - [.$B$3]/2) * COS([.$B$8]))" office:value-type="float" office:value="-4.28623987464258" calcext:value-type="float">
            <text:p>-4,28623987464258</text:p>
          </table:table-cell>
          <table:table-cell table:formula="of:=180*ASIN(([.Q201]-[.R201])/[.$B$3])/PI()" office:value-type="float" office:value="7.7187070528604" calcext:value-type="float">
            <text:p>7,72</text:p>
          </table:table-cell>
        </table:table-row>
        <table:table-row table:style-name="ro1">
          <table:table-cell table:number-columns-repeated="3"/>
          <table:table-cell office:value-type="float" office:value="19.8" calcext:value-type="float">
            <text:p>19,8</text:p>
          </table:table-cell>
          <table:table-cell table:number-columns-repeated="2"/>
          <table:table-cell table:formula="of:=[.$B$4]*SIN(2*PI()/[.$B$5] * [.D202] - (2*PI() / [.$B$6]) * ([.$B$16] + [.$B$2]/2) * SIN([.$B$7]))" office:value-type="float" office:value="-3.68176798650474" calcext:value-type="float">
            <text:p>-3,68176798650474</text:p>
          </table:table-cell>
          <table:table-cell table:formula="of:=[.$B$4]*SIN(2*PI()/[.$B$5] * [.D202] - (2*PI() / [.$B$6]) * ([.$B$16] - [.$B$2]/2) * SIN([.$B$7]))" office:value-type="float" office:value="-4.22163962751007" calcext:value-type="float">
            <text:p>-4,22163962751007</text:p>
          </table:table-cell>
          <table:table-cell table:formula="of:=ASIN(([.G202]-[.H202])/[.$B$2])" office:value-type="float" office:value="0.27332637704614" calcext:value-type="float">
            <text:p>0,273</text:p>
          </table:table-cell>
          <table:table-cell table:formula="of:=[.I202]*180/PI()" office:value-type="float" office:value="15.6604478343452" calcext:value-type="float">
            <text:p>15,66</text:p>
          </table:table-cell>
          <table:table-cell/>
          <table:table-cell table:formula="of:=[.$B$4]*SIN(2*PI()/[.$B$5] * [.D202] - (2*PI() / [.$B$6]) * ([.$B$16] + [.$B$3]/2) * COS([.$B$7]))" office:value-type="float" office:value="-3.36637993572714" calcext:value-type="float">
            <text:p>-3,36637993572714</text:p>
          </table:table-cell>
          <table:table-cell table:formula="of:=[.$B$4]*SIN(2*PI()/[.$B$5] * [.D202] - (2*PI() / [.$B$6]) * ([.$B$16] - [.$B$3]/2) * COS([.$B$7]))" office:value-type="float" office:value="-4.44281378522806" calcext:value-type="float">
            <text:p>-4,44281378522806</text:p>
          </table:table-cell>
          <table:table-cell table:formula="of:=ASIN(([.L202]-[.M202])/[.$B$3])" office:value-type="float" office:value="0.272467225282721" calcext:value-type="float">
            <text:p>0,272</text:p>
          </table:table-cell>
          <table:table-cell table:formula="of:=[.N202]*180/PI()" office:value-type="float" office:value="15.6112220643401" calcext:value-type="float">
            <text:p>15,61</text:p>
          </table:table-cell>
          <table:table-cell/>
          <table:table-cell table:formula="of:=[.$B$4]*SIN(2*PI()/[.$B$5] * [.D202] - (2*PI() / [.$B$6]) * ([.$B$16] + [.$B$3]/2) * COS([.$B$8]))" office:value-type="float" office:value="-3.81746298150259" calcext:value-type="float">
            <text:p>-3,81746298150259</text:p>
          </table:table-cell>
          <table:table-cell table:formula="of:=[.$B$4]*SIN(2*PI()/[.$B$5] * [.D202] - (2*PI() / [.$B$6]) * ([.$B$16] - [.$B$3]/2) * COS([.$B$8]))" office:value-type="float" office:value="-4.33921648790247" calcext:value-type="float">
            <text:p>-4,33921648790247</text:p>
          </table:table-cell>
          <table:table-cell table:formula="of:=180*ASIN(([.Q202]-[.R202])/[.$B$3])/PI()" office:value-type="float" office:value="7.49492514886779" calcext:value-type="float">
            <text:p>7,49</text:p>
          </table:table-cell>
        </table:table-row>
        <table:table-row table:style-name="ro1">
          <table:table-cell table:number-columns-repeated="3"/>
          <table:table-cell office:value-type="float" office:value="19.9" calcext:value-type="float">
            <text:p>19,9</text:p>
          </table:table-cell>
          <table:table-cell table:number-columns-repeated="2"/>
          <table:table-cell table:formula="of:=[.$B$4]*SIN(2*PI()/[.$B$5] * [.D203] - (2*PI() / [.$B$6]) * ([.$B$16] + [.$B$2]/2) * SIN([.$B$7]))" office:value-type="float" office:value="-3.75180839693522" calcext:value-type="float">
            <text:p>-3,75180839693522</text:p>
          </table:table-cell>
          <table:table-cell table:formula="of:=[.$B$4]*SIN(2*PI()/[.$B$5] * [.D203] - (2*PI() / [.$B$6]) * ([.$B$16] - [.$B$2]/2) * SIN([.$B$7]))" office:value-type="float" office:value="-4.27682130080253" calcext:value-type="float">
            <text:p>-4,27682130080253</text:p>
          </table:table-cell>
          <table:table-cell table:formula="of:=ASIN(([.G203]-[.H203])/[.$B$2])" office:value-type="float" office:value="0.265618835989117" calcext:value-type="float">
            <text:p>0,266</text:p>
          </table:table-cell>
          <table:table-cell table:formula="of:=[.I203]*180/PI()" office:value-type="float" office:value="15.218838261354" calcext:value-type="float">
            <text:p>15,22</text:p>
          </table:table-cell>
          <table:table-cell/>
          <table:table-cell table:formula="of:=[.$B$4]*SIN(2*PI()/[.$B$5] * [.D203] - (2*PI() / [.$B$6]) * ([.$B$16] + [.$B$3]/2) * COS([.$B$7]))" office:value-type="float" office:value="-3.44306484479404" calcext:value-type="float">
            <text:p>-3,44306484479404</text:p>
          </table:table-cell>
          <table:table-cell table:formula="of:=[.$B$4]*SIN(2*PI()/[.$B$5] * [.D203] - (2*PI() / [.$B$6]) * ([.$B$16] - [.$B$3]/2) * COS([.$B$7]))" office:value-type="float" office:value="-4.48987661067581" calcext:value-type="float">
            <text:p>-4,48987661067581</text:p>
          </table:table-cell>
          <table:table-cell table:formula="of:=ASIN(([.L203]-[.M203])/[.$B$3])" office:value-type="float" office:value="0.264786216662748" calcext:value-type="float">
            <text:p>0,265</text:p>
          </table:table-cell>
          <table:table-cell table:formula="of:=[.N203]*180/PI()" office:value-type="float" office:value="15.1711326880121" calcext:value-type="float">
            <text:p>15,17</text:p>
          </table:table-cell>
          <table:table-cell/>
          <table:table-cell table:formula="of:=[.$B$4]*SIN(2*PI()/[.$B$5] * [.D203] - (2*PI() / [.$B$6]) * ([.$B$16] + [.$B$3]/2) * COS([.$B$8]))" office:value-type="float" office:value="-3.88425055874828" calcext:value-type="float">
            <text:p>-3,88425055874828</text:p>
          </table:table-cell>
          <table:table-cell table:formula="of:=[.$B$4]*SIN(2*PI()/[.$B$5] * [.D203] - (2*PI() / [.$B$6]) * ([.$B$16] - [.$B$3]/2) * COS([.$B$8]))" office:value-type="float" office:value="-4.39028977739832" calcext:value-type="float">
            <text:p>-4,39028977739832</text:p>
          </table:table-cell>
          <table:table-cell table:formula="of:=180*ASIN(([.Q203]-[.R203])/[.$B$3])/PI()" office:value-type="float" office:value="7.26795345786831" calcext:value-type="float">
            <text:p>7,2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  <table:table-cell table:formula="of:=[.$B$4]*SIN(2*PI()/[.$B$5] * [.D204] - (2*PI() / [.$B$6]) * ([.$B$16] + [.$B$2]/2) * SIN([.$B$7]))" office:value-type="float" office:value="-3.82020314020438" calcext:value-type="float">
            <text:p>-3,82020314020438</text:p>
          </table:table-cell>
          <table:table-cell table:formula="of:=[.$B$4]*SIN(2*PI()/[.$B$5] * [.D204] - (2*PI() / [.$B$6]) * ([.$B$16] - [.$B$2]/2) * SIN([.$B$7]))" office:value-type="float" office:value="-4.33012701892219" calcext:value-type="float">
            <text:p>-4,33012701892219</text:p>
          </table:table-cell>
          <table:table-cell table:formula="of:=ASIN(([.G204]-[.H204])/[.$B$2])" office:value-type="float" office:value="0.257808341507166" calcext:value-type="float">
            <text:p>0,258</text:p>
          </table:table-cell>
          <table:table-cell table:formula="of:=[.I204]*180/PI()" office:value-type="float" office:value="14.771329891628" calcext:value-type="float">
            <text:p>14,77</text:p>
          </table:table-cell>
          <table:table-cell/>
          <table:table-cell table:formula="of:=[.$B$4]*SIN(2*PI()/[.$B$5] * [.D204] - (2*PI() / [.$B$6]) * ([.$B$16] + [.$B$3]/2) * COS([.$B$7]))" office:value-type="float" office:value="-3.51823951182567" calcext:value-type="float">
            <text:p>-3,51823951182567</text:p>
          </table:table-cell>
          <table:table-cell table:formula="of:=[.$B$4]*SIN(2*PI()/[.$B$5] * [.D204] - (2*PI() / [.$B$6]) * ([.$B$16] - [.$B$3]/2) * COS([.$B$7]))" office:value-type="float" office:value="-4.5349700278503" calcext:value-type="float">
            <text:p>-4,5349700278503</text:p>
          </table:table-cell>
          <table:table-cell table:formula="of:=ASIN(([.L204]-[.M204])/[.$B$3])" office:value-type="float" office:value="0.257002481047415" calcext:value-type="float">
            <text:p>0,257</text:p>
          </table:table-cell>
          <table:table-cell table:formula="of:=[.N204]*180/PI()" office:value-type="float" office:value="14.7251574884078" calcext:value-type="float">
            <text:p>14,73</text:p>
          </table:table-cell>
          <table:table-cell/>
          <table:table-cell table:formula="of:=[.$B$4]*SIN(2*PI()/[.$B$5] * [.D204] - (2*PI() / [.$B$6]) * ([.$B$16] + [.$B$3]/2) * COS([.$B$8]))" office:value-type="float" office:value="-3.94933437532322" calcext:value-type="float">
            <text:p>-3,94933437532322</text:p>
          </table:table-cell>
          <table:table-cell table:formula="of:=[.$B$4]*SIN(2*PI()/[.$B$5] * [.D204] - (2*PI() / [.$B$6]) * ([.$B$16] - [.$B$3]/2) * COS([.$B$8]))" office:value-type="float" office:value="-4.43943734069737" calcext:value-type="float">
            <text:p>-4,43943734069737</text:p>
          </table:table-cell>
          <table:table-cell table:formula="of:=180*ASIN(([.Q204]-[.R204])/[.$B$3])/PI()" office:value-type="float" office:value="7.03789280859928" calcext:value-type="float">
            <text:p>7,04</text:p>
          </table:table-cell>
        </table:table-row>
        <table:table-row table:style-name="ro1">
          <table:table-cell table:number-columns-repeated="3"/>
          <table:table-cell office:value-type="float" office:value="20.1" calcext:value-type="float">
            <text:p>20,1</text:p>
          </table:table-cell>
          <table:table-cell table:number-columns-repeated="2"/>
          <table:table-cell table:formula="of:=[.$B$4]*SIN(2*PI()/[.$B$5] * [.D205] - (2*PI() / [.$B$6]) * ([.$B$16] + [.$B$2]/2) * SIN([.$B$7]))" office:value-type="float" office:value="-3.88692221611735" calcext:value-type="float">
            <text:p>-3,88692221611735</text:p>
          </table:table-cell>
          <table:table-cell table:formula="of:=[.$B$4]*SIN(2*PI()/[.$B$5] * [.D205] - (2*PI() / [.$B$6]) * ([.$B$16] - [.$B$2]/2) * SIN([.$B$7]))" office:value-type="float" office:value="-4.38153340021932" calcext:value-type="float">
            <text:p>-4,38153340021932</text:p>
          </table:table-cell>
          <table:table-cell table:formula="of:=ASIN(([.G205]-[.H205])/[.$B$2])" office:value-type="float" office:value="0.249898477998069" calcext:value-type="float">
            <text:p>0,250</text:p>
          </table:table-cell>
          <table:table-cell table:formula="of:=[.I205]*180/PI()" office:value-type="float" office:value="14.3181280960322" calcext:value-type="float">
            <text:p>14,32</text:p>
          </table:table-cell>
          <table:table-cell/>
          <table:table-cell table:formula="of:=[.$B$4]*SIN(2*PI()/[.$B$5] * [.D205] - (2*PI() / [.$B$6]) * ([.$B$16] + [.$B$3]/2) * COS([.$B$7]))" office:value-type="float" office:value="-3.5918709627285" calcext:value-type="float">
            <text:p>-3,5918709627285</text:p>
          </table:table-cell>
          <table:table-cell table:formula="of:=[.$B$4]*SIN(2*PI()/[.$B$5] * [.D205] - (2*PI() / [.$B$6]) * ([.$B$16] - [.$B$3]/2) * COS([.$B$7]))" office:value-type="float" office:value="-4.57807425728842" calcext:value-type="float">
            <text:p>-4,57807425728842</text:p>
          </table:table-cell>
          <table:table-cell table:formula="of:=ASIN(([.L205]-[.M205])/[.$B$3])" office:value-type="float" office:value="0.249119590355518" calcext:value-type="float">
            <text:p>0,249</text:p>
          </table:table-cell>
          <table:table-cell table:formula="of:=[.N205]*180/PI()" office:value-type="float" office:value="14.2735011213992" calcext:value-type="float">
            <text:p>14,27</text:p>
          </table:table-cell>
          <table:table-cell/>
          <table:table-cell table:formula="of:=[.$B$4]*SIN(2*PI()/[.$B$5] * [.D205] - (2*PI() / [.$B$6]) * ([.$B$16] + [.$B$3]/2) * COS([.$B$8]))" office:value-type="float" office:value="-4.01268588331443" calcext:value-type="float">
            <text:p>-4,01268588331443</text:p>
          </table:table-cell>
          <table:table-cell table:formula="of:=[.$B$4]*SIN(2*PI()/[.$B$5] * [.D205] - (2*PI() / [.$B$6]) * ([.$B$16] - [.$B$3]/2) * COS([.$B$8]))" office:value-type="float" office:value="-4.48663762005401" calcext:value-type="float">
            <text:p>-4,48663762005401</text:p>
          </table:table-cell>
          <table:table-cell table:formula="of:=180*ASIN(([.Q205]-[.R205])/[.$B$3])/PI()" office:value-type="float" office:value="6.80484499680664" calcext:value-type="float">
            <text:p>6,80</text:p>
          </table:table-cell>
        </table:table-row>
        <table:table-row table:style-name="ro1">
          <table:table-cell table:number-columns-repeated="3"/>
          <table:table-cell office:value-type="float" office:value="20.2" calcext:value-type="float">
            <text:p>20,2</text:p>
          </table:table-cell>
          <table:table-cell table:number-columns-repeated="2"/>
          <table:table-cell table:formula="of:=[.$B$4]*SIN(2*PI()/[.$B$5] * [.D206] - (2*PI() / [.$B$6]) * ([.$B$16] + [.$B$2]/2) * SIN([.$B$7]))" office:value-type="float" office:value="-3.95193635948235" calcext:value-type="float">
            <text:p>-3,95193635948235</text:p>
          </table:table-cell>
          <table:table-cell table:formula="of:=[.$B$4]*SIN(2*PI()/[.$B$5] * [.D206] - (2*PI() / [.$B$6]) * ([.$B$16] - [.$B$2]/2) * SIN([.$B$7]))" office:value-type="float" office:value="-4.43101789615607" calcext:value-type="float">
            <text:p>-4,43101789615607</text:p>
          </table:table-cell>
          <table:table-cell table:formula="of:=ASIN(([.G206]-[.H206])/[.$B$2])" office:value-type="float" office:value="0.241892820904871" calcext:value-type="float">
            <text:p>0,242</text:p>
          </table:table-cell>
          <table:table-cell table:formula="of:=[.I206]*180/PI()" office:value-type="float" office:value="13.859437732363" calcext:value-type="float">
            <text:p>13,86</text:p>
          </table:table-cell>
          <table:table-cell/>
          <table:table-cell table:formula="of:=[.$B$4]*SIN(2*PI()/[.$B$5] * [.D206] - (2*PI() / [.$B$6]) * ([.$B$16] + [.$B$3]/2) * COS([.$B$7]))" office:value-type="float" office:value="-3.66392690031463" calcext:value-type="float">
            <text:p>-3,66392690031463</text:p>
          </table:table-cell>
          <table:table-cell table:formula="of:=[.$B$4]*SIN(2*PI()/[.$B$5] * [.D206] - (2*PI() / [.$B$6]) * ([.$B$16] - [.$B$3]/2) * COS([.$B$7]))" office:value-type="float" office:value="-4.61917039205052" calcext:value-type="float">
            <text:p>-4,61917039205052</text:p>
          </table:table-cell>
          <table:table-cell table:formula="of:=ASIN(([.L206]-[.M206])/[.$B$3])" office:value-type="float" office:value="0.241141107972317" calcext:value-type="float">
            <text:p>0,241</text:p>
          </table:table-cell>
          <table:table-cell table:formula="of:=[.N206]*180/PI()" office:value-type="float" office:value="13.8163677539223" calcext:value-type="float">
            <text:p>13,82</text:p>
          </table:table-cell>
          <table:table-cell/>
          <table:table-cell table:formula="of:=[.$B$4]*SIN(2*PI()/[.$B$5] * [.D206] - (2*PI() / [.$B$6]) * ([.$B$16] + [.$B$3]/2) * COS([.$B$8]))" office:value-type="float" office:value="-4.0742772946567" calcext:value-type="float">
            <text:p>-4,0742772946567</text:p>
          </table:table-cell>
          <table:table-cell table:formula="of:=[.$B$4]*SIN(2*PI()/[.$B$5] * [.D206] - (2*PI() / [.$B$6]) * ([.$B$16] - [.$B$3]/2) * COS([.$B$8]))" office:value-type="float" office:value="-4.53186991186574" calcext:value-type="float">
            <text:p>-4,53186991186574</text:p>
          </table:table-cell>
          <table:table-cell table:formula="of:=180*ASIN(([.Q206]-[.R206])/[.$B$3])/PI()" office:value-type="float" office:value="6.56891273835207" calcext:value-type="float">
            <text:p>6,57</text:p>
          </table:table-cell>
        </table:table-row>
        <table:table-row table:style-name="ro1">
          <table:table-cell table:number-columns-repeated="3"/>
          <table:table-cell office:value-type="float" office:value="20.3" calcext:value-type="float">
            <text:p>20,3</text:p>
          </table:table-cell>
          <table:table-cell table:number-columns-repeated="2"/>
          <table:table-cell table:formula="of:=[.$B$4]*SIN(2*PI()/[.$B$5] * [.D207] - (2*PI() / [.$B$6]) * ([.$B$16] + [.$B$2]/2) * SIN([.$B$7]))" office:value-type="float" office:value="-4.01521705294737" calcext:value-type="float">
            <text:p>-4,01521705294737</text:p>
          </table:table-cell>
          <table:table-cell table:formula="of:=[.$B$4]*SIN(2*PI()/[.$B$5] * [.D207] - (2*PI() / [.$B$6]) * ([.$B$16] - [.$B$2]/2) * SIN([.$B$7]))" office:value-type="float" office:value="-4.47855880119707" calcext:value-type="float">
            <text:p>-4,47855880119707</text:p>
          </table:table-cell>
          <table:table-cell table:formula="of:=ASIN(([.G207]-[.H207])/[.$B$2])" office:value-type="float" office:value="0.233794935399528" calcext:value-type="float">
            <text:p>0,234</text:p>
          </table:table-cell>
          <table:table-cell table:formula="of:=[.I207]*180/PI()" office:value-type="float" office:value="13.3954630699267" calcext:value-type="float">
            <text:p>13,40</text:p>
          </table:table-cell>
          <table:table-cell/>
          <table:table-cell table:formula="of:=[.$B$4]*SIN(2*PI()/[.$B$5] * [.D207] - (2*PI() / [.$B$6]) * ([.$B$16] + [.$B$3]/2) * COS([.$B$7]))" office:value-type="float" office:value="-3.73437571846837" calcext:value-type="float">
            <text:p>-3,73437571846837</text:p>
          </table:table-cell>
          <table:table-cell table:formula="of:=[.$B$4]*SIN(2*PI()/[.$B$5] * [.D207] - (2*PI() / [.$B$6]) * ([.$B$16] - [.$B$3]/2) * COS([.$B$7]))" office:value-type="float" office:value="-4.65824040601366" calcext:value-type="float">
            <text:p>-4,65824040601366</text:p>
          </table:table-cell>
          <table:table-cell table:formula="of:=ASIN(([.L207]-[.M207])/[.$B$3])" office:value-type="float" office:value="0.233070587428702" calcext:value-type="float">
            <text:p>0,233</text:p>
          </table:table-cell>
          <table:table-cell table:formula="of:=[.N207]*180/PI()" office:value-type="float" office:value="13.3539609882995" calcext:value-type="float">
            <text:p>13,35</text:p>
          </table:table-cell>
          <table:table-cell/>
          <table:table-cell table:formula="of:=[.$B$4]*SIN(2*PI()/[.$B$5] * [.D207] - (2*PI() / [.$B$6]) * ([.$B$16] + [.$B$3]/2) * COS([.$B$8]))" office:value-type="float" office:value="-4.13408159332141" calcext:value-type="float">
            <text:p>-4,13408159332141</text:p>
          </table:table-cell>
          <table:table-cell table:formula="of:=[.$B$4]*SIN(2*PI()/[.$B$5] * [.D207] - (2*PI() / [.$B$6]) * ([.$B$16] - [.$B$3]/2) * COS([.$B$8]))" office:value-type="float" office:value="-4.57511437575443" calcext:value-type="float">
            <text:p>-4,57511437575443</text:p>
          </table:table-cell>
          <table:table-cell table:formula="of:=180*ASIN(([.Q207]-[.R207])/[.$B$3])/PI()" office:value-type="float" office:value="6.33019962340827" calcext:value-type="float">
            <text:p>6,33</text:p>
          </table:table-cell>
        </table:table-row>
        <table:table-row table:style-name="ro1" table:number-rows-repeated="1048368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13:37:47.737721073</meta:creation-date>
    <meta:generator>LibreOffice/7.4.1.2$Linux_X86_64 LibreOffice_project/3c58a8f3a960df8bc8fd77b461821e42c061c5f0</meta:generator>
    <dc:date>2023-02-17T16:26:01.743987624</dc:date>
    <meta:editing-duration>PT2H1M10S</meta:editing-duration>
    <meta:editing-cycles>4</meta:editing-cycles>
    <meta:document-statistic meta:table-count="1" meta:cell-count="248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98cm" svg:y="4.201cm" style:legend-expansion="high" chart:style-name="ch2"/>
        <chart:plot-area chart:style-name="ch3" table:cell-range-address="Sheet1.D3:Sheet1.D207 Sheet1.J2:Sheet1.J207" chart:data-source-has-labels="row" svg:x="0.32cm" svg:y="0.18cm" svg:width="12.958cm" svg:height="8.64cm">
          <chart:coordinate-region svg:x="1.524cm" svg:y="0.379cm" svg:width="11.567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J207" chart:label-cell-address="Sheet1.J2:Sheet1.J2" chart:class="chart:scatter">
            <chart:domain table:cell-range-address="Sheet1.D3:Sheet1.D207"/>
            <chart:data-point chart:repeated="2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roulis °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D3:Sheet1.D207</svg:desc>
                </draw:g>
              </table:table-cell>
              <table:table-cell office:value-type="float" office:value="NaN">
                <text:p>NaN</text:p>
                <draw:g>
                  <svg:desc>Sheet1.J3:Sheet1.J2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26.2174560027193">
                <text:p>-26.21745600271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-26.2638994606472">
                <text:p>-26.2638994606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-26.2979559745795">
                <text:p>-26.29795597457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-26.319599704416">
                <text:p>-26.3195997044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-26.3288142032674">
                <text:p>-26.3288142032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-26.3255924632321">
                <text:p>-26.3255924632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">
                <text:p>0.6</text:p>
              </table:table-cell>
              <table:table-cell office:value-type="float" office:value="-26.3099369349393">
                <text:p>-26.30993693493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-26.2818595207121">
                <text:p>-26.28185952071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">
                <text:p>0.8</text:p>
              </table:table-cell>
              <table:table-cell office:value-type="float" office:value="-26.2413815414029">
                <text:p>-26.24138154140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">
                <text:p>0.9</text:p>
              </table:table-cell>
              <table:table-cell office:value-type="float" office:value="-26.1885336771436">
                <text:p>-26.18853367714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-26.1233558824441">
                <text:p>-26.12335588244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">
                <text:p>1.1</text:p>
              </table:table-cell>
              <table:table-cell office:value-type="float" office:value="-26.0458972762562">
                <text:p>-26.04589727625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">
                <text:p>1.2</text:p>
              </table:table-cell>
              <table:table-cell office:value-type="float" office:value="-25.9562160077982">
                <text:p>-25.95621600779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">
                <text:p>1.3</text:p>
              </table:table-cell>
              <table:table-cell office:value-type="float" office:value="-25.8543790990987">
                <text:p>-25.85437909909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">
                <text:p>1.4</text:p>
              </table:table-cell>
              <table:table-cell office:value-type="float" office:value="-25.7404622653765">
                <text:p>-25.74046226537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">
                <text:p>1.5</text:p>
              </table:table-cell>
              <table:table-cell office:value-type="float" office:value="-25.6145497145101">
                <text:p>-25.61454971451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">
                <text:p>1.6</text:p>
              </table:table-cell>
              <table:table-cell office:value-type="float" office:value="-25.4767339269783">
                <text:p>-25.47673392697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">
                <text:p>1.7</text:p>
              </table:table-cell>
              <table:table-cell office:value-type="float" office:value="-25.3271154177616">
                <text:p>-25.32711541776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">
                <text:p>1.8</text:p>
              </table:table-cell>
              <table:table-cell office:value-type="float" office:value="-25.1658024817845">
                <text:p>-25.16580248178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">
                <text:p>1.9</text:p>
              </table:table-cell>
              <table:table-cell office:value-type="float" office:value="-24.9929109245547">
                <text:p>-24.99291092455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-24.8085637797087">
                <text:p>-24.80856377970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">
                <text:p>2.1</text:p>
              </table:table-cell>
              <table:table-cell office:value-type="float" office:value="-24.6128910152123">
                <text:p>-24.61289101521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">
                <text:p>2.2</text:p>
              </table:table-cell>
              <table:table-cell office:value-type="float" office:value="-24.4060292299833">
                <text:p>-24.40602922998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">
                <text:p>2.3</text:p>
              </table:table-cell>
              <table:table-cell office:value-type="float" office:value="-24.1881213427067">
                <text:p>-24.18812134270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4">
                <text:p>2.4</text:p>
              </table:table-cell>
              <table:table-cell office:value-type="float" office:value="-23.9593162745984">
                <text:p>-23.95931627459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5">
                <text:p>2.5</text:p>
              </table:table-cell>
              <table:table-cell office:value-type="float" office:value="-23.7197686278443">
                <text:p>-23.7197686278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6">
                <text:p>2.6</text:p>
              </table:table-cell>
              <table:table-cell office:value-type="float" office:value="-23.4696383613977">
                <text:p>-23.46963836139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7">
                <text:p>2.7</text:p>
              </table:table-cell>
              <table:table-cell office:value-type="float" office:value="-23.2090904657625">
                <text:p>-23.2090904657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8">
                <text:p>2.8</text:p>
              </table:table-cell>
              <table:table-cell office:value-type="float" office:value="-22.9382946383198">
                <text:p>-22.93829463831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">
                <text:p>2.9</text:p>
              </table:table-cell>
              <table:table-cell office:value-type="float" office:value="-22.6574249606808">
                <text:p>-22.65742496068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-22.3666595794581">
                <text:p>-22.36665957945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-22.0661803917593">
                <text:p>-22.06618039175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2">
                <text:p>3.2</text:p>
              </table:table-cell>
              <table:table-cell office:value-type="float" office:value="-21.7561727366048">
                <text:p>-21.75617273660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3">
                <text:p>3.3</text:p>
              </table:table-cell>
              <table:table-cell office:value-type="float" office:value="-21.4368250933713">
                <text:p>-21.43682509337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4">
                <text:p>3.4</text:p>
              </table:table-cell>
              <table:table-cell office:value-type="float" office:value="-21.1083287882559">
                <text:p>-21.10832878825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5">
                <text:p>3.5</text:p>
              </table:table-cell>
              <table:table-cell office:value-type="float" office:value="-20.7708777096523">
                <text:p>-20.77087770965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6">
                <text:p>3.6</text:p>
              </table:table-cell>
              <table:table-cell office:value-type="float" office:value="-20.4246680332242">
                <text:p>-20.42466803322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7">
                <text:p>3.7</text:p>
              </table:table-cell>
              <table:table-cell office:value-type="float" office:value="-20.0698979573541">
                <text:p>-20.06989795735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8">
                <text:p>3.8</text:p>
              </table:table-cell>
              <table:table-cell office:value-type="float" office:value="-19.7067674495475">
                <text:p>-19.70676744954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9">
                <text:p>3.9</text:p>
              </table:table-cell>
              <table:table-cell office:value-type="float" office:value="-19.335478004272">
                <text:p>-19.3354780042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18.9562324126137">
                <text:p>-18.95623241261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1">
                <text:p>4.1</text:p>
              </table:table-cell>
              <table:table-cell office:value-type="float" office:value="-18.569234544046">
                <text:p>-18.5692345440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2">
                <text:p>4.2</text:p>
              </table:table-cell>
              <table:table-cell office:value-type="float" office:value="-18.1746891405181">
                <text:p>-18.17468914051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3">
                <text:p>4.3</text:p>
              </table:table-cell>
              <table:table-cell office:value-type="float" office:value="-17.7728016229923">
                <text:p>-17.77280162299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4">
                <text:p>4.4</text:p>
              </table:table-cell>
              <table:table-cell office:value-type="float" office:value="-17.3637779104817">
                <text:p>-17.36377791048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5">
                <text:p>4.5</text:p>
              </table:table-cell>
              <table:table-cell office:value-type="float" office:value="-16.9478242515753">
                <text:p>-16.94782425157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6">
                <text:p>4.6</text:p>
              </table:table-cell>
              <table:table-cell office:value-type="float" office:value="-16.525147068371">
                <text:p>-16.5251470683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7">
                <text:p>4.7</text:p>
              </table:table-cell>
              <table:table-cell office:value-type="float" office:value="-16.0959528126844">
                <text:p>-16.09595281268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8">
                <text:p>4.8</text:p>
              </table:table-cell>
              <table:table-cell office:value-type="float" office:value="-15.6604478343452">
                <text:p>-15.66044783434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9">
                <text:p>4.9</text:p>
              </table:table-cell>
              <table:table-cell office:value-type="float" office:value="-15.218838261354">
                <text:p>-15.2188382613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-14.771329891628">
                <text:p>-14.7713298916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1">
                <text:p>5.1</text:p>
              </table:table-cell>
              <table:table-cell office:value-type="float" office:value="-14.3181280960322">
                <text:p>-14.31812809603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2">
                <text:p>5.2</text:p>
              </table:table-cell>
              <table:table-cell office:value-type="float" office:value="-13.859437732363">
                <text:p>-13.8594377323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3">
                <text:p>5.3</text:p>
              </table:table-cell>
              <table:table-cell office:value-type="float" office:value="-13.3954630699267">
                <text:p>-13.39546306992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4">
                <text:p>5.4</text:p>
              </table:table-cell>
              <table:table-cell office:value-type="float" office:value="-12.9264077243355">
                <text:p>-12.92640772433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5">
                <text:p>5.5</text:p>
              </table:table-cell>
              <table:table-cell office:value-type="float" office:value="-12.4524746021282">
                <text:p>-12.45247460212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6">
                <text:p>5.6</text:p>
              </table:table-cell>
              <table:table-cell office:value-type="float" office:value="-11.9738658548088">
                <text:p>-11.97386585480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7">
                <text:p>5.7</text:p>
              </table:table-cell>
              <table:table-cell office:value-type="float" office:value="-11.4907828418906">
                <text:p>-11.49078284189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8">
                <text:p>5.8</text:p>
              </table:table-cell>
              <table:table-cell office:value-type="float" office:value="-11.0034261025247">
                <text:p>-11.00342610252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9">
                <text:p>5.9</text:p>
              </table:table-cell>
              <table:table-cell office:value-type="float" office:value="-10.5119953352912">
                <text:p>-10.51199533529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-10.0166893857294">
                <text:p>-10.01668938572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1">
                <text:p>6.1</text:p>
              </table:table-cell>
              <table:table-cell office:value-type="float" office:value="-9.51770624118529">
                <text:p>-9.517706241185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2">
                <text:p>6.2</text:p>
              </table:table-cell>
              <table:table-cell office:value-type="float" office:value="-9.01524303255936">
                <text:p>-9.015243032559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3">
                <text:p>6.3</text:p>
              </table:table-cell>
              <table:table-cell office:value-type="float" office:value="-8.50949604254043">
                <text:p>-8.509496042540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4">
                <text:p>6.4</text:p>
              </table:table-cell>
              <table:table-cell office:value-type="float" office:value="-8.00066071991906">
                <text:p>-8.000660719919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5">
                <text:p>6.5</text:p>
              </table:table-cell>
              <table:table-cell office:value-type="float" office:value="-7.48893169958053">
                <text:p>-7.488931699580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6">
                <text:p>6.6</text:p>
              </table:table-cell>
              <table:table-cell office:value-type="float" office:value="-6.97450282778594">
                <text:p>-6.974502827785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7">
                <text:p>6.7</text:p>
              </table:table-cell>
              <table:table-cell office:value-type="float" office:value="-6.45756719235766">
                <text:p>-6.457567192357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8">
                <text:p>6.8</text:p>
              </table:table-cell>
              <table:table-cell office:value-type="float" office:value="-5.93831715739489">
                <text:p>-5.938317157394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9">
                <text:p>6.9</text:p>
              </table:table-cell>
              <table:table-cell office:value-type="float" office:value="-5.41694440215338">
                <text:p>-5.41694440215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">
                <text:p>7</text:p>
              </table:table-cell>
              <table:table-cell office:value-type="float" office:value="-4.89363996373353">
                <text:p>-4.893639963733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1">
                <text:p>7.1</text:p>
              </table:table-cell>
              <table:table-cell office:value-type="float" office:value="-4.36859428322827">
                <text:p>-4.368594283228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2">
                <text:p>7.2</text:p>
              </table:table-cell>
              <table:table-cell office:value-type="float" office:value="-3.84199725499241">
                <text:p>-3.841997254992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3">
                <text:p>7.3</text:p>
              </table:table-cell>
              <table:table-cell office:value-type="float" office:value="-3.31403827870187">
                <text:p>-3.314038278701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4">
                <text:p>7.4</text:p>
              </table:table-cell>
              <table:table-cell office:value-type="float" office:value="-2.78490631387988">
                <text:p>-2.784906313879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5">
                <text:p>7.5</text:p>
              </table:table-cell>
              <table:table-cell office:value-type="float" office:value="-2.25478993657386">
                <text:p>-2.254789936573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6">
                <text:p>7.6</text:p>
              </table:table-cell>
              <table:table-cell office:value-type="float" office:value="-1.72387739787303">
                <text:p>-1.723877397873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7">
                <text:p>7.7</text:p>
              </table:table-cell>
              <table:table-cell office:value-type="float" office:value="-1.19235668396203">
                <text:p>-1.192356683962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8">
                <text:p>7.8</text:p>
              </table:table-cell>
              <table:table-cell office:value-type="float" office:value="-0.660415577412348">
                <text:p>-0.6604155774123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9">
                <text:p>7.9</text:p>
              </table:table-cell>
              <table:table-cell office:value-type="float" office:value="-0.1282417194144">
                <text:p>-0.12824171941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">
                <text:p>8</text:p>
              </table:table-cell>
              <table:table-cell office:value-type="float" office:value="0.403977327340636">
                <text:p>0.4039773273406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1">
                <text:p>8.1</text:p>
              </table:table-cell>
              <table:table-cell office:value-type="float" office:value="0.936054015420798">
                <text:p>0.9360540154207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2">
                <text:p>8.2</text:p>
              </table:table-cell>
              <table:table-cell office:value-type="float" office:value="1.46780074934343">
                <text:p>1.467800749343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3">
                <text:p>8.3</text:p>
              </table:table-cell>
              <table:table-cell office:value-type="float" office:value="1.99902982248458">
                <text:p>1.999029822484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4">
                <text:p>8.4</text:p>
              </table:table-cell>
              <table:table-cell office:value-type="float" office:value="2.52955335449748">
                <text:p>2.529553354497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5">
                <text:p>8.5</text:p>
              </table:table-cell>
              <table:table-cell office:value-type="float" office:value="3.05918322953115">
                <text:p>3.059183229531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6">
                <text:p>8.6</text:p>
              </table:table-cell>
              <table:table-cell office:value-type="float" office:value="3.5877310355432">
                <text:p>3.58773103554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7">
                <text:p>8.7</text:p>
              </table:table-cell>
              <table:table-cell office:value-type="float" office:value="4.11500800500416">
                <text:p>4.115008005004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8">
                <text:p>8.8</text:p>
              </table:table-cell>
              <table:table-cell office:value-type="float" office:value="4.64082495729552">
                <text:p>4.640824957295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9">
                <text:p>8.9</text:p>
              </table:table-cell>
              <table:table-cell office:value-type="float" office:value="5.16499224310768">
                <text:p>5.164992243107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">
                <text:p>9</text:p>
              </table:table-cell>
              <table:table-cell office:value-type="float" office:value="5.68731969115239">
                <text:p>5.687319691152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1">
                <text:p>9.1</text:p>
              </table:table-cell>
              <table:table-cell office:value-type="float" office:value="6.20761655750778">
                <text:p>6.207616557507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2">
                <text:p>9.2</text:p>
              </table:table-cell>
              <table:table-cell office:value-type="float" office:value="6.72569147792454">
                <text:p>6.725691477924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3">
                <text:p>9.3</text:p>
              </table:table-cell>
              <table:table-cell office:value-type="float" office:value="7.24135242342772">
                <text:p>7.241352423427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4">
                <text:p>9.4</text:p>
              </table:table-cell>
              <table:table-cell office:value-type="float" office:value="7.75440665955765">
                <text:p>7.754406659557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5">
                <text:p>9.5</text:p>
              </table:table-cell>
              <table:table-cell office:value-type="float" office:value="8.26466070960282">
                <text:p>8.264660709602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6">
                <text:p>9.6</text:p>
              </table:table-cell>
              <table:table-cell office:value-type="float" office:value="8.77192032218493">
                <text:p>8.771920322184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7">
                <text:p>9.7</text:p>
              </table:table-cell>
              <table:table-cell office:value-type="float" office:value="9.27599044356713">
                <text:p>9.275990443567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8">
                <text:p>9.8</text:p>
              </table:table-cell>
              <table:table-cell office:value-type="float" office:value="9.77667519506441">
                <text:p>9.776675195064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9">
                <text:p>9.9</text:p>
              </table:table-cell>
              <table:table-cell office:value-type="float" office:value="10.2737778559435">
                <text:p>10.27377785594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">
                <text:p>10</text:p>
              </table:table-cell>
              <table:table-cell office:value-type="float" office:value="10.767100852209">
                <text:p>10.7671008522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1">
                <text:p>10.1</text:p>
              </table:table-cell>
              <table:table-cell office:value-type="float" office:value="11.2564457516789">
                <text:p>11.25644575167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2">
                <text:p>10.2</text:p>
              </table:table-cell>
              <table:table-cell office:value-type="float" office:value="11.7416132657598">
                <text:p>11.74161326575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3">
                <text:p>10.3</text:p>
              </table:table-cell>
              <table:table-cell office:value-type="float" office:value="12.2224032583379">
                <text:p>12.22240325833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4">
                <text:p>10.4</text:p>
              </table:table-cell>
              <table:table-cell office:value-type="float" office:value="12.6986147622056">
                <text:p>12.69861476220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5">
                <text:p>10.5</text:p>
              </table:table-cell>
              <table:table-cell office:value-type="float" office:value="13.1700460034467">
                <text:p>13.17004600344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6">
                <text:p>10.6</text:p>
              </table:table-cell>
              <table:table-cell office:value-type="float" office:value="13.6364944342029">
                <text:p>13.63649443420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7">
                <text:p>10.7</text:p>
              </table:table-cell>
              <table:table-cell office:value-type="float" office:value="14.097756774243">
                <text:p>14.0977567742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8">
                <text:p>10.8</text:p>
              </table:table-cell>
              <table:table-cell office:value-type="float" office:value="14.5536290617527">
                <text:p>14.55362906175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9">
                <text:p>10.9</text:p>
              </table:table-cell>
              <table:table-cell office:value-type="float" office:value="15.0039067137539">
                <text:p>15.00390671375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15.4483845965546">
                <text:p>15.44838459655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1">
                <text:p>11.1</text:p>
              </table:table-cell>
              <table:table-cell office:value-type="float" office:value="15.8868571066131">
                <text:p>15.88685710661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2">
                <text:p>11.2</text:p>
              </table:table-cell>
              <table:table-cell office:value-type="float" office:value="16.3191182621862">
                <text:p>16.31911826218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3">
                <text:p>11.3</text:p>
              </table:table-cell>
              <table:table-cell office:value-type="float" office:value="16.7449618061046">
                <text:p>16.74496180610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4">
                <text:p>11.4</text:p>
              </table:table-cell>
              <table:table-cell office:value-type="float" office:value="17.1641813199958">
                <text:p>17.16418131999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5">
                <text:p>11.5</text:p>
              </table:table-cell>
              <table:table-cell office:value-type="float" office:value="17.5765703502409">
                <text:p>17.57657035024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6">
                <text:p>11.6</text:p>
              </table:table-cell>
              <table:table-cell office:value-type="float" office:value="17.9819225459144">
                <text:p>17.98192254591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7">
                <text:p>11.7</text:p>
              </table:table-cell>
              <table:table-cell office:value-type="float" office:value="18.3800318089158">
                <text:p>18.38003180891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8">
                <text:p>11.8</text:p>
              </table:table-cell>
              <table:table-cell office:value-type="float" office:value="18.7706924564514">
                <text:p>18.77069245645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9">
                <text:p>11.9</text:p>
              </table:table-cell>
              <table:table-cell office:value-type="float" office:value="19.1536993959736">
                <text:p>19.15369939597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">
                <text:p>12</text:p>
              </table:table-cell>
              <table:table-cell office:value-type="float" office:value="19.5288483126211">
                <text:p>19.52884831262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1">
                <text:p>12.1</text:p>
              </table:table-cell>
              <table:table-cell office:value-type="float" office:value="19.8959358691434">
                <text:p>19.89593586914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2">
                <text:p>12.2</text:p>
              </table:table-cell>
              <table:table-cell office:value-type="float" office:value="20.2547599182155">
                <text:p>20.25475991821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3">
                <text:p>12.3</text:p>
              </table:table-cell>
              <table:table-cell office:value-type="float" office:value="20.6051197269757">
                <text:p>20.60511972697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4">
                <text:p>12.4</text:p>
              </table:table-cell>
              <table:table-cell office:value-type="float" office:value="20.9468162135345">
                <text:p>20.94681621353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5">
                <text:p>12.5</text:p>
              </table:table-cell>
              <table:table-cell office:value-type="float" office:value="21.2796521951132">
                <text:p>21.27965219511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6">
                <text:p>12.6</text:p>
              </table:table-cell>
              <table:table-cell office:value-type="float" office:value="21.6034326473821">
                <text:p>21.60343264738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7">
                <text:p>12.7</text:p>
              </table:table-cell>
              <table:table-cell office:value-type="float" office:value="21.9179649744653">
                <text:p>21.91796497446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8">
                <text:p>12.8</text:p>
              </table:table-cell>
              <table:table-cell office:value-type="float" office:value="22.2230592889833">
                <text:p>22.22305928898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.9">
                <text:p>12.9</text:p>
              </table:table-cell>
              <table:table-cell office:value-type="float" office:value="22.5185287013985">
                <text:p>22.51852870139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">
                <text:p>13</text:p>
              </table:table-cell>
              <table:table-cell office:value-type="float" office:value="22.8041896178244">
                <text:p>22.80418961782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1">
                <text:p>13.1</text:p>
              </table:table-cell>
              <table:table-cell office:value-type="float" office:value="23.0798620453533">
                <text:p>23.07986204535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2">
                <text:p>13.2</text:p>
              </table:table-cell>
              <table:table-cell office:value-type="float" office:value="23.3453699038516">
                <text:p>23.34536990385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3">
                <text:p>13.3</text:p>
              </table:table-cell>
              <table:table-cell office:value-type="float" office:value="23.6005413430694">
                <text:p>23.60054134306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4">
                <text:p>13.4</text:p>
              </table:table-cell>
              <table:table-cell office:value-type="float" office:value="23.8452090638085">
                <text:p>23.84520906380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5">
                <text:p>13.5</text:p>
              </table:table-cell>
              <table:table-cell office:value-type="float" office:value="24.0792106417996">
                <text:p>24.07921064179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6">
                <text:p>13.6</text:p>
              </table:table-cell>
              <table:table-cell office:value-type="float" office:value="24.3023888528468">
                <text:p>24.30238885284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7">
                <text:p>13.7</text:p>
              </table:table-cell>
              <table:table-cell office:value-type="float" office:value="24.5145919977183">
                <text:p>24.51459199771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8">
                <text:p>13.8</text:p>
              </table:table-cell>
              <table:table-cell office:value-type="float" office:value="24.7156742251872">
                <text:p>24.71567422518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.9">
                <text:p>13.9</text:p>
              </table:table-cell>
              <table:table-cell office:value-type="float" office:value="24.9054958515649">
                <text:p>24.90549585156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">
                <text:p>14</text:p>
              </table:table-cell>
              <table:table-cell office:value-type="float" office:value="25.0839236750202">
                <text:p>25.08392367502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1">
                <text:p>14.1</text:p>
              </table:table-cell>
              <table:table-cell office:value-type="float" office:value="25.2508312829395">
                <text:p>25.25083128293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2">
                <text:p>14.2</text:p>
              </table:table-cell>
              <table:table-cell office:value-type="float" office:value="25.4060993505625">
                <text:p>25.40609935056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3">
                <text:p>14.3</text:p>
              </table:table-cell>
              <table:table-cell office:value-type="float" office:value="25.5496159291246">
                <text:p>25.54961592912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4">
                <text:p>14.4</text:p>
              </table:table-cell>
              <table:table-cell office:value-type="float" office:value="25.6812767217428">
                <text:p>25.68127672174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5">
                <text:p>14.5</text:p>
              </table:table-cell>
              <table:table-cell office:value-type="float" office:value="25.8009853453185">
                <text:p>25.80098534531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6">
                <text:p>14.6</text:p>
              </table:table-cell>
              <table:table-cell office:value-type="float" office:value="25.9086535767692">
                <text:p>25.90865357676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7">
                <text:p>14.7</text:p>
              </table:table-cell>
              <table:table-cell office:value-type="float" office:value="26.0042015819736">
                <text:p>26.00420158197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8">
                <text:p>14.8</text:p>
              </table:table-cell>
              <table:table-cell office:value-type="float" office:value="26.0875581258923">
                <text:p>26.08755812589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.9">
                <text:p>14.9</text:p>
              </table:table-cell>
              <table:table-cell office:value-type="float" office:value="26.1586607624298">
                <text:p>26.15866076242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">
                <text:p>15</text:p>
              </table:table-cell>
              <table:table-cell office:value-type="float" office:value="26.2174560027193">
                <text:p>26.21745600271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1">
                <text:p>15.1</text:p>
              </table:table-cell>
              <table:table-cell office:value-type="float" office:value="26.2638994606472">
                <text:p>26.26389946064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2">
                <text:p>15.2</text:p>
              </table:table-cell>
              <table:table-cell office:value-type="float" office:value="26.2979559745795">
                <text:p>26.29795597457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3">
                <text:p>15.3</text:p>
              </table:table-cell>
              <table:table-cell office:value-type="float" office:value="26.3195997044161">
                <text:p>26.31959970441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4">
                <text:p>15.4</text:p>
              </table:table-cell>
              <table:table-cell office:value-type="float" office:value="26.3288142032674">
                <text:p>26.32881420326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5">
                <text:p>15.5</text:p>
              </table:table-cell>
              <table:table-cell office:value-type="float" office:value="26.3255924632321">
                <text:p>26.32559246323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6">
                <text:p>15.6</text:p>
              </table:table-cell>
              <table:table-cell office:value-type="float" office:value="26.3099369349393">
                <text:p>26.30993693493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7">
                <text:p>15.7</text:p>
              </table:table-cell>
              <table:table-cell office:value-type="float" office:value="26.2818595207121">
                <text:p>26.28185952071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8">
                <text:p>15.8</text:p>
              </table:table-cell>
              <table:table-cell office:value-type="float" office:value="26.2413815414029">
                <text:p>26.24138154140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.9">
                <text:p>15.9</text:p>
              </table:table-cell>
              <table:table-cell office:value-type="float" office:value="26.1885336771436">
                <text:p>26.18853367714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">
                <text:p>16</text:p>
              </table:table-cell>
              <table:table-cell office:value-type="float" office:value="26.1233558824441">
                <text:p>26.12335588244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1">
                <text:p>16.1</text:p>
              </table:table-cell>
              <table:table-cell office:value-type="float" office:value="26.0458972762563">
                <text:p>26.04589727625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2">
                <text:p>16.2</text:p>
              </table:table-cell>
              <table:table-cell office:value-type="float" office:value="25.9562160077982">
                <text:p>25.95621600779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3">
                <text:p>16.3</text:p>
              </table:table-cell>
              <table:table-cell office:value-type="float" office:value="25.8543790990988">
                <text:p>25.85437909909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4">
                <text:p>16.4</text:p>
              </table:table-cell>
              <table:table-cell office:value-type="float" office:value="25.7404622653766">
                <text:p>25.74046226537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5">
                <text:p>16.5</text:p>
              </table:table-cell>
              <table:table-cell office:value-type="float" office:value="25.6145497145101">
                <text:p>25.61454971451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6">
                <text:p>16.6</text:p>
              </table:table-cell>
              <table:table-cell office:value-type="float" office:value="25.4767339269783">
                <text:p>25.47673392697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7">
                <text:p>16.7</text:p>
              </table:table-cell>
              <table:table-cell office:value-type="float" office:value="25.3271154177616">
                <text:p>25.32711541776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8">
                <text:p>16.8</text:p>
              </table:table-cell>
              <table:table-cell office:value-type="float" office:value="25.1658024817845">
                <text:p>25.16580248178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.9">
                <text:p>16.9</text:p>
              </table:table-cell>
              <table:table-cell office:value-type="float" office:value="24.9929109245547">
                <text:p>24.99291092455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">
                <text:p>17</text:p>
              </table:table-cell>
              <table:table-cell office:value-type="float" office:value="24.8085637797087">
                <text:p>24.80856377970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1">
                <text:p>17.1</text:p>
              </table:table-cell>
              <table:table-cell office:value-type="float" office:value="24.6128910152123">
                <text:p>24.61289101521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2">
                <text:p>17.2</text:p>
              </table:table-cell>
              <table:table-cell office:value-type="float" office:value="24.4060292299833">
                <text:p>24.40602922998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3">
                <text:p>17.3</text:p>
              </table:table-cell>
              <table:table-cell office:value-type="float" office:value="24.1881213427067">
                <text:p>24.18812134270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4">
                <text:p>17.4</text:p>
              </table:table-cell>
              <table:table-cell office:value-type="float" office:value="23.9593162745985">
                <text:p>23.95931627459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5">
                <text:p>17.5</text:p>
              </table:table-cell>
              <table:table-cell office:value-type="float" office:value="23.7197686278443">
                <text:p>23.71976862784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6">
                <text:p>17.6</text:p>
              </table:table-cell>
              <table:table-cell office:value-type="float" office:value="23.4696383613977">
                <text:p>23.469638361397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7">
                <text:p>17.7</text:p>
              </table:table-cell>
              <table:table-cell office:value-type="float" office:value="23.2090904657625">
                <text:p>23.20909046576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8">
                <text:p>17.8</text:p>
              </table:table-cell>
              <table:table-cell office:value-type="float" office:value="22.9382946383199">
                <text:p>22.93829463831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.9">
                <text:p>17.9</text:p>
              </table:table-cell>
              <table:table-cell office:value-type="float" office:value="22.6574249606809">
                <text:p>22.65742496068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">
                <text:p>18</text:p>
              </table:table-cell>
              <table:table-cell office:value-type="float" office:value="22.3666595794581">
                <text:p>22.36665957945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1">
                <text:p>18.1</text:p>
              </table:table-cell>
              <table:table-cell office:value-type="float" office:value="22.0661803917593">
                <text:p>22.06618039175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2">
                <text:p>18.2</text:p>
              </table:table-cell>
              <table:table-cell office:value-type="float" office:value="21.7561727366049">
                <text:p>21.75617273660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3">
                <text:p>18.3</text:p>
              </table:table-cell>
              <table:table-cell office:value-type="float" office:value="21.4368250933713">
                <text:p>21.43682509337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4">
                <text:p>18.4</text:p>
              </table:table-cell>
              <table:table-cell office:value-type="float" office:value="21.1083287882559">
                <text:p>21.10832878825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5">
                <text:p>18.5</text:p>
              </table:table-cell>
              <table:table-cell office:value-type="float" office:value="20.7708777096524">
                <text:p>20.77087770965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6">
                <text:p>18.6</text:p>
              </table:table-cell>
              <table:table-cell office:value-type="float" office:value="20.4246680332243">
                <text:p>20.42466803322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7">
                <text:p>18.7</text:p>
              </table:table-cell>
              <table:table-cell office:value-type="float" office:value="20.0698979573541">
                <text:p>20.06989795735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8">
                <text:p>18.8</text:p>
              </table:table-cell>
              <table:table-cell office:value-type="float" office:value="19.7067674495475">
                <text:p>19.70676744954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.9">
                <text:p>18.9</text:p>
              </table:table-cell>
              <table:table-cell office:value-type="float" office:value="19.3354780042721">
                <text:p>19.33547800427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">
                <text:p>19</text:p>
              </table:table-cell>
              <table:table-cell office:value-type="float" office:value="18.9562324126138">
                <text:p>18.95623241261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1">
                <text:p>19.1</text:p>
              </table:table-cell>
              <table:table-cell office:value-type="float" office:value="18.569234544046">
                <text:p>18.56923454404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2">
                <text:p>19.2</text:p>
              </table:table-cell>
              <table:table-cell office:value-type="float" office:value="18.1746891405182">
                <text:p>18.17468914051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3">
                <text:p>19.3</text:p>
              </table:table-cell>
              <table:table-cell office:value-type="float" office:value="17.7728016229923">
                <text:p>17.77280162299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4">
                <text:p>19.4</text:p>
              </table:table-cell>
              <table:table-cell office:value-type="float" office:value="17.3637779104818">
                <text:p>17.36377791048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5">
                <text:p>19.5</text:p>
              </table:table-cell>
              <table:table-cell office:value-type="float" office:value="16.9478242515753">
                <text:p>16.94782425157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6">
                <text:p>19.6</text:p>
              </table:table-cell>
              <table:table-cell office:value-type="float" office:value="16.5251470683711">
                <text:p>16.52514706837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7">
                <text:p>19.7</text:p>
              </table:table-cell>
              <table:table-cell office:value-type="float" office:value="16.0959528126845">
                <text:p>16.09595281268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8">
                <text:p>19.8</text:p>
              </table:table-cell>
              <table:table-cell office:value-type="float" office:value="15.6604478343452">
                <text:p>15.66044783434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.9">
                <text:p>19.9</text:p>
              </table:table-cell>
              <table:table-cell office:value-type="float" office:value="15.218838261354">
                <text:p>15.2188382613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">
                <text:p>20</text:p>
              </table:table-cell>
              <table:table-cell office:value-type="float" office:value="14.771329891628">
                <text:p>14.7713298916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1">
                <text:p>20.1</text:p>
              </table:table-cell>
              <table:table-cell office:value-type="float" office:value="14.3181280960322">
                <text:p>14.31812809603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2">
                <text:p>20.2</text:p>
              </table:table-cell>
              <table:table-cell office:value-type="float" office:value="13.859437732363">
                <text:p>13.85943773236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3">
                <text:p>20.3</text:p>
              </table:table-cell>
              <table:table-cell office:value-type="float" office:value="13.3954630699267">
                <text:p>13.39546306992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3c58a8f3a960df8bc8fd77b461821e42c061c5f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